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.997cm" svg:height="9.004cm" svg:x="16.079cm" svg:y="6.082cm">
            <draw:object draw:notify-on-update-of-ranges="Planilha1.A1:Planilha1.A1 Planilha1.A2:Planilha1.A500 Planilha1.B1:Planilha1.B1 Planilha1.B2:Planilha1.B500 Planilha1.A2:Planilha1.A500 Planilha1.H2:Planilha1.H500 Planilha1.A1:Planilha1.A1 Planilha1.A2:Planilha1.A500 Planilha1.C1:Planilha1.C1 Planilha1.C2:Planilha1.C5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Hsim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SST</text:p>
          </table:table-cell>
          <table:table-cell/>
          <table:table-cell office:value-type="string" calcext:value-type="string">
            <text:p>SSR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.0000</text:p>
          </table:table-cell>
          <table:table-cell table:formula="of:=-2/PI()*COS(PI()*[.A2])+2/PI()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formula="of:=([.B2]-[.C2])^2" office:value-type="float" office:value="0" calcext:value-type="float">
            <text:p>0.0000</text:p>
          </table:table-cell>
          <table:table-cell table:formula="of:=([.B2]-[.$H$3])^2" office:value-type="float" office:value="0.403665216770002" calcext:value-type="float">
            <text:p>0.4037</text:p>
          </table:table-cell>
          <table:table-cell office:value-type="float" office:value="0" calcext:value-type="float">
            <text:p>0.0000</text:p>
          </table:table-cell>
          <table:table-cell table:formula="of:=([.B2]-[.F2])^2" office:value-type="float" office:value="0" calcext:value-type="float">
            <text:p>0.0000</text:p>
          </table:table-cell>
          <table:table-cell/>
          <table:table-cell office:value-type="string" calcext:value-type="string">
            <text:p>SSR</text:p>
          </table:table-cell>
          <table:table-cell table:formula="of:=SUM([.D2:.D501])" office:value-type="float" office:value="0.024983743171838" calcext:value-type="float">
            <text:p>0.0250</text:p>
          </table:table-cell>
          <table:table-cell/>
          <table:table-cell office:value-type="string" calcext:value-type="string">
            <text:p>1-SSR/SST</text:p>
          </table:table-cell>
          <table:table-cell table:formula="of:=1-[.J2]/[.J3]" office:value-type="float" office:value="0.999753418365783" calcext:value-type="float">
            <text:p>0.9998</text:p>
          </table:table-cell>
          <table:table-cell table:number-columns-repeated="1009"/>
        </table:table-row>
        <table:table-row table:style-name="ro1">
          <table:table-cell table:formula="of:=[.A2]+0.01" office:value-type="float" office:value="0.01" calcext:value-type="float">
            <text:p>0.0100</text:p>
          </table:table-cell>
          <table:table-cell table:formula="of:=-2/PI()*COS(PI()*[.A3])+2/PI()" office:value-type="float" office:value="0.00031413342764508" calcext:value-type="float">
            <text:p>0.0003</text:p>
          </table:table-cell>
          <table:table-cell office:value-type="float" office:value="0.00063" calcext:value-type="float">
            <text:p>0.0006</text:p>
          </table:table-cell>
          <table:table-cell table:formula="of:=([.B3]-[.C3])^2" office:value-type="float" office:value="0.0000000997716915312458" calcext:value-type="float">
            <text:p>0.0000</text:p>
          </table:table-cell>
          <table:table-cell table:formula="of:=([.B3]-[.$H$3])^2" office:value-type="float" office:value="0.403266148281616" calcext:value-type="float">
            <text:p>0.4033</text:p>
          </table:table-cell>
          <table:table-cell office:value-type="float" office:value="0.000618" calcext:value-type="float">
            <text:p>0.0006</text:p>
          </table:table-cell>
          <table:table-cell table:formula="of:=([.B3]-[.F3])^2" office:value-type="float" office:value="0.0000000923348937947277" calcext:value-type="float">
            <text:p>0.0000</text:p>
          </table:table-cell>
          <table:table-cell table:formula="of:=AVERAGE([.B2:.B501])" office:value-type="float" office:value="0.635346532822839" calcext:value-type="float">
            <text:p>0.6353</text:p>
          </table:table-cell>
          <table:table-cell office:value-type="string" calcext:value-type="string">
            <text:p>SST</text:p>
          </table:table-cell>
          <table:table-cell table:formula="of:=SUM([.E2:.E501])" office:value-type="float" office:value="101.320373072867" calcext:value-type="float">
            <text:p>101.3204</text:p>
          </table:table-cell>
          <table:table-cell table:number-columns-repeated="2"/>
          <table:table-cell table:formula="of:=1-[.J4]/[.J3]" office:value-type="float" office:value="0.999622434637832" calcext:value-type="float">
            <text:p>0.9996</text:p>
          </table:table-cell>
          <table:table-cell table:number-columns-repeated="1009"/>
        </table:table-row>
        <table:table-row table:style-name="ro1">
          <table:table-cell table:formula="of:=[.A3]+0.01" office:value-type="float" office:value="0.02" calcext:value-type="float">
            <text:p>0.0200</text:p>
          </table:table-cell>
          <table:table-cell table:formula="of:=-2/PI()*COS(PI()*[.A4])+2/PI()" office:value-type="float" office:value="0.00125622369881317" calcext:value-type="float">
            <text:p>0.0013</text:p>
          </table:table-cell>
          <table:table-cell office:value-type="float" office:value="0.00189" calcext:value-type="float">
            <text:p>0.0019</text:p>
          </table:table-cell>
          <table:table-cell table:formula="of:=([.B4]-[.C4])^2" office:value-type="float" office:value="0.000000401672399946054" calcext:value-type="float">
            <text:p>0.0000</text:p>
          </table:table-cell>
          <table:table-cell table:formula="of:=([.B4]-[.$H$3])^2" office:value-type="float" office:value="0.402070520125002" calcext:value-type="float">
            <text:p>0.4021</text:p>
          </table:table-cell>
          <table:table-cell office:value-type="float" office:value="0.001854" calcext:value-type="float">
            <text:p>0.0019</text:p>
          </table:table-cell>
          <table:table-cell table:formula="of:=([.B4]-[.F4])^2" office:value-type="float" office:value="0.000000357336506260602" calcext:value-type="float">
            <text:p>0.0000</text:p>
          </table:table-cell>
          <table:table-cell/>
          <table:table-cell office:value-type="string" calcext:value-type="string">
            <text:p>SSR2</text:p>
          </table:table-cell>
          <table:table-cell table:formula="of:=SUM([.G2:.G501])" office:value-type="float" office:value="0.0382550633542267" calcext:value-type="float">
            <text:p>0.0383</text:p>
          </table:table-cell>
          <table:table-cell table:number-columns-repeated="1012"/>
        </table:table-row>
        <table:table-row table:style-name="ro1">
          <table:table-cell table:formula="of:=[.A4]+0.01" office:value-type="float" office:value="0.03" calcext:value-type="float">
            <text:p>0.0300</text:p>
          </table:table-cell>
          <table:table-cell table:formula="of:=-2/PI()*COS(PI()*[.A5])+2/PI()" office:value-type="float" office:value="0.00282534108414645" calcext:value-type="float">
            <text:p>0.0028</text:p>
          </table:table-cell>
          <table:table-cell office:value-type="float" office:value="0.00377" calcext:value-type="float">
            <text:p>0.0038</text:p>
          </table:table-cell>
          <table:table-cell table:formula="of:=([.B5]-[.C5])^2" office:value-type="float" office:value="0.000000892380467301607" calcext:value-type="float">
            <text:p>0.0000</text:p>
          </table:table-cell>
          <table:table-cell table:formula="of:=([.B5]-[.$H$3])^2" office:value-type="float" office:value="0.400083057998535" calcext:value-type="float">
            <text:p>0.4001</text:p>
          </table:table-cell>
          <table:table-cell office:value-type="float" office:value="0.003708" calcext:value-type="float">
            <text:p>0.0037</text:p>
          </table:table-cell>
          <table:table-cell table:formula="of:=([.B5]-[.F5])^2" office:value-type="float" office:value="0.000000779086761735767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5]+0.01" office:value-type="float" office:value="0.04" calcext:value-type="float">
            <text:p>0.0400</text:p>
          </table:table-cell>
          <table:table-cell table:formula="of:=-2/PI()*COS(PI()*[.A6])+2/PI()" office:value-type="float" office:value="0.00501993705422743" calcext:value-type="float">
            <text:p>0.0050</text:p>
          </table:table-cell>
          <table:table-cell office:value-type="float" office:value="0.00628" calcext:value-type="float">
            <text:p>0.0063</text:p>
          </table:table-cell>
          <table:table-cell table:formula="of:=([.B6]-[.C6])^2" office:value-type="float" office:value="0.00000158775862730905" calcext:value-type="float">
            <text:p>0.0000</text:p>
          </table:table-cell>
          <table:table-cell table:formula="of:=([.B6]-[.$H$3])^2" office:value-type="float" office:value="0.397311617333246" calcext:value-type="float">
            <text:p>0.3973</text:p>
          </table:table-cell>
          <table:table-cell office:value-type="float" office:value="0.00618" calcext:value-type="float">
            <text:p>0.0062</text:p>
          </table:table-cell>
          <table:table-cell table:formula="of:=([.B6]-[.F6])^2" office:value-type="float" office:value="0.00000134574603815453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6]+0.01" office:value-type="float" office:value="0.05" calcext:value-type="float">
            <text:p>0.0500</text:p>
          </table:table-cell>
          <table:table-cell table:formula="of:=-2/PI()*COS(PI()*[.A7])+2/PI()" office:value-type="float" office:value="0.00783784580779057" calcext:value-type="float">
            <text:p>0.0078</text:p>
          </table:table-cell>
          <table:table-cell office:value-type="float" office:value="0.00941" calcext:value-type="float">
            <text:p>0.0094</text:p>
          </table:table-cell>
          <table:table-cell table:formula="of:=([.B7]-[.C7])^2" office:value-type="float" office:value="0.0000024716688040817" calcext:value-type="float">
            <text:p>0.0000</text:p>
          </table:table-cell>
          <table:table-cell table:formula="of:=([.B7]-[.$H$3])^2" office:value-type="float" office:value="0.393767152279349" calcext:value-type="float">
            <text:p>0.3938</text:p>
          </table:table-cell>
          <table:table-cell office:value-type="float" office:value="0.00927" calcext:value-type="float">
            <text:p>0.0093</text:p>
          </table:table-cell>
          <table:table-cell table:formula="of:=([.B7]-[.F7])^2" office:value-type="float" office:value="0.00000205106563026306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7]+0.01" office:value-type="float" office:value="0.06" calcext:value-type="float">
            <text:p>0.0600</text:p>
          </table:table-cell>
          <table:table-cell table:formula="of:=-2/PI()*COS(PI()*[.A8])+2/PI()" office:value-type="float" office:value="0.0112762864091063" calcext:value-type="float">
            <text:p>0.0113</text:p>
          </table:table-cell>
          <table:table-cell office:value-type="float" office:value="0.01316" calcext:value-type="float">
            <text:p>0.0132</text:p>
          </table:table-cell>
          <table:table-cell table:formula="of:=([.B8]-[.C8])^2" office:value-type="float" office:value="0.00000354837689251775" calcext:value-type="float">
            <text:p>0.0000</text:p>
          </table:table-cell>
          <table:table-cell table:formula="of:=([.B8]-[.$H$3])^2" office:value-type="float" office:value="0.389463672458896" calcext:value-type="float">
            <text:p>0.3895</text:p>
          </table:table-cell>
          <table:table-cell office:value-type="float" office:value="0.01298" calcext:value-type="float">
            <text:p>0.0130</text:p>
          </table:table-cell>
          <table:table-cell table:formula="of:=([.B8]-[.F8])^2" office:value-type="float" office:value="0.000002902639999796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8]+0.01" office:value-type="float" office:value="0.07" calcext:value-type="float">
            <text:p>0.0700</text:p>
          </table:table-cell>
          <table:table-cell table:formula="of:=-2/PI()*COS(PI()*[.A9])+2/PI()" office:value-type="float" office:value="0.0153318655324289" calcext:value-type="float">
            <text:p>0.0153</text:p>
          </table:table-cell>
          <table:table-cell office:value-type="float" office:value="0.01752" calcext:value-type="float">
            <text:p>0.0175</text:p>
          </table:table-cell>
          <table:table-cell table:formula="of:=([.B9]-[.C9])^2" office:value-type="float" office:value="0.00000478793244817252" calcext:value-type="float">
            <text:p>0.0000</text:p>
          </table:table-cell>
          <table:table-cell table:formula="of:=([.B9]-[.$H$3])^2" office:value-type="float" office:value="0.384418187655237" calcext:value-type="float">
            <text:p>0.3844</text:p>
          </table:table-cell>
          <table:table-cell office:value-type="float" office:value="0.0173" calcext:value-type="float">
            <text:p>0.0173</text:p>
          </table:table-cell>
          <table:table-cell table:formula="of:=([.B9]-[.F9])^2" office:value-type="float" office:value="0.00000387355328244124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9]+0.01" office:value-type="float" office:value="0.08" calcext:value-type="float">
            <text:p>0.0800</text:p>
          </table:table-cell>
          <table:table-cell table:formula="of:=-2/PI()*COS(PI()*[.A10])+2/PI()" office:value-type="float" office:value="0.0200005808107999" calcext:value-type="float">
            <text:p>0.0200</text:p>
          </table:table-cell>
          <table:table-cell office:value-type="float" office:value="0.02249" calcext:value-type="float">
            <text:p>0.0225</text:p>
          </table:table-cell>
          <table:table-cell table:formula="of:=([.B10]-[.C10])^2" office:value-type="float" office:value="0.00000619720789955761" calcext:value-type="float">
            <text:p>0.0000</text:p>
          </table:table-cell>
          <table:table-cell table:formula="of:=([.B10]-[.$H$3])^2" office:value-type="float" office:value="0.378650640657602" calcext:value-type="float">
            <text:p>0.3787</text:p>
          </table:table-cell>
          <table:table-cell office:value-type="float" office:value="0.02225" calcext:value-type="float">
            <text:p>0.0223</text:p>
          </table:table-cell>
          <table:table-cell table:formula="of:=([.B10]-[.F10])^2" office:value-type="float" office:value="0.00000505988668874157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10]+0.01" office:value-type="float" office:value="0.09" calcext:value-type="float">
            <text:p>0.0900</text:p>
          </table:table-cell>
          <table:table-cell table:formula="of:=-2/PI()*COS(PI()*[.A11])+2/PI()" office:value-type="float" office:value="0.0252778247859001" calcext:value-type="float">
            <text:p>0.0253</text:p>
          </table:table-cell>
          <table:table-cell office:value-type="float" office:value="0.02807" calcext:value-type="float">
            <text:p>0.0281</text:p>
          </table:table-cell>
          <table:table-cell table:formula="of:=([.B11]-[.C11])^2" office:value-type="float" office:value="0.00000779624242623368" calcext:value-type="float">
            <text:p>0.0000</text:p>
          </table:table-cell>
          <table:table-cell table:formula="of:=([.B11]-[.$H$3])^2" office:value-type="float" office:value="0.372183828525859" calcext:value-type="float">
            <text:p>0.3722</text:p>
          </table:table-cell>
          <table:table-cell office:value-type="float" office:value="0.02781" calcext:value-type="float">
            <text:p>0.0278</text:p>
          </table:table-cell>
          <table:table-cell table:formula="of:=([.B11]-[.F11])^2" office:value-type="float" office:value="0.00000641191131490174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11]+0.01" office:value-type="float" office:value="0.1" calcext:value-type="float">
            <text:p>0.1000</text:p>
          </table:table-cell>
          <table:table-cell table:formula="of:=-2/PI()*COS(PI()*[.A12])+2/PI()" office:value-type="float" office:value="0.0311583894550558" calcext:value-type="float">
            <text:p>0.0312</text:p>
          </table:table-cell>
          <table:table-cell office:value-type="float" office:value="0.03425" calcext:value-type="float">
            <text:p>0.0343</text:p>
          </table:table-cell>
          <table:table-cell table:formula="of:=([.B12]-[.C12])^2" office:value-type="float" office:value="0.00000955805576161028" calcext:value-type="float">
            <text:p>0.0000</text:p>
          </table:table-cell>
          <table:table-cell table:formula="of:=([.B12]-[.$H$3])^2" office:value-type="float" office:value="0.365043312586208" calcext:value-type="float">
            <text:p>0.3650</text:p>
          </table:table-cell>
          <table:table-cell office:value-type="float" office:value="0.03399" calcext:value-type="float">
            <text:p>0.0340</text:p>
          </table:table-cell>
          <table:table-cell table:formula="of:=([.B12]-[.F12])^2" office:value-type="float" office:value="0.0000080180182782393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12]+0.01" office:value-type="float" office:value="0.11" calcext:value-type="float">
            <text:p>0.1100</text:p>
          </table:table-cell>
          <table:table-cell table:formula="of:=-2/PI()*COS(PI()*[.A13])+2/PI()" office:value-type="float" office:value="0.0376364714109074" calcext:value-type="float">
            <text:p>0.0376</text:p>
          </table:table-cell>
          <table:table-cell office:value-type="float" office:value="0.04102" calcext:value-type="float">
            <text:p>0.0410</text:p>
          </table:table-cell>
          <table:table-cell table:formula="of:=([.B13]-[.C13])^2" office:value-type="float" office:value="0.0000114482657132068" calcext:value-type="float">
            <text:p>0.0000</text:p>
          </table:table-cell>
          <table:table-cell table:formula="of:=([.B13]-[.$H$3])^2" office:value-type="float" office:value="0.357257317513054" calcext:value-type="float">
            <text:p>0.3573</text:p>
          </table:table-cell>
          <table:table-cell office:value-type="float" office:value="0.04073" calcext:value-type="float">
            <text:p>0.0407</text:p>
          </table:table-cell>
          <table:table-cell table:formula="of:=([.B13]-[.F13])^2" office:value-type="float" office:value="0.00000956991913153312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13]+0.01" office:value-type="float" office:value="0.12" calcext:value-type="float">
            <text:p>0.1200</text:p>
          </table:table-cell>
          <table:table-cell table:formula="of:=-2/PI()*COS(PI()*[.A14])+2/PI()" office:value-type="float" office:value="0.0447056775686729" calcext:value-type="float">
            <text:p>0.0447</text:p>
          </table:table-cell>
          <table:table-cell office:value-type="float" office:value="0.04838" calcext:value-type="float">
            <text:p>0.0484</text:p>
          </table:table-cell>
          <table:table-cell table:formula="of:=([.B14]-[.C14])^2" office:value-type="float" office:value="0.0000135006453293532" calcext:value-type="float">
            <text:p>0.0000</text:p>
          </table:table-cell>
          <table:table-cell table:formula="of:=([.B14]-[.$H$3])^2" office:value-type="float" office:value="0.348856619895372" calcext:value-type="float">
            <text:p>0.3489</text:p>
          </table:table-cell>
          <table:table-cell office:value-type="float" office:value="0.04802" calcext:value-type="float">
            <text:p>0.0480</text:p>
          </table:table-cell>
          <table:table-cell table:formula="of:=([.B14]-[.F14])^2" office:value-type="float" office:value="0.0000109847331787977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14]+0.01" office:value-type="float" office:value="0.13" calcext:value-type="float">
            <text:p>0.1300</text:p>
          </table:table-cell>
          <table:table-cell table:formula="of:=-2/PI()*COS(PI()*[.A15])+2/PI()" office:value-type="float" office:value="0.0523590314753505" calcext:value-type="float">
            <text:p>0.0524</text:p>
          </table:table-cell>
          <table:table-cell office:value-type="float" office:value="0.05632" calcext:value-type="float">
            <text:p>0.0563</text:p>
          </table:table-cell>
          <table:table-cell table:formula="of:=([.B15]-[.C15])^2" office:value-type="float" office:value="0.0000156892716532641" calcext:value-type="float">
            <text:p>0.0000</text:p>
          </table:table-cell>
          <table:table-cell table:formula="of:=([.B15]-[.$H$3])^2" office:value-type="float" office:value="0.339874426727387" calcext:value-type="float">
            <text:p>0.3399</text:p>
          </table:table-cell>
          <table:table-cell office:value-type="float" office:value="0.05588" calcext:value-type="float">
            <text:p>0.0559</text:p>
          </table:table-cell>
          <table:table-cell table:formula="of:=([.B15]-[.F15])^2" office:value-type="float" office:value="0.0000123972193515726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15]+0.01" office:value-type="float" office:value="0.14" calcext:value-type="float">
            <text:p>0.1400</text:p>
          </table:table-cell>
          <table:table-cell table:formula="of:=-2/PI()*COS(PI()*[.A16])+2/PI()" office:value-type="float" office:value="0.0605889801946344" calcext:value-type="float">
            <text:p>0.0606</text:p>
          </table:table-cell>
          <table:table-cell office:value-type="float" office:value="0.06484" calcext:value-type="float">
            <text:p>0.0648</text:p>
          </table:table-cell>
          <table:table-cell table:formula="of:=([.B16]-[.C16])^2" office:value-type="float" office:value="0.0000180711693856103" calcext:value-type="float">
            <text:p>0.0000</text:p>
          </table:table-cell>
          <table:table-cell table:formula="of:=([.B16]-[.$H$3])^2" office:value-type="float" office:value="0.330346244303163" calcext:value-type="float">
            <text:p>0.3303</text:p>
          </table:table-cell>
          <table:table-cell office:value-type="float" office:value="0.06429" calcext:value-type="float">
            <text:p>0.0643</text:p>
          </table:table-cell>
          <table:table-cell table:formula="of:=([.B16]-[.F16])^2" office:value-type="float" office:value="0.0000136975475997082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16]+0.01" office:value-type="float" office:value="0.15" calcext:value-type="float">
            <text:p>0.1500</text:p>
          </table:table-cell>
          <table:table-cell table:formula="of:=-2/PI()*COS(PI()*[.A17])+2/PI()" office:value-type="float" office:value="0.0693874017607528" calcext:value-type="float">
            <text:p>0.0694</text:p>
          </table:table-cell>
          <table:table-cell office:value-type="float" office:value="0.07392" calcext:value-type="float">
            <text:p>0.0739</text:p>
          </table:table-cell>
          <table:table-cell table:formula="of:=([.B17]-[.C17])^2" office:value-type="float" office:value="0.0000205444467984272" calcext:value-type="float">
            <text:p>0.0000</text:p>
          </table:table-cell>
          <table:table-cell table:formula="of:=([.B17]-[.$H$3])^2" office:value-type="float" office:value="0.320309738032551" calcext:value-type="float">
            <text:p>0.3203</text:p>
          </table:table-cell>
          <table:table-cell office:value-type="float" office:value="0.07326" calcext:value-type="float">
            <text:p>0.0733</text:p>
          </table:table-cell>
          <table:table-cell table:formula="of:=([.B17]-[.F17])^2" office:value-type="float" office:value="0.0000149970171226208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17]+0.01" office:value-type="float" office:value="0.16" calcext:value-type="float">
            <text:p>0.1600</text:p>
          </table:table-cell>
          <table:table-cell table:formula="of:=-2/PI()*COS(PI()*[.A18])+2/PI()" office:value-type="float" office:value="0.078745613193866" calcext:value-type="float">
            <text:p>0.0787</text:p>
          </table:table-cell>
          <table:table-cell office:value-type="float" office:value="0.08356" calcext:value-type="float">
            <text:p>0.0836</text:p>
          </table:table-cell>
          <table:table-cell table:formula="of:=([.B18]-[.C18])^2" office:value-type="float" office:value="0.0000231783203190774" calcext:value-type="float">
            <text:p>0.0000</text:p>
          </table:table-cell>
          <table:table-cell table:formula="of:=([.B18]-[.$H$3])^2" office:value-type="float" office:value="0.309804583731818" calcext:value-type="float">
            <text:p>0.3098</text:p>
          </table:table-cell>
          <table:table-cell office:value-type="float" office:value="0.08279" calcext:value-type="float">
            <text:p>0.0828</text:p>
          </table:table-cell>
          <table:table-cell table:formula="of:=([.B18]-[.F18])^2" office:value-type="float" office:value="0.000016357064637631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18]+0.01" office:value-type="float" office:value="0.17" calcext:value-type="float">
            <text:p>0.1700</text:p>
          </table:table-cell>
          <table:table-cell table:formula="of:=-2/PI()*COS(PI()*[.A19])+2/PI()" office:value-type="float" office:value="0.0886543790691202" calcext:value-type="float">
            <text:p>0.0887</text:p>
          </table:table-cell>
          <table:table-cell office:value-type="float" office:value="0.09374" calcext:value-type="float">
            <text:p>0.0937</text:p>
          </table:table-cell>
          <table:table-cell table:formula="of:=([.B19]-[.C19])^2" office:value-type="float" office:value="0.0000258635402526026" calcext:value-type="float">
            <text:p>0.0000</text:p>
          </table:table-cell>
          <table:table-cell table:formula="of:=([.B19]-[.$H$3])^2" office:value-type="float" office:value="0.298872310975879" calcext:value-type="float">
            <text:p>0.2989</text:p>
          </table:table-cell>
          <table:table-cell office:value-type="float" office:value="0.09287" calcext:value-type="float">
            <text:p>0.0929</text:p>
          </table:table-cell>
          <table:table-cell table:formula="of:=([.B19]-[.F19])^2" office:value-type="float" office:value="0.0000177714598328718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19]+0.01" office:value-type="float" office:value="0.18" calcext:value-type="float">
            <text:p>0.1800</text:p>
          </table:table-cell>
          <table:table-cell table:formula="of:=-2/PI()*COS(PI()*[.A20])+2/PI()" office:value-type="float" office:value="0.0991039206308964" calcext:value-type="float">
            <text:p>0.0991</text:p>
          </table:table-cell>
          <table:table-cell office:value-type="float" office:value="0.1045" calcext:value-type="float">
            <text:p>0.1045</text:p>
          </table:table-cell>
          <table:table-cell table:formula="of:=([.B20]-[.C20])^2" office:value-type="float" office:value="0.000029117672557666" calcext:value-type="float">
            <text:p>0.0000</text:p>
          </table:table-cell>
          <table:table-cell table:formula="of:=([.B20]-[.$H$3])^2" office:value-type="float" office:value="0.287556139130438" calcext:value-type="float">
            <text:p>0.2876</text:p>
          </table:table-cell>
          <table:table-cell office:value-type="float" office:value="0.1035" calcext:value-type="float">
            <text:p>0.1035</text:p>
          </table:table-cell>
          <table:table-cell table:formula="of:=([.B20]-[.F20])^2" office:value-type="float" office:value="0.0000193255138194587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0]+0.01" office:value-type="float" office:value="0.19" calcext:value-type="float">
            <text:p>0.1900</text:p>
          </table:table-cell>
          <table:table-cell table:formula="of:=-2/PI()*COS(PI()*[.A21])+2/PI()" office:value-type="float" office:value="0.110083925443261" calcext:value-type="float">
            <text:p>0.1101</text:p>
          </table:table-cell>
          <table:table-cell office:value-type="float" office:value="0.1157" calcext:value-type="float">
            <text:p>0.1157</text:p>
          </table:table-cell>
          <table:table-cell table:formula="of:=([.B21]-[.C21])^2" office:value-type="float" office:value="0.0000315402934268468" calcext:value-type="float">
            <text:p>0.0000</text:p>
          </table:table-cell>
          <table:table-cell table:formula="of:=([.B21]-[.$H$3])^2" office:value-type="float" office:value="0.275900806711192" calcext:value-type="float">
            <text:p>0.2759</text:p>
          </table:table-cell>
          <table:table-cell office:value-type="float" office:value="0.1147" calcext:value-type="float">
            <text:p>0.1147</text:p>
          </table:table-cell>
          <table:table-cell table:formula="of:=([.B21]-[.F21])^2" office:value-type="float" office:value="0.0000213081443133696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1]+0.01" office:value-type="float" office:value="0.2" calcext:value-type="float">
            <text:p>0.2000</text:p>
          </table:table-cell>
          <table:table-cell table:formula="of:=-2/PI()*COS(PI()*[.A22])+2/PI()" office:value-type="float" office:value="0.121583557567097" calcext:value-type="float">
            <text:p>0.1216</text:p>
          </table:table-cell>
          <table:table-cell office:value-type="float" office:value="0.1275" calcext:value-type="float">
            <text:p>0.1275</text:p>
          </table:table-cell>
          <table:table-cell table:formula="of:=([.B22]-[.C22])^2" office:value-type="float" office:value="0.0000350042910618494" calcext:value-type="float">
            <text:p>0.0000</text:p>
          </table:table-cell>
          <table:table-cell table:formula="of:=([.B22]-[.$H$3])^2" office:value-type="float" office:value="0.263952394743631" calcext:value-type="float">
            <text:p>0.2640</text:p>
          </table:table-cell>
          <table:table-cell office:value-type="float" office:value="0.1265" calcext:value-type="float">
            <text:p>0.1265</text:p>
          </table:table-cell>
          <table:table-cell table:formula="of:=([.B22]-[.F22])^2" office:value-type="float" office:value="0.0000241714061960446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2]+0.01" office:value-type="float" office:value="0.21" calcext:value-type="float">
            <text:p>0.2100</text:p>
          </table:table-cell>
          <table:table-cell table:formula="of:=-2/PI()*COS(PI()*[.A23])+2/PI()" office:value-type="float" office:value="0.133591468253866" calcext:value-type="float">
            <text:p>0.1336</text:p>
          </table:table-cell>
          <table:table-cell office:value-type="float" office:value="0.1397" calcext:value-type="float">
            <text:p>0.1397</text:p>
          </table:table-cell>
          <table:table-cell table:formula="of:=([.B23]-[.C23])^2" office:value-type="float" office:value="0.0000373141600935281" calcext:value-type="float">
            <text:p>0.0000</text:p>
          </table:table-cell>
          <table:table-cell table:formula="of:=([.B23]-[.$H$3])^2" office:value-type="float" office:value="0.251758144820614" calcext:value-type="float">
            <text:p>0.2518</text:p>
          </table:table-cell>
          <table:table-cell office:value-type="float" office:value="0.1387" calcext:value-type="float">
            <text:p>0.1387</text:p>
          </table:table-cell>
          <table:table-cell table:formula="of:=([.B23]-[.F23])^2" office:value-type="float" office:value="0.0000260970966012599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3]+0.01" office:value-type="float" office:value="0.22" calcext:value-type="float">
            <text:p>0.2200</text:p>
          </table:table-cell>
          <table:table-cell table:formula="of:=-2/PI()*COS(PI()*[.A24])+2/PI()" office:value-type="float" office:value="0.146095807145452" calcext:value-type="float">
            <text:p>0.1461</text:p>
          </table:table-cell>
          <table:table-cell office:value-type="float" office:value="0.1525" calcext:value-type="float">
            <text:p>0.1525</text:p>
          </table:table-cell>
          <table:table-cell table:formula="of:=([.B24]-[.C24])^2" office:value-type="float" office:value="0.0000410136861182499" calcext:value-type="float">
            <text:p>0.0000</text:p>
          </table:table-cell>
          <table:table-cell table:formula="of:=([.B24]-[.$H$3])^2" office:value-type="float" office:value="0.23936627257585" calcext:value-type="float">
            <text:p>0.2394</text:p>
          </table:table-cell>
          <table:table-cell office:value-type="float" office:value="0.1513" calcext:value-type="float">
            <text:p>0.1513</text:p>
          </table:table-cell>
          <table:table-cell table:formula="of:=([.B24]-[.F24])^2" office:value-type="float" office:value="0.0000270836232673335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4]+0.01" office:value-type="float" office:value="0.23" calcext:value-type="float">
            <text:p>0.2300</text:p>
          </table:table-cell>
          <table:table-cell table:formula="of:=-2/PI()*COS(PI()*[.A25])+2/PI()" office:value-type="float" office:value="0.159084233969035" calcext:value-type="float">
            <text:p>0.1591</text:p>
          </table:table-cell>
          <table:table-cell office:value-type="float" office:value="0.1657" calcext:value-type="float">
            <text:p>0.1657</text:p>
          </table:table-cell>
          <table:table-cell table:formula="of:=([.B25]-[.C25])^2" office:value-type="float" office:value="0.0000437683601764657" calcext:value-type="float">
            <text:p>0.0000</text:p>
          </table:table-cell>
          <table:table-cell table:formula="of:=([.B25]-[.$H$3])^2" office:value-type="float" office:value="0.226825777309509" calcext:value-type="float">
            <text:p>0.2268</text:p>
          </table:table-cell>
          <table:table-cell office:value-type="float" office:value="0.1644" calcext:value-type="float">
            <text:p>0.1644</text:p>
          </table:table-cell>
          <table:table-cell table:formula="of:=([.B25]-[.F25])^2" office:value-type="float" office:value="0.0000282573684959576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5]+0.01" office:value-type="float" office:value="0.24" calcext:value-type="float">
            <text:p>0.2400</text:p>
          </table:table-cell>
          <table:table-cell table:formula="of:=-2/PI()*COS(PI()*[.A26])+2/PI()" office:value-type="float" office:value="0.172543930715454" calcext:value-type="float">
            <text:p>0.1725</text:p>
          </table:table-cell>
          <table:table-cell office:value-type="float" office:value="0.1794" calcext:value-type="float">
            <text:p>0.1794</text:p>
          </table:table-cell>
          <table:table-cell table:formula="of:=([.B26]-[.C26])^2" office:value-type="float" office:value="0.0000470056860344915" calcext:value-type="float">
            <text:p>0.0000</text:p>
          </table:table-cell>
          <table:table-cell table:formula="of:=([.B26]-[.$H$3])^2" office:value-type="float" office:value="0.214186248517366" calcext:value-type="float">
            <text:p>0.2142</text:p>
          </table:table-cell>
          <table:table-cell office:value-type="float" office:value="0.1779" calcext:value-type="float">
            <text:p>0.1779</text:p>
          </table:table-cell>
          <table:table-cell table:formula="of:=([.B26]-[.F26])^2" office:value-type="float" office:value="0.0000286874781808543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6]+0.01" office:value-type="float" office:value="0.25" calcext:value-type="float">
            <text:p>0.2500</text:p>
          </table:table-cell>
          <table:table-cell table:formula="of:=-2/PI()*COS(PI()*[.A27])+2/PI()" office:value-type="float" office:value="0.186461614289028" calcext:value-type="float">
            <text:p>0.1865</text:p>
          </table:table-cell>
          <table:table-cell office:value-type="float" office:value="0.1935" calcext:value-type="float">
            <text:p>0.1935</text:p>
          </table:table-cell>
          <table:table-cell table:formula="of:=([.B27]-[.C27])^2" office:value-type="float" office:value="0.0000495388734164091" calcext:value-type="float">
            <text:p>0.0000</text:p>
          </table:table-cell>
          <table:table-cell table:formula="of:=([.B27]-[.$H$3])^2" office:value-type="float" office:value="0.201497670087105" calcext:value-type="float">
            <text:p>0.2015</text:p>
          </table:table-cell>
          <table:table-cell office:value-type="float" office:value="0.1919" calcext:value-type="float">
            <text:p>0.1919</text:p>
          </table:table-cell>
          <table:table-cell table:formula="of:=([.B27]-[.F27])^2" office:value-type="float" office:value="0.0000295760391413001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7]+0.01" office:value-type="float" office:value="0.26" calcext:value-type="float">
            <text:p>0.2600</text:p>
          </table:table-cell>
          <table:table-cell table:formula="of:=-2/PI()*COS(PI()*[.A28])+2/PI()" office:value-type="float" office:value="0.200823549616373" calcext:value-type="float">
            <text:p>0.2008</text:p>
          </table:table-cell>
          <table:table-cell office:value-type="float" office:value="0.2081" calcext:value-type="float">
            <text:p>0.2081</text:p>
          </table:table-cell>
          <table:table-cell table:formula="of:=([.B28]-[.C28])^2" office:value-type="float" office:value="0.0000529467301853857" calcext:value-type="float">
            <text:p>0.0001</text:p>
          </table:table-cell>
          <table:table-cell table:formula="of:=([.B28]-[.$H$3])^2" office:value-type="float" office:value="0.188810222934646" calcext:value-type="float">
            <text:p>0.1888</text:p>
          </table:table-cell>
          <table:table-cell office:value-type="float" office:value="0.2063" calcext:value-type="float">
            <text:p>0.2063</text:p>
          </table:table-cell>
          <table:table-cell table:formula="of:=([.B28]-[.F28])^2" office:value-type="float" office:value="0.0000299915088043288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8]+0.01" office:value-type="float" office:value="0.27" calcext:value-type="float">
            <text:p>0.2700</text:p>
          </table:table-cell>
          <table:table-cell table:formula="of:=-2/PI()*COS(PI()*[.A29])+2/PI()" office:value-type="float" office:value="0.215615563201258" calcext:value-type="float">
            <text:p>0.2156</text:p>
          </table:table-cell>
          <table:table-cell office:value-type="float" office:value="0.2231" calcext:value-type="float">
            <text:p>0.2231</text:p>
          </table:table-cell>
          <table:table-cell table:formula="of:=([.B29]-[.C29])^2" office:value-type="float" office:value="0.0000560167941943696" calcext:value-type="float">
            <text:p>0.0001</text:p>
          </table:table-cell>
          <table:table-cell table:formula="of:=([.B29]-[.$H$3])^2" office:value-type="float" office:value="0.176174086859472" calcext:value-type="float">
            <text:p>0.1762</text:p>
          </table:table-cell>
          <table:table-cell office:value-type="float" office:value="0.2212" calcext:value-type="float">
            <text:p>0.2212</text:p>
          </table:table-cell>
          <table:table-cell table:formula="of:=([.B29]-[.F29])^2" office:value-type="float" office:value="0.0000311859343591489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9]+0.01" office:value-type="float" office:value="0.28" calcext:value-type="float">
            <text:p>0.2800</text:p>
          </table:table-cell>
          <table:table-cell table:formula="of:=-2/PI()*COS(PI()*[.A30])+2/PI()" office:value-type="float" office:value="0.230823057112135" calcext:value-type="float">
            <text:p>0.2308</text:p>
          </table:table-cell>
          <table:table-cell office:value-type="float" office:value="0.2385" calcext:value-type="float">
            <text:p>0.2385</text:p>
          </table:table-cell>
          <table:table-cell table:formula="of:=([.B30]-[.C30])^2" office:value-type="float" office:value="0.0000589354521035388" calcext:value-type="float">
            <text:p>0.0001</text:p>
          </table:table-cell>
          <table:table-cell table:formula="of:=([.B30]-[.$H$3])^2" office:value-type="float" office:value="0.163639242401068" calcext:value-type="float">
            <text:p>0.1636</text:p>
          </table:table-cell>
          <table:table-cell office:value-type="float" office:value="0.2365" calcext:value-type="float">
            <text:p>0.2365</text:p>
          </table:table-cell>
          <table:table-cell table:formula="of:=([.B30]-[.F30])^2" office:value-type="float" office:value="0.00003222768055208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30]+0.01" office:value-type="float" office:value="0.29" calcext:value-type="float">
            <text:p>0.2900</text:p>
          </table:table-cell>
          <table:table-cell table:formula="of:=-2/PI()*COS(PI()*[.A31])+2/PI()" office:value-type="float" office:value="0.246431023388539" calcext:value-type="float">
            <text:p>0.2464</text:p>
          </table:table-cell>
          <table:table-cell office:value-type="float" office:value="0.2543" calcext:value-type="float">
            <text:p>0.2543</text:p>
          </table:table-cell>
          <table:table-cell table:formula="of:=([.B31]-[.C31])^2" office:value-type="float" office:value="0.0000619207929117267" calcext:value-type="float">
            <text:p>0.0001</text:p>
          </table:table-cell>
          <table:table-cell table:formula="of:=([.B31]-[.$H$3])^2" office:value-type="float" office:value="0.151255273478541" calcext:value-type="float">
            <text:p>0.1513</text:p>
          </table:table-cell>
          <table:table-cell office:value-type="float" office:value="0.2522" calcext:value-type="float">
            <text:p>0.2522</text:p>
          </table:table-cell>
          <table:table-cell table:formula="of:=([.B31]-[.F31])^2" office:value-type="float" office:value="0.0000332810911435889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31]+0.01" office:value-type="float" office:value="0.3" calcext:value-type="float">
            <text:p>0.3000</text:p>
          </table:table-cell>
          <table:table-cell table:formula="of:=-2/PI()*COS(PI()*[.A32])+2/PI()" office:value-type="float" office:value="0.262424058852126" calcext:value-type="float">
            <text:p>0.2624</text:p>
          </table:table-cell>
          <table:table-cell office:value-type="float" office:value="0.2705" calcext:value-type="float">
            <text:p>0.2705</text:p>
          </table:table-cell>
          <table:table-cell table:formula="of:=([.B32]-[.C32])^2" office:value-type="float" office:value="0.0000652208254239266" calcext:value-type="float">
            <text:p>0.0001</text:p>
          </table:table-cell>
          <table:table-cell table:formula="of:=([.B32]-[.$H$3])^2" office:value-type="float" office:value="0.139071171592437" calcext:value-type="float">
            <text:p>0.1391</text:p>
          </table:table-cell>
          <table:table-cell office:value-type="float" office:value="0.2684" calcext:value-type="float">
            <text:p>0.2684</text:p>
          </table:table-cell>
          <table:table-cell table:formula="of:=([.B32]-[.F32])^2" office:value-type="float" office:value="0.0000357118726028553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32]+0.01" office:value-type="float" office:value="0.31" calcext:value-type="float">
            <text:p>0.3100</text:p>
          </table:table-cell>
          <table:table-cell table:formula="of:=-2/PI()*COS(PI()*[.A33])+2/PI()" office:value-type="float" office:value="0.278786380307757" calcext:value-type="float">
            <text:p>0.2788</text:p>
          </table:table-cell>
          <table:table-cell office:value-type="float" office:value="0.287" calcext:value-type="float">
            <text:p>0.2870</text:p>
          </table:table-cell>
          <table:table-cell table:formula="of:=([.B33]-[.C33])^2" office:value-type="float" office:value="0.0000674635484488037" calcext:value-type="float">
            <text:p>0.0001</text:p>
          </table:table-cell>
          <table:table-cell table:formula="of:=([.B33]-[.$H$3])^2" office:value-type="float" office:value="0.127135142361578" calcext:value-type="float">
            <text:p>0.1271</text:p>
          </table:table-cell>
          <table:table-cell office:value-type="float" office:value="0.2849" calcext:value-type="float">
            <text:p>0.2849</text:p>
          </table:table-cell>
          <table:table-cell table:formula="of:=([.B33]-[.F33])^2" office:value-type="float" office:value="0.0000373763457413827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33]+0.01" office:value-type="float" office:value="0.32" calcext:value-type="float">
            <text:p>0.3200</text:p>
          </table:table-cell>
          <table:table-cell table:formula="of:=-2/PI()*COS(PI()*[.A34])+2/PI()" office:value-type="float" office:value="0.295501840119602" calcext:value-type="float">
            <text:p>0.2955</text:p>
          </table:table-cell>
          <table:table-cell office:value-type="float" office:value="0.3039" calcext:value-type="float">
            <text:p>0.3039</text:p>
          </table:table-cell>
          <table:table-cell table:formula="of:=([.B34]-[.C34])^2" office:value-type="float" office:value="0.0000705290893767283" calcext:value-type="float">
            <text:p>0.0001</text:p>
          </table:table-cell>
          <table:table-cell table:formula="of:=([.B34]-[.$H$3])^2" office:value-type="float" office:value="0.115494415158557" calcext:value-type="float">
            <text:p>0.1155</text:p>
          </table:table-cell>
          <table:table-cell office:value-type="float" office:value="0.3016" calcext:value-type="float">
            <text:p>0.3016</text:p>
          </table:table-cell>
          <table:table-cell table:formula="of:=([.B34]-[.F34])^2" office:value-type="float" office:value="0.0000371875539268967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34]+0.01" office:value-type="float" office:value="0.33" calcext:value-type="float">
            <text:p>0.3300</text:p>
          </table:table-cell>
          <table:table-cell table:formula="of:=-2/PI()*COS(PI()*[.A35])+2/PI()" office:value-type="float" office:value="0.312553942146909" calcext:value-type="float">
            <text:p>0.3126</text:p>
          </table:table-cell>
          <table:table-cell office:value-type="float" office:value="0.3211" calcext:value-type="float">
            <text:p>0.3211</text:p>
          </table:table-cell>
          <table:table-cell table:formula="of:=([.B35]-[.C35])^2" office:value-type="float" office:value="0.0000730351048283809" calcext:value-type="float">
            <text:p>0.0001</text:p>
          </table:table-cell>
          <table:table-cell table:formula="of:=([.B35]-[.$H$3])^2" office:value-type="float" office:value="0.104195056595278" calcext:value-type="float">
            <text:p>0.1042</text:p>
          </table:table-cell>
          <table:table-cell office:value-type="float" office:value="0.3186" calcext:value-type="float">
            <text:p>0.3186</text:p>
          </table:table-cell>
          <table:table-cell table:formula="of:=([.B35]-[.F35])^2" office:value-type="float" office:value="0.0000365548155629251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35]+0.01" office:value-type="float" office:value="0.34" calcext:value-type="float">
            <text:p>0.3400</text:p>
          </table:table-cell>
          <table:table-cell table:formula="of:=-2/PI()*COS(PI()*[.A36])+2/PI()" office:value-type="float" office:value="0.329925858023702" calcext:value-type="float">
            <text:p>0.3299</text:p>
          </table:table-cell>
          <table:table-cell office:value-type="float" office:value="0.3387" calcext:value-type="float">
            <text:p>0.3387</text:p>
          </table:table-cell>
          <table:table-cell table:formula="of:=([.B36]-[.C36])^2" office:value-type="float" office:value="0.0000769855674202414" calcext:value-type="float">
            <text:p>0.0001</text:p>
          </table:table-cell>
          <table:table-cell table:formula="of:=([.B36]-[.$H$3])^2" office:value-type="float" office:value="0.0932817885947601" calcext:value-type="float">
            <text:p>0.0933</text:p>
          </table:table-cell>
          <table:table-cell office:value-type="float" office:value="0.336" calcext:value-type="float">
            <text:p>0.3360</text:p>
          </table:table-cell>
          <table:table-cell table:formula="of:=([.B36]-[.F36])^2" office:value-type="float" office:value="0.0000368952007482303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36]+0.01" office:value-type="float" office:value="0.35" calcext:value-type="float">
            <text:p>0.3500</text:p>
          </table:table-cell>
          <table:table-cell table:formula="of:=-2/PI()*COS(PI()*[.A37])+2/PI()" office:value-type="float" office:value="0.347600443766347" calcext:value-type="float">
            <text:p>0.3476</text:p>
          </table:table-cell>
          <table:table-cell office:value-type="float" office:value="0.3565" calcext:value-type="float">
            <text:p>0.3565</text:p>
          </table:table-cell>
          <table:table-cell table:formula="of:=([.B37]-[.C37])^2" office:value-type="float" office:value="0.0000792021011559562" calcext:value-type="float">
            <text:p>0.0001</text:p>
          </table:table-cell>
          <table:table-cell table:formula="of:=([.B37]-[.$H$3])^2" office:value-type="float" office:value="0.0827978117673064" calcext:value-type="float">
            <text:p>0.0828</text:p>
          </table:table-cell>
          <table:table-cell office:value-type="float" office:value="0.3536" calcext:value-type="float">
            <text:p>0.3536</text:p>
          </table:table-cell>
          <table:table-cell table:formula="of:=([.B37]-[.F37])^2" office:value-type="float" office:value="0.0000359946750007673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37]+0.01" office:value-type="float" office:value="0.36" calcext:value-type="float">
            <text:p>0.3600</text:p>
          </table:table-cell>
          <table:table-cell table:formula="of:=-2/PI()*COS(PI()*[.A38])+2/PI()" office:value-type="float" office:value="0.365560256692595" calcext:value-type="float">
            <text:p>0.3656</text:p>
          </table:table-cell>
          <table:table-cell office:value-type="float" office:value="0.3746" calcext:value-type="float">
            <text:p>0.3746</text:p>
          </table:table-cell>
          <table:table-cell table:formula="of:=([.B38]-[.C38])^2" office:value-type="float" office:value="0.0000817169590637741" calcext:value-type="float">
            <text:p>0.0001</text:p>
          </table:table-cell>
          <table:table-cell table:formula="of:=([.B38]-[.$H$3])^2" office:value-type="float" office:value="0.072784634788224" calcext:value-type="float">
            <text:p>0.0728</text:p>
          </table:table-cell>
          <table:table-cell office:value-type="float" office:value="0.3714" calcext:value-type="float">
            <text:p>0.3714</text:p>
          </table:table-cell>
          <table:table-cell table:formula="of:=([.B38]-[.F38])^2" office:value-type="float" office:value="0.0000341026018963815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38]+0.01" office:value-type="float" office:value="0.37" calcext:value-type="float">
            <text:p>0.3700</text:p>
          </table:table-cell>
          <table:table-cell table:formula="of:=-2/PI()*COS(PI()*[.A39])+2/PI()" office:value-type="float" office:value="0.383787572635403" calcext:value-type="float">
            <text:p>0.3838</text:p>
          </table:table-cell>
          <table:table-cell office:value-type="float" office:value="0.3929" calcext:value-type="float">
            <text:p>0.3929</text:p>
          </table:table-cell>
          <table:table-cell table:formula="of:=([.B39]-[.C39])^2" office:value-type="float" office:value="0.0000830363324750653" calcext:value-type="float">
            <text:p>0.0001</text:p>
          </table:table-cell>
          <table:table-cell table:formula="of:=([.B39]-[.$H$3])^2" office:value-type="float" office:value="0.063281910450584" calcext:value-type="float">
            <text:p>0.0633</text:p>
          </table:table-cell>
          <table:table-cell office:value-type="float" office:value="0.3896" calcext:value-type="float">
            <text:p>0.3896</text:p>
          </table:table-cell>
          <table:table-cell table:formula="of:=([.B39]-[.F39])^2" office:value-type="float" office:value="0.0000337843118687215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39]+0.01" office:value-type="float" office:value="0.38" calcext:value-type="float">
            <text:p>0.3800</text:p>
          </table:table-cell>
          <table:table-cell table:formula="of:=-2/PI()*COS(PI()*[.A40])+2/PI()" office:value-type="float" office:value="0.402264403434544" calcext:value-type="float">
            <text:p>0.4023</text:p>
          </table:table-cell>
          <table:table-cell office:value-type="float" office:value="0.4115" calcext:value-type="float">
            <text:p>0.4115</text:p>
          </table:table-cell>
          <table:table-cell table:formula="of:=([.B40]-[.C40])^2" office:value-type="float" office:value="0.0000852962439198581" calcext:value-type="float">
            <text:p>0.0001</text:p>
          </table:table-cell>
          <table:table-cell table:formula="of:=([.B40]-[.$H$3])^2" office:value-type="float" office:value="0.0543272790401815" calcext:value-type="float">
            <text:p>0.0543</text:p>
          </table:table-cell>
          <table:table-cell office:value-type="float" office:value="0.4081" calcext:value-type="float">
            <text:p>0.4081</text:p>
          </table:table-cell>
          <table:table-cell table:formula="of:=([.B40]-[.F40])^2" office:value-type="float" office:value="0.0000340541872747594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0]+0.01" office:value-type="float" office:value="0.39" calcext:value-type="float">
            <text:p>0.3900</text:p>
          </table:table-cell>
          <table:table-cell table:formula="of:=-2/PI()*COS(PI()*[.A41])+2/PI()" office:value-type="float" office:value="0.420972514688756" calcext:value-type="float">
            <text:p>0.4210</text:p>
          </table:table-cell>
          <table:table-cell office:value-type="float" office:value="0.4304" calcext:value-type="float">
            <text:p>0.4304</text:p>
          </table:table-cell>
          <table:table-cell table:formula="of:=([.B41]-[.C41])^2" office:value-type="float" office:value="0.0000888774792937149" calcext:value-type="float">
            <text:p>0.0001</text:p>
          </table:table-cell>
          <table:table-cell table:formula="of:=([.B41]-[.$H$3])^2" office:value-type="float" office:value="0.0459562196509518" calcext:value-type="float">
            <text:p>0.0460</text:p>
          </table:table-cell>
          <table:table-cell office:value-type="float" office:value="0.4268" calcext:value-type="float">
            <text:p>0.4268</text:p>
          </table:table-cell>
          <table:table-cell table:formula="of:=([.B41]-[.F41])^2" office:value-type="float" office:value="0.00003395958505276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1]+0.01" office:value-type="float" office:value="0.4" calcext:value-type="float">
            <text:p>0.4000</text:p>
          </table:table-cell>
          <table:table-cell table:formula="of:=-2/PI()*COS(PI()*[.A42])+2/PI()" office:value-type="float" office:value="0.439893443750889" calcext:value-type="float">
            <text:p>0.4399</text:p>
          </table:table-cell>
          <table:table-cell office:value-type="float" office:value="0.4494" calcext:value-type="float">
            <text:p>0.4494</text:p>
          </table:table-cell>
          <table:table-cell table:formula="of:=([.B42]-[.C42])^2" office:value-type="float" office:value="0.00009037461171752" calcext:value-type="float">
            <text:p>0.0001</text:p>
          </table:table-cell>
          <table:table-cell table:formula="of:=([.B42]-[.$H$3])^2" office:value-type="float" office:value="0.0382019100277676" calcext:value-type="float">
            <text:p>0.0382</text:p>
          </table:table-cell>
          <table:table-cell office:value-type="float" office:value="0.4458" calcext:value-type="float">
            <text:p>0.4458</text:p>
          </table:table-cell>
          <table:table-cell table:formula="of:=([.B42]-[.F42])^2" office:value-type="float" office:value="0.0000348874067239176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2]+0.01" office:value-type="float" office:value="0.41" calcext:value-type="float">
            <text:p>0.4100</text:p>
          </table:table-cell>
          <table:table-cell table:formula="of:=-2/PI()*COS(PI()*[.A43])+2/PI()" office:value-type="float" office:value="0.459008517948308" calcext:value-type="float">
            <text:p>0.4590</text:p>
          </table:table-cell>
          <table:table-cell office:value-type="float" office:value="0.4686" calcext:value-type="float">
            <text:p>0.4686</text:p>
          </table:table-cell>
          <table:table-cell table:formula="of:=([.B43]-[.C43])^2" office:value-type="float" office:value="0.0000919965279479324" calcext:value-type="float">
            <text:p>0.0001</text:p>
          </table:table-cell>
          <table:table-cell table:formula="of:=([.B43]-[.$H$3])^2" office:value-type="float" office:value="0.0310950954898902" calcext:value-type="float">
            <text:p>0.0311</text:p>
          </table:table-cell>
          <table:table-cell office:value-type="float" office:value="0.4649" calcext:value-type="float">
            <text:p>0.4649</text:p>
          </table:table-cell>
          <table:table-cell table:formula="of:=([.B43]-[.F43])^2" office:value-type="float" office:value="0.0000347095607654108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3]+0.01" office:value-type="float" office:value="0.42" calcext:value-type="float">
            <text:p>0.4200</text:p>
          </table:table-cell>
          <table:table-cell table:formula="of:=-2/PI()*COS(PI()*[.A44])+2/PI()" office:value-type="float" office:value="0.478298873010573" calcext:value-type="float">
            <text:p>0.4783</text:p>
          </table:table-cell>
          <table:table-cell office:value-type="float" office:value="0.488" calcext:value-type="float">
            <text:p>0.4880</text:p>
          </table:table-cell>
          <table:table-cell table:formula="of:=([.B44]-[.C44])^2" office:value-type="float" office:value="0.0000941118648649984" calcext:value-type="float">
            <text:p>0.0001</text:p>
          </table:table-cell>
          <table:table-cell table:formula="of:=([.B44]-[.$H$3])^2" office:value-type="float" office:value="0.0246639674525092" calcext:value-type="float">
            <text:p>0.0247</text:p>
          </table:table-cell>
          <table:table-cell office:value-type="float" office:value="0.4841" calcext:value-type="float">
            <text:p>0.4841</text:p>
          </table:table-cell>
          <table:table-cell table:formula="of:=([.B44]-[.F44])^2" office:value-type="float" office:value="0.0000336530743474645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4]+0.01" office:value-type="float" office:value="0.43" calcext:value-type="float">
            <text:p>0.4300</text:p>
          </table:table-cell>
          <table:table-cell table:formula="of:=-2/PI()*COS(PI()*[.A45])+2/PI()" office:value-type="float" office:value="0.497745471686188" calcext:value-type="float">
            <text:p>0.4977</text:p>
          </table:table-cell>
          <table:table-cell office:value-type="float" office:value="0.5075" calcext:value-type="float">
            <text:p>0.5075</text:p>
          </table:table-cell>
          <table:table-cell table:formula="of:=([.B45]-[.C45])^2" office:value-type="float" office:value="0.0000951508226249527" calcext:value-type="float">
            <text:p>0.0001</text:p>
          </table:table-cell>
          <table:table-cell table:formula="of:=([.B45]-[.$H$3])^2" office:value-type="float" office:value="0.0189340520259321" calcext:value-type="float">
            <text:p>0.0189</text:p>
          </table:table-cell>
          <table:table-cell office:value-type="float" office:value="0.5035" calcext:value-type="float">
            <text:p>0.5035</text:p>
          </table:table-cell>
          <table:table-cell table:formula="of:=([.B45]-[.F45])^2" office:value-type="float" office:value="0.0000331145961144597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5]+0.01" office:value-type="float" office:value="0.44" calcext:value-type="float">
            <text:p>0.4400</text:p>
          </table:table-cell>
          <table:table-cell table:formula="of:=-2/PI()*COS(PI()*[.A46])+2/PI()" office:value-type="float" office:value="0.51732912253008" calcext:value-type="float">
            <text:p>0.5173</text:p>
          </table:table-cell>
          <table:table-cell office:value-type="float" office:value="0.5271" calcext:value-type="float">
            <text:p>0.5271</text:p>
          </table:table-cell>
          <table:table-cell table:formula="of:=([.B46]-[.C46])^2" office:value-type="float" office:value="0.000095470046532199" calcext:value-type="float">
            <text:p>0.0001</text:p>
          </table:table-cell>
          <table:table-cell table:formula="of:=([.B46]-[.$H$3])^2" office:value-type="float" office:value="0.0139281091322094" calcext:value-type="float">
            <text:p>0.0139</text:p>
          </table:table-cell>
          <table:table-cell office:value-type="float" office:value="0.5229" calcext:value-type="float">
            <text:p>0.5229</text:p>
          </table:table-cell>
          <table:table-cell table:formula="of:=([.B46]-[.F46])^2" office:value-type="float" office:value="0.0000310346757848674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6]+0.01" office:value-type="float" office:value="0.45" calcext:value-type="float">
            <text:p>0.4500</text:p>
          </table:table-cell>
          <table:table-cell table:formula="of:=-2/PI()*COS(PI()*[.A47])+2/PI()" office:value-type="float" office:value="0.537030498843226" calcext:value-type="float">
            <text:p>0.5370</text:p>
          </table:table-cell>
          <table:table-cell office:value-type="float" office:value="0.5469" calcext:value-type="float">
            <text:p>0.5469</text:p>
          </table:table-cell>
          <table:table-cell table:formula="of:=([.B47]-[.C47])^2" office:value-type="float" office:value="0.0000974070530835718" calcext:value-type="float">
            <text:p>0.0001</text:p>
          </table:table-cell>
          <table:table-cell table:formula="of:=([.B47]-[.$H$3])^2" office:value-type="float" office:value="0.00966604253748039" calcext:value-type="float">
            <text:p>0.0097</text:p>
          </table:table-cell>
          <table:table-cell office:value-type="float" office:value="0.5424" calcext:value-type="float">
            <text:p>0.5424</text:p>
          </table:table-cell>
          <table:table-cell table:formula="of:=([.B47]-[.F47])^2" office:value-type="float" office:value="0.0000288315426726025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7]+0.01" office:value-type="float" office:value="0.46" calcext:value-type="float">
            <text:p>0.4600</text:p>
          </table:table-cell>
          <table:table-cell table:formula="of:=-2/PI()*COS(PI()*[.A48])+2/PI()" office:value-type="float" office:value="0.556830157745782" calcext:value-type="float">
            <text:p>0.5568</text:p>
          </table:table-cell>
          <table:table-cell office:value-type="float" office:value="0.5667" calcext:value-type="float">
            <text:p>0.5667</text:p>
          </table:table-cell>
          <table:table-cell table:formula="of:=([.B48]-[.C48])^2" office:value-type="float" office:value="0.0000974137861231569" calcext:value-type="float">
            <text:p>0.0001</text:p>
          </table:table-cell>
          <table:table-cell table:formula="of:=([.B48]-[.$H$3])^2" office:value-type="float" office:value="0.0061648211552411" calcext:value-type="float">
            <text:p>0.0062</text:p>
          </table:table-cell>
          <table:table-cell office:value-type="float" office:value="0.562" calcext:value-type="float">
            <text:p>0.5620</text:p>
          </table:table-cell>
          <table:table-cell table:formula="of:=([.B48]-[.F48])^2" office:value-type="float" office:value="0.0000267272689335037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8]+0.01" office:value-type="float" office:value="0.47" calcext:value-type="float">
            <text:p>0.4700</text:p>
          </table:table-cell>
          <table:table-cell table:formula="of:=-2/PI()*COS(PI()*[.A49])+2/PI()" office:value-type="float" office:value="0.576708559364852" calcext:value-type="float">
            <text:p>0.5767</text:p>
          </table:table-cell>
          <table:table-cell office:value-type="float" office:value="0.5866" calcext:value-type="float">
            <text:p>0.5866</text:p>
          </table:table-cell>
          <table:table-cell table:formula="of:=([.B49]-[.C49])^2" office:value-type="float" office:value="0.000097840597838653" calcext:value-type="float">
            <text:p>0.0001</text:p>
          </table:table-cell>
          <table:table-cell table:formula="of:=([.B49]-[.$H$3])^2" office:value-type="float" office:value="0.0034384119312595" calcext:value-type="float">
            <text:p>0.0034</text:p>
          </table:table-cell>
          <table:table-cell office:value-type="float" office:value="0.5817" calcext:value-type="float">
            <text:p>0.5817</text:p>
          </table:table-cell>
          <table:table-cell table:formula="of:=([.B49]-[.F49])^2" office:value-type="float" office:value="0.0000249144796142045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9]+0.01" office:value-type="float" office:value="0.48" calcext:value-type="float">
            <text:p>0.4800</text:p>
          </table:table-cell>
          <table:table-cell table:formula="of:=-2/PI()*COS(PI()*[.A50])+2/PI()" office:value-type="float" office:value="0.596646086117988" calcext:value-type="float">
            <text:p>0.5966</text:p>
          </table:table-cell>
          <table:table-cell office:value-type="float" office:value="0.6066" calcext:value-type="float">
            <text:p>0.6066</text:p>
          </table:table-cell>
          <table:table-cell table:formula="of:=([.B50]-[.C50])^2" office:value-type="float" office:value="0.0000990804015705079" calcext:value-type="float">
            <text:p>0.0001</text:p>
          </table:table-cell>
          <table:table-cell table:formula="of:=([.B50]-[.$H$3])^2" office:value-type="float" office:value="0.00149772457515496" calcext:value-type="float">
            <text:p>0.0015</text:p>
          </table:table-cell>
          <table:table-cell office:value-type="float" office:value="0.6015" calcext:value-type="float">
            <text:p>0.6015</text:p>
          </table:table-cell>
          <table:table-cell table:formula="of:=([.B50]-[.F50])^2" office:value-type="float" office:value="0.0000235604799739872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50]+0.01" office:value-type="float" office:value="0.49" calcext:value-type="float">
            <text:p>0.4900</text:p>
          </table:table-cell>
          <table:table-cell table:formula="of:=-2/PI()*COS(PI()*[.A51])+2/PI()" office:value-type="float" office:value="0.616623062073371" calcext:value-type="float">
            <text:p>0.6166</text:p>
          </table:table-cell>
          <table:table-cell office:value-type="float" office:value="0.6266" calcext:value-type="float">
            <text:p>0.6266</text:p>
          </table:table-cell>
          <table:table-cell table:formula="of:=([.B51]-[.C51])^2" office:value-type="float" office:value="0.0000995392903918107" calcext:value-type="float">
            <text:p>0.0001</text:p>
          </table:table-cell>
          <table:table-cell table:formula="of:=([.B51]-[.$H$3])^2" office:value-type="float" office:value="0.000350568356906167" calcext:value-type="float">
            <text:p>0.0004</text:p>
          </table:table-cell>
          <table:table-cell office:value-type="float" office:value="0.6214" calcext:value-type="float">
            <text:p>0.6214</text:p>
          </table:table-cell>
          <table:table-cell table:formula="of:=([.B51]-[.F51])^2" office:value-type="float" office:value="0.0000228191359548679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51]+0.01" office:value-type="float" office:value="0.5" calcext:value-type="float">
            <text:p>0.5000</text:p>
          </table:table-cell>
          <table:table-cell table:formula="of:=-2/PI()*COS(PI()*[.A52])+2/PI()" office:value-type="float" office:value="0.636619772367582" calcext:value-type="float">
            <text:p>0.6366</text:p>
          </table:table-cell>
          <table:table-cell office:value-type="float" office:value="0.6466" calcext:value-type="float">
            <text:p>0.6466</text:p>
          </table:table-cell>
          <table:table-cell table:formula="of:=([.B52]-[.C52])^2" office:value-type="float" office:value="0.0000996049435948867" calcext:value-type="float">
            <text:p>0.0001</text:p>
          </table:table-cell>
          <table:table-cell table:formula="of:=([.B52]-[.$H$3])^2" office:value-type="float" office:value="0.00000162113893829795" calcext:value-type="float">
            <text:p>0.0000</text:p>
          </table:table-cell>
          <table:table-cell office:value-type="float" office:value="0.6414" calcext:value-type="float">
            <text:p>0.6414</text:p>
          </table:table-cell>
          <table:table-cell table:formula="of:=([.B52]-[.F52])^2" office:value-type="float" office:value="0.000022850576217735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52]+0.01" office:value-type="float" office:value="0.51" calcext:value-type="float">
            <text:p>0.5100</text:p>
          </table:table-cell>
          <table:table-cell table:formula="of:=-2/PI()*COS(PI()*[.A53])+2/PI()" office:value-type="float" office:value="0.656616482661793" calcext:value-type="float">
            <text:p>0.6566</text:p>
          </table:table-cell>
          <table:table-cell office:value-type="float" office:value="0.6666" calcext:value-type="float">
            <text:p>0.6666</text:p>
          </table:table-cell>
          <table:table-cell table:formula="of:=([.B53]-[.C53])^2" office:value-type="float" office:value="0.0000996706184422867" calcext:value-type="float">
            <text:p>0.0001</text:p>
          </table:table-cell>
          <table:table-cell table:formula="of:=([.B53]-[.$H$3])^2" office:value-type="float" office:value="0.00045241076615163" calcext:value-type="float">
            <text:p>0.0005</text:p>
          </table:table-cell>
          <table:table-cell office:value-type="float" office:value="0.6613" calcext:value-type="float">
            <text:p>0.6613</text:p>
          </table:table-cell>
          <table:table-cell table:formula="of:=([.B53]-[.F53])^2" office:value-type="float" office:value="0.0000219353346572881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53]+0.01" office:value-type="float" office:value="0.52" calcext:value-type="float">
            <text:p>0.5200</text:p>
          </table:table-cell>
          <table:table-cell table:formula="of:=-2/PI()*COS(PI()*[.A54])+2/PI()" office:value-type="float" office:value="0.676593458617175" calcext:value-type="float">
            <text:p>0.6766</text:p>
          </table:table-cell>
          <table:table-cell office:value-type="float" office:value="0.6865" calcext:value-type="float">
            <text:p>0.6865</text:p>
          </table:table-cell>
          <table:table-cell table:formula="of:=([.B54]-[.C54])^2" office:value-type="float" office:value="0.0000981395621696174" calcext:value-type="float">
            <text:p>0.0001</text:p>
          </table:table-cell>
          <table:table-cell table:formula="of:=([.B54]-[.$H$3])^2" office:value-type="float" office:value="0.00170130888748354" calcext:value-type="float">
            <text:p>0.0017</text:p>
          </table:table-cell>
          <table:table-cell office:value-type="float" office:value="0.6811" calcext:value-type="float">
            <text:p>0.6811</text:p>
          </table:table-cell>
          <table:table-cell table:formula="of:=([.B54]-[.F54])^2" office:value-type="float" office:value="0.0000203089152351105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54]+0.01" office:value-type="float" office:value="0.53" calcext:value-type="float">
            <text:p>0.5300</text:p>
          </table:table-cell>
          <table:table-cell table:formula="of:=-2/PI()*COS(PI()*[.A55])+2/PI()" office:value-type="float" office:value="0.696530985370311" calcext:value-type="float">
            <text:p>0.6965</text:p>
          </table:table-cell>
          <table:table-cell office:value-type="float" office:value="0.7064" calcext:value-type="float">
            <text:p>0.7064</text:p>
          </table:table-cell>
          <table:table-cell table:formula="of:=([.B55]-[.C55])^2" office:value-type="float" office:value="0.0000973974497610074" calcext:value-type="float">
            <text:p>0.0001</text:p>
          </table:table-cell>
          <table:table-cell table:formula="of:=([.B55]-[.$H$3])^2" office:value-type="float" office:value="0.00374353723353397" calcext:value-type="float">
            <text:p>0.0037</text:p>
          </table:table-cell>
          <table:table-cell office:value-type="float" office:value="0.7008" calcext:value-type="float">
            <text:p>0.7008</text:p>
          </table:table-cell>
          <table:table-cell table:formula="of:=([.B55]-[.F55])^2" office:value-type="float" office:value="0.0000182244859084957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55]+0.01" office:value-type="float" office:value="0.54" calcext:value-type="float">
            <text:p>0.5400</text:p>
          </table:table-cell>
          <table:table-cell table:formula="of:=-2/PI()*COS(PI()*[.A56])+2/PI()" office:value-type="float" office:value="0.716409386989382" calcext:value-type="float">
            <text:p>0.7164</text:p>
          </table:table-cell>
          <table:table-cell office:value-type="float" office:value="0.7263" calcext:value-type="float">
            <text:p>0.7263</text:p>
          </table:table-cell>
          <table:table-cell table:formula="of:=([.B56]-[.C56])^2" office:value-type="float" office:value="0.0000978242257258038" calcext:value-type="float">
            <text:p>0.0001</text:p>
          </table:table-cell>
          <table:table-cell table:formula="of:=([.B56]-[.$H$3])^2" office:value-type="float" office:value="0.00657118632562633" calcext:value-type="float">
            <text:p>0.0066</text:p>
          </table:table-cell>
          <table:table-cell office:value-type="float" office:value="0.7204" calcext:value-type="float">
            <text:p>0.7204</text:p>
          </table:table-cell>
          <table:table-cell table:formula="of:=([.B56]-[.F56])^2" office:value-type="float" office:value="0.0000159249922005126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56]+0.01" office:value-type="float" office:value="0.55" calcext:value-type="float">
            <text:p>0.5500</text:p>
          </table:table-cell>
          <table:table-cell table:formula="of:=-2/PI()*COS(PI()*[.A57])+2/PI()" office:value-type="float" office:value="0.736209045891938" calcext:value-type="float">
            <text:p>0.7362</text:p>
          </table:table-cell>
          <table:table-cell office:value-type="float" office:value="0.746" calcext:value-type="float">
            <text:p>0.7460</text:p>
          </table:table-cell>
          <table:table-cell table:formula="of:=([.B57]-[.C57])^2" office:value-type="float" office:value="0.0000958627823461755" calcext:value-type="float">
            <text:p>0.0001</text:p>
          </table:table-cell>
          <table:table-cell table:formula="of:=([.B57]-[.$H$3])^2" office:value-type="float" office:value="0.0101732465426143" calcext:value-type="float">
            <text:p>0.0102</text:p>
          </table:table-cell>
          <table:table-cell office:value-type="float" office:value="0.7399" calcext:value-type="float">
            <text:p>0.7399</text:p>
          </table:table-cell>
          <table:table-cell table:formula="of:=([.B57]-[.F57])^2" office:value-type="float" office:value="0.0000136231422278196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57]+0.01" office:value-type="float" office:value="0.56" calcext:value-type="float">
            <text:p>0.5600</text:p>
          </table:table-cell>
          <table:table-cell table:formula="of:=-2/PI()*COS(PI()*[.A58])+2/PI()" office:value-type="float" office:value="0.755910422205084" calcext:value-type="float">
            <text:p>0.7559</text:p>
          </table:table-cell>
          <table:table-cell office:value-type="float" office:value="0.7657" calcext:value-type="float">
            <text:p>0.7657</text:p>
          </table:table-cell>
          <table:table-cell table:formula="of:=([.B58]-[.C58])^2" office:value-type="float" office:value="0.0000958358334027116" calcext:value-type="float">
            <text:p>0.0001</text:p>
          </table:table-cell>
          <table:table-cell table:formula="of:=([.B58]-[.$H$3])^2" office:value-type="float" office:value="0.0145356514229744" calcext:value-type="float">
            <text:p>0.0145</text:p>
          </table:table-cell>
          <table:table-cell office:value-type="float" office:value="0.7593" calcext:value-type="float">
            <text:p>0.7593</text:p>
          </table:table-cell>
          <table:table-cell table:formula="of:=([.B58]-[.F58])^2" office:value-type="float" office:value="0.0000114892376277876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58]+0.01" office:value-type="float" office:value="0.57" calcext:value-type="float">
            <text:p>0.5700</text:p>
          </table:table-cell>
          <table:table-cell table:formula="of:=-2/PI()*COS(PI()*[.A59])+2/PI()" office:value-type="float" office:value="0.775494073048975" calcext:value-type="float">
            <text:p>0.7755</text:p>
          </table:table-cell>
          <table:table-cell office:value-type="float" office:value="0.7852" calcext:value-type="float">
            <text:p>0.7852</text:p>
          </table:table-cell>
          <table:table-cell table:formula="of:=([.B59]-[.C59])^2" office:value-type="float" office:value="0.0000942050179786315" calcext:value-type="float">
            <text:p>0.0001</text:p>
          </table:table-cell>
          <table:table-cell table:formula="of:=([.B59]-[.$H$3])^2" office:value-type="float" office:value="0.0196413330314366" calcext:value-type="float">
            <text:p>0.0196</text:p>
          </table:table-cell>
          <table:table-cell office:value-type="float" office:value="0.7787" calcext:value-type="float">
            <text:p>0.7787</text:p>
          </table:table-cell>
          <table:table-cell table:formula="of:=([.B59]-[.F59])^2" office:value-type="float" office:value="0.0000102779676153074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59]+0.01" office:value-type="float" office:value="0.58" calcext:value-type="float">
            <text:p>0.5800</text:p>
          </table:table-cell>
          <table:table-cell table:formula="of:=-2/PI()*COS(PI()*[.A60])+2/PI()" office:value-type="float" office:value="0.794940671724591" calcext:value-type="float">
            <text:p>0.7949</text:p>
          </table:table-cell>
          <table:table-cell office:value-type="float" office:value="0.8046" calcext:value-type="float">
            <text:p>0.8046</text:p>
          </table:table-cell>
          <table:table-cell table:formula="of:=([.B60]-[.C60])^2" office:value-type="float" office:value="0.0000933026227321104" calcext:value-type="float">
            <text:p>0.0001</text:p>
          </table:table-cell>
          <table:table-cell table:formula="of:=([.B60]-[.$H$3])^2" office:value-type="float" office:value="0.025470289171792" calcext:value-type="float">
            <text:p>0.0255</text:p>
          </table:table-cell>
          <table:table-cell office:value-type="float" office:value="0.7979" calcext:value-type="float">
            <text:p>0.7979</text:p>
          </table:table-cell>
          <table:table-cell table:formula="of:=([.B60]-[.F60])^2" office:value-type="float" office:value="0.00000875762384163397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60]+0.01" office:value-type="float" office:value="0.59" calcext:value-type="float">
            <text:p>0.5900</text:p>
          </table:table-cell>
          <table:table-cell table:formula="of:=-2/PI()*COS(PI()*[.A61])+2/PI()" office:value-type="float" office:value="0.814231026786856" calcext:value-type="float">
            <text:p>0.8142</text:p>
          </table:table-cell>
          <table:table-cell office:value-type="float" office:value="0.8238" calcext:value-type="float">
            <text:p>0.8238</text:p>
          </table:table-cell>
          <table:table-cell table:formula="of:=([.B61]-[.C61])^2" office:value-type="float" office:value="0.0000915652483538713" calcext:value-type="float">
            <text:p>0.0001</text:p>
          </table:table-cell>
          <table:table-cell table:formula="of:=([.B61]-[.$H$3])^2" office:value-type="float" office:value="0.0319996621807625" calcext:value-type="float">
            <text:p>0.0320</text:p>
          </table:table-cell>
          <table:table-cell office:value-type="float" office:value="0.817" calcext:value-type="float">
            <text:p>0.8170</text:p>
          </table:table-cell>
          <table:table-cell table:formula="of:=([.B61]-[.F61])^2" office:value-type="float" office:value="0.0000076672126551106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61]+0.01" office:value-type="float" office:value="0.6" calcext:value-type="float">
            <text:p>0.6000</text:p>
          </table:table-cell>
          <table:table-cell table:formula="of:=-2/PI()*COS(PI()*[.A62])+2/PI()" office:value-type="float" office:value="0.833346100984275" calcext:value-type="float">
            <text:p>0.8333</text:p>
          </table:table-cell>
          <table:table-cell office:value-type="float" office:value="0.8428" calcext:value-type="float">
            <text:p>0.8428</text:p>
          </table:table-cell>
          <table:table-cell table:formula="of:=([.B62]-[.C62])^2" office:value-type="float" office:value="0.0000893762065995265" calcext:value-type="float">
            <text:p>0.0001</text:p>
          </table:table-cell>
          <table:table-cell table:formula="of:=([.B62]-[.$H$3])^2" office:value-type="float" office:value="0.0392038289921154" calcext:value-type="float">
            <text:p>0.0392</text:p>
          </table:table-cell>
          <table:table-cell office:value-type="float" office:value="0.836" calcext:value-type="float">
            <text:p>0.8360</text:p>
          </table:table-cell>
          <table:table-cell table:formula="of:=([.B62]-[.F62])^2" office:value-type="float" office:value="0.00000704317998566549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62]+0.01" office:value-type="float" office:value="0.61" calcext:value-type="float">
            <text:p>0.6100</text:p>
          </table:table-cell>
          <table:table-cell table:formula="of:=-2/PI()*COS(PI()*[.A63])+2/PI()" office:value-type="float" office:value="0.852267030046407" calcext:value-type="float">
            <text:p>0.8523</text:p>
          </table:table-cell>
          <table:table-cell office:value-type="float" office:value="0.8616" calcext:value-type="float">
            <text:p>0.8616</text:p>
          </table:table-cell>
          <table:table-cell table:formula="of:=([.B63]-[.C63])^2" office:value-type="float" office:value="0.0000871043281546657" calcext:value-type="float">
            <text:p>0.0001</text:p>
          </table:table-cell>
          <table:table-cell table:formula="of:=([.B63]-[.$H$3])^2" office:value-type="float" office:value="0.0470545021157203" calcext:value-type="float">
            <text:p>0.0471</text:p>
          </table:table-cell>
          <table:table-cell office:value-type="float" office:value="0.8547" calcext:value-type="float">
            <text:p>0.8547</text:p>
          </table:table-cell>
          <table:table-cell table:formula="of:=([.B63]-[.F63])^2" office:value-type="float" office:value="0.00000591934279508573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63]+0.01" office:value-type="float" office:value="0.62" calcext:value-type="float">
            <text:p>0.6200</text:p>
          </table:table-cell>
          <table:table-cell table:formula="of:=-2/PI()*COS(PI()*[.A64])+2/PI()" office:value-type="float" office:value="0.870975141300619" calcext:value-type="float">
            <text:p>0.8710</text:p>
          </table:table-cell>
          <table:table-cell office:value-type="float" office:value="0.8802" calcext:value-type="float">
            <text:p>0.8802</text:p>
          </table:table-cell>
          <table:table-cell table:formula="of:=([.B64]-[.C64])^2" office:value-type="float" office:value="0.0000850980180235402" calcext:value-type="float">
            <text:p>0.0001</text:p>
          </table:table-cell>
          <table:table-cell table:formula="of:=([.B64]-[.$H$3])^2" office:value-type="float" office:value="0.0555208411331753" calcext:value-type="float">
            <text:p>0.0555</text:p>
          </table:table-cell>
          <table:table-cell office:value-type="float" office:value="0.8732" calcext:value-type="float">
            <text:p>0.8732</text:p>
          </table:table-cell>
          <table:table-cell table:formula="of:=([.B64]-[.F64])^2" office:value-type="float" office:value="0.00000494999623221005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64]+0.01" office:value-type="float" office:value="0.63" calcext:value-type="float">
            <text:p>0.6300</text:p>
          </table:table-cell>
          <table:table-cell table:formula="of:=-2/PI()*COS(PI()*[.A65])+2/PI()" office:value-type="float" office:value="0.889451972099761" calcext:value-type="float">
            <text:p>0.8895</text:p>
          </table:table-cell>
          <table:table-cell office:value-type="float" office:value="0.8986" calcext:value-type="float">
            <text:p>0.8986</text:p>
          </table:table-cell>
          <table:table-cell table:formula="of:=([.B65]-[.C65])^2" office:value-type="float" office:value="0.0000836864144635501" calcext:value-type="float">
            <text:p>0.0001</text:p>
          </table:table-cell>
          <table:table-cell table:formula="of:=([.B65]-[.$H$3])^2" office:value-type="float" office:value="0.0645695742701178" calcext:value-type="float">
            <text:p>0.0646</text:p>
          </table:table-cell>
          <table:table-cell office:value-type="float" office:value="0.8914" calcext:value-type="float">
            <text:p>0.8914</text:p>
          </table:table-cell>
          <table:table-cell table:formula="of:=([.B65]-[.F65])^2" office:value-type="float" office:value="0.00000379481270010897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65]+0.01" office:value-type="float" office:value="0.64" calcext:value-type="float">
            <text:p>0.6400</text:p>
          </table:table-cell>
          <table:table-cell table:formula="of:=-2/PI()*COS(PI()*[.A66])+2/PI()" office:value-type="float" office:value="0.907679288042569" calcext:value-type="float">
            <text:p>0.9077</text:p>
          </table:table-cell>
          <table:table-cell office:value-type="float" office:value="0.9167" calcext:value-type="float">
            <text:p>0.9167</text:p>
          </table:table-cell>
          <table:table-cell table:formula="of:=([.B66]-[.C66])^2" office:value-type="float" office:value="0.0000813732442189473" calcext:value-type="float">
            <text:p>0.0001</text:p>
          </table:table-cell>
          <table:table-cell table:formula="of:=([.B66]-[.$H$3])^2" office:value-type="float" office:value="0.0741651295655694" calcext:value-type="float">
            <text:p>0.0742</text:p>
          </table:table-cell>
          <table:table-cell office:value-type="float" office:value="0.9093" calcext:value-type="float">
            <text:p>0.9093</text:p>
          </table:table-cell>
          <table:table-cell table:formula="of:=([.B66]-[.F66])^2" office:value-type="float" office:value="0.00000262670724896115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66]+0.01" office:value-type="float" office:value="0.65" calcext:value-type="float">
            <text:p>0.6500</text:p>
          </table:table-cell>
          <table:table-cell table:formula="of:=-2/PI()*COS(PI()*[.A67])+2/PI()" office:value-type="float" office:value="0.925639100968817" calcext:value-type="float">
            <text:p>0.9256</text:p>
          </table:table-cell>
          <table:table-cell office:value-type="float" office:value="0.9345" calcext:value-type="float">
            <text:p>0.9345</text:p>
          </table:table-cell>
          <table:table-cell table:formula="of:=([.B67]-[.C67])^2" office:value-type="float" office:value="0.0000785155316408224" calcext:value-type="float">
            <text:p>0.0001</text:p>
          </table:table-cell>
          <table:table-cell table:formula="of:=([.B67]-[.$H$3])^2" office:value-type="float" office:value="0.0842697751207876" calcext:value-type="float">
            <text:p>0.0843</text:p>
          </table:table-cell>
          <table:table-cell office:value-type="float" office:value="0.9269" calcext:value-type="float">
            <text:p>0.9269</text:p>
          </table:table-cell>
          <table:table-cell table:formula="of:=([.B67]-[.F67])^2" office:value-type="float" office:value="0.00000158986636683846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67]+0.01" office:value-type="float" office:value="0.66" calcext:value-type="float">
            <text:p>0.6600</text:p>
          </table:table-cell>
          <table:table-cell table:formula="of:=-2/PI()*COS(PI()*[.A68])+2/PI()" office:value-type="float" office:value="0.943313686711462" calcext:value-type="float">
            <text:p>0.9433</text:p>
          </table:table-cell>
          <table:table-cell office:value-type="float" office:value="0.952" calcext:value-type="float">
            <text:p>0.9520</text:p>
          </table:table-cell>
          <table:table-cell table:formula="of:=([.B68]-[.C68])^2" office:value-type="float" office:value="0.0000754520385466314" calcext:value-type="float">
            <text:p>0.0001</text:p>
          </table:table-cell>
          <table:table-cell table:formula="of:=([.B68]-[.$H$3])^2" office:value-type="float" office:value="0.0948437678742591" calcext:value-type="float">
            <text:p>0.0948</text:p>
          </table:table-cell>
          <table:table-cell office:value-type="float" office:value="0.9442" calcext:value-type="float">
            <text:p>0.9442</text:p>
          </table:table-cell>
          <table:table-cell table:formula="of:=([.B68]-[.F68])^2" office:value-type="float" office:value="0.00000078555124543914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68]+0.01" office:value-type="float" office:value="0.67" calcext:value-type="float">
            <text:p>0.6700</text:p>
          </table:table-cell>
          <table:table-cell table:formula="of:=-2/PI()*COS(PI()*[.A69])+2/PI()" office:value-type="float" office:value="0.960685602588255" calcext:value-type="float">
            <text:p>0.9607</text:p>
          </table:table-cell>
          <table:table-cell office:value-type="float" office:value="0.9693" calcext:value-type="float">
            <text:p>0.9693</text:p>
          </table:table-cell>
          <table:table-cell table:formula="of:=([.B69]-[.C69])^2" office:value-type="float" office:value="0.000074207842767486" calcext:value-type="float">
            <text:p>0.0001</text:p>
          </table:table-cell>
          <table:table-cell table:formula="of:=([.B69]-[.$H$3])^2" office:value-type="float" office:value="0.105845510315826" calcext:value-type="float">
            <text:p>0.1058</text:p>
          </table:table-cell>
          <table:table-cell office:value-type="float" office:value="0.9612" calcext:value-type="float">
            <text:p>0.9612</text:p>
          </table:table-cell>
          <table:table-cell table:formula="of:=([.B69]-[.F69])^2" office:value-type="float" office:value="0.000000264604697210382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69]+0.01" office:value-type="float" office:value="0.68" calcext:value-type="float">
            <text:p>0.6800</text:p>
          </table:table-cell>
          <table:table-cell table:formula="of:=-2/PI()*COS(PI()*[.A70])+2/PI()" office:value-type="float" office:value="0.977737704615561" calcext:value-type="float">
            <text:p>0.9777</text:p>
          </table:table-cell>
          <table:table-cell office:value-type="float" office:value="0.9861" calcext:value-type="float">
            <text:p>0.9861</text:p>
          </table:table-cell>
          <table:table-cell table:formula="of:=([.B70]-[.C70])^2" office:value-type="float" office:value="0.0000699279840966024" calcext:value-type="float">
            <text:p>0.0001</text:p>
          </table:table-cell>
          <table:table-cell table:formula="of:=([.B70]-[.$H$3])^2" office:value-type="float" office:value="0.117231714521594" calcext:value-type="float">
            <text:p>0.1172</text:p>
          </table:table-cell>
          <table:table-cell office:value-type="float" office:value="0.9779" calcext:value-type="float">
            <text:p>0.9779</text:p>
          </table:table-cell>
          <table:table-cell table:formula="of:=([.B70]-[.F70])^2" office:value-type="float" office:value="0.0000000263397918100275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70]+0.01" office:value-type="float" office:value="0.69" calcext:value-type="float">
            <text:p>0.6900</text:p>
          </table:table-cell>
          <table:table-cell table:formula="of:=-2/PI()*COS(PI()*[.A71])+2/PI()" office:value-type="float" office:value="0.994453164427407" calcext:value-type="float">
            <text:p>0.9945</text:p>
          </table:table-cell>
          <table:table-cell office:value-type="float" office:value="1.003" calcext:value-type="float">
            <text:p>1.0030</text:p>
          </table:table-cell>
          <table:table-cell table:formula="of:=([.B71]-[.C71])^2" office:value-type="float" office:value="0.0000730483983049478" calcext:value-type="float">
            <text:p>0.0001</text:p>
          </table:table-cell>
          <table:table-cell table:formula="of:=([.B71]-[.$H$3])^2" office:value-type="float" office:value="0.128957572862379" calcext:value-type="float">
            <text:p>0.1290</text:p>
          </table:table-cell>
          <table:table-cell office:value-type="float" office:value="0.9944" calcext:value-type="float">
            <text:p>0.9944</text:p>
          </table:table-cell>
          <table:table-cell table:formula="of:=([.B71]-[.F71])^2" office:value-type="float" office:value="0.00000000282645634144261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71]+0.01" office:value-type="float" office:value="0.7" calcext:value-type="float">
            <text:p>0.7000</text:p>
          </table:table-cell>
          <table:table-cell table:formula="of:=-2/PI()*COS(PI()*[.A72])+2/PI()" office:value-type="float" office:value="1.01081548588304" calcext:value-type="float">
            <text:p>1.0108</text:p>
          </table:table-cell>
          <table:table-cell office:value-type="float" office:value="1.019" calcext:value-type="float">
            <text:p>1.0190</text:p>
          </table:table-cell>
          <table:table-cell table:formula="of:=([.B72]-[.C72])^2" office:value-type="float" office:value="0.0000669862713307553" calcext:value-type="float">
            <text:p>0.0001</text:p>
          </table:table-cell>
          <table:table-cell table:formula="of:=([.B72]-[.$H$3])^2" office:value-type="float" office:value="0.140976934712122" calcext:value-type="float">
            <text:p>0.1410</text:p>
          </table:table-cell>
          <table:table-cell office:value-type="float" office:value="1.011" calcext:value-type="float">
            <text:p>1.0110</text:p>
          </table:table-cell>
          <table:table-cell table:formula="of:=([.B72]-[.F72])^2" office:value-type="float" office:value="0.0000000340454593583765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72]+0.01" office:value-type="float" office:value="0.71" calcext:value-type="float">
            <text:p>0.7100</text:p>
          </table:table-cell>
          <table:table-cell table:formula="of:=-2/PI()*COS(PI()*[.A73])+2/PI()" office:value-type="float" office:value="1.02680852134663" calcext:value-type="float">
            <text:p>1.0268</text:p>
          </table:table-cell>
          <table:table-cell office:value-type="float" office:value="1.035" calcext:value-type="float">
            <text:p>1.0350</text:p>
          </table:table-cell>
          <table:table-cell table:formula="of:=([.B73]-[.C73])^2" office:value-type="float" office:value="0.0000671003225286982" calcext:value-type="float">
            <text:p>0.0001</text:p>
          </table:table-cell>
          <table:table-cell table:formula="of:=([.B73]-[.$H$3])^2" office:value-type="float" office:value="0.153242488458997" calcext:value-type="float">
            <text:p>0.1532</text:p>
          </table:table-cell>
          <table:table-cell office:value-type="float" office:value="1.026" calcext:value-type="float">
            <text:p>1.0260</text:p>
          </table:table-cell>
          <table:table-cell table:formula="of:=([.B73]-[.F73])^2" office:value-type="float" office:value="0.000000653706767948145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73]+0.01" office:value-type="float" office:value="0.72" calcext:value-type="float">
            <text:p>0.7200</text:p>
          </table:table-cell>
          <table:table-cell table:formula="of:=-2/PI()*COS(PI()*[.A74])+2/PI()" office:value-type="float" office:value="1.04241648762303" calcext:value-type="float">
            <text:p>1.0424</text:p>
          </table:table-cell>
          <table:table-cell office:value-type="float" office:value="1.05" calcext:value-type="float">
            <text:p>1.0500</text:p>
          </table:table-cell>
          <table:table-cell table:formula="of:=([.B74]-[.C74])^2" office:value-type="float" office:value="0.000057509659971682" calcext:value-type="float">
            <text:p>0.0001</text:p>
          </table:table-cell>
          <table:table-cell table:formula="of:=([.B74]-[.$H$3])^2" office:value-type="float" office:value="0.165705948101029" calcext:value-type="float">
            <text:p>0.1657</text:p>
          </table:table-cell>
          <table:table-cell office:value-type="float" office:value="1.042" calcext:value-type="float">
            <text:p>1.0420</text:p>
          </table:table-cell>
          <table:table-cell table:formula="of:=([.B74]-[.F74])^2" office:value-type="float" office:value="0.000000173461940135823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74]+0.01" office:value-type="float" office:value="0.73" calcext:value-type="float">
            <text:p>0.7300</text:p>
          </table:table-cell>
          <table:table-cell table:formula="of:=-2/PI()*COS(PI()*[.A75])+2/PI()" office:value-type="float" office:value="1.05762398153391" calcext:value-type="float">
            <text:p>1.0576</text:p>
          </table:table-cell>
          <table:table-cell office:value-type="float" office:value="1.065" calcext:value-type="float">
            <text:p>1.0650</text:p>
          </table:table-cell>
          <table:table-cell table:formula="of:=([.B75]-[.C75])^2" office:value-type="float" office:value="0.0000544056484121635" calcext:value-type="float">
            <text:p>0.0001</text:p>
          </table:table-cell>
          <table:table-cell table:formula="of:=([.B75]-[.$H$3])^2" office:value-type="float" office:value="0.178318243689928" calcext:value-type="float">
            <text:p>0.1783</text:p>
          </table:table-cell>
          <table:table-cell office:value-type="float" office:value="1.056" calcext:value-type="float">
            <text:p>1.0560</text:p>
          </table:table-cell>
          <table:table-cell table:formula="of:=([.B75]-[.F75])^2" office:value-type="float" office:value="0.00000263731602246651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75]+0.01" office:value-type="float" office:value="0.74" calcext:value-type="float">
            <text:p>0.7400</text:p>
          </table:table-cell>
          <table:table-cell table:formula="of:=-2/PI()*COS(PI()*[.A76])+2/PI()" office:value-type="float" office:value="1.07241599511879" calcext:value-type="float">
            <text:p>1.0724</text:p>
          </table:table-cell>
          <table:table-cell office:value-type="float" office:value="1.08" calcext:value-type="float">
            <text:p>1.0800</text:p>
          </table:table-cell>
          <table:table-cell table:formula="of:=([.B76]-[.C76])^2" office:value-type="float" office:value="0.0000575171300382125" calcext:value-type="float">
            <text:p>0.0001</text:p>
          </table:table-cell>
          <table:table-cell table:formula="of:=([.B76]-[.$H$3])^2" office:value-type="float" office:value="0.191029714871673" calcext:value-type="float">
            <text:p>0.1910</text:p>
          </table:table-cell>
          <table:table-cell office:value-type="float" office:value="1.071" calcext:value-type="float">
            <text:p>1.0710</text:p>
          </table:table-cell>
          <table:table-cell table:formula="of:=([.B76]-[.F76])^2" office:value-type="float" office:value="0.00000200504217643831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76]+0.01" office:value-type="float" office:value="0.75" calcext:value-type="float">
            <text:p>0.7500</text:p>
          </table:table-cell>
          <table:table-cell table:formula="of:=-2/PI()*COS(PI()*[.A77])+2/PI()" office:value-type="float" office:value="1.08677793044614" calcext:value-type="float">
            <text:p>1.0868</text:p>
          </table:table-cell>
          <table:table-cell office:value-type="float" office:value="1.094" calcext:value-type="float">
            <text:p>1.0940</text:p>
          </table:table-cell>
          <table:table-cell table:formula="of:=([.B77]-[.C77])^2" office:value-type="float" office:value="0.0000521582886408663" calcext:value-type="float">
            <text:p>0.0001</text:p>
          </table:table-cell>
          <table:table-cell table:formula="of:=([.B77]-[.$H$3])^2" office:value-type="float" office:value="0.203790306760123" calcext:value-type="float">
            <text:p>0.2038</text:p>
          </table:table-cell>
          <table:table-cell office:value-type="float" office:value="1.085" calcext:value-type="float">
            <text:p>1.0850</text:p>
          </table:table-cell>
          <table:table-cell table:formula="of:=([.B77]-[.F77])^2" office:value-type="float" office:value="0.00000316103667129361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77]+0.01" office:value-type="float" office:value="0.76" calcext:value-type="float">
            <text:p>0.7600</text:p>
          </table:table-cell>
          <table:table-cell table:formula="of:=-2/PI()*COS(PI()*[.A78])+2/PI()" office:value-type="float" office:value="1.10069561401971" calcext:value-type="float">
            <text:p>1.1007</text:p>
          </table:table-cell>
          <table:table-cell office:value-type="float" office:value="1.107" calcext:value-type="float">
            <text:p>1.1070</text:p>
          </table:table-cell>
          <table:table-cell table:formula="of:=([.B78]-[.C78])^2" office:value-type="float" office:value="0.000039745282588486" calcext:value-type="float">
            <text:p>0.0000</text:p>
          </table:table-cell>
          <table:table-cell table:formula="of:=([.B78]-[.$H$3])^2" office:value-type="float" office:value="0.216549767370772" calcext:value-type="float">
            <text:p>0.2165</text:p>
          </table:table-cell>
          <table:table-cell office:value-type="float" office:value="1.098" calcext:value-type="float">
            <text:p>1.0980</text:p>
          </table:table-cell>
          <table:table-cell table:formula="of:=([.B78]-[.F78])^2" office:value-type="float" office:value="0.00000726633494325275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78]+0.01" office:value-type="float" office:value="0.77" calcext:value-type="float">
            <text:p>0.7700</text:p>
          </table:table-cell>
          <table:table-cell table:formula="of:=-2/PI()*COS(PI()*[.A79])+2/PI()" office:value-type="float" office:value="1.11415531076613" calcext:value-type="float">
            <text:p>1.1142</text:p>
          </table:table-cell>
          <table:table-cell office:value-type="float" office:value="1.121" calcext:value-type="float">
            <text:p>1.1210</text:p>
          </table:table-cell>
          <table:table-cell table:formula="of:=([.B79]-[.C79])^2" office:value-type="float" office:value="0.0000468497707082809" calcext:value-type="float">
            <text:p>0.0000</text:p>
          </table:table-cell>
          <table:table-cell table:formula="of:=([.B79]-[.$H$3])^2" office:value-type="float" office:value="0.229257845835546" calcext:value-type="float">
            <text:p>0.2293</text:p>
          </table:table-cell>
          <table:table-cell office:value-type="float" office:value="1.111" calcext:value-type="float">
            <text:p>1.1110</text:p>
          </table:table-cell>
          <table:table-cell table:formula="of:=([.B79]-[.F79])^2" office:value-type="float" office:value="0.00000995598603084442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79]+0.01" office:value-type="float" office:value="0.78" calcext:value-type="float">
            <text:p>0.7800</text:p>
          </table:table-cell>
          <table:table-cell table:formula="of:=-2/PI()*COS(PI()*[.A80])+2/PI()" office:value-type="float" office:value="1.12714373758971" calcext:value-type="float">
            <text:p>1.1271</text:p>
          </table:table-cell>
          <table:table-cell office:value-type="float" office:value="1.133" calcext:value-type="float">
            <text:p>1.1330</text:p>
          </table:table-cell>
          <table:table-cell table:formula="of:=([.B80]-[.C80])^2" office:value-type="float" office:value="0.0000342958094181525" calcext:value-type="float">
            <text:p>0.0000</text:p>
          </table:table-cell>
          <table:table-cell table:formula="of:=([.B80]-[.$H$3])^2" office:value-type="float" office:value="0.24186449061651" calcext:value-type="float">
            <text:p>0.2419</text:p>
          </table:table-cell>
          <table:table-cell office:value-type="float" office:value="1.124" calcext:value-type="float">
            <text:p>1.1240</text:p>
          </table:table-cell>
          <table:table-cell table:formula="of:=([.B80]-[.F80])^2" office:value-type="float" office:value="0.0000098830860329674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80]+0.01" office:value-type="float" office:value="0.790000000000001" calcext:value-type="float">
            <text:p>0.7900</text:p>
          </table:table-cell>
          <table:table-cell table:formula="of:=-2/PI()*COS(PI()*[.A81])+2/PI()" office:value-type="float" office:value="1.1396480764813" calcext:value-type="float">
            <text:p>1.1396</text:p>
          </table:table-cell>
          <table:table-cell office:value-type="float" office:value="1.146" calcext:value-type="float">
            <text:p>1.1460</text:p>
          </table:table-cell>
          <table:table-cell table:formula="of:=([.B81]-[.C81])^2" office:value-type="float" office:value="0.0000403469323874446" calcext:value-type="float">
            <text:p>0.0000</text:p>
          </table:table-cell>
          <table:table-cell table:formula="of:=([.B81]-[.$H$3])^2" office:value-type="float" office:value="0.254320046936305" calcext:value-type="float">
            <text:p>0.2543</text:p>
          </table:table-cell>
          <table:table-cell office:value-type="float" office:value="1.136" calcext:value-type="float">
            <text:p>1.1360</text:p>
          </table:table-cell>
          <table:table-cell table:formula="of:=([.B81]-[.F81])^2" office:value-type="float" office:value="0.0000133084620133952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81]+0.01" office:value-type="float" office:value="0.8" calcext:value-type="float">
            <text:p>0.8000</text:p>
          </table:table-cell>
          <table:table-cell table:formula="of:=-2/PI()*COS(PI()*[.A82])+2/PI()" office:value-type="float" office:value="1.15165598716807" calcext:value-type="float">
            <text:p>1.1517</text:p>
          </table:table-cell>
          <table:table-cell office:value-type="float" office:value="1.157" calcext:value-type="float">
            <text:p>1.1570</text:p>
          </table:table-cell>
          <table:table-cell table:formula="of:=([.B82]-[.C82])^2" office:value-type="float" office:value="0.0000285584731478774" calcext:value-type="float">
            <text:p>0.0000</text:p>
          </table:table-cell>
          <table:table-cell table:formula="of:=([.B82]-[.$H$3])^2" office:value-type="float" office:value="0.266575452646266" calcext:value-type="float">
            <text:p>0.2666</text:p>
          </table:table-cell>
          <table:table-cell office:value-type="float" office:value="1.148" calcext:value-type="float">
            <text:p>1.1480</text:p>
          </table:table-cell>
          <table:table-cell table:formula="of:=([.B82]-[.F82])^2" office:value-type="float" office:value="0.0000133662421730627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82]+0.01" office:value-type="float" office:value="0.810000000000001" calcext:value-type="float">
            <text:p>0.8100</text:p>
          </table:table-cell>
          <table:table-cell table:formula="of:=-2/PI()*COS(PI()*[.A83])+2/PI()" office:value-type="float" office:value="1.1631556192919" calcext:value-type="float">
            <text:p>1.1632</text:p>
          </table:table-cell>
          <table:table-cell office:value-type="float" office:value="1.169" calcext:value-type="float">
            <text:p>1.1690</text:p>
          </table:table-cell>
          <table:table-cell table:formula="of:=([.B83]-[.C83])^2" office:value-type="float" office:value="0.0000341567858611895" calcext:value-type="float">
            <text:p>0.0000</text:p>
          </table:table-cell>
          <table:table-cell table:formula="of:=([.B83]-[.$H$3])^2" office:value-type="float" office:value="0.278582431759307" calcext:value-type="float">
            <text:p>0.2786</text:p>
          </table:table-cell>
          <table:table-cell office:value-type="float" office:value="1.159" calcext:value-type="float">
            <text:p>1.1590</text:p>
          </table:table-cell>
          <table:table-cell table:formula="of:=([.B83]-[.F83])^2" office:value-type="float" office:value="0.0000172691716992272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83]+0.01" office:value-type="float" office:value="0.82" calcext:value-type="float">
            <text:p>0.8200</text:p>
          </table:table-cell>
          <table:table-cell table:formula="of:=-2/PI()*COS(PI()*[.A84])+2/PI()" office:value-type="float" office:value="1.17413562410427" calcext:value-type="float">
            <text:p>1.1741</text:p>
          </table:table-cell>
          <table:table-cell office:value-type="float" office:value="1.179" calcext:value-type="float">
            <text:p>1.1790</text:p>
          </table:table-cell>
          <table:table-cell table:formula="of:=([.B84]-[.C84])^2" office:value-type="float" office:value="0.00002366215285499" calcext:value-type="float">
            <text:p>0.0000</text:p>
          </table:table-cell>
          <table:table-cell table:formula="of:=([.B84]-[.$H$3])^2" office:value-type="float" office:value="0.290293684883867" calcext:value-type="float">
            <text:p>0.2903</text:p>
          </table:table-cell>
          <table:table-cell office:value-type="float" office:value="1.17" calcext:value-type="float">
            <text:p>1.1700</text:p>
          </table:table-cell>
          <table:table-cell table:formula="of:=([.B84]-[.F84])^2" office:value-type="float" office:value="0.0000171033867317937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84]+0.01" office:value-type="float" office:value="0.83" calcext:value-type="float">
            <text:p>0.8300</text:p>
          </table:table-cell>
          <table:table-cell table:formula="of:=-2/PI()*COS(PI()*[.A85])+2/PI()" office:value-type="float" office:value="1.18458516566604" calcext:value-type="float">
            <text:p>1.1846</text:p>
          </table:table-cell>
          <table:table-cell office:value-type="float" office:value="1.19" calcext:value-type="float">
            <text:p>1.1900</text:p>
          </table:table-cell>
          <table:table-cell table:formula="of:=([.B85]-[.C85])^2" office:value-type="float" office:value="0.0000293204308641978" calcext:value-type="float">
            <text:p>0.0000</text:p>
          </table:table-cell>
          <table:table-cell table:formula="of:=([.B85]-[.$H$3])^2" office:value-type="float" office:value="0.301663075807472" calcext:value-type="float">
            <text:p>0.3017</text:p>
          </table:table-cell>
          <table:table-cell office:value-type="float" office:value="1.18" calcext:value-type="float">
            <text:p>1.1800</text:p>
          </table:table-cell>
          <table:table-cell table:formula="of:=([.B85]-[.F85])^2" office:value-type="float" office:value="0.0000210237441850611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85]+0.01" office:value-type="float" office:value="0.84" calcext:value-type="float">
            <text:p>0.8400</text:p>
          </table:table-cell>
          <table:table-cell table:formula="of:=-2/PI()*COS(PI()*[.A86])+2/PI()" office:value-type="float" office:value="1.1944939315413" calcext:value-type="float">
            <text:p>1.1945</text:p>
          </table:table-cell>
          <table:table-cell office:value-type="float" office:value="1.199" calcext:value-type="float">
            <text:p>1.1990</text:p>
          </table:table-cell>
          <table:table-cell table:formula="of:=([.B86]-[.C86])^2" office:value-type="float" office:value="0.0000203046529545165" calcext:value-type="float">
            <text:p>0.0000</text:p>
          </table:table-cell>
          <table:table-cell table:formula="of:=([.B86]-[.$H$3])^2" office:value-type="float" office:value="0.312645813493619" calcext:value-type="float">
            <text:p>0.3126</text:p>
          </table:table-cell>
          <table:table-cell office:value-type="float" office:value="1.19" calcext:value-type="float">
            <text:p>1.1900</text:p>
          </table:table-cell>
          <table:table-cell table:formula="of:=([.B86]-[.F86])^2" office:value-type="float" office:value="0.0000201954206978666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86]+0.01" office:value-type="float" office:value="0.850000000000001" calcext:value-type="float">
            <text:p>0.8500</text:p>
          </table:table-cell>
          <table:table-cell table:formula="of:=-2/PI()*COS(PI()*[.A87])+2/PI()" office:value-type="float" office:value="1.20385214297441" calcext:value-type="float">
            <text:p>1.2039</text:p>
          </table:table-cell>
          <table:table-cell office:value-type="float" office:value="1.208" calcext:value-type="float">
            <text:p>1.2080</text:p>
          </table:table-cell>
          <table:table-cell table:formula="of:=([.B87]-[.C87])^2" office:value-type="float" office:value="0.0000172047179047322" calcext:value-type="float">
            <text:p>0.0000</text:p>
          </table:table-cell>
          <table:table-cell table:formula="of:=([.B87]-[.$H$3])^2" office:value-type="float" office:value="0.323198628773811" calcext:value-type="float">
            <text:p>0.3232</text:p>
          </table:table-cell>
          <table:table-cell office:value-type="float" office:value="1.199" calcext:value-type="float">
            <text:p>1.1990</text:p>
          </table:table-cell>
          <table:table-cell table:formula="of:=([.B87]-[.F87])^2" office:value-type="float" office:value="0.0000235432914441201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87]+0.01" office:value-type="float" office:value="0.860000000000001" calcext:value-type="float">
            <text:p>0.8600</text:p>
          </table:table-cell>
          <table:table-cell table:formula="of:=-2/PI()*COS(PI()*[.A88])+2/PI()" office:value-type="float" office:value="1.21265056454053" calcext:value-type="float">
            <text:p>1.2127</text:p>
          </table:table-cell>
          <table:table-cell office:value-type="float" office:value="1.217" calcext:value-type="float">
            <text:p>1.2170</text:p>
          </table:table-cell>
          <table:table-cell table:formula="of:=([.B88]-[.C88])^2" office:value-type="float" office:value="0.0000189175888161064" calcext:value-type="float">
            <text:p>0.0000</text:p>
          </table:table-cell>
          <table:table-cell table:formula="of:=([.B88]-[.$H$3])^2" office:value-type="float" office:value="0.3332799450375" calcext:value-type="float">
            <text:p>0.3333</text:p>
          </table:table-cell>
          <table:table-cell office:value-type="float" office:value="1.207" calcext:value-type="float">
            <text:p>1.2070</text:p>
          </table:table-cell>
          <table:table-cell table:formula="of:=([.B88]-[.F88])^2" office:value-type="float" office:value="0.0000319288796266803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88]+0.01" office:value-type="float" office:value="0.87" calcext:value-type="float">
            <text:p>0.8700</text:p>
          </table:table-cell>
          <table:table-cell table:formula="of:=-2/PI()*COS(PI()*[.A89])+2/PI()" office:value-type="float" office:value="1.22088051325981" calcext:value-type="float">
            <text:p>1.2209</text:p>
          </table:table-cell>
          <table:table-cell office:value-type="float" office:value="1.225" calcext:value-type="float">
            <text:p>1.2250</text:p>
          </table:table-cell>
          <table:table-cell table:formula="of:=([.B89]-[.C89])^2" office:value-type="float" office:value="0.0000169701710025804" calcext:value-type="float">
            <text:p>0.0000</text:p>
          </table:table-cell>
          <table:table-cell table:formula="of:=([.B89]-[.$H$3])^2" office:value-type="float" office:value="0.342850042246367" calcext:value-type="float">
            <text:p>0.3429</text:p>
          </table:table-cell>
          <table:table-cell office:value-type="float" office:value="1.215" calcext:value-type="float">
            <text:p>1.2150</text:p>
          </table:table-cell>
          <table:table-cell table:formula="of:=([.B89]-[.F89])^2" office:value-type="float" office:value="0.0000345804361988311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89]+0.01" office:value-type="float" office:value="0.88" calcext:value-type="float">
            <text:p>0.8800</text:p>
          </table:table-cell>
          <table:table-cell table:formula="of:=-2/PI()*COS(PI()*[.A90])+2/PI()" office:value-type="float" office:value="1.22853386716649" calcext:value-type="float">
            <text:p>1.2285</text:p>
          </table:table-cell>
          <table:table-cell office:value-type="float" office:value="1.232" calcext:value-type="float">
            <text:p>1.2320</text:p>
          </table:table-cell>
          <table:table-cell table:formula="of:=([.B90]-[.C90])^2" office:value-type="float" office:value="0.0000120140768195341" calcext:value-type="float">
            <text:p>0.0000</text:p>
          </table:table-cell>
          <table:table-cell table:formula="of:=([.B90]-[.$H$3])^2" office:value-type="float" office:value="0.351871213625727" calcext:value-type="float">
            <text:p>0.3519</text:p>
          </table:table-cell>
          <table:table-cell office:value-type="float" office:value="1.222" calcext:value-type="float">
            <text:p>1.2220</text:p>
          </table:table-cell>
          <table:table-cell table:formula="of:=([.B90]-[.F90])^2" office:value-type="float" office:value="0.0000426914201493399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90]+0.01" office:value-type="float" office:value="0.890000000000001" calcext:value-type="float">
            <text:p>0.8900</text:p>
          </table:table-cell>
          <table:table-cell table:formula="of:=-2/PI()*COS(PI()*[.A91])+2/PI()" office:value-type="float" office:value="1.23560307332426" calcext:value-type="float">
            <text:p>1.2356</text:p>
          </table:table-cell>
          <table:table-cell office:value-type="float" office:value="1.239" calcext:value-type="float">
            <text:p>1.2390</text:p>
          </table:table-cell>
          <table:table-cell table:formula="of:=([.B91]-[.C91])^2" office:value-type="float" office:value="0.0000115391108403833" calcext:value-type="float">
            <text:p>0.0000</text:p>
          </table:table-cell>
          <table:table-cell table:formula="of:=([.B91]-[.$H$3])^2" office:value-type="float" office:value="0.36030791441473" calcext:value-type="float">
            <text:p>0.3603</text:p>
          </table:table-cell>
          <table:table-cell office:value-type="float" office:value="1.229" calcext:value-type="float">
            <text:p>1.2290</text:p>
          </table:table-cell>
          <table:table-cell table:formula="of:=([.B91]-[.F91])^2" office:value-type="float" office:value="0.0000436005773254971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91]+0.01" office:value-type="float" office:value="0.900000000000001" calcext:value-type="float">
            <text:p>0.9000</text:p>
          </table:table-cell>
          <table:table-cell table:formula="of:=-2/PI()*COS(PI()*[.A92])+2/PI()" office:value-type="float" office:value="1.24208115528011" calcext:value-type="float">
            <text:p>1.2421</text:p>
          </table:table-cell>
          <table:table-cell office:value-type="float" office:value="1.245" calcext:value-type="float">
            <text:p>1.2450</text:p>
          </table:table-cell>
          <table:table-cell table:formula="of:=([.B92]-[.C92])^2" office:value-type="float" office:value="0.00000851965449884666" calcext:value-type="float">
            <text:p>0.0000</text:p>
          </table:table-cell>
          <table:table-cell table:formula="of:=([.B92]-[.$H$3])^2" office:value-type="float" office:value="0.368126902088364" calcext:value-type="float">
            <text:p>0.3681</text:p>
          </table:table-cell>
          <table:table-cell office:value-type="float" office:value="1.235" calcext:value-type="float">
            <text:p>1.2350</text:p>
          </table:table-cell>
          <table:table-cell table:formula="of:=([.B92]-[.F92])^2" office:value-type="float" office:value="0.0000501427601009888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92]+0.01" office:value-type="float" office:value="0.910000000000001" calcext:value-type="float">
            <text:p>0.9100</text:p>
          </table:table-cell>
          <table:table-cell table:formula="of:=-2/PI()*COS(PI()*[.A93])+2/PI()" office:value-type="float" office:value="1.24796171994926" calcext:value-type="float">
            <text:p>1.2480</text:p>
          </table:table-cell>
          <table:table-cell office:value-type="float" office:value="1.251" calcext:value-type="float">
            <text:p>1.2510</text:p>
          </table:table-cell>
          <table:table-cell table:formula="of:=([.B93]-[.C93])^2" office:value-type="float" office:value="0.00000923114566670593" calcext:value-type="float">
            <text:p>0.0000</text:p>
          </table:table-cell>
          <table:table-cell table:formula="of:=([.B93]-[.$H$3])^2" office:value-type="float" office:value="0.375297367497944" calcext:value-type="float">
            <text:p>0.3753</text:p>
          </table:table-cell>
          <table:table-cell office:value-type="float" office:value="1.241" calcext:value-type="float">
            <text:p>1.2410</text:p>
          </table:table-cell>
          <table:table-cell table:formula="of:=([.B93]-[.F93])^2" office:value-type="float" office:value="0.0000484655446519646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93]+0.01" office:value-type="float" office:value="0.92" calcext:value-type="float">
            <text:p>0.9200</text:p>
          </table:table-cell>
          <table:table-cell table:formula="of:=-2/PI()*COS(PI()*[.A94])+2/PI()" office:value-type="float" office:value="1.25323896392436" calcext:value-type="float">
            <text:p>1.2532</text:p>
          </table:table-cell>
          <table:table-cell office:value-type="float" office:value="1.256" calcext:value-type="float">
            <text:p>1.2560</text:p>
          </table:table-cell>
          <table:table-cell table:formula="of:=([.B94]-[.C94])^2" office:value-type="float" office:value="0.00000762332021096861" calcext:value-type="float">
            <text:p>0.0000</text:p>
          </table:table-cell>
          <table:table-cell table:formula="of:=([.B94]-[.$H$3])^2" office:value-type="float" office:value="0.381791056412552" calcext:value-type="float">
            <text:p>0.3818</text:p>
          </table:table-cell>
          <table:table-cell office:value-type="float" office:value="1.245" calcext:value-type="float">
            <text:p>1.2450</text:p>
          </table:table-cell>
          <table:table-cell table:formula="of:=([.B94]-[.F94])^2" office:value-type="float" office:value="0.0000678805265469543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94]+0.01" office:value-type="float" office:value="0.930000000000001" calcext:value-type="float">
            <text:p>0.9300</text:p>
          </table:table-cell>
          <table:table-cell table:formula="of:=-2/PI()*COS(PI()*[.A95])+2/PI()" office:value-type="float" office:value="1.25790767920273" calcext:value-type="float">
            <text:p>1.2579</text:p>
          </table:table-cell>
          <table:table-cell office:value-type="float" office:value="1.26" calcext:value-type="float">
            <text:p>1.2600</text:p>
          </table:table-cell>
          <table:table-cell table:formula="of:=([.B95]-[.C95])^2" office:value-type="float" office:value="0.00000437780631867211" calcext:value-type="float">
            <text:p>0.0000</text:p>
          </table:table-cell>
          <table:table-cell table:formula="of:=([.B95]-[.$H$3])^2" office:value-type="float" office:value="0.38758238098185" calcext:value-type="float">
            <text:p>0.3876</text:p>
          </table:table-cell>
          <table:table-cell office:value-type="float" office:value="1.25" calcext:value-type="float">
            <text:p>1.2500</text:p>
          </table:table-cell>
          <table:table-cell table:formula="of:=([.B95]-[.F95])^2" office:value-type="float" office:value="0.0000625313903733509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95]+0.01" office:value-type="float" office:value="0.940000000000001" calcext:value-type="float">
            <text:p>0.9400</text:p>
          </table:table-cell>
          <table:table-cell table:formula="of:=-2/PI()*COS(PI()*[.A96])+2/PI()" office:value-type="float" office:value="1.26196325832606" calcext:value-type="float">
            <text:p>1.2620</text:p>
          </table:table-cell>
          <table:table-cell office:value-type="float" office:value="1.264" calcext:value-type="float">
            <text:p>1.2640</text:p>
          </table:table-cell>
          <table:table-cell table:formula="of:=([.B96]-[.C96])^2" office:value-type="float" office:value="0.00000414831664637735" calcext:value-type="float">
            <text:p>0.0000</text:p>
          </table:table-cell>
          <table:table-cell table:formula="of:=([.B96]-[.$H$3])^2" office:value-type="float" office:value="0.392648520680375" calcext:value-type="float">
            <text:p>0.3926</text:p>
          </table:table-cell>
          <table:table-cell office:value-type="float" office:value="1.254" calcext:value-type="float">
            <text:p>1.2540</text:p>
          </table:table-cell>
          <table:table-cell table:formula="of:=([.B96]-[.F96])^2" office:value-type="float" office:value="0.0000634134831675115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96]+0.01" office:value-type="float" office:value="0.950000000000001" calcext:value-type="float">
            <text:p>0.9500</text:p>
          </table:table-cell>
          <table:table-cell table:formula="of:=-2/PI()*COS(PI()*[.A97])+2/PI()" office:value-type="float" office:value="1.26540169892737" calcext:value-type="float">
            <text:p>1.2654</text:p>
          </table:table-cell>
          <table:table-cell office:value-type="float" office:value="1.267" calcext:value-type="float">
            <text:p>1.2670</text:p>
          </table:table-cell>
          <table:table-cell table:formula="of:=([.B97]-[.C97])^2" office:value-type="float" office:value="0.00000255456631876288" calcext:value-type="float">
            <text:p>0.0000</text:p>
          </table:table-cell>
          <table:table-cell table:formula="of:=([.B97]-[.$H$3])^2" office:value-type="float" office:value="0.396969512335012" calcext:value-type="float">
            <text:p>0.3970</text:p>
          </table:table-cell>
          <table:table-cell office:value-type="float" office:value="1.257" calcext:value-type="float">
            <text:p>1.2570</text:p>
          </table:table-cell>
          <table:table-cell table:formula="of:=([.B97]-[.F97])^2" office:value-type="float" office:value="0.0000705885448662052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97]+0.01" office:value-type="float" office:value="0.960000000000001" calcext:value-type="float">
            <text:p>0.9600</text:p>
          </table:table-cell>
          <table:table-cell table:formula="of:=-2/PI()*COS(PI()*[.A98])+2/PI()" office:value-type="float" office:value="1.26821960768094" calcext:value-type="float">
            <text:p>1.2682</text:p>
          </table:table-cell>
          <table:table-cell office:value-type="float" office:value="1.269" calcext:value-type="float">
            <text:p>1.2690</text:p>
          </table:table-cell>
          <table:table-cell table:formula="of:=([.B98]-[.C98])^2" office:value-type="float" office:value="0.000000609012171654979" calcext:value-type="float">
            <text:p>0.0000</text:p>
          </table:table-cell>
          <table:table-cell table:formula="of:=([.B98]-[.$H$3])^2" office:value-type="float" office:value="0.400528328880343" calcext:value-type="float">
            <text:p>0.4005</text:p>
          </table:table-cell>
          <table:table-cell office:value-type="float" office:value="1.259" calcext:value-type="float">
            <text:p>1.2590</text:p>
          </table:table-cell>
          <table:table-cell table:formula="of:=([.B98]-[.F98])^2" office:value-type="float" office:value="0.0000850011657903678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98]+0.01" office:value-type="float" office:value="0.970000000000001" calcext:value-type="float">
            <text:p>0.9700</text:p>
          </table:table-cell>
          <table:table-cell table:formula="of:=-2/PI()*COS(PI()*[.A99])+2/PI()" office:value-type="float" office:value="1.27041420365102" calcext:value-type="float">
            <text:p>1.2704</text:p>
          </table:table-cell>
          <table:table-cell office:value-type="float" office:value="1.271" calcext:value-type="float">
            <text:p>1.2710</text:p>
          </table:table-cell>
          <table:table-cell table:formula="of:=([.B99]-[.C99])^2" office:value-type="float" office:value="0.000000343157362482376" calcext:value-type="float">
            <text:p>0.0000</text:p>
          </table:table-cell>
          <table:table-cell table:formula="of:=([.B99]-[.$H$3])^2" office:value-type="float" office:value="0.403310946531127" calcext:value-type="float">
            <text:p>0.4033</text:p>
          </table:table-cell>
          <table:table-cell office:value-type="float" office:value="1.261" calcext:value-type="float">
            <text:p>1.2610</text:p>
          </table:table-cell>
          <table:table-cell table:formula="of:=([.B99]-[.F99])^2" office:value-type="float" office:value="0.0000886272303828087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99]+0.01" office:value-type="float" office:value="0.980000000000001" calcext:value-type="float">
            <text:p>0.9800</text:p>
          </table:table-cell>
          <table:table-cell table:formula="of:=-2/PI()*COS(PI()*[.A100])+2/PI()" office:value-type="float" office:value="1.27198332103635" calcext:value-type="float">
            <text:p>1.2720</text:p>
          </table:table-cell>
          <table:table-cell office:value-type="float" office:value="1.273" calcext:value-type="float">
            <text:p>1.2730</text:p>
          </table:table-cell>
          <table:table-cell table:formula="of:=([.B100]-[.C100])^2" office:value-type="float" office:value="0.00000103363611512954" calcext:value-type="float">
            <text:p>0.0000</text:p>
          </table:table-cell>
          <table:table-cell table:formula="of:=([.B100]-[.$H$3])^2" office:value-type="float" office:value="0.405306400106815" calcext:value-type="float">
            <text:p>0.4053</text:p>
          </table:table-cell>
          <table:table-cell office:value-type="float" office:value="1.262" calcext:value-type="float">
            <text:p>1.2620</text:p>
          </table:table-cell>
          <table:table-cell table:formula="of:=([.B100]-[.F100])^2" office:value-type="float" office:value="0.00009966669891482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100]+0.01" office:value-type="float" office:value="0.990000000000001" calcext:value-type="float">
            <text:p>0.9900</text:p>
          </table:table-cell>
          <table:table-cell table:formula="of:=-2/PI()*COS(PI()*[.A101])+2/PI()" office:value-type="float" office:value="1.27292541130752" calcext:value-type="float">
            <text:p>1.2729</text:p>
          </table:table-cell>
          <table:table-cell office:value-type="float" office:value="1.273" calcext:value-type="float">
            <text:p>1.2730</text:p>
          </table:table-cell>
          <table:table-cell table:formula="of:=([.B101]-[.C101])^2" office:value-type="float" office:value="0.00000000556347304624102" calcext:value-type="float">
            <text:p>0.0000</text:p>
          </table:table-cell>
          <table:table-cell table:formula="of:=([.B101]-[.$H$3])^2" office:value-type="float" office:value="0.406506826289781" calcext:value-type="float">
            <text:p>0.4065</text:p>
          </table:table-cell>
          <table:table-cell office:value-type="float" office:value="1.263" calcext:value-type="float">
            <text:p>1.2630</text:p>
          </table:table-cell>
          <table:table-cell table:formula="of:=([.B101]-[.F101])^2" office:value-type="float" office:value="0.0000985137896234019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101]+0.01" office:value-type="float" office:value="1" calcext:value-type="float">
            <text:p>1.0000</text:p>
          </table:table-cell>
          <table:table-cell table:formula="of:=-2/PI()*COS(PI()*[.A102])+2/PI()" office:value-type="float" office:value="1.27323954473516" calcext:value-type="float">
            <text:p>1.2732</text:p>
          </table:table-cell>
          <table:table-cell office:value-type="float" office:value="1.273" calcext:value-type="float">
            <text:p>1.2730</text:p>
          </table:table-cell>
          <table:table-cell table:formula="of:=([.B102]-[.C102])^2" office:value-type="float" office:value="0.0000000573816801441362" calcext:value-type="float">
            <text:p>0.0000</text:p>
          </table:table-cell>
          <table:table-cell table:formula="of:=([.B102]-[.$H$3])^2" office:value-type="float" office:value="0.406907494646577" calcext:value-type="float">
            <text:p>0.4069</text:p>
          </table:table-cell>
          <table:table-cell office:value-type="float" office:value="1.263" calcext:value-type="float">
            <text:p>1.2630</text:p>
          </table:table-cell>
          <table:table-cell table:formula="of:=([.B102]-[.F102])^2" office:value-type="float" office:value="0.000104848276383402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102]+0.01" office:value-type="float" office:value="1.01" calcext:value-type="float">
            <text:p>1.0100</text:p>
          </table:table-cell>
          <table:table-cell table:formula="of:=-2/PI()*COS(PI()*[.A103])+2/PI()" office:value-type="float" office:value="1.27292541130752" calcext:value-type="float">
            <text:p>1.2729</text:p>
          </table:table-cell>
          <table:table-cell office:value-type="float" office:value="1.273" calcext:value-type="float">
            <text:p>1.2730</text:p>
          </table:table-cell>
          <table:table-cell table:formula="of:=([.B103]-[.C103])^2" office:value-type="float" office:value="0.00000000556347304624102" calcext:value-type="float">
            <text:p>0.0000</text:p>
          </table:table-cell>
          <table:table-cell table:formula="of:=([.B103]-[.$H$3])^2" office:value-type="float" office:value="0.406506826289781" calcext:value-type="float">
            <text:p>0.4065</text:p>
          </table:table-cell>
          <table:table-cell office:value-type="float" office:value="1.262" calcext:value-type="float">
            <text:p>1.2620</text:p>
          </table:table-cell>
          <table:table-cell table:formula="of:=([.B103]-[.F103])^2" office:value-type="float" office:value="0.000119364612238435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103]+0.01" office:value-type="float" office:value="1.02" calcext:value-type="float">
            <text:p>1.0200</text:p>
          </table:table-cell>
          <table:table-cell table:formula="of:=-2/PI()*COS(PI()*[.A104])+2/PI()" office:value-type="float" office:value="1.27198332103635" calcext:value-type="float">
            <text:p>1.2720</text:p>
          </table:table-cell>
          <table:table-cell office:value-type="float" office:value="1.271" calcext:value-type="float">
            <text:p>1.2710</text:p>
          </table:table-cell>
          <table:table-cell table:formula="of:=([.B104]-[.C104])^2" office:value-type="float" office:value="0.000000966920260527814" calcext:value-type="float">
            <text:p>0.0000</text:p>
          </table:table-cell>
          <table:table-cell table:formula="of:=([.B104]-[.$H$3])^2" office:value-type="float" office:value="0.405306400106815" calcext:value-type="float">
            <text:p>0.4053</text:p>
          </table:table-cell>
          <table:table-cell office:value-type="float" office:value="1.261" calcext:value-type="float">
            <text:p>1.2610</text:p>
          </table:table-cell>
          <table:table-cell table:formula="of:=([.B104]-[.F104])^2" office:value-type="float" office:value="0.000120633340987517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104]+0.01" office:value-type="float" office:value="1.03" calcext:value-type="float">
            <text:p>1.0300</text:p>
          </table:table-cell>
          <table:table-cell table:formula="of:=-2/PI()*COS(PI()*[.A105])+2/PI()" office:value-type="float" office:value="1.27041420365102" calcext:value-type="float">
            <text:p>1.2704</text:p>
          </table:table-cell>
          <table:table-cell office:value-type="float" office:value="1.269" calcext:value-type="float">
            <text:p>1.2690</text:p>
          </table:table-cell>
          <table:table-cell table:formula="of:=([.B105]-[.C105])^2" office:value-type="float" office:value="0.0000019999719665472" calcext:value-type="float">
            <text:p>0.0000</text:p>
          </table:table-cell>
          <table:table-cell table:formula="of:=([.B105]-[.$H$3])^2" office:value-type="float" office:value="0.403310946531127" calcext:value-type="float">
            <text:p>0.4033</text:p>
          </table:table-cell>
          <table:table-cell office:value-type="float" office:value="1.259" calcext:value-type="float">
            <text:p>1.2590</text:p>
          </table:table-cell>
          <table:table-cell table:formula="of:=([.B105]-[.F105])^2" office:value-type="float" office:value="0.000130284044986874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105]+0.01" office:value-type="float" office:value="1.04" calcext:value-type="float">
            <text:p>1.0400</text:p>
          </table:table-cell>
          <table:table-cell table:formula="of:=-2/PI()*COS(PI()*[.A106])+2/PI()" office:value-type="float" office:value="1.26821960768094" calcext:value-type="float">
            <text:p>1.2682</text:p>
          </table:table-cell>
          <table:table-cell office:value-type="float" office:value="1.267" calcext:value-type="float">
            <text:p>1.2670</text:p>
          </table:table-cell>
          <table:table-cell table:formula="of:=([.B106]-[.C106])^2" office:value-type="float" office:value="0.00000148744289539616" calcext:value-type="float">
            <text:p>0.0000</text:p>
          </table:table-cell>
          <table:table-cell table:formula="of:=([.B106]-[.$H$3])^2" office:value-type="float" office:value="0.400528328880342" calcext:value-type="float">
            <text:p>0.4005</text:p>
          </table:table-cell>
          <table:table-cell office:value-type="float" office:value="1.257" calcext:value-type="float">
            <text:p>1.2570</text:p>
          </table:table-cell>
          <table:table-cell table:formula="of:=([.B106]-[.F106])^2" office:value-type="float" office:value="0.000125879596514096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106]+0.01" office:value-type="float" office:value="1.05" calcext:value-type="float">
            <text:p>1.0500</text:p>
          </table:table-cell>
          <table:table-cell table:formula="of:=-2/PI()*COS(PI()*[.A107])+2/PI()" office:value-type="float" office:value="1.26540169892737" calcext:value-type="float">
            <text:p>1.2654</text:p>
          </table:table-cell>
          <table:table-cell office:value-type="float" office:value="1.264" calcext:value-type="float">
            <text:p>1.2640</text:p>
          </table:table-cell>
          <table:table-cell table:formula="of:=([.B107]-[.C107])^2" office:value-type="float" office:value="0.00000196475988299571" calcext:value-type="float">
            <text:p>0.0000</text:p>
          </table:table-cell>
          <table:table-cell table:formula="of:=([.B107]-[.$H$3])^2" office:value-type="float" office:value="0.396969512335011" calcext:value-type="float">
            <text:p>0.3970</text:p>
          </table:table-cell>
          <table:table-cell office:value-type="float" office:value="1.254" calcext:value-type="float">
            <text:p>1.2540</text:p>
          </table:table-cell>
          <table:table-cell table:formula="of:=([.B107]-[.F107])^2" office:value-type="float" office:value="0.000129998738430435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107]+0.01" office:value-type="float" office:value="1.06" calcext:value-type="float">
            <text:p>1.0600</text:p>
          </table:table-cell>
          <table:table-cell table:formula="of:=-2/PI()*COS(PI()*[.A108])+2/PI()" office:value-type="float" office:value="1.26196325832606" calcext:value-type="float">
            <text:p>1.2620</text:p>
          </table:table-cell>
          <table:table-cell office:value-type="float" office:value="1.26" calcext:value-type="float">
            <text:p>1.2600</text:p>
          </table:table-cell>
          <table:table-cell table:formula="of:=([.B108]-[.C108])^2" office:value-type="float" office:value="0.00000385438325482923" calcext:value-type="float">
            <text:p>0.0000</text:p>
          </table:table-cell>
          <table:table-cell table:formula="of:=([.B108]-[.$H$3])^2" office:value-type="float" office:value="0.392648520680375" calcext:value-type="float">
            <text:p>0.3926</text:p>
          </table:table-cell>
          <table:table-cell office:value-type="float" office:value="1.25" calcext:value-type="float">
            <text:p>1.2500</text:p>
          </table:table-cell>
          <table:table-cell table:formula="of:=([.B108]-[.F108])^2" office:value-type="float" office:value="0.000143119549775955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108]+0.01" office:value-type="float" office:value="1.07" calcext:value-type="float">
            <text:p>1.0700</text:p>
          </table:table-cell>
          <table:table-cell table:formula="of:=-2/PI()*COS(PI()*[.A109])+2/PI()" office:value-type="float" office:value="1.25790767920273" calcext:value-type="float">
            <text:p>1.2579</text:p>
          </table:table-cell>
          <table:table-cell office:value-type="float" office:value="1.256" calcext:value-type="float">
            <text:p>1.2560</text:p>
          </table:table-cell>
          <table:table-cell table:formula="of:=([.B109]-[.C109])^2" office:value-type="float" office:value="0.00000363923994054189" calcext:value-type="float">
            <text:p>0.0000</text:p>
          </table:table-cell>
          <table:table-cell table:formula="of:=([.B109]-[.$H$3])^2" office:value-type="float" office:value="0.387582380981849" calcext:value-type="float">
            <text:p>0.3876</text:p>
          </table:table-cell>
          <table:table-cell office:value-type="float" office:value="1.245" calcext:value-type="float">
            <text:p>1.2450</text:p>
          </table:table-cell>
          <table:table-cell table:formula="of:=([.B109]-[.F109])^2" office:value-type="float" office:value="0.000166608182400676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109]+0.01" office:value-type="float" office:value="1.08" calcext:value-type="float">
            <text:p>1.0800</text:p>
          </table:table-cell>
          <table:table-cell table:formula="of:=-2/PI()*COS(PI()*[.A110])+2/PI()" office:value-type="float" office:value="1.25323896392436" calcext:value-type="float">
            <text:p>1.2532</text:p>
          </table:table-cell>
          <table:table-cell office:value-type="float" office:value="1.251" calcext:value-type="float">
            <text:p>1.2510</text:p>
          </table:table-cell>
          <table:table-cell table:formula="of:=([.B110]-[.C110])^2" office:value-type="float" office:value="0.00000501295945459778" calcext:value-type="float">
            <text:p>0.0000</text:p>
          </table:table-cell>
          <table:table-cell table:formula="of:=([.B110]-[.$H$3])^2" office:value-type="float" office:value="0.381791056412552" calcext:value-type="float">
            <text:p>0.3818</text:p>
          </table:table-cell>
          <table:table-cell office:value-type="float" office:value="1.241" calcext:value-type="float">
            <text:p>1.2410</text:p>
          </table:table-cell>
          <table:table-cell table:formula="of:=([.B110]-[.F110])^2" office:value-type="float" office:value="0.000149792237941847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110]+0.01" office:value-type="float" office:value="1.09" calcext:value-type="float">
            <text:p>1.0900</text:p>
          </table:table-cell>
          <table:table-cell table:formula="of:=-2/PI()*COS(PI()*[.A111])+2/PI()" office:value-type="float" office:value="1.24796171994926" calcext:value-type="float">
            <text:p>1.2480</text:p>
          </table:table-cell>
          <table:table-cell office:value-type="float" office:value="1.245" calcext:value-type="float">
            <text:p>1.2450</text:p>
          </table:table-cell>
          <table:table-cell table:formula="of:=([.B111]-[.C111])^2" office:value-type="float" office:value="0.00000877178505785636" calcext:value-type="float">
            <text:p>0.0000</text:p>
          </table:table-cell>
          <table:table-cell table:formula="of:=([.B111]-[.$H$3])^2" office:value-type="float" office:value="0.375297367497943" calcext:value-type="float">
            <text:p>0.3753</text:p>
          </table:table-cell>
          <table:table-cell office:value-type="float" office:value="1.235" calcext:value-type="float">
            <text:p>1.2350</text:p>
          </table:table-cell>
          <table:table-cell table:formula="of:=([.B111]-[.F111])^2" office:value-type="float" office:value="0.000168006184043096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111]+0.01" office:value-type="float" office:value="1.1" calcext:value-type="float">
            <text:p>1.1000</text:p>
          </table:table-cell>
          <table:table-cell table:formula="of:=-2/PI()*COS(PI()*[.A112])+2/PI()" office:value-type="float" office:value="1.24208115528011" calcext:value-type="float">
            <text:p>1.2421</text:p>
          </table:table-cell>
          <table:table-cell office:value-type="float" office:value="1.239" calcext:value-type="float">
            <text:p>1.2390</text:p>
          </table:table-cell>
          <table:table-cell table:formula="of:=([.B112]-[.C112])^2" office:value-type="float" office:value="0.00000949351786012917" calcext:value-type="float">
            <text:p>0.0000</text:p>
          </table:table-cell>
          <table:table-cell table:formula="of:=([.B112]-[.$H$3])^2" office:value-type="float" office:value="0.368126902088364" calcext:value-type="float">
            <text:p>0.3681</text:p>
          </table:table-cell>
          <table:table-cell office:value-type="float" office:value="1.229" calcext:value-type="float">
            <text:p>1.2290</text:p>
          </table:table-cell>
          <table:table-cell table:formula="of:=([.B112]-[.F112])^2" office:value-type="float" office:value="0.000171116623462263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112]+0.01" office:value-type="float" office:value="1.11" calcext:value-type="float">
            <text:p>1.1100</text:p>
          </table:table-cell>
          <table:table-cell table:formula="of:=-2/PI()*COS(PI()*[.A113])+2/PI()" office:value-type="float" office:value="1.23560307332426" calcext:value-type="float">
            <text:p>1.2356</text:p>
          </table:table-cell>
          <table:table-cell office:value-type="float" office:value="1.232" calcext:value-type="float">
            <text:p>1.2320</text:p>
          </table:table-cell>
          <table:table-cell table:formula="of:=([.B113]-[.C113])^2" office:value-type="float" office:value="0.0000129821373799573" calcext:value-type="float">
            <text:p>0.0000</text:p>
          </table:table-cell>
          <table:table-cell table:formula="of:=([.B113]-[.$H$3])^2" office:value-type="float" office:value="0.360307914414729" calcext:value-type="float">
            <text:p>0.3603</text:p>
          </table:table-cell>
          <table:table-cell office:value-type="float" office:value="1.222" calcext:value-type="float">
            <text:p>1.2220</text:p>
          </table:table-cell>
          <table:table-cell table:formula="of:=([.B113]-[.F113])^2" office:value-type="float" office:value="0.000185043603865056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113]+0.01" office:value-type="float" office:value="1.12" calcext:value-type="float">
            <text:p>1.1200</text:p>
          </table:table-cell>
          <table:table-cell table:formula="of:=-2/PI()*COS(PI()*[.A114])+2/PI()" office:value-type="float" office:value="1.22853386716649" calcext:value-type="float">
            <text:p>1.2285</text:p>
          </table:table-cell>
          <table:table-cell office:value-type="float" office:value="1.225" calcext:value-type="float">
            <text:p>1.2250</text:p>
          </table:table-cell>
          <table:table-cell table:formula="of:=([.B114]-[.C114])^2" office:value-type="float" office:value="0.0000124882171503895" calcext:value-type="float">
            <text:p>0.0000</text:p>
          </table:table-cell>
          <table:table-cell table:formula="of:=([.B114]-[.$H$3])^2" office:value-type="float" office:value="0.351871213625726" calcext:value-type="float">
            <text:p>0.3519</text:p>
          </table:table-cell>
          <table:table-cell office:value-type="float" office:value="1.215" calcext:value-type="float">
            <text:p>1.2150</text:p>
          </table:table-cell>
          <table:table-cell table:formula="of:=([.B114]-[.F114])^2" office:value-type="float" office:value="0.000183165560480171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114]+0.01" office:value-type="float" office:value="1.13" calcext:value-type="float">
            <text:p>1.1300</text:p>
          </table:table-cell>
          <table:table-cell table:formula="of:=-2/PI()*COS(PI()*[.A115])+2/PI()" office:value-type="float" office:value="1.22088051325981" calcext:value-type="float">
            <text:p>1.2209</text:p>
          </table:table-cell>
          <table:table-cell office:value-type="float" office:value="1.217" calcext:value-type="float">
            <text:p>1.2170</text:p>
          </table:table-cell>
          <table:table-cell table:formula="of:=([.B115]-[.C115])^2" office:value-type="float" office:value="0.000015058383159574" calcext:value-type="float">
            <text:p>0.0000</text:p>
          </table:table-cell>
          <table:table-cell table:formula="of:=([.B115]-[.$H$3])^2" office:value-type="float" office:value="0.342850042246366" calcext:value-type="float">
            <text:p>0.3429</text:p>
          </table:table-cell>
          <table:table-cell office:value-type="float" office:value="1.207" calcext:value-type="float">
            <text:p>1.2070</text:p>
          </table:table-cell>
          <table:table-cell table:formula="of:=([.B115]-[.F115])^2" office:value-type="float" office:value="0.000192668648355807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115]+0.01" office:value-type="float" office:value="1.14" calcext:value-type="float">
            <text:p>1.1400</text:p>
          </table:table-cell>
          <table:table-cell table:formula="of:=-2/PI()*COS(PI()*[.A116])+2/PI()" office:value-type="float" office:value="1.21265056454053" calcext:value-type="float">
            <text:p>1.2127</text:p>
          </table:table-cell>
          <table:table-cell office:value-type="float" office:value="1.208" calcext:value-type="float">
            <text:p>1.2080</text:p>
          </table:table-cell>
          <table:table-cell table:formula="of:=([.B116]-[.C116])^2" office:value-type="float" office:value="0.0000216277505456136" calcext:value-type="float">
            <text:p>0.0000</text:p>
          </table:table-cell>
          <table:table-cell table:formula="of:=([.B116]-[.$H$3])^2" office:value-type="float" office:value="0.333279945037499" calcext:value-type="float">
            <text:p>0.3333</text:p>
          </table:table-cell>
          <table:table-cell office:value-type="float" office:value="1.199" calcext:value-type="float">
            <text:p>1.1990</text:p>
          </table:table-cell>
          <table:table-cell table:formula="of:=([.B116]-[.F116])^2" office:value-type="float" office:value="0.000186337912275109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116]+0.01" office:value-type="float" office:value="1.15" calcext:value-type="float">
            <text:p>1.1500</text:p>
          </table:table-cell>
          <table:table-cell table:formula="of:=-2/PI()*COS(PI()*[.A117])+2/PI()" office:value-type="float" office:value="1.20385214297441" calcext:value-type="float">
            <text:p>1.2039</text:p>
          </table:table-cell>
          <table:table-cell office:value-type="float" office:value="1.199" calcext:value-type="float">
            <text:p>1.1990</text:p>
          </table:table-cell>
          <table:table-cell table:formula="of:=([.B117]-[.C117])^2" office:value-type="float" office:value="0.0000235432914441072" calcext:value-type="float">
            <text:p>0.0000</text:p>
          </table:table-cell>
          <table:table-cell table:formula="of:=([.B117]-[.$H$3])^2" office:value-type="float" office:value="0.32319862877381" calcext:value-type="float">
            <text:p>0.3232</text:p>
          </table:table-cell>
          <table:table-cell office:value-type="float" office:value="1.19" calcext:value-type="float">
            <text:p>1.1900</text:p>
          </table:table-cell>
          <table:table-cell table:formula="of:=([.B117]-[.F117])^2" office:value-type="float" office:value="0.000191881864983473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117]+0.01" office:value-type="float" office:value="1.16" calcext:value-type="float">
            <text:p>1.1600</text:p>
          </table:table-cell>
          <table:table-cell table:formula="of:=-2/PI()*COS(PI()*[.A118])+2/PI()" office:value-type="float" office:value="1.1944939315413" calcext:value-type="float">
            <text:p>1.1945</text:p>
          </table:table-cell>
          <table:table-cell office:value-type="float" office:value="1.19" calcext:value-type="float">
            <text:p>1.1900</text:p>
          </table:table-cell>
          <table:table-cell table:formula="of:=([.B118]-[.C118])^2" office:value-type="float" office:value="0.0000201954206978567" calcext:value-type="float">
            <text:p>0.0000</text:p>
          </table:table-cell>
          <table:table-cell table:formula="of:=([.B118]-[.$H$3])^2" office:value-type="float" office:value="0.312645813493618" calcext:value-type="float">
            <text:p>0.3126</text:p>
          </table:table-cell>
          <table:table-cell office:value-type="float" office:value="1.18" calcext:value-type="float">
            <text:p>1.1800</text:p>
          </table:table-cell>
          <table:table-cell table:formula="of:=([.B118]-[.F118])^2" office:value-type="float" office:value="0.000210074051523781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118]+0.01" office:value-type="float" office:value="1.17" calcext:value-type="float">
            <text:p>1.1700</text:p>
          </table:table-cell>
          <table:table-cell table:formula="of:=-2/PI()*COS(PI()*[.A119])+2/PI()" office:value-type="float" office:value="1.18458516566604" calcext:value-type="float">
            <text:p>1.1846</text:p>
          </table:table-cell>
          <table:table-cell office:value-type="float" office:value="1.179" calcext:value-type="float">
            <text:p>1.1790</text:p>
          </table:table-cell>
          <table:table-cell table:formula="of:=([.B119]-[.C119])^2" office:value-type="float" office:value="0.0000311940755171313" calcext:value-type="float">
            <text:p>0.0000</text:p>
          </table:table-cell>
          <table:table-cell table:formula="of:=([.B119]-[.$H$3])^2" office:value-type="float" office:value="0.301663075807471" calcext:value-type="float">
            <text:p>0.3017</text:p>
          </table:table-cell>
          <table:table-cell office:value-type="float" office:value="1.17" calcext:value-type="float">
            <text:p>1.1700</text:p>
          </table:table-cell>
          <table:table-cell table:formula="of:=([.B119]-[.F119])^2" office:value-type="float" office:value="0.000212727057505886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119]+0.01" office:value-type="float" office:value="1.18" calcext:value-type="float">
            <text:p>1.1800</text:p>
          </table:table-cell>
          <table:table-cell table:formula="of:=-2/PI()*COS(PI()*[.A120])+2/PI()" office:value-type="float" office:value="1.17413562410427" calcext:value-type="float">
            <text:p>1.1741</text:p>
          </table:table-cell>
          <table:table-cell office:value-type="float" office:value="1.169" calcext:value-type="float">
            <text:p>1.1690</text:p>
          </table:table-cell>
          <table:table-cell table:formula="of:=([.B120]-[.C120])^2" office:value-type="float" office:value="0.0000263746349403127" calcext:value-type="float">
            <text:p>0.0000</text:p>
          </table:table-cell>
          <table:table-cell table:formula="of:=([.B120]-[.$H$3])^2" office:value-type="float" office:value="0.290293684883866" calcext:value-type="float">
            <text:p>0.2903</text:p>
          </table:table-cell>
          <table:table-cell office:value-type="float" office:value="1.159" calcext:value-type="float">
            <text:p>1.1590</text:p>
          </table:table-cell>
          <table:table-cell table:formula="of:=([.B120]-[.F120])^2" office:value-type="float" office:value="0.000229087117025623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120]+0.01" office:value-type="float" office:value="1.19" calcext:value-type="float">
            <text:p>1.1900</text:p>
          </table:table-cell>
          <table:table-cell table:formula="of:=-2/PI()*COS(PI()*[.A121])+2/PI()" office:value-type="float" office:value="1.1631556192919" calcext:value-type="float">
            <text:p>1.1632</text:p>
          </table:table-cell>
          <table:table-cell office:value-type="float" office:value="1.157" calcext:value-type="float">
            <text:p>1.1570</text:p>
          </table:table-cell>
          <table:table-cell table:formula="of:=([.B121]-[.C121])^2" office:value-type="float" office:value="0.0000378916488668183" calcext:value-type="float">
            <text:p>0.0000</text:p>
          </table:table-cell>
          <table:table-cell table:formula="of:=([.B121]-[.$H$3])^2" office:value-type="float" office:value="0.278582431759306" calcext:value-type="float">
            <text:p>0.2786</text:p>
          </table:table-cell>
          <table:table-cell office:value-type="float" office:value="1.148" calcext:value-type="float">
            <text:p>1.1480</text:p>
          </table:table-cell>
          <table:table-cell table:formula="of:=([.B121]-[.F121])^2" office:value-type="float" office:value="0.000229692796121032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121]+0.01" office:value-type="float" office:value="1.2" calcext:value-type="float">
            <text:p>1.2000</text:p>
          </table:table-cell>
          <table:table-cell table:formula="of:=-2/PI()*COS(PI()*[.A122])+2/PI()" office:value-type="float" office:value="1.15165598716806" calcext:value-type="float">
            <text:p>1.1517</text:p>
          </table:table-cell>
          <table:table-cell office:value-type="float" office:value="1.146" calcext:value-type="float">
            <text:p>1.1460</text:p>
          </table:table-cell>
          <table:table-cell table:formula="of:=([.B122]-[.C122])^2" office:value-type="float" office:value="0.0000319901908453088" calcext:value-type="float">
            <text:p>0.0000</text:p>
          </table:table-cell>
          <table:table-cell table:formula="of:=([.B122]-[.$H$3])^2" office:value-type="float" office:value="0.266575452646265" calcext:value-type="float">
            <text:p>0.2666</text:p>
          </table:table-cell>
          <table:table-cell office:value-type="float" office:value="1.136" calcext:value-type="float">
            <text:p>1.1360</text:p>
          </table:table-cell>
          <table:table-cell table:formula="of:=([.B122]-[.F122])^2" office:value-type="float" office:value="0.00024510993420659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122]+0.01" office:value-type="float" office:value="1.21" calcext:value-type="float">
            <text:p>1.2100</text:p>
          </table:table-cell>
          <table:table-cell table:formula="of:=-2/PI()*COS(PI()*[.A123])+2/PI()" office:value-type="float" office:value="1.1396480764813" calcext:value-type="float">
            <text:p>1.1396</text:p>
          </table:table-cell>
          <table:table-cell office:value-type="float" office:value="1.133" calcext:value-type="float">
            <text:p>1.1330</text:p>
          </table:table-cell>
          <table:table-cell table:formula="of:=([.B123]-[.C123])^2" office:value-type="float" office:value="0.0000441969209011604" calcext:value-type="float">
            <text:p>0.0000</text:p>
          </table:table-cell>
          <table:table-cell table:formula="of:=([.B123]-[.$H$3])^2" office:value-type="float" office:value="0.254320046936303" calcext:value-type="float">
            <text:p>0.2543</text:p>
          </table:table-cell>
          <table:table-cell office:value-type="float" office:value="1.124" calcext:value-type="float">
            <text:p>1.1240</text:p>
          </table:table-cell>
          <table:table-cell table:formula="of:=([.B123]-[.F123])^2" office:value-type="float" office:value="0.000244862297564484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123]+0.01" office:value-type="float" office:value="1.22" calcext:value-type="float">
            <text:p>1.2200</text:p>
          </table:table-cell>
          <table:table-cell table:formula="of:=-2/PI()*COS(PI()*[.A124])+2/PI()" office:value-type="float" office:value="1.12714373758971" calcext:value-type="float">
            <text:p>1.1271</text:p>
          </table:table-cell>
          <table:table-cell office:value-type="float" office:value="1.121" calcext:value-type="float">
            <text:p>1.1210</text:p>
          </table:table-cell>
          <table:table-cell table:formula="of:=([.B124]-[.C124])^2" office:value-type="float" office:value="0.0000377455115712182" calcext:value-type="float">
            <text:p>0.0000</text:p>
          </table:table-cell>
          <table:table-cell table:formula="of:=([.B124]-[.$H$3])^2" office:value-type="float" office:value="0.241864490616508" calcext:value-type="float">
            <text:p>0.2419</text:p>
          </table:table-cell>
          <table:table-cell office:value-type="float" office:value="1.111" calcext:value-type="float">
            <text:p>1.1110</text:p>
          </table:table-cell>
          <table:table-cell table:formula="of:=([.B124]-[.F124])^2" office:value-type="float" office:value="0.000260620263365423" calcext:value-type="float">
            <text:p>0.0003</text:p>
          </table:table-cell>
          <table:table-cell table:number-columns-repeated="1015"/>
        </table:table-row>
        <table:table-row table:style-name="ro1">
          <table:table-cell table:formula="of:=[.A124]+0.01" office:value-type="float" office:value="1.23" calcext:value-type="float">
            <text:p>1.2300</text:p>
          </table:table-cell>
          <table:table-cell table:formula="of:=-2/PI()*COS(PI()*[.A125])+2/PI()" office:value-type="float" office:value="1.11415531076613" calcext:value-type="float">
            <text:p>1.1142</text:p>
          </table:table-cell>
          <table:table-cell office:value-type="float" office:value="1.107" calcext:value-type="float">
            <text:p>1.1070</text:p>
          </table:table-cell>
          <table:table-cell table:formula="of:=([.B125]-[.C125])^2" office:value-type="float" office:value="0.0000511984721598445" calcext:value-type="float">
            <text:p>0.0001</text:p>
          </table:table-cell>
          <table:table-cell table:formula="of:=([.B125]-[.$H$3])^2" office:value-type="float" office:value="0.229257845835545" calcext:value-type="float">
            <text:p>0.2293</text:p>
          </table:table-cell>
          <table:table-cell office:value-type="float" office:value="1.098" calcext:value-type="float">
            <text:p>1.0980</text:p>
          </table:table-cell>
          <table:table-cell table:formula="of:=([.B125]-[.F125])^2" office:value-type="float" office:value="0.000260994065950117" calcext:value-type="float">
            <text:p>0.0003</text:p>
          </table:table-cell>
          <table:table-cell table:number-columns-repeated="1015"/>
        </table:table-row>
        <table:table-row table:style-name="ro1">
          <table:table-cell table:formula="of:=[.A125]+0.01" office:value-type="float" office:value="1.24" calcext:value-type="float">
            <text:p>1.2400</text:p>
          </table:table-cell>
          <table:table-cell table:formula="of:=-2/PI()*COS(PI()*[.A126])+2/PI()" office:value-type="float" office:value="1.10069561401971" calcext:value-type="float">
            <text:p>1.1007</text:p>
          </table:table-cell>
          <table:table-cell office:value-type="float" office:value="1.094" calcext:value-type="float">
            <text:p>1.0940</text:p>
          </table:table-cell>
          <table:table-cell table:formula="of:=([.B126]-[.C126])^2" office:value-type="float" office:value="0.0000448312471009025" calcext:value-type="float">
            <text:p>0.0000</text:p>
          </table:table-cell>
          <table:table-cell table:formula="of:=([.B126]-[.$H$3])^2" office:value-type="float" office:value="0.21654976737077" calcext:value-type="float">
            <text:p>0.2165</text:p>
          </table:table-cell>
          <table:table-cell office:value-type="float" office:value="1.085" calcext:value-type="float">
            <text:p>1.0850</text:p>
          </table:table-cell>
          <table:table-cell table:formula="of:=([.B126]-[.F126])^2" office:value-type="float" office:value="0.00024635229945564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126]+0.01" office:value-type="float" office:value="1.25" calcext:value-type="float">
            <text:p>1.2500</text:p>
          </table:table-cell>
          <table:table-cell table:formula="of:=-2/PI()*COS(PI()*[.A127])+2/PI()" office:value-type="float" office:value="1.08677793044613" calcext:value-type="float">
            <text:p>1.0868</text:p>
          </table:table-cell>
          <table:table-cell office:value-type="float" office:value="1.08" calcext:value-type="float">
            <text:p>1.0800</text:p>
          </table:table-cell>
          <table:table-cell table:formula="of:=([.B127]-[.C127])^2" office:value-type="float" office:value="0.0000459403411326205" calcext:value-type="float">
            <text:p>0.0000</text:p>
          </table:table-cell>
          <table:table-cell table:formula="of:=([.B127]-[.$H$3])^2" office:value-type="float" office:value="0.203790306760121" calcext:value-type="float">
            <text:p>0.2038</text:p>
          </table:table-cell>
          <table:table-cell office:value-type="float" office:value="1.071" calcext:value-type="float">
            <text:p>1.0710</text:p>
          </table:table-cell>
          <table:table-cell table:formula="of:=([.B127]-[.F127])^2" office:value-type="float" office:value="0.000248943089163023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127]+0.01" office:value-type="float" office:value="1.26" calcext:value-type="float">
            <text:p>1.2600</text:p>
          </table:table-cell>
          <table:table-cell table:formula="of:=-2/PI()*COS(PI()*[.A128])+2/PI()" office:value-type="float" office:value="1.07241599511879" calcext:value-type="float">
            <text:p>1.0724</text:p>
          </table:table-cell>
          <table:table-cell office:value-type="float" office:value="1.065" calcext:value-type="float">
            <text:p>1.0650</text:p>
          </table:table-cell>
          <table:table-cell table:formula="of:=([.B128]-[.C128])^2" office:value-type="float" office:value="0.0000549969836018971" calcext:value-type="float">
            <text:p>0.0001</text:p>
          </table:table-cell>
          <table:table-cell table:formula="of:=([.B128]-[.$H$3])^2" office:value-type="float" office:value="0.191029714871671" calcext:value-type="float">
            <text:p>0.1910</text:p>
          </table:table-cell>
          <table:table-cell office:value-type="float" office:value="1.056" calcext:value-type="float">
            <text:p>1.0560</text:p>
          </table:table-cell>
          <table:table-cell table:formula="of:=([.B128]-[.F128])^2" office:value-type="float" office:value="0.00026948489574009" calcext:value-type="float">
            <text:p>0.0003</text:p>
          </table:table-cell>
          <table:table-cell table:number-columns-repeated="1015"/>
        </table:table-row>
        <table:table-row table:style-name="ro1">
          <table:table-cell table:formula="of:=[.A128]+0.01" office:value-type="float" office:value="1.27" calcext:value-type="float">
            <text:p>1.2700</text:p>
          </table:table-cell>
          <table:table-cell table:formula="of:=-2/PI()*COS(PI()*[.A129])+2/PI()" office:value-type="float" office:value="1.0576239815339" calcext:value-type="float">
            <text:p>1.0576</text:p>
          </table:table-cell>
          <table:table-cell office:value-type="float" office:value="1.05" calcext:value-type="float">
            <text:p>1.0500</text:p>
          </table:table-cell>
          <table:table-cell table:formula="of:=([.B129]-[.C129])^2" office:value-type="float" office:value="0.0000581250944293072" calcext:value-type="float">
            <text:p>0.0001</text:p>
          </table:table-cell>
          <table:table-cell table:formula="of:=([.B129]-[.$H$3])^2" office:value-type="float" office:value="0.178318243689926" calcext:value-type="float">
            <text:p>0.1783</text:p>
          </table:table-cell>
          <table:table-cell office:value-type="float" office:value="1.042" calcext:value-type="float">
            <text:p>1.0420</text:p>
          </table:table-cell>
          <table:table-cell table:formula="of:=([.B129]-[.F129])^2" office:value-type="float" office:value="0.000244108798971769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129]+0.01" office:value-type="float" office:value="1.28" calcext:value-type="float">
            <text:p>1.2800</text:p>
          </table:table-cell>
          <table:table-cell table:formula="of:=-2/PI()*COS(PI()*[.A130])+2/PI()" office:value-type="float" office:value="1.04241648762303" calcext:value-type="float">
            <text:p>1.0424</text:p>
          </table:table-cell>
          <table:table-cell office:value-type="float" office:value="1.035" calcext:value-type="float">
            <text:p>1.0350</text:p>
          </table:table-cell>
          <table:table-cell table:formula="of:=([.B130]-[.C130])^2" office:value-type="float" office:value="0.0000550042886625051" calcext:value-type="float">
            <text:p>0.0001</text:p>
          </table:table-cell>
          <table:table-cell table:formula="of:=([.B130]-[.$H$3])^2" office:value-type="float" office:value="0.165705948101027" calcext:value-type="float">
            <text:p>0.1657</text:p>
          </table:table-cell>
          <table:table-cell office:value-type="float" office:value="1.026" calcext:value-type="float">
            <text:p>1.0260</text:p>
          </table:table-cell>
          <table:table-cell table:formula="of:=([.B130]-[.F130])^2" office:value-type="float" office:value="0.000269501065876979" calcext:value-type="float">
            <text:p>0.0003</text:p>
          </table:table-cell>
          <table:table-cell table:number-columns-repeated="1015"/>
        </table:table-row>
        <table:table-row table:style-name="ro1">
          <table:table-cell table:formula="of:=[.A130]+0.01" office:value-type="float" office:value="1.29" calcext:value-type="float">
            <text:p>1.2900</text:p>
          </table:table-cell>
          <table:table-cell table:formula="of:=-2/PI()*COS(PI()*[.A131])+2/PI()" office:value-type="float" office:value="1.02680852134662" calcext:value-type="float">
            <text:p>1.0268</text:p>
          </table:table-cell>
          <table:table-cell office:value-type="float" office:value="1.019" calcext:value-type="float">
            <text:p>1.0190</text:p>
          </table:table-cell>
          <table:table-cell table:formula="of:=([.B131]-[.C131])^2" office:value-type="float" office:value="0.0000609730056206674" calcext:value-type="float">
            <text:p>0.0001</text:p>
          </table:table-cell>
          <table:table-cell table:formula="of:=([.B131]-[.$H$3])^2" office:value-type="float" office:value="0.153242488458996" calcext:value-type="float">
            <text:p>0.1532</text:p>
          </table:table-cell>
          <table:table-cell office:value-type="float" office:value="1.011" calcext:value-type="float">
            <text:p>1.0110</text:p>
          </table:table-cell>
          <table:table-cell table:formula="of:=([.B131]-[.F131])^2" office:value-type="float" office:value="0.000249909347166636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131]+0.01" office:value-type="float" office:value="1.3" calcext:value-type="float">
            <text:p>1.3000</text:p>
          </table:table-cell>
          <table:table-cell table:formula="of:=-2/PI()*COS(PI()*[.A132])+2/PI()" office:value-type="float" office:value="1.01081548588304" calcext:value-type="float">
            <text:p>1.0108</text:p>
          </table:table-cell>
          <table:table-cell office:value-type="float" office:value="1.003" calcext:value-type="float">
            <text:p>1.0030</text:p>
          </table:table-cell>
          <table:table-cell table:formula="of:=([.B132]-[.C132])^2" office:value-type="float" office:value="0.000061081819587934" calcext:value-type="float">
            <text:p>0.0001</text:p>
          </table:table-cell>
          <table:table-cell table:formula="of:=([.B132]-[.$H$3])^2" office:value-type="float" office:value="0.140976934712121" calcext:value-type="float">
            <text:p>0.1410</text:p>
          </table:table-cell>
          <table:table-cell office:value-type="float" office:value="0.9944" calcext:value-type="float">
            <text:p>0.9944</text:p>
          </table:table-cell>
          <table:table-cell table:formula="of:=([.B132]-[.F132])^2" office:value-type="float" office:value="0.000269468176776143" calcext:value-type="float">
            <text:p>0.0003</text:p>
          </table:table-cell>
          <table:table-cell table:number-columns-repeated="1015"/>
        </table:table-row>
        <table:table-row table:style-name="ro1">
          <table:table-cell table:formula="of:=[.A132]+0.01" office:value-type="float" office:value="1.31" calcext:value-type="float">
            <text:p>1.3100</text:p>
          </table:table-cell>
          <table:table-cell table:formula="of:=-2/PI()*COS(PI()*[.A133])+2/PI()" office:value-type="float" office:value="0.994453164427404" calcext:value-type="float">
            <text:p>0.9945</text:p>
          </table:table-cell>
          <table:table-cell office:value-type="float" office:value="0.9861" calcext:value-type="float">
            <text:p>0.9861</text:p>
          </table:table-cell>
          <table:table-cell table:formula="of:=([.B133]-[.C133])^2" office:value-type="float" office:value="0.0000697753559512508" calcext:value-type="float">
            <text:p>0.0001</text:p>
          </table:table-cell>
          <table:table-cell table:formula="of:=([.B133]-[.$H$3])^2" office:value-type="float" office:value="0.128957572862377" calcext:value-type="float">
            <text:p>0.1290</text:p>
          </table:table-cell>
          <table:table-cell office:value-type="float" office:value="0.9779" calcext:value-type="float">
            <text:p>0.9779</text:p>
          </table:table-cell>
          <table:table-cell table:formula="of:=([.B133]-[.F133])^2" office:value-type="float" office:value="0.000274007252560683" calcext:value-type="float">
            <text:p>0.0003</text:p>
          </table:table-cell>
          <table:table-cell table:number-columns-repeated="1015"/>
        </table:table-row>
        <table:table-row table:style-name="ro1">
          <table:table-cell table:formula="of:=[.A133]+0.01" office:value-type="float" office:value="1.32" calcext:value-type="float">
            <text:p>1.3200</text:p>
          </table:table-cell>
          <table:table-cell table:formula="of:=-2/PI()*COS(PI()*[.A134])+2/PI()" office:value-type="float" office:value="0.977737704615559" calcext:value-type="float">
            <text:p>0.9777</text:p>
          </table:table-cell>
          <table:table-cell office:value-type="float" office:value="0.9693" calcext:value-type="float">
            <text:p>0.9693</text:p>
          </table:table-cell>
          <table:table-cell table:formula="of:=([.B134]-[.C134])^2" office:value-type="float" office:value="0.00007119485917943" calcext:value-type="float">
            <text:p>0.0001</text:p>
          </table:table-cell>
          <table:table-cell table:formula="of:=([.B134]-[.$H$3])^2" office:value-type="float" office:value="0.117231714521592" calcext:value-type="float">
            <text:p>0.1172</text:p>
          </table:table-cell>
          <table:table-cell office:value-type="float" office:value="0.9612" calcext:value-type="float">
            <text:p>0.9612</text:p>
          </table:table-cell>
          <table:table-cell table:formula="of:=([.B134]-[.F134])^2" office:value-type="float" office:value="0.00027349567395149" calcext:value-type="float">
            <text:p>0.0003</text:p>
          </table:table-cell>
          <table:table-cell table:number-columns-repeated="1015"/>
        </table:table-row>
        <table:table-row table:style-name="ro1">
          <table:table-cell table:formula="of:=[.A134]+0.01" office:value-type="float" office:value="1.33" calcext:value-type="float">
            <text:p>1.3300</text:p>
          </table:table-cell>
          <table:table-cell table:formula="of:=-2/PI()*COS(PI()*[.A135])+2/PI()" office:value-type="float" office:value="0.960685602588253" calcext:value-type="float">
            <text:p>0.9607</text:p>
          </table:table-cell>
          <table:table-cell office:value-type="float" office:value="0.952" calcext:value-type="float">
            <text:p>0.9520</text:p>
          </table:table-cell>
          <table:table-cell table:formula="of:=([.B135]-[.C135])^2" office:value-type="float" office:value="0.0000754396923210617" calcext:value-type="float">
            <text:p>0.0001</text:p>
          </table:table-cell>
          <table:table-cell table:formula="of:=([.B135]-[.$H$3])^2" office:value-type="float" office:value="0.105845510315825" calcext:value-type="float">
            <text:p>0.1058</text:p>
          </table:table-cell>
          <table:table-cell office:value-type="float" office:value="0.9442" calcext:value-type="float">
            <text:p>0.9442</text:p>
          </table:table-cell>
          <table:table-cell table:formula="of:=([.B135]-[.F135])^2" office:value-type="float" office:value="0.000271775092697801" calcext:value-type="float">
            <text:p>0.0003</text:p>
          </table:table-cell>
          <table:table-cell table:number-columns-repeated="1015"/>
        </table:table-row>
        <table:table-row table:style-name="ro1">
          <table:table-cell table:formula="of:=[.A135]+0.01" office:value-type="float" office:value="1.34" calcext:value-type="float">
            <text:p>1.3400</text:p>
          </table:table-cell>
          <table:table-cell table:formula="of:=-2/PI()*COS(PI()*[.A136])+2/PI()" office:value-type="float" office:value="0.94331368671146" calcext:value-type="float">
            <text:p>0.9433</text:p>
          </table:table-cell>
          <table:table-cell office:value-type="float" office:value="0.9345" calcext:value-type="float">
            <text:p>0.9345</text:p>
          </table:table-cell>
          <table:table-cell table:formula="of:=([.B136]-[.C136])^2" office:value-type="float" office:value="0.0000776810734477625" calcext:value-type="float">
            <text:p>0.0001</text:p>
          </table:table-cell>
          <table:table-cell table:formula="of:=([.B136]-[.$H$3])^2" office:value-type="float" office:value="0.0948437678742578" calcext:value-type="float">
            <text:p>0.0948</text:p>
          </table:table-cell>
          <table:table-cell office:value-type="float" office:value="0.9269" calcext:value-type="float">
            <text:p>0.9269</text:p>
          </table:table-cell>
          <table:table-cell table:formula="of:=([.B136]-[.F136])^2" office:value-type="float" office:value="0.000269409111461953" calcext:value-type="float">
            <text:p>0.0003</text:p>
          </table:table-cell>
          <table:table-cell table:number-columns-repeated="1015"/>
        </table:table-row>
        <table:table-row table:style-name="ro1">
          <table:table-cell table:formula="of:=[.A136]+0.01" office:value-type="float" office:value="1.35" calcext:value-type="float">
            <text:p>1.3500</text:p>
          </table:table-cell>
          <table:table-cell table:formula="of:=-2/PI()*COS(PI()*[.A137])+2/PI()" office:value-type="float" office:value="0.925639100968815" calcext:value-type="float">
            <text:p>0.9256</text:p>
          </table:table-cell>
          <table:table-cell office:value-type="float" office:value="0.9167" calcext:value-type="float">
            <text:p>0.9167</text:p>
          </table:table-cell>
          <table:table-cell table:formula="of:=([.B137]-[.C137])^2" office:value-type="float" office:value="0.0000799075261306634" calcext:value-type="float">
            <text:p>0.0001</text:p>
          </table:table-cell>
          <table:table-cell table:formula="of:=([.B137]-[.$H$3])^2" office:value-type="float" office:value="0.0842697751207863" calcext:value-type="float">
            <text:p>0.0843</text:p>
          </table:table-cell>
          <table:table-cell office:value-type="float" office:value="0.9093" calcext:value-type="float">
            <text:p>0.9093</text:p>
          </table:table-cell>
          <table:table-cell table:formula="of:=([.B137]-[.F137])^2" office:value-type="float" office:value="0.000266966220469123" calcext:value-type="float">
            <text:p>0.0003</text:p>
          </table:table-cell>
          <table:table-cell table:number-columns-repeated="1015"/>
        </table:table-row>
        <table:table-row table:style-name="ro1">
          <table:table-cell table:formula="of:=[.A137]+0.01" office:value-type="float" office:value="1.36" calcext:value-type="float">
            <text:p>1.3600</text:p>
          </table:table-cell>
          <table:table-cell table:formula="of:=-2/PI()*COS(PI()*[.A138])+2/PI()" office:value-type="float" office:value="0.907679288042566" calcext:value-type="float">
            <text:p>0.9077</text:p>
          </table:table-cell>
          <table:table-cell office:value-type="float" office:value="0.8986" calcext:value-type="float">
            <text:p>0.8986</text:p>
          </table:table-cell>
          <table:table-cell table:formula="of:=([.B138]-[.C138])^2" office:value-type="float" office:value="0.0000824334713598834" calcext:value-type="float">
            <text:p>0.0001</text:p>
          </table:table-cell>
          <table:table-cell table:formula="of:=([.B138]-[.$H$3])^2" office:value-type="float" office:value="0.0741651295655681" calcext:value-type="float">
            <text:p>0.0742</text:p>
          </table:table-cell>
          <table:table-cell office:value-type="float" office:value="0.8914" calcext:value-type="float">
            <text:p>0.8914</text:p>
          </table:table-cell>
          <table:table-cell table:formula="of:=([.B138]-[.F138])^2" office:value-type="float" office:value="0.000265015219172838" calcext:value-type="float">
            <text:p>0.0003</text:p>
          </table:table-cell>
          <table:table-cell table:number-columns-repeated="1015"/>
        </table:table-row>
        <table:table-row table:style-name="ro1">
          <table:table-cell table:formula="of:=[.A138]+0.01" office:value-type="float" office:value="1.37" calcext:value-type="float">
            <text:p>1.3700</text:p>
          </table:table-cell>
          <table:table-cell table:formula="of:=-2/PI()*COS(PI()*[.A139])+2/PI()" office:value-type="float" office:value="0.889451972099759" calcext:value-type="float">
            <text:p>0.8895</text:p>
          </table:table-cell>
          <table:table-cell office:value-type="float" office:value="0.8802" calcext:value-type="float">
            <text:p>0.8802</text:p>
          </table:table-cell>
          <table:table-cell table:formula="of:=([.B139]-[.C139])^2" office:value-type="float" office:value="0.0000855989877347134" calcext:value-type="float">
            <text:p>0.0001</text:p>
          </table:table-cell>
          <table:table-cell table:formula="of:=([.B139]-[.$H$3])^2" office:value-type="float" office:value="0.0645695742701166" calcext:value-type="float">
            <text:p>0.0646</text:p>
          </table:table-cell>
          <table:table-cell office:value-type="float" office:value="0.8732" calcext:value-type="float">
            <text:p>0.8732</text:p>
          </table:table-cell>
          <table:table-cell table:formula="of:=([.B139]-[.F139])^2" office:value-type="float" office:value="0.000264126597131335" calcext:value-type="float">
            <text:p>0.0003</text:p>
          </table:table-cell>
          <table:table-cell table:number-columns-repeated="1015"/>
        </table:table-row>
        <table:table-row table:style-name="ro1">
          <table:table-cell table:formula="of:=[.A139]+0.01" office:value-type="float" office:value="1.38" calcext:value-type="float">
            <text:p>1.3800</text:p>
          </table:table-cell>
          <table:table-cell table:formula="of:=-2/PI()*COS(PI()*[.A140])+2/PI()" office:value-type="float" office:value="0.870975141300617" calcext:value-type="float">
            <text:p>0.8710</text:p>
          </table:table-cell>
          <table:table-cell office:value-type="float" office:value="0.8616" calcext:value-type="float">
            <text:p>0.8616</text:p>
          </table:table-cell>
          <table:table-cell table:formula="of:=([.B140]-[.C140])^2" office:value-type="float" office:value="0.0000878932744065348" calcext:value-type="float">
            <text:p>0.0001</text:p>
          </table:table-cell>
          <table:table-cell table:formula="of:=([.B140]-[.$H$3])^2" office:value-type="float" office:value="0.0555208411331743" calcext:value-type="float">
            <text:p>0.0555</text:p>
          </table:table-cell>
          <table:table-cell office:value-type="float" office:value="0.8547" calcext:value-type="float">
            <text:p>0.8547</text:p>
          </table:table-cell>
          <table:table-cell table:formula="of:=([.B140]-[.F140])^2" office:value-type="float" office:value="0.000264880224355046" calcext:value-type="float">
            <text:p>0.0003</text:p>
          </table:table-cell>
          <table:table-cell table:number-columns-repeated="1015"/>
        </table:table-row>
        <table:table-row table:style-name="ro1">
          <table:table-cell table:formula="of:=[.A140]+0.01" office:value-type="float" office:value="1.39" calcext:value-type="float">
            <text:p>1.3900</text:p>
          </table:table-cell>
          <table:table-cell table:formula="of:=-2/PI()*COS(PI()*[.A141])+2/PI()" office:value-type="float" office:value="0.852267030046405" calcext:value-type="float">
            <text:p>0.8523</text:p>
          </table:table-cell>
          <table:table-cell office:value-type="float" office:value="0.8428" calcext:value-type="float">
            <text:p>0.8428</text:p>
          </table:table-cell>
          <table:table-cell table:formula="of:=([.B141]-[.C141])^2" office:value-type="float" office:value="0.0000896246578995357" calcext:value-type="float">
            <text:p>0.0001</text:p>
          </table:table-cell>
          <table:table-cell table:formula="of:=([.B141]-[.$H$3])^2" office:value-type="float" office:value="0.0470545021157194" calcext:value-type="float">
            <text:p>0.0471</text:p>
          </table:table-cell>
          <table:table-cell office:value-type="float" office:value="0.836" calcext:value-type="float">
            <text:p>0.8360</text:p>
          </table:table-cell>
          <table:table-cell table:formula="of:=([.B141]-[.F141])^2" office:value-type="float" office:value="0.000264616266530649" calcext:value-type="float">
            <text:p>0.0003</text:p>
          </table:table-cell>
          <table:table-cell table:number-columns-repeated="1015"/>
        </table:table-row>
        <table:table-row table:style-name="ro1">
          <table:table-cell table:formula="of:=[.A141]+0.01" office:value-type="float" office:value="1.4" calcext:value-type="float">
            <text:p>1.4000</text:p>
          </table:table-cell>
          <table:table-cell table:formula="of:=-2/PI()*COS(PI()*[.A142])+2/PI()" office:value-type="float" office:value="0.833346100984273" calcext:value-type="float">
            <text:p>0.8333</text:p>
          </table:table-cell>
          <table:table-cell office:value-type="float" office:value="0.8238" calcext:value-type="float">
            <text:p>0.8238</text:p>
          </table:table-cell>
          <table:table-cell table:formula="of:=([.B142]-[.C142])^2" office:value-type="float" office:value="0.0000911280440019294" calcext:value-type="float">
            <text:p>0.0001</text:p>
          </table:table-cell>
          <table:table-cell table:formula="of:=([.B142]-[.$H$3])^2" office:value-type="float" office:value="0.0392038289921144" calcext:value-type="float">
            <text:p>0.0392</text:p>
          </table:table-cell>
          <table:table-cell office:value-type="float" office:value="0.817" calcext:value-type="float">
            <text:p>0.8170</text:p>
          </table:table-cell>
          <table:table-cell table:formula="of:=([.B142]-[.F142])^2" office:value-type="float" office:value="0.000267195017388033" calcext:value-type="float">
            <text:p>0.0003</text:p>
          </table:table-cell>
          <table:table-cell table:number-columns-repeated="1015"/>
        </table:table-row>
        <table:table-row table:style-name="ro1">
          <table:table-cell table:formula="of:=[.A142]+0.01" office:value-type="float" office:value="1.41" calcext:value-type="float">
            <text:p>1.4100</text:p>
          </table:table-cell>
          <table:table-cell table:formula="of:=-2/PI()*COS(PI()*[.A143])+2/PI()" office:value-type="float" office:value="0.814231026786853" calcext:value-type="float">
            <text:p>0.8142</text:p>
          </table:table-cell>
          <table:table-cell office:value-type="float" office:value="0.8046" calcext:value-type="float">
            <text:p>0.8046</text:p>
          </table:table-cell>
          <table:table-cell table:formula="of:=([.B143]-[.C143])^2" office:value-type="float" office:value="0.0000927566769690867" calcext:value-type="float">
            <text:p>0.0001</text:p>
          </table:table-cell>
          <table:table-cell table:formula="of:=([.B143]-[.$H$3])^2" office:value-type="float" office:value="0.0319996621807617" calcext:value-type="float">
            <text:p>0.0320</text:p>
          </table:table-cell>
          <table:table-cell office:value-type="float" office:value="0.7979" calcext:value-type="float">
            <text:p>0.7979</text:p>
          </table:table-cell>
          <table:table-cell table:formula="of:=([.B143]-[.F143])^2" office:value-type="float" office:value="0.000266702435912919" calcext:value-type="float">
            <text:p>0.0003</text:p>
          </table:table-cell>
          <table:table-cell table:number-columns-repeated="1015"/>
        </table:table-row>
        <table:table-row table:style-name="ro1">
          <table:table-cell table:formula="of:=[.A143]+0.01" office:value-type="float" office:value="1.42" calcext:value-type="float">
            <text:p>1.4200</text:p>
          </table:table-cell>
          <table:table-cell table:formula="of:=-2/PI()*COS(PI()*[.A144])+2/PI()" office:value-type="float" office:value="0.794940671724589" calcext:value-type="float">
            <text:p>0.7949</text:p>
          </table:table-cell>
          <table:table-cell office:value-type="float" office:value="0.7852" calcext:value-type="float">
            <text:p>0.7852</text:p>
          </table:table-cell>
          <table:table-cell table:formula="of:=([.B144]-[.C144])^2" office:value-type="float" office:value="0.0000948806856462018" calcext:value-type="float">
            <text:p>0.0001</text:p>
          </table:table-cell>
          <table:table-cell table:formula="of:=([.B144]-[.$H$3])^2" office:value-type="float" office:value="0.0254702891717912" calcext:value-type="float">
            <text:p>0.0255</text:p>
          </table:table-cell>
          <table:table-cell office:value-type="float" office:value="0.7787" calcext:value-type="float">
            <text:p>0.7787</text:p>
          </table:table-cell>
          <table:table-cell table:formula="of:=([.B144]-[.F144])^2" office:value-type="float" office:value="0.000263759418065857" calcext:value-type="float">
            <text:p>0.0003</text:p>
          </table:table-cell>
          <table:table-cell table:number-columns-repeated="1015"/>
        </table:table-row>
        <table:table-row table:style-name="ro1">
          <table:table-cell table:formula="of:=[.A144]+0.01" office:value-type="float" office:value="1.43" calcext:value-type="float">
            <text:p>1.4300</text:p>
          </table:table-cell>
          <table:table-cell table:formula="of:=-2/PI()*COS(PI()*[.A145])+2/PI()" office:value-type="float" office:value="0.775494073048973" calcext:value-type="float">
            <text:p>0.7755</text:p>
          </table:table-cell>
          <table:table-cell office:value-type="float" office:value="0.7657" calcext:value-type="float">
            <text:p>0.7657</text:p>
          </table:table-cell>
          <table:table-cell table:formula="of:=([.B145]-[.C145])^2" office:value-type="float" office:value="0.0000959238668886161" calcext:value-type="float">
            <text:p>0.0001</text:p>
          </table:table-cell>
          <table:table-cell table:formula="of:=([.B145]-[.$H$3])^2" office:value-type="float" office:value="0.019641333031436" calcext:value-type="float">
            <text:p>0.0196</text:p>
          </table:table-cell>
          <table:table-cell office:value-type="float" office:value="0.7593" calcext:value-type="float">
            <text:p>0.7593</text:p>
          </table:table-cell>
          <table:table-cell table:formula="of:=([.B145]-[.F145])^2" office:value-type="float" office:value="0.000262248001915467" calcext:value-type="float">
            <text:p>0.0003</text:p>
          </table:table-cell>
          <table:table-cell table:number-columns-repeated="1015"/>
        </table:table-row>
        <table:table-row table:style-name="ro1">
          <table:table-cell table:formula="of:=[.A145]+0.01" office:value-type="float" office:value="1.44" calcext:value-type="float">
            <text:p>1.4400</text:p>
          </table:table-cell>
          <table:table-cell table:formula="of:=-2/PI()*COS(PI()*[.A146])+2/PI()" office:value-type="float" office:value="0.755910422205081" calcext:value-type="float">
            <text:p>0.7559</text:p>
          </table:table-cell>
          <table:table-cell office:value-type="float" office:value="0.746" calcext:value-type="float">
            <text:p>0.7460</text:p>
          </table:table-cell>
          <table:table-cell table:formula="of:=([.B146]-[.C146])^2" office:value-type="float" office:value="0.0000982164682829688" calcext:value-type="float">
            <text:p>0.0001</text:p>
          </table:table-cell>
          <table:table-cell table:formula="of:=([.B146]-[.$H$3])^2" office:value-type="float" office:value="0.0145356514229737" calcext:value-type="float">
            <text:p>0.0145</text:p>
          </table:table-cell>
          <table:table-cell office:value-type="float" office:value="0.7399" calcext:value-type="float">
            <text:p>0.7399</text:p>
          </table:table-cell>
          <table:table-cell table:formula="of:=([.B146]-[.F146])^2" office:value-type="float" office:value="0.000256333619184961" calcext:value-type="float">
            <text:p>0.0003</text:p>
          </table:table-cell>
          <table:table-cell table:number-columns-repeated="1015"/>
        </table:table-row>
        <table:table-row table:style-name="ro1">
          <table:table-cell table:formula="of:=[.A146]+0.01" office:value-type="float" office:value="1.45" calcext:value-type="float">
            <text:p>1.4500</text:p>
          </table:table-cell>
          <table:table-cell table:formula="of:=-2/PI()*COS(PI()*[.A147])+2/PI()" office:value-type="float" office:value="0.736209045891935" calcext:value-type="float">
            <text:p>0.7362</text:p>
          </table:table-cell>
          <table:table-cell office:value-type="float" office:value="0.7263" calcext:value-type="float">
            <text:p>0.7263</text:p>
          </table:table-cell>
          <table:table-cell table:formula="of:=([.B147]-[.C147])^2" office:value-type="float" office:value="0.00009818919048848" calcext:value-type="float">
            <text:p>0.0001</text:p>
          </table:table-cell>
          <table:table-cell table:formula="of:=([.B147]-[.$H$3])^2" office:value-type="float" office:value="0.0101732465426137" calcext:value-type="float">
            <text:p>0.0102</text:p>
          </table:table-cell>
          <table:table-cell office:value-type="float" office:value="0.7204" calcext:value-type="float">
            <text:p>0.7204</text:p>
          </table:table-cell>
          <table:table-cell table:formula="of:=([.B147]-[.F147])^2" office:value-type="float" office:value="0.000249925932013317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147]+0.01" office:value-type="float" office:value="1.46" calcext:value-type="float">
            <text:p>1.4600</text:p>
          </table:table-cell>
          <table:table-cell table:formula="of:=-2/PI()*COS(PI()*[.A148])+2/PI()" office:value-type="float" office:value="0.71640938698938" calcext:value-type="float">
            <text:p>0.7164</text:p>
          </table:table-cell>
          <table:table-cell office:value-type="float" office:value="0.7065" calcext:value-type="float">
            <text:p>0.7065</text:p>
          </table:table-cell>
          <table:table-cell table:formula="of:=([.B148]-[.C148])^2" office:value-type="float" office:value="0.0000981959505052835" calcext:value-type="float">
            <text:p>0.0001</text:p>
          </table:table-cell>
          <table:table-cell table:formula="of:=([.B148]-[.$H$3])^2" office:value-type="float" office:value="0.00657118632562591" calcext:value-type="float">
            <text:p>0.0066</text:p>
          </table:table-cell>
          <table:table-cell office:value-type="float" office:value="0.7008" calcext:value-type="float">
            <text:p>0.7008</text:p>
          </table:table-cell>
          <table:table-cell table:formula="of:=([.B148]-[.F148])^2" office:value-type="float" office:value="0.000243652962184211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148]+0.01" office:value-type="float" office:value="1.47" calcext:value-type="float">
            <text:p>1.4700</text:p>
          </table:table-cell>
          <table:table-cell table:formula="of:=-2/PI()*COS(PI()*[.A149])+2/PI()" office:value-type="float" office:value="0.696530985370309" calcext:value-type="float">
            <text:p>0.6965</text:p>
          </table:table-cell>
          <table:table-cell office:value-type="float" office:value="0.6865" calcext:value-type="float">
            <text:p>0.6865</text:p>
          </table:table-cell>
          <table:table-cell table:formula="of:=([.B149]-[.C149])^2" office:value-type="float" office:value="0.000100620667499353" calcext:value-type="float">
            <text:p>0.0001</text:p>
          </table:table-cell>
          <table:table-cell table:formula="of:=([.B149]-[.$H$3])^2" office:value-type="float" office:value="0.00374353723353368" calcext:value-type="float">
            <text:p>0.0037</text:p>
          </table:table-cell>
          <table:table-cell office:value-type="float" office:value="0.6811" calcext:value-type="float">
            <text:p>0.6811</text:p>
          </table:table-cell>
          <table:table-cell table:formula="of:=([.B149]-[.F149])^2" office:value-type="float" office:value="0.000238115309498693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149]+0.01" office:value-type="float" office:value="1.48" calcext:value-type="float">
            <text:p>1.4800</text:p>
          </table:table-cell>
          <table:table-cell table:formula="of:=-2/PI()*COS(PI()*[.A150])+2/PI()" office:value-type="float" office:value="0.676593458617173" calcext:value-type="float">
            <text:p>0.6766</text:p>
          </table:table-cell>
          <table:table-cell office:value-type="float" office:value="0.6666" calcext:value-type="float">
            <text:p>0.6666</text:p>
          </table:table-cell>
          <table:table-cell table:formula="of:=([.B150]-[.C150])^2" office:value-type="float" office:value="0.0000998692151331524" calcext:value-type="float">
            <text:p>0.0001</text:p>
          </table:table-cell>
          <table:table-cell table:formula="of:=([.B150]-[.$H$3])^2" office:value-type="float" office:value="0.00170130888748336" calcext:value-type="float">
            <text:p>0.0017</text:p>
          </table:table-cell>
          <table:table-cell office:value-type="float" office:value="0.6613" calcext:value-type="float">
            <text:p>0.6613</text:p>
          </table:table-cell>
          <table:table-cell table:formula="of:=([.B150]-[.F150])^2" office:value-type="float" office:value="0.00023388987647519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150]+0.01" office:value-type="float" office:value="1.49" calcext:value-type="float">
            <text:p>1.4900</text:p>
          </table:table-cell>
          <table:table-cell table:formula="of:=-2/PI()*COS(PI()*[.A151])+2/PI()" office:value-type="float" office:value="0.65661648266179" calcext:value-type="float">
            <text:p>0.6566</text:p>
          </table:table-cell>
          <table:table-cell office:value-type="float" office:value="0.6466" calcext:value-type="float">
            <text:p>0.6466</text:p>
          </table:table-cell>
          <table:table-cell table:formula="of:=([.B151]-[.C151])^2" office:value-type="float" office:value="0.00010032992491394" calcext:value-type="float">
            <text:p>0.0001</text:p>
          </table:table-cell>
          <table:table-cell table:formula="of:=([.B151]-[.$H$3])^2" office:value-type="float" office:value="0.000452410766151517" calcext:value-type="float">
            <text:p>0.0005</text:p>
          </table:table-cell>
          <table:table-cell office:value-type="float" office:value="0.6414" calcext:value-type="float">
            <text:p>0.6414</text:p>
          </table:table-cell>
          <table:table-cell table:formula="of:=([.B151]-[.F151])^2" office:value-type="float" office:value="0.000231541344596559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151]+0.01" office:value-type="float" office:value="1.5" calcext:value-type="float">
            <text:p>1.5000</text:p>
          </table:table-cell>
          <table:table-cell table:formula="of:=-2/PI()*COS(PI()*[.A152])+2/PI()" office:value-type="float" office:value="0.636619772367579" calcext:value-type="float">
            <text:p>0.6366</text:p>
          </table:table-cell>
          <table:table-cell office:value-type="float" office:value="0.6266" calcext:value-type="float">
            <text:p>0.6266</text:p>
          </table:table-cell>
          <table:table-cell table:formula="of:=([.B152]-[.C152])^2" office:value-type="float" office:value="0.000100395838298104" calcext:value-type="float">
            <text:p>0.0001</text:p>
          </table:table-cell>
          <table:table-cell table:formula="of:=([.B152]-[.$H$3])^2" office:value-type="float" office:value="0.00000162113893829173" calcext:value-type="float">
            <text:p>0.0000</text:p>
          </table:table-cell>
          <table:table-cell office:value-type="float" office:value="0.6214" calcext:value-type="float">
            <text:p>0.6214</text:p>
          </table:table-cell>
          <table:table-cell table:formula="of:=([.B152]-[.F152])^2" office:value-type="float" office:value="0.000231641470920928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152]+0.01" office:value-type="float" office:value="1.51" calcext:value-type="float">
            <text:p>1.5100</text:p>
          </table:table-cell>
          <table:table-cell table:formula="of:=-2/PI()*COS(PI()*[.A153])+2/PI()" office:value-type="float" office:value="0.616623062073368" calcext:value-type="float">
            <text:p>0.6166</text:p>
          </table:table-cell>
          <table:table-cell office:value-type="float" office:value="0.6066" calcext:value-type="float">
            <text:p>0.6066</text:p>
          </table:table-cell>
          <table:table-cell table:formula="of:=([.B153]-[.C153])^2" office:value-type="float" office:value="0.000100461773326595" calcext:value-type="float">
            <text:p>0.0001</text:p>
          </table:table-cell>
          <table:table-cell table:formula="of:=([.B153]-[.$H$3])^2" office:value-type="float" office:value="0.000350568356906263" calcext:value-type="float">
            <text:p>0.0004</text:p>
          </table:table-cell>
          <table:table-cell office:value-type="float" office:value="0.6015" calcext:value-type="float">
            <text:p>0.6015</text:p>
          </table:table-cell>
          <table:table-cell table:formula="of:=([.B153]-[.F153])^2" office:value-type="float" office:value="0.000228707006474952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153]+0.01" office:value-type="float" office:value="1.52" calcext:value-type="float">
            <text:p>1.5200</text:p>
          </table:table-cell>
          <table:table-cell table:formula="of:=-2/PI()*COS(PI()*[.A154])+2/PI()" office:value-type="float" office:value="0.596646086117986" calcext:value-type="float">
            <text:p>0.5966</text:p>
          </table:table-cell>
          <table:table-cell office:value-type="float" office:value="0.5866" calcext:value-type="float">
            <text:p>0.5866</text:p>
          </table:table-cell>
          <table:table-cell table:formula="of:=([.B154]-[.C154])^2" office:value-type="float" office:value="0.000100923846289988" calcext:value-type="float">
            <text:p>0.0001</text:p>
          </table:table-cell>
          <table:table-cell table:formula="of:=([.B154]-[.$H$3])^2" office:value-type="float" office:value="0.00149772457515514" calcext:value-type="float">
            <text:p>0.0015</text:p>
          </table:table-cell>
          <table:table-cell office:value-type="float" office:value="0.5817" calcext:value-type="float">
            <text:p>0.5817</text:p>
          </table:table-cell>
          <table:table-cell table:formula="of:=([.B154]-[.F154])^2" office:value-type="float" office:value="0.00022338549024625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154]+0.01" office:value-type="float" office:value="1.53" calcext:value-type="float">
            <text:p>1.5300</text:p>
          </table:table-cell>
          <table:table-cell table:formula="of:=-2/PI()*COS(PI()*[.A155])+2/PI()" office:value-type="float" office:value="0.576708559364849" calcext:value-type="float">
            <text:p>0.5767</text:p>
          </table:table-cell>
          <table:table-cell office:value-type="float" office:value="0.5667" calcext:value-type="float">
            <text:p>0.5667</text:p>
          </table:table-cell>
          <table:table-cell table:formula="of:=([.B155]-[.C155])^2" office:value-type="float" office:value="0.000100171260559716" calcext:value-type="float">
            <text:p>0.0001</text:p>
          </table:table-cell>
          <table:table-cell table:formula="of:=([.B155]-[.$H$3])^2" office:value-type="float" office:value="0.00343841193125983" calcext:value-type="float">
            <text:p>0.0034</text:p>
          </table:table-cell>
          <table:table-cell office:value-type="float" office:value="0.562" calcext:value-type="float">
            <text:p>0.5620</text:p>
          </table:table-cell>
          <table:table-cell table:formula="of:=([.B155]-[.F155])^2" office:value-type="float" office:value="0.000216341718589298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155]+0.01" office:value-type="float" office:value="1.54" calcext:value-type="float">
            <text:p>1.5400</text:p>
          </table:table-cell>
          <table:table-cell table:formula="of:=-2/PI()*COS(PI()*[.A156])+2/PI()" office:value-type="float" office:value="0.556830157745779" calcext:value-type="float">
            <text:p>0.5568</text:p>
          </table:table-cell>
          <table:table-cell office:value-type="float" office:value="0.5469" calcext:value-type="float">
            <text:p>0.5469</text:p>
          </table:table-cell>
          <table:table-cell table:formula="of:=([.B156]-[.C156])^2" office:value-type="float" office:value="0.00009860803285605" calcext:value-type="float">
            <text:p>0.0001</text:p>
          </table:table-cell>
          <table:table-cell table:formula="of:=([.B156]-[.$H$3])^2" office:value-type="float" office:value="0.00616482115524152" calcext:value-type="float">
            <text:p>0.0062</text:p>
          </table:table-cell>
          <table:table-cell office:value-type="float" office:value="0.5424" calcext:value-type="float">
            <text:p>0.5424</text:p>
          </table:table-cell>
          <table:table-cell table:formula="of:=([.B156]-[.F156])^2" office:value-type="float" office:value="0.000208229452568057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156]+0.01" office:value-type="float" office:value="1.55" calcext:value-type="float">
            <text:p>1.5500</text:p>
          </table:table-cell>
          <table:table-cell table:formula="of:=-2/PI()*COS(PI()*[.A157])+2/PI()" office:value-type="float" office:value="0.537030498843223" calcext:value-type="float">
            <text:p>0.5370</text:p>
          </table:table-cell>
          <table:table-cell office:value-type="float" office:value="0.5271" calcext:value-type="float">
            <text:p>0.5271</text:p>
          </table:table-cell>
          <table:table-cell table:formula="of:=([.B157]-[.C157])^2" office:value-type="float" office:value="0.0000986148072752545" calcext:value-type="float">
            <text:p>0.0001</text:p>
          </table:table-cell>
          <table:table-cell table:formula="of:=([.B157]-[.$H$3])^2" office:value-type="float" office:value="0.00966604253748089" calcext:value-type="float">
            <text:p>0.0097</text:p>
          </table:table-cell>
          <table:table-cell office:value-type="float" office:value="0.5229" calcext:value-type="float">
            <text:p>0.5229</text:p>
          </table:table-cell>
          <table:table-cell table:formula="of:=([.B157]-[.F157])^2" office:value-type="float" office:value="0.000199670997558328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157]+0.01" office:value-type="float" office:value="1.56" calcext:value-type="float">
            <text:p>1.5600</text:p>
          </table:table-cell>
          <table:table-cell table:formula="of:=-2/PI()*COS(PI()*[.A158])+2/PI()" office:value-type="float" office:value="0.517329122530077" calcext:value-type="float">
            <text:p>0.5173</text:p>
          </table:table-cell>
          <table:table-cell office:value-type="float" office:value="0.5075" calcext:value-type="float">
            <text:p>0.5075</text:p>
          </table:table-cell>
          <table:table-cell table:formula="of:=([.B158]-[.C158])^2" office:value-type="float" office:value="0.0000966116497112707" calcext:value-type="float">
            <text:p>0.0001</text:p>
          </table:table-cell>
          <table:table-cell table:formula="of:=([.B158]-[.$H$3])^2" office:value-type="float" office:value="0.01392810913221" calcext:value-type="float">
            <text:p>0.0139</text:p>
          </table:table-cell>
          <table:table-cell office:value-type="float" office:value="0.5035" calcext:value-type="float">
            <text:p>0.5035</text:p>
          </table:table-cell>
          <table:table-cell table:formula="of:=([.B158]-[.F158])^2" office:value-type="float" office:value="0.000191244629951888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158]+0.01" office:value-type="float" office:value="1.57" calcext:value-type="float">
            <text:p>1.5700</text:p>
          </table:table-cell>
          <table:table-cell table:formula="of:=-2/PI()*COS(PI()*[.A159])+2/PI()" office:value-type="float" office:value="0.497745471686186" calcext:value-type="float">
            <text:p>0.4977</text:p>
          </table:table-cell>
          <table:table-cell office:value-type="float" office:value="0.488" calcext:value-type="float">
            <text:p>0.4880</text:p>
          </table:table-cell>
          <table:table-cell table:formula="of:=([.B159]-[.C159])^2" office:value-type="float" office:value="0.0000949742183862465" calcext:value-type="float">
            <text:p>0.0001</text:p>
          </table:table-cell>
          <table:table-cell table:formula="of:=([.B159]-[.$H$3])^2" office:value-type="float" office:value="0.0189340520259329" calcext:value-type="float">
            <text:p>0.0189</text:p>
          </table:table-cell>
          <table:table-cell office:value-type="float" office:value="0.4841" calcext:value-type="float">
            <text:p>0.4841</text:p>
          </table:table-cell>
          <table:table-cell table:formula="of:=([.B159]-[.F159])^2" office:value-type="float" office:value="0.000186198897538494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159]+0.01" office:value-type="float" office:value="1.58" calcext:value-type="float">
            <text:p>1.5800</text:p>
          </table:table-cell>
          <table:table-cell table:formula="of:=-2/PI()*COS(PI()*[.A160])+2/PI()" office:value-type="float" office:value="0.47829887301057" calcext:value-type="float">
            <text:p>0.4783</text:p>
          </table:table-cell>
          <table:table-cell office:value-type="float" office:value="0.4686" calcext:value-type="float">
            <text:p>0.4686</text:p>
          </table:table-cell>
          <table:table-cell table:formula="of:=([.B160]-[.C160])^2" office:value-type="float" office:value="0.0000940681376751575" calcext:value-type="float">
            <text:p>0.0001</text:p>
          </table:table-cell>
          <table:table-cell table:formula="of:=([.B160]-[.$H$3])^2" office:value-type="float" office:value="0.0246639674525101" calcext:value-type="float">
            <text:p>0.0247</text:p>
          </table:table-cell>
          <table:table-cell office:value-type="float" office:value="0.4649" calcext:value-type="float">
            <text:p>0.4649</text:p>
          </table:table-cell>
          <table:table-cell table:formula="of:=([.B160]-[.F160])^2" office:value-type="float" office:value="0.000179529797953373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160]+0.01" office:value-type="float" office:value="1.59" calcext:value-type="float">
            <text:p>1.5900</text:p>
          </table:table-cell>
          <table:table-cell table:formula="of:=-2/PI()*COS(PI()*[.A161])+2/PI()" office:value-type="float" office:value="0.459008517948305" calcext:value-type="float">
            <text:p>0.4590</text:p>
          </table:table-cell>
          <table:table-cell office:value-type="float" office:value="0.4494" calcext:value-type="float">
            <text:p>0.4494</text:p>
          </table:table-cell>
          <table:table-cell table:formula="of:=([.B161]-[.C161])^2" office:value-type="float" office:value="0.0000923236171629052" calcext:value-type="float">
            <text:p>0.0001</text:p>
          </table:table-cell>
          <table:table-cell table:formula="of:=([.B161]-[.$H$3])^2" office:value-type="float" office:value="0.0310950954898911" calcext:value-type="float">
            <text:p>0.0311</text:p>
          </table:table-cell>
          <table:table-cell office:value-type="float" office:value="0.4458" calcext:value-type="float">
            <text:p>0.4458</text:p>
          </table:table-cell>
          <table:table-cell table:formula="of:=([.B161]-[.F161])^2" office:value-type="float" office:value="0.000174464946390703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161]+0.01" office:value-type="float" office:value="1.6" calcext:value-type="float">
            <text:p>1.6000</text:p>
          </table:table-cell>
          <table:table-cell table:formula="of:=-2/PI()*COS(PI()*[.A162])+2/PI()" office:value-type="float" office:value="0.439893443750886" calcext:value-type="float">
            <text:p>0.4399</text:p>
          </table:table-cell>
          <table:table-cell office:value-type="float" office:value="0.4304" calcext:value-type="float">
            <text:p>0.4304</text:p>
          </table:table-cell>
          <table:table-cell table:formula="of:=([.B162]-[.C162])^2" office:value-type="float" office:value="0.0000901254742512377" calcext:value-type="float">
            <text:p>0.0001</text:p>
          </table:table-cell>
          <table:table-cell table:formula="of:=([.B162]-[.$H$3])^2" office:value-type="float" office:value="0.0382019100277685" calcext:value-type="float">
            <text:p>0.0382</text:p>
          </table:table-cell>
          <table:table-cell office:value-type="float" office:value="0.4268" calcext:value-type="float">
            <text:p>0.4268</text:p>
          </table:table-cell>
          <table:table-cell table:formula="of:=([.B162]-[.F162])^2" office:value-type="float" office:value="0.000171438269257619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162]+0.01" office:value-type="float" office:value="1.61" calcext:value-type="float">
            <text:p>1.6100</text:p>
          </table:table-cell>
          <table:table-cell table:formula="of:=-2/PI()*COS(PI()*[.A163])+2/PI()" office:value-type="float" office:value="0.420972514688754" calcext:value-type="float">
            <text:p>0.4210</text:p>
          </table:table-cell>
          <table:table-cell office:value-type="float" office:value="0.4116" calcext:value-type="float">
            <text:p>0.4116</text:p>
          </table:table-cell>
          <table:table-cell table:formula="of:=([.B163]-[.C163])^2" office:value-type="float" office:value="0.0000878440315909136" calcext:value-type="float">
            <text:p>0.0001</text:p>
          </table:table-cell>
          <table:table-cell table:formula="of:=([.B163]-[.$H$3])^2" office:value-type="float" office:value="0.0459562196509527" calcext:value-type="float">
            <text:p>0.0460</text:p>
          </table:table-cell>
          <table:table-cell office:value-type="float" office:value="0.4081" calcext:value-type="float">
            <text:p>0.4081</text:p>
          </table:table-cell>
          <table:table-cell table:formula="of:=([.B163]-[.F163])^2" office:value-type="float" office:value="0.00016570163441219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163]+0.01" office:value-type="float" office:value="1.62" calcext:value-type="float">
            <text:p>1.6200</text:p>
          </table:table-cell>
          <table:table-cell table:formula="of:=-2/PI()*COS(PI()*[.A164])+2/PI()" office:value-type="float" office:value="0.402264403434542" calcext:value-type="float">
            <text:p>0.4023</text:p>
          </table:table-cell>
          <table:table-cell office:value-type="float" office:value="0.393" calcext:value-type="float">
            <text:p>0.3930</text:p>
          </table:table-cell>
          <table:table-cell table:formula="of:=([.B164]-[.C164])^2" office:value-type="float" office:value="0.0000858291709979473" calcext:value-type="float">
            <text:p>0.0001</text:p>
          </table:table-cell>
          <table:table-cell table:formula="of:=([.B164]-[.$H$3])^2" office:value-type="float" office:value="0.0543272790401827" calcext:value-type="float">
            <text:p>0.0543</text:p>
          </table:table-cell>
          <table:table-cell office:value-type="float" office:value="0.3896" calcext:value-type="float">
            <text:p>0.3896</text:p>
          </table:table-cell>
          <table:table-cell table:formula="of:=([.B164]-[.F164])^2" office:value-type="float" office:value="0.000160387114352831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164]+0.01" office:value-type="float" office:value="1.63" calcext:value-type="float">
            <text:p>1.6300</text:p>
          </table:table-cell>
          <table:table-cell table:formula="of:=-2/PI()*COS(PI()*[.A165])+2/PI()" office:value-type="float" office:value="0.3837875726354" calcext:value-type="float">
            <text:p>0.3838</text:p>
          </table:table-cell>
          <table:table-cell office:value-type="float" office:value="0.3746" calcext:value-type="float">
            <text:p>0.3746</text:p>
          </table:table-cell>
          <table:table-cell table:formula="of:=([.B165]-[.C165])^2" office:value-type="float" office:value="0.0000844114909307517" calcext:value-type="float">
            <text:p>0.0001</text:p>
          </table:table-cell>
          <table:table-cell table:formula="of:=([.B165]-[.$H$3])^2" office:value-type="float" office:value="0.0632819104505852" calcext:value-type="float">
            <text:p>0.0633</text:p>
          </table:table-cell>
          <table:table-cell office:value-type="float" office:value="0.3714" calcext:value-type="float">
            <text:p>0.3714</text:p>
          </table:table-cell>
          <table:table-cell table:formula="of:=([.B165]-[.F165])^2" office:value-type="float" office:value="0.000153451955797313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165]+0.01" office:value-type="float" office:value="1.64" calcext:value-type="float">
            <text:p>1.6400</text:p>
          </table:table-cell>
          <table:table-cell table:formula="of:=-2/PI()*COS(PI()*[.A166])+2/PI()" office:value-type="float" office:value="0.365560256692593" calcext:value-type="float">
            <text:p>0.3656</text:p>
          </table:table-cell>
          <table:table-cell office:value-type="float" office:value="0.3565" calcext:value-type="float">
            <text:p>0.3565</text:p>
          </table:table-cell>
          <table:table-cell table:formula="of:=([.B166]-[.C166])^2" office:value-type="float" office:value="0.0000820882513356707" calcext:value-type="float">
            <text:p>0.0001</text:p>
          </table:table-cell>
          <table:table-cell table:formula="of:=([.B166]-[.$H$3])^2" office:value-type="float" office:value="0.0727846347882252" calcext:value-type="float">
            <text:p>0.0728</text:p>
          </table:table-cell>
          <table:table-cell office:value-type="float" office:value="0.3536" calcext:value-type="float">
            <text:p>0.3536</text:p>
          </table:table-cell>
          <table:table-cell table:formula="of:=([.B166]-[.F166])^2" office:value-type="float" office:value="0.000143047740152709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166]+0.01" office:value-type="float" office:value="1.65" calcext:value-type="float">
            <text:p>1.6500</text:p>
          </table:table-cell>
          <table:table-cell table:formula="of:=-2/PI()*COS(PI()*[.A167])+2/PI()" office:value-type="float" office:value="0.347600443766345" calcext:value-type="float">
            <text:p>0.3476</text:p>
          </table:table-cell>
          <table:table-cell office:value-type="float" office:value="0.3387" calcext:value-type="float">
            <text:p>0.3387</text:p>
          </table:table-cell>
          <table:table-cell table:formula="of:=([.B167]-[.C167])^2" office:value-type="float" office:value="0.000079217899237864" calcext:value-type="float">
            <text:p>0.0001</text:p>
          </table:table-cell>
          <table:table-cell table:formula="of:=([.B167]-[.$H$3])^2" office:value-type="float" office:value="0.0827978117673077" calcext:value-type="float">
            <text:p>0.0828</text:p>
          </table:table-cell>
          <table:table-cell office:value-type="float" office:value="0.336" calcext:value-type="float">
            <text:p>0.3360</text:p>
          </table:table-cell>
          <table:table-cell table:formula="of:=([.B167]-[.F167])^2" office:value-type="float" office:value="0.000134570295576125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167]+0.01" office:value-type="float" office:value="1.66" calcext:value-type="float">
            <text:p>1.6600</text:p>
          </table:table-cell>
          <table:table-cell table:formula="of:=-2/PI()*COS(PI()*[.A168])+2/PI()" office:value-type="float" office:value="0.329925858023699" calcext:value-type="float">
            <text:p>0.3299</text:p>
          </table:table-cell>
          <table:table-cell office:value-type="float" office:value="0.3211" calcext:value-type="float">
            <text:p>0.3211</text:p>
          </table:table-cell>
          <table:table-cell table:formula="of:=([.B168]-[.C168])^2" office:value-type="float" office:value="0.0000778957698544951" calcext:value-type="float">
            <text:p>0.0001</text:p>
          </table:table-cell>
          <table:table-cell table:formula="of:=([.B168]-[.$H$3])^2" office:value-type="float" office:value="0.0932817885947616" calcext:value-type="float">
            <text:p>0.0933</text:p>
          </table:table-cell>
          <table:table-cell office:value-type="float" office:value="0.3186" calcext:value-type="float">
            <text:p>0.3186</text:p>
          </table:table-cell>
          <table:table-cell table:formula="of:=([.B168]-[.F168])^2" office:value-type="float" office:value="0.000128275059972991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168]+0.01" office:value-type="float" office:value="1.67" calcext:value-type="float">
            <text:p>1.6700</text:p>
          </table:table-cell>
          <table:table-cell table:formula="of:=-2/PI()*COS(PI()*[.A169])+2/PI()" office:value-type="float" office:value="0.312553942146906" calcext:value-type="float">
            <text:p>0.3126</text:p>
          </table:table-cell>
          <table:table-cell office:value-type="float" office:value="0.3039" calcext:value-type="float">
            <text:p>0.3039</text:p>
          </table:table-cell>
          <table:table-cell table:formula="of:=([.B169]-[.C169])^2" office:value-type="float" office:value="0.0000748907146820039" calcext:value-type="float">
            <text:p>0.0001</text:p>
          </table:table-cell>
          <table:table-cell table:formula="of:=([.B169]-[.$H$3])^2" office:value-type="float" office:value="0.10419505659528" calcext:value-type="float">
            <text:p>0.1042</text:p>
          </table:table-cell>
          <table:table-cell office:value-type="float" office:value="0.3016" calcext:value-type="float">
            <text:p>0.3016</text:p>
          </table:table-cell>
          <table:table-cell table:formula="of:=([.B169]-[.F169])^2" office:value-type="float" office:value="0.000119988848557774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169]+0.01" office:value-type="float" office:value="1.68" calcext:value-type="float">
            <text:p>1.6800</text:p>
          </table:table-cell>
          <table:table-cell table:formula="of:=-2/PI()*COS(PI()*[.A170])+2/PI()" office:value-type="float" office:value="0.2955018401196" calcext:value-type="float">
            <text:p>0.2955</text:p>
          </table:table-cell>
          <table:table-cell office:value-type="float" office:value="0.287" calcext:value-type="float">
            <text:p>0.2870</text:p>
          </table:table-cell>
          <table:table-cell table:formula="of:=([.B170]-[.C170])^2" office:value-type="float" office:value="0.000072281285419237" calcext:value-type="float">
            <text:p>0.0001</text:p>
          </table:table-cell>
          <table:table-cell table:formula="of:=([.B170]-[.$H$3])^2" office:value-type="float" office:value="0.115494415158559" calcext:value-type="float">
            <text:p>0.1155</text:p>
          </table:table-cell>
          <table:table-cell office:value-type="float" office:value="0.2849" calcext:value-type="float">
            <text:p>0.2849</text:p>
          </table:table-cell>
          <table:table-cell table:formula="of:=([.B170]-[.F170])^2" office:value-type="float" office:value="0.000112399013921556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170]+0.01" office:value-type="float" office:value="1.69" calcext:value-type="float">
            <text:p>1.6900</text:p>
          </table:table-cell>
          <table:table-cell table:formula="of:=-2/PI()*COS(PI()*[.A171])+2/PI()" office:value-type="float" office:value="0.278786380307755" calcext:value-type="float">
            <text:p>0.2788</text:p>
          </table:table-cell>
          <table:table-cell office:value-type="float" office:value="0.2705" calcext:value-type="float">
            <text:p>0.2705</text:p>
          </table:table-cell>
          <table:table-cell table:formula="of:=([.B171]-[.C171])^2" office:value-type="float" office:value="0.0000686640986047484" calcext:value-type="float">
            <text:p>0.0001</text:p>
          </table:table-cell>
          <table:table-cell table:formula="of:=([.B171]-[.$H$3])^2" office:value-type="float" office:value="0.12713514236158" calcext:value-type="float">
            <text:p>0.1271</text:p>
          </table:table-cell>
          <table:table-cell office:value-type="float" office:value="0.2684" calcext:value-type="float">
            <text:p>0.2684</text:p>
          </table:table-cell>
          <table:table-cell table:formula="of:=([.B171]-[.F171])^2" office:value-type="float" office:value="0.000107876895897319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171]+0.01" office:value-type="float" office:value="1.7" calcext:value-type="float">
            <text:p>1.7000</text:p>
          </table:table-cell>
          <table:table-cell table:formula="of:=-2/PI()*COS(PI()*[.A172])+2/PI()" office:value-type="float" office:value="0.262424058852124" calcext:value-type="float">
            <text:p>0.2624</text:p>
          </table:table-cell>
          <table:table-cell office:value-type="float" office:value="0.2543" calcext:value-type="float">
            <text:p>0.2543</text:p>
          </table:table-cell>
          <table:table-cell table:formula="of:=([.B172]-[.C172])^2" office:value-type="float" office:value="0.0000660003322327666" calcext:value-type="float">
            <text:p>0.0001</text:p>
          </table:table-cell>
          <table:table-cell table:formula="of:=([.B172]-[.$H$3])^2" office:value-type="float" office:value="0.139071171592439" calcext:value-type="float">
            <text:p>0.1391</text:p>
          </table:table-cell>
          <table:table-cell office:value-type="float" office:value="0.2522" calcext:value-type="float">
            <text:p>0.2522</text:p>
          </table:table-cell>
          <table:table-cell table:formula="of:=([.B172]-[.F172])^2" office:value-type="float" office:value="0.000104531379411685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172]+0.01" office:value-type="float" office:value="1.71" calcext:value-type="float">
            <text:p>1.7100</text:p>
          </table:table-cell>
          <table:table-cell table:formula="of:=-2/PI()*COS(PI()*[.A173])+2/PI()" office:value-type="float" office:value="0.246431023388536" calcext:value-type="float">
            <text:p>0.2464</text:p>
          </table:table-cell>
          <table:table-cell office:value-type="float" office:value="0.2385" calcext:value-type="float">
            <text:p>0.2385</text:p>
          </table:table-cell>
          <table:table-cell table:formula="of:=([.B173]-[.C173])^2" office:value-type="float" office:value="0.0000629011319895124" calcext:value-type="float">
            <text:p>0.0001</text:p>
          </table:table-cell>
          <table:table-cell table:formula="of:=([.B173]-[.$H$3])^2" office:value-type="float" office:value="0.151255273478543" calcext:value-type="float">
            <text:p>0.1513</text:p>
          </table:table-cell>
          <table:table-cell office:value-type="float" office:value="0.2365" calcext:value-type="float">
            <text:p>0.2365</text:p>
          </table:table-cell>
          <table:table-cell table:formula="of:=([.B173]-[.F173])^2" office:value-type="float" office:value="0.0000986252255436572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173]+0.01" office:value-type="float" office:value="1.72" calcext:value-type="float">
            <text:p>1.7200</text:p>
          </table:table-cell>
          <table:table-cell table:formula="of:=-2/PI()*COS(PI()*[.A174])+2/PI()" office:value-type="float" office:value="0.230823057112133" calcext:value-type="float">
            <text:p>0.2308</text:p>
          </table:table-cell>
          <table:table-cell office:value-type="float" office:value="0.2231" calcext:value-type="float">
            <text:p>0.2231</text:p>
          </table:table-cell>
          <table:table-cell table:formula="of:=([.B174]-[.C174])^2" office:value-type="float" office:value="0.0000596456111572694" calcext:value-type="float">
            <text:p>0.0001</text:p>
          </table:table-cell>
          <table:table-cell table:formula="of:=([.B174]-[.$H$3])^2" office:value-type="float" office:value="0.16363924240107" calcext:value-type="float">
            <text:p>0.1636</text:p>
          </table:table-cell>
          <table:table-cell office:value-type="float" office:value="0.2212" calcext:value-type="float">
            <text:p>0.2212</text:p>
          </table:table-cell>
          <table:table-cell table:formula="of:=([.B174]-[.F174])^2" office:value-type="float" office:value="0.0000926032281833743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174]+0.01" office:value-type="float" office:value="1.73" calcext:value-type="float">
            <text:p>1.7300</text:p>
          </table:table-cell>
          <table:table-cell table:formula="of:=-2/PI()*COS(PI()*[.A175])+2/PI()" office:value-type="float" office:value="0.215615563201256" calcext:value-type="float">
            <text:p>0.2156</text:p>
          </table:table-cell>
          <table:table-cell office:value-type="float" office:value="0.2081" calcext:value-type="float">
            <text:p>0.2081</text:p>
          </table:table-cell>
          <table:table-cell table:formula="of:=([.B175]-[.C175])^2" office:value-type="float" office:value="0.0000564836902320694" calcext:value-type="float">
            <text:p>0.0001</text:p>
          </table:table-cell>
          <table:table-cell table:formula="of:=([.B175]-[.$H$3])^2" office:value-type="float" office:value="0.176174086859474" calcext:value-type="float">
            <text:p>0.1762</text:p>
          </table:table-cell>
          <table:table-cell office:value-type="float" office:value="0.2063" calcext:value-type="float">
            <text:p>0.2063</text:p>
          </table:table-cell>
          <table:table-cell table:formula="of:=([.B175]-[.F175])^2" office:value-type="float" office:value="0.0000867797177565894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175]+0.01" office:value-type="float" office:value="1.74" calcext:value-type="float">
            <text:p>1.7400</text:p>
          </table:table-cell>
          <table:table-cell table:formula="of:=-2/PI()*COS(PI()*[.A176])+2/PI()" office:value-type="float" office:value="0.200823549616371" calcext:value-type="float">
            <text:p>0.2008</text:p>
          </table:table-cell>
          <table:table-cell office:value-type="float" office:value="0.1935" calcext:value-type="float">
            <text:p>0.1935</text:p>
          </table:table-cell>
          <table:table-cell table:formula="of:=([.B176]-[.C176])^2" office:value-type="float" office:value="0.0000536343789834526" calcext:value-type="float">
            <text:p>0.0001</text:p>
          </table:table-cell>
          <table:table-cell table:formula="of:=([.B176]-[.$H$3])^2" office:value-type="float" office:value="0.188810222934648" calcext:value-type="float">
            <text:p>0.1888</text:p>
          </table:table-cell>
          <table:table-cell office:value-type="float" office:value="0.1919" calcext:value-type="float">
            <text:p>0.1919</text:p>
          </table:table-cell>
          <table:table-cell table:formula="of:=([.B176]-[.F176])^2" office:value-type="float" office:value="0.0000796297377558407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176]+0.01" office:value-type="float" office:value="1.75" calcext:value-type="float">
            <text:p>1.7500</text:p>
          </table:table-cell>
          <table:table-cell table:formula="of:=-2/PI()*COS(PI()*[.A177])+2/PI()" office:value-type="float" office:value="0.186461614289026" calcext:value-type="float">
            <text:p>0.1865</text:p>
          </table:table-cell>
          <table:table-cell office:value-type="float" office:value="0.1794" calcext:value-type="float">
            <text:p>0.1794</text:p>
          </table:table-cell>
          <table:table-cell table:formula="of:=([.B177]-[.C177])^2" office:value-type="float" office:value="0.0000498663963669827" calcext:value-type="float">
            <text:p>0.0000</text:p>
          </table:table-cell>
          <table:table-cell table:formula="of:=([.B177]-[.$H$3])^2" office:value-type="float" office:value="0.201497670087107" calcext:value-type="float">
            <text:p>0.2015</text:p>
          </table:table-cell>
          <table:table-cell office:value-type="float" office:value="0.1779" calcext:value-type="float">
            <text:p>0.1779</text:p>
          </table:table-cell>
          <table:table-cell table:formula="of:=([.B177]-[.F177])^2" office:value-type="float" office:value="0.0000733012392340621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177]+0.01" office:value-type="float" office:value="1.76" calcext:value-type="float">
            <text:p>1.7600</text:p>
          </table:table-cell>
          <table:table-cell table:formula="of:=-2/PI()*COS(PI()*[.A178])+2/PI()" office:value-type="float" office:value="0.172543930715452" calcext:value-type="float">
            <text:p>0.1725</text:p>
          </table:table-cell>
          <table:table-cell office:value-type="float" office:value="0.1657" calcext:value-type="float">
            <text:p>0.1657</text:p>
          </table:table-cell>
          <table:table-cell table:formula="of:=([.B178]-[.C178])^2" office:value-type="float" office:value="0.0000468393876379123" calcext:value-type="float">
            <text:p>0.0000</text:p>
          </table:table-cell>
          <table:table-cell table:formula="of:=([.B178]-[.$H$3])^2" office:value-type="float" office:value="0.214186248517368" calcext:value-type="float">
            <text:p>0.2142</text:p>
          </table:table-cell>
          <table:table-cell office:value-type="float" office:value="0.1644" calcext:value-type="float">
            <text:p>0.1644</text:p>
          </table:table-cell>
          <table:table-cell table:formula="of:=([.B178]-[.F178])^2" office:value-type="float" office:value="0.0000663236074980883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178]+0.01" office:value-type="float" office:value="1.77" calcext:value-type="float">
            <text:p>1.7700</text:p>
          </table:table-cell>
          <table:table-cell table:formula="of:=-2/PI()*COS(PI()*[.A179])+2/PI()" office:value-type="float" office:value="0.159084233969034" calcext:value-type="float">
            <text:p>0.1591</text:p>
          </table:table-cell>
          <table:table-cell office:value-type="float" office:value="0.1525" calcext:value-type="float">
            <text:p>0.1525</text:p>
          </table:table-cell>
          <table:table-cell table:formula="of:=([.B179]-[.C179])^2" office:value-type="float" office:value="0.0000433521369589759" calcext:value-type="float">
            <text:p>0.0000</text:p>
          </table:table-cell>
          <table:table-cell table:formula="of:=([.B179]-[.$H$3])^2" office:value-type="float" office:value="0.226825777309511" calcext:value-type="float">
            <text:p>0.2268</text:p>
          </table:table-cell>
          <table:table-cell office:value-type="float" office:value="0.1513" calcext:value-type="float">
            <text:p>0.1513</text:p>
          </table:table-cell>
          <table:table-cell table:formula="of:=([.B179]-[.F179])^2" office:value-type="float" office:value="0.0000605942984846567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179]+0.01" office:value-type="float" office:value="1.78" calcext:value-type="float">
            <text:p>1.7800</text:p>
          </table:table-cell>
          <table:table-cell table:formula="of:=-2/PI()*COS(PI()*[.A180])+2/PI()" office:value-type="float" office:value="0.14609580714545" calcext:value-type="float">
            <text:p>0.1461</text:p>
          </table:table-cell>
          <table:table-cell office:value-type="float" office:value="0.1397" calcext:value-type="float">
            <text:p>0.1397</text:p>
          </table:table-cell>
          <table:table-cell table:formula="of:=([.B180]-[.C180])^2" office:value-type="float" office:value="0.0000409063490417884" calcext:value-type="float">
            <text:p>0.0000</text:p>
          </table:table-cell>
          <table:table-cell table:formula="of:=([.B180]-[.$H$3])^2" office:value-type="float" office:value="0.239366272575851" calcext:value-type="float">
            <text:p>0.2394</text:p>
          </table:table-cell>
          <table:table-cell office:value-type="float" office:value="0.1387" calcext:value-type="float">
            <text:p>0.1387</text:p>
          </table:table-cell>
          <table:table-cell table:formula="of:=([.B180]-[.F180])^2" office:value-type="float" office:value="0.0000546979633326883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180]+0.01" office:value-type="float" office:value="1.79" calcext:value-type="float">
            <text:p>1.7900</text:p>
          </table:table-cell>
          <table:table-cell table:formula="of:=-2/PI()*COS(PI()*[.A181])+2/PI()" office:value-type="float" office:value="0.133591468253864" calcext:value-type="float">
            <text:p>0.1336</text:p>
          </table:table-cell>
          <table:table-cell office:value-type="float" office:value="0.1275" calcext:value-type="float">
            <text:p>0.1275</text:p>
          </table:table-cell>
          <table:table-cell table:formula="of:=([.B181]-[.C181])^2" office:value-type="float" office:value="0.000037105985487836" calcext:value-type="float">
            <text:p>0.0000</text:p>
          </table:table-cell>
          <table:table-cell table:formula="of:=([.B181]-[.$H$3])^2" office:value-type="float" office:value="0.251758144820615" calcext:value-type="float">
            <text:p>0.2518</text:p>
          </table:table-cell>
          <table:table-cell office:value-type="float" office:value="0.1265" calcext:value-type="float">
            <text:p>0.1265</text:p>
          </table:table-cell>
          <table:table-cell table:formula="of:=([.B181]-[.F181])^2" office:value-type="float" office:value="0.0000502889219955641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181]+0.01" office:value-type="float" office:value="1.8" calcext:value-type="float">
            <text:p>1.8000</text:p>
          </table:table-cell>
          <table:table-cell table:formula="of:=-2/PI()*COS(PI()*[.A182])+2/PI()" office:value-type="float" office:value="0.121583557567096" calcext:value-type="float">
            <text:p>0.1216</text:p>
          </table:table-cell>
          <table:table-cell office:value-type="float" office:value="0.1157" calcext:value-type="float">
            <text:p>0.1157</text:p>
          </table:table-cell>
          <table:table-cell table:formula="of:=([.B182]-[.C182])^2" office:value-type="float" office:value="0.0000346162496453317" calcext:value-type="float">
            <text:p>0.0000</text:p>
          </table:table-cell>
          <table:table-cell table:formula="of:=([.B182]-[.$H$3])^2" office:value-type="float" office:value="0.263952394743633" calcext:value-type="float">
            <text:p>0.2640</text:p>
          </table:table-cell>
          <table:table-cell office:value-type="float" office:value="0.1147" calcext:value-type="float">
            <text:p>0.1147</text:p>
          </table:table-cell>
          <table:table-cell table:formula="of:=([.B182]-[.F182])^2" office:value-type="float" office:value="0.0000473833647795236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182]+0.01" office:value-type="float" office:value="1.81" calcext:value-type="float">
            <text:p>1.8100</text:p>
          </table:table-cell>
          <table:table-cell table:formula="of:=-2/PI()*COS(PI()*[.A183])+2/PI()" office:value-type="float" office:value="0.11008392544326" calcext:value-type="float">
            <text:p>0.1101</text:p>
          </table:table-cell>
          <table:table-cell office:value-type="float" office:value="0.1045" calcext:value-type="float">
            <text:p>0.1045</text:p>
          </table:table-cell>
          <table:table-cell table:formula="of:=([.B183]-[.C183])^2" office:value-type="float" office:value="0.0000311802233558859" calcext:value-type="float">
            <text:p>0.0000</text:p>
          </table:table-cell>
          <table:table-cell table:formula="of:=([.B183]-[.$H$3])^2" office:value-type="float" office:value="0.275900806711193" calcext:value-type="float">
            <text:p>0.2759</text:p>
          </table:table-cell>
          <table:table-cell office:value-type="float" office:value="0.1035" calcext:value-type="float">
            <text:p>0.1035</text:p>
          </table:table-cell>
          <table:table-cell table:formula="of:=([.B183]-[.F183])^2" office:value-type="float" office:value="0.0000433480742424059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183]+0.01" office:value-type="float" office:value="1.82" calcext:value-type="float">
            <text:p>1.8200</text:p>
          </table:table-cell>
          <table:table-cell table:formula="of:=-2/PI()*COS(PI()*[.A184])+2/PI()" office:value-type="float" office:value="0.099103920630895" calcext:value-type="float">
            <text:p>0.0991</text:p>
          </table:table-cell>
          <table:table-cell office:value-type="float" office:value="0.09374" calcext:value-type="float">
            <text:p>0.0937</text:p>
          </table:table-cell>
          <table:table-cell table:formula="of:=([.B184]-[.C184])^2" office:value-type="float" office:value="0.0000287716445345411" calcext:value-type="float">
            <text:p>0.0000</text:p>
          </table:table-cell>
          <table:table-cell table:formula="of:=([.B184]-[.$H$3])^2" office:value-type="float" office:value="0.287556139130439" calcext:value-type="float">
            <text:p>0.2876</text:p>
          </table:table-cell>
          <table:table-cell office:value-type="float" office:value="0.09287" calcext:value-type="float">
            <text:p>0.0929</text:p>
          </table:table-cell>
          <table:table-cell table:formula="of:=([.B184]-[.F184])^2" office:value-type="float" office:value="0.0000388617664322984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184]+0.01" office:value-type="float" office:value="1.83" calcext:value-type="float">
            <text:p>1.8300</text:p>
          </table:table-cell>
          <table:table-cell table:formula="of:=-2/PI()*COS(PI()*[.A185])+2/PI()" office:value-type="float" office:value="0.0886543790691187" calcext:value-type="float">
            <text:p>0.0887</text:p>
          </table:table-cell>
          <table:table-cell office:value-type="float" office:value="0.08356" calcext:value-type="float">
            <text:p>0.0836</text:p>
          </table:table-cell>
          <table:table-cell table:formula="of:=([.B185]-[.C185])^2" office:value-type="float" office:value="0.0000259526980998744" calcext:value-type="float">
            <text:p>0.0000</text:p>
          </table:table-cell>
          <table:table-cell table:formula="of:=([.B185]-[.$H$3])^2" office:value-type="float" office:value="0.298872310975881" calcext:value-type="float">
            <text:p>0.2989</text:p>
          </table:table-cell>
          <table:table-cell office:value-type="float" office:value="0.08279" calcext:value-type="float">
            <text:p>0.0828</text:p>
          </table:table-cell>
          <table:table-cell table:formula="of:=([.B185]-[.F185])^2" office:value-type="float" office:value="0.000034390941866317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185]+0.01" office:value-type="float" office:value="1.84" calcext:value-type="float">
            <text:p>1.8400</text:p>
          </table:table-cell>
          <table:table-cell table:formula="of:=-2/PI()*COS(PI()*[.A186])+2/PI()" office:value-type="float" office:value="0.0787456131938646" calcext:value-type="float">
            <text:p>0.0787</text:p>
          </table:table-cell>
          <table:table-cell office:value-type="float" office:value="0.07392" calcext:value-type="float">
            <text:p>0.0739</text:p>
          </table:table-cell>
          <table:table-cell table:formula="of:=([.B186]-[.C186])^2" office:value-type="float" office:value="0.0000232865426968005" calcext:value-type="float">
            <text:p>0.0000</text:p>
          </table:table-cell>
          <table:table-cell table:formula="of:=([.B186]-[.$H$3])^2" office:value-type="float" office:value="0.309804583731819" calcext:value-type="float">
            <text:p>0.3098</text:p>
          </table:table-cell>
          <table:table-cell office:value-type="float" office:value="0.07326" calcext:value-type="float">
            <text:p>0.0733</text:p>
          </table:table-cell>
          <table:table-cell table:formula="of:=([.B186]-[.F186])^2" office:value-type="float" office:value="0.0000300919521127019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186]+0.01" office:value-type="float" office:value="1.85" calcext:value-type="float">
            <text:p>1.8500</text:p>
          </table:table-cell>
          <table:table-cell table:formula="of:=-2/PI()*COS(PI()*[.A187])+2/PI()" office:value-type="float" office:value="0.0693874017607515" calcext:value-type="float">
            <text:p>0.0694</text:p>
          </table:table-cell>
          <table:table-cell office:value-type="float" office:value="0.06484" calcext:value-type="float">
            <text:p>0.0648</text:p>
          </table:table-cell>
          <table:table-cell table:formula="of:=([.B187]-[.C187])^2" office:value-type="float" office:value="0.0000206788627736862" calcext:value-type="float">
            <text:p>0.0000</text:p>
          </table:table-cell>
          <table:table-cell table:formula="of:=([.B187]-[.$H$3])^2" office:value-type="float" office:value="0.320309738032552" calcext:value-type="float">
            <text:p>0.3203</text:p>
          </table:table-cell>
          <table:table-cell office:value-type="float" office:value="0.06429" calcext:value-type="float">
            <text:p>0.0643</text:p>
          </table:table-cell>
          <table:table-cell table:formula="of:=([.B187]-[.F187])^2" office:value-type="float" office:value="0.0000259835047105128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187]+0.01" office:value-type="float" office:value="1.86" calcext:value-type="float">
            <text:p>1.8600</text:p>
          </table:table-cell>
          <table:table-cell table:formula="of:=-2/PI()*COS(PI()*[.A188])+2/PI()" office:value-type="float" office:value="0.0605889801946333" calcext:value-type="float">
            <text:p>0.0606</text:p>
          </table:table-cell>
          <table:table-cell office:value-type="float" office:value="0.05632" calcext:value-type="float">
            <text:p>0.0563</text:p>
          </table:table-cell>
          <table:table-cell table:formula="of:=([.B188]-[.C188])^2" office:value-type="float" office:value="0.0000182241919021716" calcext:value-type="float">
            <text:p>0.0000</text:p>
          </table:table-cell>
          <table:table-cell table:formula="of:=([.B188]-[.$H$3])^2" office:value-type="float" office:value="0.330346244303164" calcext:value-type="float">
            <text:p>0.3303</text:p>
          </table:table-cell>
          <table:table-cell office:value-type="float" office:value="0.05588" calcext:value-type="float">
            <text:p>0.0559</text:p>
          </table:table-cell>
          <table:table-cell table:formula="of:=([.B188]-[.F188])^2" office:value-type="float" office:value="0.0000221744944734489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188]+0.01" office:value-type="float" office:value="1.87" calcext:value-type="float">
            <text:p>1.8700</text:p>
          </table:table-cell>
          <table:table-cell table:formula="of:=-2/PI()*COS(PI()*[.A189])+2/PI()" office:value-type="float" office:value="0.0523590314753495" calcext:value-type="float">
            <text:p>0.0524</text:p>
          </table:table-cell>
          <table:table-cell office:value-type="float" office:value="0.04838" calcext:value-type="float">
            <text:p>0.0484</text:p>
          </table:table-cell>
          <table:table-cell table:formula="of:=([.B189]-[.C189])^2" office:value-type="float" office:value="0.0000158326914818219" calcext:value-type="float">
            <text:p>0.0000</text:p>
          </table:table-cell>
          <table:table-cell table:formula="of:=([.B189]-[.$H$3])^2" office:value-type="float" office:value="0.339874426727388" calcext:value-type="float">
            <text:p>0.3399</text:p>
          </table:table-cell>
          <table:table-cell office:value-type="float" office:value="0.04802" calcext:value-type="float">
            <text:p>0.0480</text:p>
          </table:table-cell>
          <table:table-cell table:formula="of:=([.B189]-[.F189])^2" office:value-type="float" office:value="0.0000188271941440735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189]+0.01" office:value-type="float" office:value="1.88" calcext:value-type="float">
            <text:p>1.8800</text:p>
          </table:table-cell>
          <table:table-cell table:formula="of:=-2/PI()*COS(PI()*[.A190])+2/PI()" office:value-type="float" office:value="0.0447056775686719" calcext:value-type="float">
            <text:p>0.0447</text:p>
          </table:table-cell>
          <table:table-cell office:value-type="float" office:value="0.04102" calcext:value-type="float">
            <text:p>0.0410</text:p>
          </table:table-cell>
          <table:table-cell table:formula="of:=([.B190]-[.C190])^2" office:value-type="float" office:value="0.0000135842191402115" calcext:value-type="float">
            <text:p>0.0000</text:p>
          </table:table-cell>
          <table:table-cell table:formula="of:=([.B190]-[.$H$3])^2" office:value-type="float" office:value="0.348856619895373" calcext:value-type="float">
            <text:p>0.3489</text:p>
          </table:table-cell>
          <table:table-cell office:value-type="float" office:value="0.04073" calcext:value-type="float">
            <text:p>0.0407</text:p>
          </table:table-cell>
          <table:table-cell table:formula="of:=([.B190]-[.F190])^2" office:value-type="float" office:value="0.0000158060121300412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190]+0.01" office:value-type="float" office:value="1.89" calcext:value-type="float">
            <text:p>1.8900</text:p>
          </table:table-cell>
          <table:table-cell table:formula="of:=-2/PI()*COS(PI()*[.A191])+2/PI()" office:value-type="float" office:value="0.0376364714109064" calcext:value-type="float">
            <text:p>0.0376</text:p>
          </table:table-cell>
          <table:table-cell office:value-type="float" office:value="0.03425" calcext:value-type="float">
            <text:p>0.0343</text:p>
          </table:table-cell>
          <table:table-cell table:formula="of:=([.B191]-[.C191])^2" office:value-type="float" office:value="0.0000114681886168866" calcext:value-type="float">
            <text:p>0.0000</text:p>
          </table:table-cell>
          <table:table-cell table:formula="of:=([.B191]-[.$H$3])^2" office:value-type="float" office:value="0.357257317513056" calcext:value-type="float">
            <text:p>0.3573</text:p>
          </table:table-cell>
          <table:table-cell office:value-type="float" office:value="0.03399" calcext:value-type="float">
            <text:p>0.0340</text:p>
          </table:table-cell>
          <table:table-cell table:formula="of:=([.B191]-[.F191])^2" office:value-type="float" office:value="0.0000132967537505579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191]+0.01" office:value-type="float" office:value="1.9" calcext:value-type="float">
            <text:p>1.9000</text:p>
          </table:table-cell>
          <table:table-cell table:formula="of:=-2/PI()*COS(PI()*[.A192])+2/PI()" office:value-type="float" office:value="0.0311583894550549" calcext:value-type="float">
            <text:p>0.0312</text:p>
          </table:table-cell>
          <table:table-cell office:value-type="float" office:value="0.02807" calcext:value-type="float">
            <text:p>0.0281</text:p>
          </table:table-cell>
          <table:table-cell table:formula="of:=([.B192]-[.C192])^2" office:value-type="float" office:value="0.00000953814942609424" calcext:value-type="float">
            <text:p>0.0000</text:p>
          </table:table-cell>
          <table:table-cell table:formula="of:=([.B192]-[.$H$3])^2" office:value-type="float" office:value="0.365043312586209" calcext:value-type="float">
            <text:p>0.3650</text:p>
          </table:table-cell>
          <table:table-cell office:value-type="float" office:value="0.02781" calcext:value-type="float">
            <text:p>0.0278</text:p>
          </table:table-cell>
          <table:table-cell table:formula="of:=([.B192]-[.F192])^2" office:value-type="float" office:value="0.0000112117119427228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192]+0.01" office:value-type="float" office:value="1.91" calcext:value-type="float">
            <text:p>1.9100</text:p>
          </table:table-cell>
          <table:table-cell table:formula="of:=-2/PI()*COS(PI()*[.A193])+2/PI()" office:value-type="float" office:value="0.0252778247858995" calcext:value-type="float">
            <text:p>0.0253</text:p>
          </table:table-cell>
          <table:table-cell office:value-type="float" office:value="0.02249" calcext:value-type="float">
            <text:p>0.0225</text:p>
          </table:table-cell>
          <table:table-cell table:formula="of:=([.B193]-[.C193])^2" office:value-type="float" office:value="0.00000777196703687536" calcext:value-type="float">
            <text:p>0.0000</text:p>
          </table:table-cell>
          <table:table-cell table:formula="of:=([.B193]-[.$H$3])^2" office:value-type="float" office:value="0.37218382852586" calcext:value-type="float">
            <text:p>0.3722</text:p>
          </table:table-cell>
          <table:table-cell office:value-type="float" office:value="0.02225" calcext:value-type="float">
            <text:p>0.0223</text:p>
          </table:table-cell>
          <table:table-cell table:formula="of:=([.B193]-[.F193])^2" office:value-type="float" office:value="0.0000091677229341071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193]+0.01" office:value-type="float" office:value="1.92" calcext:value-type="float">
            <text:p>1.9200</text:p>
          </table:table-cell>
          <table:table-cell table:formula="of:=-2/PI()*COS(PI()*[.A194])+2/PI()" office:value-type="float" office:value="0.0200005808107991" calcext:value-type="float">
            <text:p>0.0200</text:p>
          </table:table-cell>
          <table:table-cell office:value-type="float" office:value="0.01752" calcext:value-type="float">
            <text:p>0.0175</text:p>
          </table:table-cell>
          <table:table-cell table:formula="of:=([.B194]-[.C194])^2" office:value-type="float" office:value="0.00000615328115890492" calcext:value-type="float">
            <text:p>0.0000</text:p>
          </table:table-cell>
          <table:table-cell table:formula="of:=([.B194]-[.$H$3])^2" office:value-type="float" office:value="0.378650640657603" calcext:value-type="float">
            <text:p>0.3787</text:p>
          </table:table-cell>
          <table:table-cell office:value-type="float" office:value="0.0173" calcext:value-type="float">
            <text:p>0.0173</text:p>
          </table:table-cell>
          <table:table-cell table:formula="of:=([.B194]-[.F194])^2" office:value-type="float" office:value="0.00000729313671565655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194]+0.01" office:value-type="float" office:value="1.93" calcext:value-type="float">
            <text:p>1.9300</text:p>
          </table:table-cell>
          <table:table-cell table:formula="of:=-2/PI()*COS(PI()*[.A195])+2/PI()" office:value-type="float" office:value="0.0153318655324283" calcext:value-type="float">
            <text:p>0.0153</text:p>
          </table:table-cell>
          <table:table-cell office:value-type="float" office:value="0.01316" calcext:value-type="float">
            <text:p>0.0132</text:p>
          </table:table-cell>
          <table:table-cell table:formula="of:=([.B195]-[.C195])^2" office:value-type="float" office:value="0.00000471699989094992" calcext:value-type="float">
            <text:p>0.0000</text:p>
          </table:table-cell>
          <table:table-cell table:formula="of:=([.B195]-[.$H$3])^2" office:value-type="float" office:value="0.384418187655238" calcext:value-type="float">
            <text:p>0.3844</text:p>
          </table:table-cell>
          <table:table-cell office:value-type="float" office:value="0.01298" calcext:value-type="float">
            <text:p>0.0130</text:p>
          </table:table-cell>
          <table:table-cell table:formula="of:=([.B195]-[.F195])^2" office:value-type="float" office:value="0.0000055312714826241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195]+0.01" office:value-type="float" office:value="1.94" calcext:value-type="float">
            <text:p>1.9400</text:p>
          </table:table-cell>
          <table:table-cell table:formula="of:=-2/PI()*COS(PI()*[.A196])+2/PI()" office:value-type="float" office:value="0.0112762864091057" calcext:value-type="float">
            <text:p>0.0113</text:p>
          </table:table-cell>
          <table:table-cell office:value-type="float" office:value="0.00941" calcext:value-type="float">
            <text:p>0.0094</text:p>
          </table:table-cell>
          <table:table-cell table:formula="of:=([.B196]-[.C196])^2" office:value-type="float" office:value="0.00000348302496081272" calcext:value-type="float">
            <text:p>0.0000</text:p>
          </table:table-cell>
          <table:table-cell table:formula="of:=([.B196]-[.$H$3])^2" office:value-type="float" office:value="0.389463672458897" calcext:value-type="float">
            <text:p>0.3895</text:p>
          </table:table-cell>
          <table:table-cell office:value-type="float" office:value="0.00927" calcext:value-type="float">
            <text:p>0.0093</text:p>
          </table:table-cell>
          <table:table-cell table:formula="of:=([.B196]-[.F196])^2" office:value-type="float" office:value="0.00000402518515536231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196]+0.01" office:value-type="float" office:value="1.95" calcext:value-type="float">
            <text:p>1.9500</text:p>
          </table:table-cell>
          <table:table-cell table:formula="of:=-2/PI()*COS(PI()*[.A197])+2/PI()" office:value-type="float" office:value="0.00783784580779012" calcext:value-type="float">
            <text:p>0.0078</text:p>
          </table:table-cell>
          <table:table-cell office:value-type="float" office:value="0.00628" calcext:value-type="float">
            <text:p>0.0063</text:p>
          </table:table-cell>
          <table:table-cell table:formula="of:=([.B197]-[.C197])^2" office:value-type="float" office:value="0.00000242688356084926" calcext:value-type="float">
            <text:p>0.0000</text:p>
          </table:table-cell>
          <table:table-cell table:formula="of:=([.B197]-[.$H$3])^2" office:value-type="float" office:value="0.39376715227935" calcext:value-type="float">
            <text:p>0.3938</text:p>
          </table:table-cell>
          <table:table-cell office:value-type="float" office:value="0.00618" calcext:value-type="float">
            <text:p>0.0062</text:p>
          </table:table-cell>
          <table:table-cell table:formula="of:=([.B197]-[.F197])^2" office:value-type="float" office:value="0.00000274845272240728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197]+0.01" office:value-type="float" office:value="1.96" calcext:value-type="float">
            <text:p>1.9600</text:p>
          </table:table-cell>
          <table:table-cell table:formula="of:=-2/PI()*COS(PI()*[.A198])+2/PI()" office:value-type="float" office:value="0.0050199370542271" calcext:value-type="float">
            <text:p>0.0050</text:p>
          </table:table-cell>
          <table:table-cell office:value-type="float" office:value="0.00377" calcext:value-type="float">
            <text:p>0.0038</text:p>
          </table:table-cell>
          <table:table-cell table:formula="of:=([.B198]-[.C198])^2" office:value-type="float" office:value="0.00000156234263952991" calcext:value-type="float">
            <text:p>0.0000</text:p>
          </table:table-cell>
          <table:table-cell table:formula="of:=([.B198]-[.$H$3])^2" office:value-type="float" office:value="0.397311617333246" calcext:value-type="float">
            <text:p>0.3973</text:p>
          </table:table-cell>
          <table:table-cell office:value-type="float" office:value="0.003708" calcext:value-type="float">
            <text:p>0.0037</text:p>
          </table:table-cell>
          <table:table-cell table:formula="of:=([.B198]-[.F198])^2" office:value-type="float" office:value="0.00000172117883425407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198]+0.01" office:value-type="float" office:value="1.97" calcext:value-type="float">
            <text:p>1.9700</text:p>
          </table:table-cell>
          <table:table-cell table:formula="of:=-2/PI()*COS(PI()*[.A199])+2/PI()" office:value-type="float" office:value="0.00282534108414623" calcext:value-type="float">
            <text:p>0.0028</text:p>
          </table:table-cell>
          <table:table-cell office:value-type="float" office:value="0.00189" calcext:value-type="float">
            <text:p>0.0019</text:p>
          </table:table-cell>
          <table:table-cell table:formula="of:=([.B199]-[.C199])^2" office:value-type="float" office:value="0.000000874862943691839" calcext:value-type="float">
            <text:p>0.0000</text:p>
          </table:table-cell>
          <table:table-cell table:formula="of:=([.B199]-[.$H$3])^2" office:value-type="float" office:value="0.400083057998535" calcext:value-type="float">
            <text:p>0.4001</text:p>
          </table:table-cell>
          <table:table-cell office:value-type="float" office:value="0.001854" calcext:value-type="float">
            <text:p>0.0019</text:p>
          </table:table-cell>
          <table:table-cell table:formula="of:=([.B199]-[.F199])^2" office:value-type="float" office:value="0.000000943503501750367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199]+0.01" office:value-type="float" office:value="1.98" calcext:value-type="float">
            <text:p>1.9800</text:p>
          </table:table-cell>
          <table:table-cell table:formula="of:=-2/PI()*COS(PI()*[.A200])+2/PI()" office:value-type="float" office:value="0.00125622369881295" calcext:value-type="float">
            <text:p>0.0013</text:p>
          </table:table-cell>
          <table:table-cell office:value-type="float" office:value="0.00063" calcext:value-type="float">
            <text:p>0.0006</text:p>
          </table:table-cell>
          <table:table-cell table:formula="of:=([.B200]-[.C200])^2" office:value-type="float" office:value="0.000000392156120954976" calcext:value-type="float">
            <text:p>0.0000</text:p>
          </table:table-cell>
          <table:table-cell table:formula="of:=([.B200]-[.$H$3])^2" office:value-type="float" office:value="0.402070520125002" calcext:value-type="float">
            <text:p>0.4021</text:p>
          </table:table-cell>
          <table:table-cell office:value-type="float" office:value="0.000618" calcext:value-type="float">
            <text:p>0.0006</text:p>
          </table:table-cell>
          <table:table-cell table:formula="of:=([.B200]-[.F200])^2" office:value-type="float" office:value="0.000000407329489726487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00]+0.01" office:value-type="float" office:value="1.99" calcext:value-type="float">
            <text:p>1.9900</text:p>
          </table:table-cell>
          <table:table-cell table:formula="of:=-2/PI()*COS(PI()*[.A201])+2/PI()" office:value-type="float" office:value="0.000314133427644969" calcext:value-type="float">
            <text:p>0.0003</text:p>
          </table:table-cell>
          <table:table-cell office:value-type="float" office:value="4.802E-015" calcext:value-type="float">
            <text:p>0.0000</text:p>
          </table:table-cell>
          <table:table-cell table:formula="of:=([.B201]-[.C201])^2" office:value-type="float" office:value="0.0000000986798103609602" calcext:value-type="float">
            <text:p>0.0000</text:p>
          </table:table-cell>
          <table:table-cell table:formula="of:=([.B201]-[.$H$3])^2" office:value-type="float" office:value="0.403266148281617" calcext:value-type="float">
            <text:p>0.4033</text:p>
          </table:table-cell>
          <table:table-cell office:value-type="float" office:value="2.803E-015" calcext:value-type="float">
            <text:p>0.0000</text:p>
          </table:table-cell>
          <table:table-cell table:formula="of:=([.B201]-[.F201])^2" office:value-type="float" office:value="0.0000000986798103622161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01]+0.01" office:value-type="float" office:value="2" calcext:value-type="float">
            <text:p>2.0000</text:p>
          </table:table-cell>
          <table:table-cell table:formula="of:=-2/PI()*COS(PI()*[.A202])+2/PI()" office:value-type="float" office:value="0" calcext:value-type="float">
            <text:p>0.0000</text:p>
          </table:table-cell>
          <table:table-cell office:value-type="float" office:value="4.802E-015" calcext:value-type="float">
            <text:p>0.0000</text:p>
          </table:table-cell>
          <table:table-cell table:formula="of:=([.B202]-[.C202])^2" office:value-type="float" office:value="2.3059204E-029" calcext:value-type="float">
            <text:p>0.0000</text:p>
          </table:table-cell>
          <table:table-cell table:formula="of:=([.B202]-[.$H$3])^2" office:value-type="float" office:value="0.403665216770002" calcext:value-type="float">
            <text:p>0.4037</text:p>
          </table:table-cell>
          <table:table-cell office:value-type="float" office:value="2.803E-015" calcext:value-type="float">
            <text:p>0.0000</text:p>
          </table:table-cell>
          <table:table-cell table:formula="of:=([.B202]-[.F202])^2" office:value-type="float" office:value="7.856809E-030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02]+0.01" office:value-type="float" office:value="2.01" calcext:value-type="float">
            <text:p>2.0100</text:p>
          </table:table-cell>
          <table:table-cell table:formula="of:=-2/PI()*COS(PI()*[.A203])+2/PI()" office:value-type="float" office:value="0.000314133427645191" calcext:value-type="float">
            <text:p>0.0003</text:p>
          </table:table-cell>
          <table:table-cell office:value-type="float" office:value="0.00063" calcext:value-type="float">
            <text:p>0.0006</text:p>
          </table:table-cell>
          <table:table-cell table:formula="of:=([.B203]-[.C203])^2" office:value-type="float" office:value="0.0000000997716915311756" calcext:value-type="float">
            <text:p>0.0000</text:p>
          </table:table-cell>
          <table:table-cell table:formula="of:=([.B203]-[.$H$3])^2" office:value-type="float" office:value="0.403266148281616" calcext:value-type="float">
            <text:p>0.4033</text:p>
          </table:table-cell>
          <table:table-cell office:value-type="float" office:value="0.000618" calcext:value-type="float">
            <text:p>0.0006</text:p>
          </table:table-cell>
          <table:table-cell table:formula="of:=([.B203]-[.F203])^2" office:value-type="float" office:value="0.0000000923348937946602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03]+0.01" office:value-type="float" office:value="2.02" calcext:value-type="float">
            <text:p>2.0200</text:p>
          </table:table-cell>
          <table:table-cell table:formula="of:=-2/PI()*COS(PI()*[.A204])+2/PI()" office:value-type="float" office:value="0.00125622369881329" calcext:value-type="float">
            <text:p>0.0013</text:p>
          </table:table-cell>
          <table:table-cell office:value-type="float" office:value="0.00189" calcext:value-type="float">
            <text:p>0.0019</text:p>
          </table:table-cell>
          <table:table-cell table:formula="of:=([.B204]-[.C204])^2" office:value-type="float" office:value="0.000000401672399945913" calcext:value-type="float">
            <text:p>0.0000</text:p>
          </table:table-cell>
          <table:table-cell table:formula="of:=([.B204]-[.$H$3])^2" office:value-type="float" office:value="0.402070520125002" calcext:value-type="float">
            <text:p>0.4021</text:p>
          </table:table-cell>
          <table:table-cell office:value-type="float" office:value="0.001854" calcext:value-type="float">
            <text:p>0.0019</text:p>
          </table:table-cell>
          <table:table-cell table:formula="of:=([.B204]-[.F204])^2" office:value-type="float" office:value="0.00000035733650626047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04]+0.01" office:value-type="float" office:value="2.03" calcext:value-type="float">
            <text:p>2.0300</text:p>
          </table:table-cell>
          <table:table-cell table:formula="of:=-2/PI()*COS(PI()*[.A205])+2/PI()" office:value-type="float" office:value="0.00282534108414656" calcext:value-type="float">
            <text:p>0.0028</text:p>
          </table:table-cell>
          <table:table-cell office:value-type="float" office:value="0.00377" calcext:value-type="float">
            <text:p>0.0038</text:p>
          </table:table-cell>
          <table:table-cell table:formula="of:=([.B205]-[.C205])^2" office:value-type="float" office:value="0.000000892380467301397" calcext:value-type="float">
            <text:p>0.0000</text:p>
          </table:table-cell>
          <table:table-cell table:formula="of:=([.B205]-[.$H$3])^2" office:value-type="float" office:value="0.400083057998535" calcext:value-type="float">
            <text:p>0.4001</text:p>
          </table:table-cell>
          <table:table-cell office:value-type="float" office:value="0.003708" calcext:value-type="float">
            <text:p>0.0037</text:p>
          </table:table-cell>
          <table:table-cell table:formula="of:=([.B205]-[.F205])^2" office:value-type="float" office:value="0.000000779086761735571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05]+0.01" office:value-type="float" office:value="2.04" calcext:value-type="float">
            <text:p>2.0400</text:p>
          </table:table-cell>
          <table:table-cell table:formula="of:=-2/PI()*COS(PI()*[.A206])+2/PI()" office:value-type="float" office:value="0.00501993705422754" calcext:value-type="float">
            <text:p>0.0050</text:p>
          </table:table-cell>
          <table:table-cell office:value-type="float" office:value="0.00628" calcext:value-type="float">
            <text:p>0.0063</text:p>
          </table:table-cell>
          <table:table-cell table:formula="of:=([.B206]-[.C206])^2" office:value-type="float" office:value="0.00000158775862730877" calcext:value-type="float">
            <text:p>0.0000</text:p>
          </table:table-cell>
          <table:table-cell table:formula="of:=([.B206]-[.$H$3])^2" office:value-type="float" office:value="0.397311617333246" calcext:value-type="float">
            <text:p>0.3973</text:p>
          </table:table-cell>
          <table:table-cell office:value-type="float" office:value="0.00618" calcext:value-type="float">
            <text:p>0.0062</text:p>
          </table:table-cell>
          <table:table-cell table:formula="of:=([.B206]-[.F206])^2" office:value-type="float" office:value="0.00000134574603815427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06]+0.01" office:value-type="float" office:value="2.05" calcext:value-type="float">
            <text:p>2.0500</text:p>
          </table:table-cell>
          <table:table-cell table:formula="of:=-2/PI()*COS(PI()*[.A207])+2/PI()" office:value-type="float" office:value="0.00783784580779068" calcext:value-type="float">
            <text:p>0.0078</text:p>
          </table:table-cell>
          <table:table-cell office:value-type="float" office:value="0.00941" calcext:value-type="float">
            <text:p>0.0094</text:p>
          </table:table-cell>
          <table:table-cell table:formula="of:=([.B207]-[.C207])^2" office:value-type="float" office:value="0.00000247166880408135" calcext:value-type="float">
            <text:p>0.0000</text:p>
          </table:table-cell>
          <table:table-cell table:formula="of:=([.B207]-[.$H$3])^2" office:value-type="float" office:value="0.393767152279349" calcext:value-type="float">
            <text:p>0.3938</text:p>
          </table:table-cell>
          <table:table-cell office:value-type="float" office:value="0.00927" calcext:value-type="float">
            <text:p>0.0093</text:p>
          </table:table-cell>
          <table:table-cell table:formula="of:=([.B207]-[.F207])^2" office:value-type="float" office:value="0.00000205106563026274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07]+0.01" office:value-type="float" office:value="2.06" calcext:value-type="float">
            <text:p>2.0600</text:p>
          </table:table-cell>
          <table:table-cell table:formula="of:=-2/PI()*COS(PI()*[.A208])+2/PI()" office:value-type="float" office:value="0.0112762864091063" calcext:value-type="float">
            <text:p>0.0113</text:p>
          </table:table-cell>
          <table:table-cell office:value-type="float" office:value="0.01316" calcext:value-type="float">
            <text:p>0.0132</text:p>
          </table:table-cell>
          <table:table-cell table:formula="of:=([.B208]-[.C208])^2" office:value-type="float" office:value="0.00000354837689251775" calcext:value-type="float">
            <text:p>0.0000</text:p>
          </table:table-cell>
          <table:table-cell table:formula="of:=([.B208]-[.$H$3])^2" office:value-type="float" office:value="0.389463672458896" calcext:value-type="float">
            <text:p>0.3895</text:p>
          </table:table-cell>
          <table:table-cell office:value-type="float" office:value="0.01298" calcext:value-type="float">
            <text:p>0.0130</text:p>
          </table:table-cell>
          <table:table-cell table:formula="of:=([.B208]-[.F208])^2" office:value-type="float" office:value="0.000002902639999796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08]+0.01" office:value-type="float" office:value="2.07" calcext:value-type="float">
            <text:p>2.0700</text:p>
          </table:table-cell>
          <table:table-cell table:formula="of:=-2/PI()*COS(PI()*[.A209])+2/PI()" office:value-type="float" office:value="0.0153318655324288" calcext:value-type="float">
            <text:p>0.0153</text:p>
          </table:table-cell>
          <table:table-cell office:value-type="float" office:value="0.01752" calcext:value-type="float">
            <text:p>0.0175</text:p>
          </table:table-cell>
          <table:table-cell table:formula="of:=([.B209]-[.C209])^2" office:value-type="float" office:value="0.000004787932448173" calcext:value-type="float">
            <text:p>0.0000</text:p>
          </table:table-cell>
          <table:table-cell table:formula="of:=([.B209]-[.$H$3])^2" office:value-type="float" office:value="0.384418187655237" calcext:value-type="float">
            <text:p>0.3844</text:p>
          </table:table-cell>
          <table:table-cell office:value-type="float" office:value="0.0173" calcext:value-type="float">
            <text:p>0.0173</text:p>
          </table:table-cell>
          <table:table-cell table:formula="of:=([.B209]-[.F209])^2" office:value-type="float" office:value="0.00000387355328244168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09]+0.01" office:value-type="float" office:value="2.08" calcext:value-type="float">
            <text:p>2.0800</text:p>
          </table:table-cell>
          <table:table-cell table:formula="of:=-2/PI()*COS(PI()*[.A210])+2/PI()" office:value-type="float" office:value="0.0200005808107996" calcext:value-type="float">
            <text:p>0.0200</text:p>
          </table:table-cell>
          <table:table-cell office:value-type="float" office:value="0.02249" calcext:value-type="float">
            <text:p>0.0225</text:p>
          </table:table-cell>
          <table:table-cell table:formula="of:=([.B210]-[.C210])^2" office:value-type="float" office:value="0.00000619720789955927" calcext:value-type="float">
            <text:p>0.0000</text:p>
          </table:table-cell>
          <table:table-cell table:formula="of:=([.B210]-[.$H$3])^2" office:value-type="float" office:value="0.378650640657602" calcext:value-type="float">
            <text:p>0.3787</text:p>
          </table:table-cell>
          <table:table-cell office:value-type="float" office:value="0.02225" calcext:value-type="float">
            <text:p>0.0223</text:p>
          </table:table-cell>
          <table:table-cell table:formula="of:=([.B210]-[.F210])^2" office:value-type="float" office:value="0.00000505988668874307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10]+0.01" office:value-type="float" office:value="2.09" calcext:value-type="float">
            <text:p>2.0900</text:p>
          </table:table-cell>
          <table:table-cell table:formula="of:=-2/PI()*COS(PI()*[.A211])+2/PI()" office:value-type="float" office:value="0.0252778247858998" calcext:value-type="float">
            <text:p>0.0253</text:p>
          </table:table-cell>
          <table:table-cell office:value-type="float" office:value="0.02807" calcext:value-type="float">
            <text:p>0.0281</text:p>
          </table:table-cell>
          <table:table-cell table:formula="of:=([.B211]-[.C211])^2" office:value-type="float" office:value="0.00000779624242623554" calcext:value-type="float">
            <text:p>0.0000</text:p>
          </table:table-cell>
          <table:table-cell table:formula="of:=([.B211]-[.$H$3])^2" office:value-type="float" office:value="0.37218382852586" calcext:value-type="float">
            <text:p>0.3722</text:p>
          </table:table-cell>
          <table:table-cell office:value-type="float" office:value="0.02781" calcext:value-type="float">
            <text:p>0.0278</text:p>
          </table:table-cell>
          <table:table-cell table:formula="of:=([.B211]-[.F211])^2" office:value-type="float" office:value="0.00000641191131490343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11]+0.01" office:value-type="float" office:value="2.1" calcext:value-type="float">
            <text:p>2.1000</text:p>
          </table:table-cell>
          <table:table-cell table:formula="of:=-2/PI()*COS(PI()*[.A212])+2/PI()" office:value-type="float" office:value="0.0311583894550551" calcext:value-type="float">
            <text:p>0.0312</text:p>
          </table:table-cell>
          <table:table-cell office:value-type="float" office:value="0.03425" calcext:value-type="float">
            <text:p>0.0343</text:p>
          </table:table-cell>
          <table:table-cell table:formula="of:=([.B212]-[.C212])^2" office:value-type="float" office:value="0.00000955805576161439" calcext:value-type="float">
            <text:p>0.0000</text:p>
          </table:table-cell>
          <table:table-cell table:formula="of:=([.B212]-[.$H$3])^2" office:value-type="float" office:value="0.365043312586209" calcext:value-type="float">
            <text:p>0.3650</text:p>
          </table:table-cell>
          <table:table-cell office:value-type="float" office:value="0.03399" calcext:value-type="float">
            <text:p>0.0340</text:p>
          </table:table-cell>
          <table:table-cell table:formula="of:=([.B212]-[.F212])^2" office:value-type="float" office:value="0.00000801801827824308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12]+0.01" office:value-type="float" office:value="2.11" calcext:value-type="float">
            <text:p>2.1100</text:p>
          </table:table-cell>
          <table:table-cell table:formula="of:=-2/PI()*COS(PI()*[.A213])+2/PI()" office:value-type="float" office:value="0.0376364714109068" calcext:value-type="float">
            <text:p>0.0376</text:p>
          </table:table-cell>
          <table:table-cell office:value-type="float" office:value="0.04102" calcext:value-type="float">
            <text:p>0.0410</text:p>
          </table:table-cell>
          <table:table-cell table:formula="of:=([.B213]-[.C213])^2" office:value-type="float" office:value="0.0000114482657132113" calcext:value-type="float">
            <text:p>0.0000</text:p>
          </table:table-cell>
          <table:table-cell table:formula="of:=([.B213]-[.$H$3])^2" office:value-type="float" office:value="0.357257317513055" calcext:value-type="float">
            <text:p>0.3573</text:p>
          </table:table-cell>
          <table:table-cell office:value-type="float" office:value="0.04073" calcext:value-type="float">
            <text:p>0.0407</text:p>
          </table:table-cell>
          <table:table-cell table:formula="of:=([.B213]-[.F213])^2" office:value-type="float" office:value="0.00000956991913153724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13]+0.01" office:value-type="float" office:value="2.12" calcext:value-type="float">
            <text:p>2.1200</text:p>
          </table:table-cell>
          <table:table-cell table:formula="of:=-2/PI()*COS(PI()*[.A214])+2/PI()" office:value-type="float" office:value="0.0447056775686721" calcext:value-type="float">
            <text:p>0.0447</text:p>
          </table:table-cell>
          <table:table-cell office:value-type="float" office:value="0.04838" calcext:value-type="float">
            <text:p>0.0484</text:p>
          </table:table-cell>
          <table:table-cell table:formula="of:=([.B214]-[.C214])^2" office:value-type="float" office:value="0.0000135006453293597" calcext:value-type="float">
            <text:p>0.0000</text:p>
          </table:table-cell>
          <table:table-cell table:formula="of:=([.B214]-[.$H$3])^2" office:value-type="float" office:value="0.348856619895373" calcext:value-type="float">
            <text:p>0.3489</text:p>
          </table:table-cell>
          <table:table-cell office:value-type="float" office:value="0.04802" calcext:value-type="float">
            <text:p>0.0480</text:p>
          </table:table-cell>
          <table:table-cell table:formula="of:=([.B214]-[.F214])^2" office:value-type="float" office:value="0.0000109847331788036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14]+0.01" office:value-type="float" office:value="2.13" calcext:value-type="float">
            <text:p>2.1300</text:p>
          </table:table-cell>
          <table:table-cell table:formula="of:=-2/PI()*COS(PI()*[.A215])+2/PI()" office:value-type="float" office:value="0.0523590314753494" calcext:value-type="float">
            <text:p>0.0524</text:p>
          </table:table-cell>
          <table:table-cell office:value-type="float" office:value="0.05632" calcext:value-type="float">
            <text:p>0.0563</text:p>
          </table:table-cell>
          <table:table-cell table:formula="of:=([.B215]-[.C215])^2" office:value-type="float" office:value="0.0000156892716532729" calcext:value-type="float">
            <text:p>0.0000</text:p>
          </table:table-cell>
          <table:table-cell table:formula="of:=([.B215]-[.$H$3])^2" office:value-type="float" office:value="0.339874426727389" calcext:value-type="float">
            <text:p>0.3399</text:p>
          </table:table-cell>
          <table:table-cell office:value-type="float" office:value="0.05588" calcext:value-type="float">
            <text:p>0.0559</text:p>
          </table:table-cell>
          <table:table-cell table:formula="of:=([.B215]-[.F215])^2" office:value-type="float" office:value="0.0000123972193515804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15]+0.01" office:value-type="float" office:value="2.14" calcext:value-type="float">
            <text:p>2.1400</text:p>
          </table:table-cell>
          <table:table-cell table:formula="of:=-2/PI()*COS(PI()*[.A216])+2/PI()" office:value-type="float" office:value="0.060588980194633" calcext:value-type="float">
            <text:p>0.0606</text:p>
          </table:table-cell>
          <table:table-cell office:value-type="float" office:value="0.06484" calcext:value-type="float">
            <text:p>0.0648</text:p>
          </table:table-cell>
          <table:table-cell table:formula="of:=([.B216]-[.C216])^2" office:value-type="float" office:value="0.0000180711693856225" calcext:value-type="float">
            <text:p>0.0000</text:p>
          </table:table-cell>
          <table:table-cell table:formula="of:=([.B216]-[.$H$3])^2" office:value-type="float" office:value="0.330346244303164" calcext:value-type="float">
            <text:p>0.3303</text:p>
          </table:table-cell>
          <table:table-cell office:value-type="float" office:value="0.06429" calcext:value-type="float">
            <text:p>0.0643</text:p>
          </table:table-cell>
          <table:table-cell table:formula="of:=([.B216]-[.F216])^2" office:value-type="float" office:value="0.0000136975475997189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16]+0.01" office:value-type="float" office:value="2.15" calcext:value-type="float">
            <text:p>2.1500</text:p>
          </table:table-cell>
          <table:table-cell table:formula="of:=-2/PI()*COS(PI()*[.A217])+2/PI()" office:value-type="float" office:value="0.0693874017607509" calcext:value-type="float">
            <text:p>0.0694</text:p>
          </table:table-cell>
          <table:table-cell office:value-type="float" office:value="0.07392" calcext:value-type="float">
            <text:p>0.0739</text:p>
          </table:table-cell>
          <table:table-cell table:formula="of:=([.B217]-[.C217])^2" office:value-type="float" office:value="0.0000205444467984443" calcext:value-type="float">
            <text:p>0.0000</text:p>
          </table:table-cell>
          <table:table-cell table:formula="of:=([.B217]-[.$H$3])^2" office:value-type="float" office:value="0.320309738032553" calcext:value-type="float">
            <text:p>0.3203</text:p>
          </table:table-cell>
          <table:table-cell office:value-type="float" office:value="0.07326" calcext:value-type="float">
            <text:p>0.0733</text:p>
          </table:table-cell>
          <table:table-cell table:formula="of:=([.B217]-[.F217])^2" office:value-type="float" office:value="0.0000149970171226354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17]+0.01" office:value-type="float" office:value="2.16" calcext:value-type="float">
            <text:p>2.1600</text:p>
          </table:table-cell>
          <table:table-cell table:formula="of:=-2/PI()*COS(PI()*[.A218])+2/PI()" office:value-type="float" office:value="0.078745613193864" calcext:value-type="float">
            <text:p>0.0787</text:p>
          </table:table-cell>
          <table:table-cell office:value-type="float" office:value="0.08356" calcext:value-type="float">
            <text:p>0.0836</text:p>
          </table:table-cell>
          <table:table-cell table:formula="of:=([.B218]-[.C218])^2" office:value-type="float" office:value="0.0000231783203190966" calcext:value-type="float">
            <text:p>0.0000</text:p>
          </table:table-cell>
          <table:table-cell table:formula="of:=([.B218]-[.$H$3])^2" office:value-type="float" office:value="0.30980458373182" calcext:value-type="float">
            <text:p>0.3098</text:p>
          </table:table-cell>
          <table:table-cell office:value-type="float" office:value="0.08279" calcext:value-type="float">
            <text:p>0.0828</text:p>
          </table:table-cell>
          <table:table-cell table:formula="of:=([.B218]-[.F218])^2" office:value-type="float" office:value="0.0000163570646376472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18]+0.01" office:value-type="float" office:value="2.17" calcext:value-type="float">
            <text:p>2.1700</text:p>
          </table:table-cell>
          <table:table-cell table:formula="of:=-2/PI()*COS(PI()*[.A219])+2/PI()" office:value-type="float" office:value="0.0886543790691178" calcext:value-type="float">
            <text:p>0.0887</text:p>
          </table:table-cell>
          <table:table-cell office:value-type="float" office:value="0.09374" calcext:value-type="float">
            <text:p>0.0937</text:p>
          </table:table-cell>
          <table:table-cell table:formula="of:=([.B219]-[.C219])^2" office:value-type="float" office:value="0.0000258635402526275" calcext:value-type="float">
            <text:p>0.0000</text:p>
          </table:table-cell>
          <table:table-cell table:formula="of:=([.B219]-[.$H$3])^2" office:value-type="float" office:value="0.298872310975882" calcext:value-type="float">
            <text:p>0.2989</text:p>
          </table:table-cell>
          <table:table-cell office:value-type="float" office:value="0.09287" calcext:value-type="float">
            <text:p>0.0929</text:p>
          </table:table-cell>
          <table:table-cell table:formula="of:=([.B219]-[.F219])^2" office:value-type="float" office:value="0.0000177714598328924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19]+0.01" office:value-type="float" office:value="2.18" calcext:value-type="float">
            <text:p>2.1800</text:p>
          </table:table-cell>
          <table:table-cell table:formula="of:=-2/PI()*COS(PI()*[.A220])+2/PI()" office:value-type="float" office:value="0.0991039206308937" calcext:value-type="float">
            <text:p>0.0991</text:p>
          </table:table-cell>
          <table:table-cell office:value-type="float" office:value="0.1045" calcext:value-type="float">
            <text:p>0.1045</text:p>
          </table:table-cell>
          <table:table-cell table:formula="of:=([.B220]-[.C220])^2" office:value-type="float" office:value="0.0000291176725576948" calcext:value-type="float">
            <text:p>0.0000</text:p>
          </table:table-cell>
          <table:table-cell table:formula="of:=([.B220]-[.$H$3])^2" office:value-type="float" office:value="0.28755613913044" calcext:value-type="float">
            <text:p>0.2876</text:p>
          </table:table-cell>
          <table:table-cell office:value-type="float" office:value="0.1035" calcext:value-type="float">
            <text:p>0.1035</text:p>
          </table:table-cell>
          <table:table-cell table:formula="of:=([.B220]-[.F220])^2" office:value-type="float" office:value="0.0000193255138194822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20]+0.01" office:value-type="float" office:value="2.19" calcext:value-type="float">
            <text:p>2.1900</text:p>
          </table:table-cell>
          <table:table-cell table:formula="of:=-2/PI()*COS(PI()*[.A221])+2/PI()" office:value-type="float" office:value="0.110083925443258" calcext:value-type="float">
            <text:p>0.1101</text:p>
          </table:table-cell>
          <table:table-cell office:value-type="float" office:value="0.1157" calcext:value-type="float">
            <text:p>0.1157</text:p>
          </table:table-cell>
          <table:table-cell table:formula="of:=([.B221]-[.C221])^2" office:value-type="float" office:value="0.000031540293426883" calcext:value-type="float">
            <text:p>0.0000</text:p>
          </table:table-cell>
          <table:table-cell table:formula="of:=([.B221]-[.$H$3])^2" office:value-type="float" office:value="0.275900806711195" calcext:value-type="float">
            <text:p>0.2759</text:p>
          </table:table-cell>
          <table:table-cell office:value-type="float" office:value="0.1147" calcext:value-type="float">
            <text:p>0.1147</text:p>
          </table:table-cell>
          <table:table-cell table:formula="of:=([.B221]-[.F221])^2" office:value-type="float" office:value="0.0000213081443133993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21]+0.01" office:value-type="float" office:value="2.2" calcext:value-type="float">
            <text:p>2.2000</text:p>
          </table:table-cell>
          <table:table-cell table:formula="of:=-2/PI()*COS(PI()*[.A222])+2/PI()" office:value-type="float" office:value="0.121583557567094" calcext:value-type="float">
            <text:p>0.1216</text:p>
          </table:table-cell>
          <table:table-cell office:value-type="float" office:value="0.1275" calcext:value-type="float">
            <text:p>0.1275</text:p>
          </table:table-cell>
          <table:table-cell table:formula="of:=([.B222]-[.C222])^2" office:value-type="float" office:value="0.0000350042910618901" calcext:value-type="float">
            <text:p>0.0000</text:p>
          </table:table-cell>
          <table:table-cell table:formula="of:=([.B222]-[.$H$3])^2" office:value-type="float" office:value="0.263952394743635" calcext:value-type="float">
            <text:p>0.2640</text:p>
          </table:table-cell>
          <table:table-cell office:value-type="float" office:value="0.1265" calcext:value-type="float">
            <text:p>0.1265</text:p>
          </table:table-cell>
          <table:table-cell table:formula="of:=([.B222]-[.F222])^2" office:value-type="float" office:value="0.0000241714061960785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22]+0.01" office:value-type="float" office:value="2.21" calcext:value-type="float">
            <text:p>2.2100</text:p>
          </table:table-cell>
          <table:table-cell table:formula="of:=-2/PI()*COS(PI()*[.A223])+2/PI()" office:value-type="float" office:value="0.133591468253862" calcext:value-type="float">
            <text:p>0.1336</text:p>
          </table:table-cell>
          <table:table-cell office:value-type="float" office:value="0.1397" calcext:value-type="float">
            <text:p>0.1397</text:p>
          </table:table-cell>
          <table:table-cell table:formula="of:=([.B223]-[.C223])^2" office:value-type="float" office:value="0.0000373141600935769" calcext:value-type="float">
            <text:p>0.0000</text:p>
          </table:table-cell>
          <table:table-cell table:formula="of:=([.B223]-[.$H$3])^2" office:value-type="float" office:value="0.251758144820618" calcext:value-type="float">
            <text:p>0.2518</text:p>
          </table:table-cell>
          <table:table-cell office:value-type="float" office:value="0.1387" calcext:value-type="float">
            <text:p>0.1387</text:p>
          </table:table-cell>
          <table:table-cell table:formula="of:=([.B223]-[.F223])^2" office:value-type="float" office:value="0.0000260970966013007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23]+0.01" office:value-type="float" office:value="2.22" calcext:value-type="float">
            <text:p>2.2200</text:p>
          </table:table-cell>
          <table:table-cell table:formula="of:=-2/PI()*COS(PI()*[.A224])+2/PI()" office:value-type="float" office:value="0.146095807145447" calcext:value-type="float">
            <text:p>0.1461</text:p>
          </table:table-cell>
          <table:table-cell office:value-type="float" office:value="0.1525" calcext:value-type="float">
            <text:p>0.1525</text:p>
          </table:table-cell>
          <table:table-cell table:formula="of:=([.B224]-[.C224])^2" office:value-type="float" office:value="0.000041013686118304" calcext:value-type="float">
            <text:p>0.0000</text:p>
          </table:table-cell>
          <table:table-cell table:formula="of:=([.B224]-[.$H$3])^2" office:value-type="float" office:value="0.239366272575854" calcext:value-type="float">
            <text:p>0.2394</text:p>
          </table:table-cell>
          <table:table-cell office:value-type="float" office:value="0.1513" calcext:value-type="float">
            <text:p>0.1513</text:p>
          </table:table-cell>
          <table:table-cell table:formula="of:=([.B224]-[.F224])^2" office:value-type="float" office:value="0.0000270836232673774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24]+0.01" office:value-type="float" office:value="2.23" calcext:value-type="float">
            <text:p>2.2300</text:p>
          </table:table-cell>
          <table:table-cell table:formula="of:=-2/PI()*COS(PI()*[.A225])+2/PI()" office:value-type="float" office:value="0.15908423396903" calcext:value-type="float">
            <text:p>0.1591</text:p>
          </table:table-cell>
          <table:table-cell office:value-type="float" office:value="0.1657" calcext:value-type="float">
            <text:p>0.1657</text:p>
          </table:table-cell>
          <table:table-cell table:formula="of:=([.B225]-[.C225])^2" office:value-type="float" office:value="0.0000437683601765318" calcext:value-type="float">
            <text:p>0.0000</text:p>
          </table:table-cell>
          <table:table-cell table:formula="of:=([.B225]-[.$H$3])^2" office:value-type="float" office:value="0.226825777309514" calcext:value-type="float">
            <text:p>0.2268</text:p>
          </table:table-cell>
          <table:table-cell office:value-type="float" office:value="0.1644" calcext:value-type="float">
            <text:p>0.1644</text:p>
          </table:table-cell>
          <table:table-cell table:formula="of:=([.B225]-[.F225])^2" office:value-type="float" office:value="0.0000282573684960108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25]+0.01" office:value-type="float" office:value="2.24" calcext:value-type="float">
            <text:p>2.2400</text:p>
          </table:table-cell>
          <table:table-cell table:formula="of:=-2/PI()*COS(PI()*[.A226])+2/PI()" office:value-type="float" office:value="0.172543930715449" calcext:value-type="float">
            <text:p>0.1725</text:p>
          </table:table-cell>
          <table:table-cell office:value-type="float" office:value="0.1794" calcext:value-type="float">
            <text:p>0.1794</text:p>
          </table:table-cell>
          <table:table-cell table:formula="of:=([.B226]-[.C226])^2" office:value-type="float" office:value="0.0000470056860345684" calcext:value-type="float">
            <text:p>0.0000</text:p>
          </table:table-cell>
          <table:table-cell table:formula="of:=([.B226]-[.$H$3])^2" office:value-type="float" office:value="0.214186248517371" calcext:value-type="float">
            <text:p>0.2142</text:p>
          </table:table-cell>
          <table:table-cell office:value-type="float" office:value="0.1779" calcext:value-type="float">
            <text:p>0.1779</text:p>
          </table:table-cell>
          <table:table-cell table:formula="of:=([.B226]-[.F226])^2" office:value-type="float" office:value="0.0000286874781809144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26]+0.01" office:value-type="float" office:value="2.25" calcext:value-type="float">
            <text:p>2.2500</text:p>
          </table:table-cell>
          <table:table-cell table:formula="of:=-2/PI()*COS(PI()*[.A227])+2/PI()" office:value-type="float" office:value="0.186461614289023" calcext:value-type="float">
            <text:p>0.1865</text:p>
          </table:table-cell>
          <table:table-cell office:value-type="float" office:value="0.1935" calcext:value-type="float">
            <text:p>0.1935</text:p>
          </table:table-cell>
          <table:table-cell table:formula="of:=([.B227]-[.C227])^2" office:value-type="float" office:value="0.0000495388734164912" calcext:value-type="float">
            <text:p>0.0000</text:p>
          </table:table-cell>
          <table:table-cell table:formula="of:=([.B227]-[.$H$3])^2" office:value-type="float" office:value="0.201497670087111" calcext:value-type="float">
            <text:p>0.2015</text:p>
          </table:table-cell>
          <table:table-cell office:value-type="float" office:value="0.1919" calcext:value-type="float">
            <text:p>0.1919</text:p>
          </table:table-cell>
          <table:table-cell table:formula="of:=([.B227]-[.F227])^2" office:value-type="float" office:value="0.0000295760391413635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27]+0.01" office:value-type="float" office:value="2.26" calcext:value-type="float">
            <text:p>2.2600</text:p>
          </table:table-cell>
          <table:table-cell table:formula="of:=-2/PI()*COS(PI()*[.A228])+2/PI()" office:value-type="float" office:value="0.200823549616367" calcext:value-type="float">
            <text:p>0.2008</text:p>
          </table:table-cell>
          <table:table-cell office:value-type="float" office:value="0.2081" calcext:value-type="float">
            <text:p>0.2081</text:p>
          </table:table-cell>
          <table:table-cell table:formula="of:=([.B228]-[.C228])^2" office:value-type="float" office:value="0.0000529467301854794" calcext:value-type="float">
            <text:p>0.0001</text:p>
          </table:table-cell>
          <table:table-cell table:formula="of:=([.B228]-[.$H$3])^2" office:value-type="float" office:value="0.188810222934652" calcext:value-type="float">
            <text:p>0.1888</text:p>
          </table:table-cell>
          <table:table-cell office:value-type="float" office:value="0.2063" calcext:value-type="float">
            <text:p>0.2063</text:p>
          </table:table-cell>
          <table:table-cell table:formula="of:=([.B228]-[.F228])^2" office:value-type="float" office:value="0.0000299915088043993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28]+0.01" office:value-type="float" office:value="2.27" calcext:value-type="float">
            <text:p>2.2700</text:p>
          </table:table-cell>
          <table:table-cell table:formula="of:=-2/PI()*COS(PI()*[.A229])+2/PI()" office:value-type="float" office:value="0.215615563201251" calcext:value-type="float">
            <text:p>0.2156</text:p>
          </table:table-cell>
          <table:table-cell office:value-type="float" office:value="0.2231" calcext:value-type="float">
            <text:p>0.2231</text:p>
          </table:table-cell>
          <table:table-cell table:formula="of:=([.B229]-[.C229])^2" office:value-type="float" office:value="0.000056016794194471" calcext:value-type="float">
            <text:p>0.0001</text:p>
          </table:table-cell>
          <table:table-cell table:formula="of:=([.B229]-[.$H$3])^2" office:value-type="float" office:value="0.176174086859478" calcext:value-type="float">
            <text:p>0.1762</text:p>
          </table:table-cell>
          <table:table-cell office:value-type="float" office:value="0.2212" calcext:value-type="float">
            <text:p>0.2212</text:p>
          </table:table-cell>
          <table:table-cell table:formula="of:=([.B229]-[.F229])^2" office:value-type="float" office:value="0.0000311859343592246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29]+0.01" office:value-type="float" office:value="2.28" calcext:value-type="float">
            <text:p>2.2800</text:p>
          </table:table-cell>
          <table:table-cell table:formula="of:=-2/PI()*COS(PI()*[.A230])+2/PI()" office:value-type="float" office:value="0.230823057112128" calcext:value-type="float">
            <text:p>0.2308</text:p>
          </table:table-cell>
          <table:table-cell office:value-type="float" office:value="0.2385" calcext:value-type="float">
            <text:p>0.2385</text:p>
          </table:table-cell>
          <table:table-cell table:formula="of:=([.B230]-[.C230])^2" office:value-type="float" office:value="0.0000589354521036539" calcext:value-type="float">
            <text:p>0.0001</text:p>
          </table:table-cell>
          <table:table-cell table:formula="of:=([.B230]-[.$H$3])^2" office:value-type="float" office:value="0.163639242401074" calcext:value-type="float">
            <text:p>0.1636</text:p>
          </table:table-cell>
          <table:table-cell office:value-type="float" office:value="0.2365" calcext:value-type="float">
            <text:p>0.2365</text:p>
          </table:table-cell>
          <table:table-cell table:formula="of:=([.B230]-[.F230])^2" office:value-type="float" office:value="0.0000322276805521651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30]+0.01" office:value-type="float" office:value="2.29" calcext:value-type="float">
            <text:p>2.2900</text:p>
          </table:table-cell>
          <table:table-cell table:formula="of:=-2/PI()*COS(PI()*[.A231])+2/PI()" office:value-type="float" office:value="0.246431023388531" calcext:value-type="float">
            <text:p>0.2464</text:p>
          </table:table-cell>
          <table:table-cell office:value-type="float" office:value="0.2543" calcext:value-type="float">
            <text:p>0.2543</text:p>
          </table:table-cell>
          <table:table-cell table:formula="of:=([.B231]-[.C231])^2" office:value-type="float" office:value="0.000061920792911849" calcext:value-type="float">
            <text:p>0.0001</text:p>
          </table:table-cell>
          <table:table-cell table:formula="of:=([.B231]-[.$H$3])^2" office:value-type="float" office:value="0.151255273478547" calcext:value-type="float">
            <text:p>0.1513</text:p>
          </table:table-cell>
          <table:table-cell office:value-type="float" office:value="0.2522" calcext:value-type="float">
            <text:p>0.2522</text:p>
          </table:table-cell>
          <table:table-cell table:formula="of:=([.B231]-[.F231])^2" office:value-type="float" office:value="0.0000332810911436785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31]+0.01" office:value-type="float" office:value="2.29999999999999" calcext:value-type="float">
            <text:p>2.3000</text:p>
          </table:table-cell>
          <table:table-cell table:formula="of:=-2/PI()*COS(PI()*[.A232])+2/PI()" office:value-type="float" office:value="0.262424058852117" calcext:value-type="float">
            <text:p>0.2624</text:p>
          </table:table-cell>
          <table:table-cell office:value-type="float" office:value="0.2705" calcext:value-type="float">
            <text:p>0.2705</text:p>
          </table:table-cell>
          <table:table-cell table:formula="of:=([.B232]-[.C232])^2" office:value-type="float" office:value="0.0000652208254240637" calcext:value-type="float">
            <text:p>0.0001</text:p>
          </table:table-cell>
          <table:table-cell table:formula="of:=([.B232]-[.$H$3])^2" office:value-type="float" office:value="0.139071171592443" calcext:value-type="float">
            <text:p>0.1391</text:p>
          </table:table-cell>
          <table:table-cell office:value-type="float" office:value="0.2684" calcext:value-type="float">
            <text:p>0.2684</text:p>
          </table:table-cell>
          <table:table-cell table:formula="of:=([.B232]-[.F232])^2" office:value-type="float" office:value="0.0000357118726029568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32]+0.01" office:value-type="float" office:value="2.30999999999999" calcext:value-type="float">
            <text:p>2.3100</text:p>
          </table:table-cell>
          <table:table-cell table:formula="of:=-2/PI()*COS(PI()*[.A233])+2/PI()" office:value-type="float" office:value="0.278786380307748" calcext:value-type="float">
            <text:p>0.2788</text:p>
          </table:table-cell>
          <table:table-cell office:value-type="float" office:value="0.287" calcext:value-type="float">
            <text:p>0.2870</text:p>
          </table:table-cell>
          <table:table-cell table:formula="of:=([.B233]-[.C233])^2" office:value-type="float" office:value="0.0000674635484489486" calcext:value-type="float">
            <text:p>0.0001</text:p>
          </table:table-cell>
          <table:table-cell table:formula="of:=([.B233]-[.$H$3])^2" office:value-type="float" office:value="0.127135142361585" calcext:value-type="float">
            <text:p>0.1271</text:p>
          </table:table-cell>
          <table:table-cell office:value-type="float" office:value="0.2849" calcext:value-type="float">
            <text:p>0.2849</text:p>
          </table:table-cell>
          <table:table-cell table:formula="of:=([.B233]-[.F233])^2" office:value-type="float" office:value="0.0000373763457414907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33]+0.01" office:value-type="float" office:value="2.31999999999999" calcext:value-type="float">
            <text:p>2.3200</text:p>
          </table:table-cell>
          <table:table-cell table:formula="of:=-2/PI()*COS(PI()*[.A234])+2/PI()" office:value-type="float" office:value="0.295501840119592" calcext:value-type="float">
            <text:p>0.2955</text:p>
          </table:table-cell>
          <table:table-cell office:value-type="float" office:value="0.3039" calcext:value-type="float">
            <text:p>0.3039</text:p>
          </table:table-cell>
          <table:table-cell table:formula="of:=([.B234]-[.C234])^2" office:value-type="float" office:value="0.0000705290893768887" calcext:value-type="float">
            <text:p>0.0001</text:p>
          </table:table-cell>
          <table:table-cell table:formula="of:=([.B234]-[.$H$3])^2" office:value-type="float" office:value="0.115494415158564" calcext:value-type="float">
            <text:p>0.1155</text:p>
          </table:table-cell>
          <table:table-cell office:value-type="float" office:value="0.3016" calcext:value-type="float">
            <text:p>0.3016</text:p>
          </table:table-cell>
          <table:table-cell table:formula="of:=([.B234]-[.F234])^2" office:value-type="float" office:value="0.0000371875539270132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34]+0.01" office:value-type="float" office:value="2.32999999999999" calcext:value-type="float">
            <text:p>2.3300</text:p>
          </table:table-cell>
          <table:table-cell table:formula="of:=-2/PI()*COS(PI()*[.A235])+2/PI()" office:value-type="float" office:value="0.312553942146898" calcext:value-type="float">
            <text:p>0.3126</text:p>
          </table:table-cell>
          <table:table-cell office:value-type="float" office:value="0.3211" calcext:value-type="float">
            <text:p>0.3211</text:p>
          </table:table-cell>
          <table:table-cell table:formula="of:=([.B235]-[.C235])^2" office:value-type="float" office:value="0.0000730351048285583" calcext:value-type="float">
            <text:p>0.0001</text:p>
          </table:table-cell>
          <table:table-cell table:formula="of:=([.B235]-[.$H$3])^2" office:value-type="float" office:value="0.104195056595285" calcext:value-type="float">
            <text:p>0.1042</text:p>
          </table:table-cell>
          <table:table-cell office:value-type="float" office:value="0.3186" calcext:value-type="float">
            <text:p>0.3186</text:p>
          </table:table-cell>
          <table:table-cell table:formula="of:=([.B235]-[.F235])^2" office:value-type="float" office:value="0.0000365548155630506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35]+0.01" office:value-type="float" office:value="2.33999999999999" calcext:value-type="float">
            <text:p>2.3400</text:p>
          </table:table-cell>
          <table:table-cell table:formula="of:=-2/PI()*COS(PI()*[.A236])+2/PI()" office:value-type="float" office:value="0.329925858023691" calcext:value-type="float">
            <text:p>0.3299</text:p>
          </table:table-cell>
          <table:table-cell office:value-type="float" office:value="0.3387" calcext:value-type="float">
            <text:p>0.3387</text:p>
          </table:table-cell>
          <table:table-cell table:formula="of:=([.B236]-[.C236])^2" office:value-type="float" office:value="0.0000769855674204284" calcext:value-type="float">
            <text:p>0.0001</text:p>
          </table:table-cell>
          <table:table-cell table:formula="of:=([.B236]-[.$H$3])^2" office:value-type="float" office:value="0.0932817885947666" calcext:value-type="float">
            <text:p>0.0933</text:p>
          </table:table-cell>
          <table:table-cell office:value-type="float" office:value="0.336" calcext:value-type="float">
            <text:p>0.3360</text:p>
          </table:table-cell>
          <table:table-cell table:formula="of:=([.B236]-[.F236])^2" office:value-type="float" office:value="0.0000368952007483598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36]+0.01" office:value-type="float" office:value="2.34999999999999" calcext:value-type="float">
            <text:p>2.3500</text:p>
          </table:table-cell>
          <table:table-cell table:formula="of:=-2/PI()*COS(PI()*[.A237])+2/PI()" office:value-type="float" office:value="0.347600443766335" calcext:value-type="float">
            <text:p>0.3476</text:p>
          </table:table-cell>
          <table:table-cell office:value-type="float" office:value="0.3565" calcext:value-type="float">
            <text:p>0.3565</text:p>
          </table:table-cell>
          <table:table-cell table:formula="of:=([.B237]-[.C237])^2" office:value-type="float" office:value="0.0000792021011561598" calcext:value-type="float">
            <text:p>0.0001</text:p>
          </table:table-cell>
          <table:table-cell table:formula="of:=([.B237]-[.$H$3])^2" office:value-type="float" office:value="0.082797811767313" calcext:value-type="float">
            <text:p>0.0828</text:p>
          </table:table-cell>
          <table:table-cell office:value-type="float" office:value="0.3536" calcext:value-type="float">
            <text:p>0.3536</text:p>
          </table:table-cell>
          <table:table-cell table:formula="of:=([.B237]-[.F237])^2" office:value-type="float" office:value="0.0000359946750009045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37]+0.01" office:value-type="float" office:value="2.35999999999999" calcext:value-type="float">
            <text:p>2.3600</text:p>
          </table:table-cell>
          <table:table-cell table:formula="of:=-2/PI()*COS(PI()*[.A238])+2/PI()" office:value-type="float" office:value="0.365560256692583" calcext:value-type="float">
            <text:p>0.3656</text:p>
          </table:table-cell>
          <table:table-cell office:value-type="float" office:value="0.3746" calcext:value-type="float">
            <text:p>0.3746</text:p>
          </table:table-cell>
          <table:table-cell table:formula="of:=([.B238]-[.C238])^2" office:value-type="float" office:value="0.0000817169590639869" calcext:value-type="float">
            <text:p>0.0001</text:p>
          </table:table-cell>
          <table:table-cell table:formula="of:=([.B238]-[.$H$3])^2" office:value-type="float" office:value="0.0727846347882303" calcext:value-type="float">
            <text:p>0.0728</text:p>
          </table:table-cell>
          <table:table-cell office:value-type="float" office:value="0.3714" calcext:value-type="float">
            <text:p>0.3714</text:p>
          </table:table-cell>
          <table:table-cell table:formula="of:=([.B238]-[.F238])^2" office:value-type="float" office:value="0.0000341026018965189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38]+0.01" office:value-type="float" office:value="2.36999999999999" calcext:value-type="float">
            <text:p>2.3700</text:p>
          </table:table-cell>
          <table:table-cell table:formula="of:=-2/PI()*COS(PI()*[.A239])+2/PI()" office:value-type="float" office:value="0.38378757263539" calcext:value-type="float">
            <text:p>0.3838</text:p>
          </table:table-cell>
          <table:table-cell office:value-type="float" office:value="0.393" calcext:value-type="float">
            <text:p>0.3930</text:p>
          </table:table-cell>
          <table:table-cell table:formula="of:=([.B239]-[.C239])^2" office:value-type="float" office:value="0.0000848688179482168" calcext:value-type="float">
            <text:p>0.0001</text:p>
          </table:table-cell>
          <table:table-cell table:formula="of:=([.B239]-[.$H$3])^2" office:value-type="float" office:value="0.0632819104505903" calcext:value-type="float">
            <text:p>0.0633</text:p>
          </table:table-cell>
          <table:table-cell office:value-type="float" office:value="0.3896" calcext:value-type="float">
            <text:p>0.3896</text:p>
          </table:table-cell>
          <table:table-cell table:formula="of:=([.B239]-[.F239])^2" office:value-type="float" office:value="0.000033784311868868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39]+0.01" office:value-type="float" office:value="2.37999999999999" calcext:value-type="float">
            <text:p>2.3800</text:p>
          </table:table-cell>
          <table:table-cell table:formula="of:=-2/PI()*COS(PI()*[.A240])+2/PI()" office:value-type="float" office:value="0.402264403434531" calcext:value-type="float">
            <text:p>0.4023</text:p>
          </table:table-cell>
          <table:table-cell office:value-type="float" office:value="0.4116" calcext:value-type="float">
            <text:p>0.4116</text:p>
          </table:table-cell>
          <table:table-cell table:formula="of:=([.B240]-[.C240])^2" office:value-type="float" office:value="0.0000871533632331884" calcext:value-type="float">
            <text:p>0.0001</text:p>
          </table:table-cell>
          <table:table-cell table:formula="of:=([.B240]-[.$H$3])^2" office:value-type="float" office:value="0.0543272790401875" calcext:value-type="float">
            <text:p>0.0543</text:p>
          </table:table-cell>
          <table:table-cell office:value-type="float" office:value="0.4081" calcext:value-type="float">
            <text:p>0.4081</text:p>
          </table:table-cell>
          <table:table-cell table:formula="of:=([.B240]-[.F240])^2" office:value-type="float" office:value="0.0000340541872749097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40]+0.01" office:value-type="float" office:value="2.38999999999999" calcext:value-type="float">
            <text:p>2.3900</text:p>
          </table:table-cell>
          <table:table-cell table:formula="of:=-2/PI()*COS(PI()*[.A241])+2/PI()" office:value-type="float" office:value="0.420972514688743" calcext:value-type="float">
            <text:p>0.4210</text:p>
          </table:table-cell>
          <table:table-cell office:value-type="float" office:value="0.4304" calcext:value-type="float">
            <text:p>0.4304</text:p>
          </table:table-cell>
          <table:table-cell table:formula="of:=([.B241]-[.C241])^2" office:value-type="float" office:value="0.0000888774792939745" calcext:value-type="float">
            <text:p>0.0001</text:p>
          </table:table-cell>
          <table:table-cell table:formula="of:=([.B241]-[.$H$3])^2" office:value-type="float" office:value="0.0459562196509577" calcext:value-type="float">
            <text:p>0.0460</text:p>
          </table:table-cell>
          <table:table-cell office:value-type="float" office:value="0.4268" calcext:value-type="float">
            <text:p>0.4268</text:p>
          </table:table-cell>
          <table:table-cell table:formula="of:=([.B241]-[.F241])^2" office:value-type="float" office:value="0.0000339595850529205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41]+0.01" office:value-type="float" office:value="2.39999999999999" calcext:value-type="float">
            <text:p>2.4000</text:p>
          </table:table-cell>
          <table:table-cell table:formula="of:=-2/PI()*COS(PI()*[.A242])+2/PI()" office:value-type="float" office:value="0.439893443750875" calcext:value-type="float">
            <text:p>0.4399</text:p>
          </table:table-cell>
          <table:table-cell office:value-type="float" office:value="0.4494" calcext:value-type="float">
            <text:p>0.4494</text:p>
          </table:table-cell>
          <table:table-cell table:formula="of:=([.B242]-[.C242])^2" office:value-type="float" office:value="0.000090374611717786" calcext:value-type="float">
            <text:p>0.0001</text:p>
          </table:table-cell>
          <table:table-cell table:formula="of:=([.B242]-[.$H$3])^2" office:value-type="float" office:value="0.0382019100277731" calcext:value-type="float">
            <text:p>0.0382</text:p>
          </table:table-cell>
          <table:table-cell office:value-type="float" office:value="0.4458" calcext:value-type="float">
            <text:p>0.4458</text:p>
          </table:table-cell>
          <table:table-cell table:formula="of:=([.B242]-[.F242])^2" office:value-type="float" office:value="0.0000348874067240829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42]+0.01" office:value-type="float" office:value="2.40999999999999" calcext:value-type="float">
            <text:p>2.4100</text:p>
          </table:table-cell>
          <table:table-cell table:formula="of:=-2/PI()*COS(PI()*[.A243])+2/PI()" office:value-type="float" office:value="0.459008517948293" calcext:value-type="float">
            <text:p>0.4590</text:p>
          </table:table-cell>
          <table:table-cell office:value-type="float" office:value="0.4686" calcext:value-type="float">
            <text:p>0.4686</text:p>
          </table:table-cell>
          <table:table-cell table:formula="of:=([.B243]-[.C243])^2" office:value-type="float" office:value="0.0000919965279482156" calcext:value-type="float">
            <text:p>0.0001</text:p>
          </table:table-cell>
          <table:table-cell table:formula="of:=([.B243]-[.$H$3])^2" office:value-type="float" office:value="0.0310950954898954" calcext:value-type="float">
            <text:p>0.0311</text:p>
          </table:table-cell>
          <table:table-cell office:value-type="float" office:value="0.4649" calcext:value-type="float">
            <text:p>0.4649</text:p>
          </table:table-cell>
          <table:table-cell table:formula="of:=([.B243]-[.F243])^2" office:value-type="float" office:value="0.0000347095607655848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43]+0.01" office:value-type="float" office:value="2.41999999999999" calcext:value-type="float">
            <text:p>2.4200</text:p>
          </table:table-cell>
          <table:table-cell table:formula="of:=-2/PI()*COS(PI()*[.A244])+2/PI()" office:value-type="float" office:value="0.478298873010557" calcext:value-type="float">
            <text:p>0.4783</text:p>
          </table:table-cell>
          <table:table-cell office:value-type="float" office:value="0.488" calcext:value-type="float">
            <text:p>0.4880</text:p>
          </table:table-cell>
          <table:table-cell table:formula="of:=([.B244]-[.C244])^2" office:value-type="float" office:value="0.0000941118648653022" calcext:value-type="float">
            <text:p>0.0001</text:p>
          </table:table-cell>
          <table:table-cell table:formula="of:=([.B244]-[.$H$3])^2" office:value-type="float" office:value="0.0246639674525141" calcext:value-type="float">
            <text:p>0.0247</text:p>
          </table:table-cell>
          <table:table-cell office:value-type="float" office:value="0.4841" calcext:value-type="float">
            <text:p>0.4841</text:p>
          </table:table-cell>
          <table:table-cell table:formula="of:=([.B244]-[.F244])^2" office:value-type="float" office:value="0.0000336530743476461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44]+0.01" office:value-type="float" office:value="2.42999999999999" calcext:value-type="float">
            <text:p>2.4300</text:p>
          </table:table-cell>
          <table:table-cell table:formula="of:=-2/PI()*COS(PI()*[.A245])+2/PI()" office:value-type="float" office:value="0.497745471686173" calcext:value-type="float">
            <text:p>0.4977</text:p>
          </table:table-cell>
          <table:table-cell office:value-type="float" office:value="0.5075" calcext:value-type="float">
            <text:p>0.5075</text:p>
          </table:table-cell>
          <table:table-cell table:formula="of:=([.B245]-[.C245])^2" office:value-type="float" office:value="0.0000951508226252603" calcext:value-type="float">
            <text:p>0.0001</text:p>
          </table:table-cell>
          <table:table-cell table:formula="of:=([.B245]-[.$H$3])^2" office:value-type="float" office:value="0.0189340520259364" calcext:value-type="float">
            <text:p>0.0189</text:p>
          </table:table-cell>
          <table:table-cell office:value-type="float" office:value="0.5035" calcext:value-type="float">
            <text:p>0.5035</text:p>
          </table:table-cell>
          <table:table-cell table:formula="of:=([.B245]-[.F245])^2" office:value-type="float" office:value="0.0000331145961146411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45]+0.01" office:value-type="float" office:value="2.43999999999999" calcext:value-type="float">
            <text:p>2.4400</text:p>
          </table:table-cell>
          <table:table-cell table:formula="of:=-2/PI()*COS(PI()*[.A246])+2/PI()" office:value-type="float" office:value="0.517329122530063" calcext:value-type="float">
            <text:p>0.5173</text:p>
          </table:table-cell>
          <table:table-cell office:value-type="float" office:value="0.5271" calcext:value-type="float">
            <text:p>0.5271</text:p>
          </table:table-cell>
          <table:table-cell table:formula="of:=([.B246]-[.C246])^2" office:value-type="float" office:value="0.0000954700465325223" calcext:value-type="float">
            <text:p>0.0001</text:p>
          </table:table-cell>
          <table:table-cell table:formula="of:=([.B246]-[.$H$3])^2" office:value-type="float" office:value="0.0139281091322133" calcext:value-type="float">
            <text:p>0.0139</text:p>
          </table:table-cell>
          <table:table-cell office:value-type="float" office:value="0.5229" calcext:value-type="float">
            <text:p>0.5229</text:p>
          </table:table-cell>
          <table:table-cell table:formula="of:=([.B246]-[.F246])^2" office:value-type="float" office:value="0.0000310346757850518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46]+0.01" office:value-type="float" office:value="2.44999999999999" calcext:value-type="float">
            <text:p>2.4500</text:p>
          </table:table-cell>
          <table:table-cell table:formula="of:=-2/PI()*COS(PI()*[.A247])+2/PI()" office:value-type="float" office:value="0.537030498843209" calcext:value-type="float">
            <text:p>0.5370</text:p>
          </table:table-cell>
          <table:table-cell office:value-type="float" office:value="0.5469" calcext:value-type="float">
            <text:p>0.5469</text:p>
          </table:table-cell>
          <table:table-cell table:formula="of:=([.B247]-[.C247])^2" office:value-type="float" office:value="0.0000974070530839027" calcext:value-type="float">
            <text:p>0.0001</text:p>
          </table:table-cell>
          <table:table-cell table:formula="of:=([.B247]-[.$H$3])^2" office:value-type="float" office:value="0.00966604253748369" calcext:value-type="float">
            <text:p>0.0097</text:p>
          </table:table-cell>
          <table:table-cell office:value-type="float" office:value="0.5424" calcext:value-type="float">
            <text:p>0.5424</text:p>
          </table:table-cell>
          <table:table-cell table:formula="of:=([.B247]-[.F247])^2" office:value-type="float" office:value="0.0000288315426727825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47]+0.01" office:value-type="float" office:value="2.45999999999999" calcext:value-type="float">
            <text:p>2.4600</text:p>
          </table:table-cell>
          <table:table-cell table:formula="of:=-2/PI()*COS(PI()*[.A248])+2/PI()" office:value-type="float" office:value="0.556830157745764" calcext:value-type="float">
            <text:p>0.5568</text:p>
          </table:table-cell>
          <table:table-cell office:value-type="float" office:value="0.5667" calcext:value-type="float">
            <text:p>0.5667</text:p>
          </table:table-cell>
          <table:table-cell table:formula="of:=([.B248]-[.C248])^2" office:value-type="float" office:value="0.0000974137861235031" calcext:value-type="float">
            <text:p>0.0001</text:p>
          </table:table-cell>
          <table:table-cell table:formula="of:=([.B248]-[.$H$3])^2" office:value-type="float" office:value="0.00616482115524385" calcext:value-type="float">
            <text:p>0.0062</text:p>
          </table:table-cell>
          <table:table-cell office:value-type="float" office:value="0.562" calcext:value-type="float">
            <text:p>0.5620</text:p>
          </table:table-cell>
          <table:table-cell table:formula="of:=([.B248]-[.F248])^2" office:value-type="float" office:value="0.0000267272689336851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48]+0.01" office:value-type="float" office:value="2.46999999999999" calcext:value-type="float">
            <text:p>2.4700</text:p>
          </table:table-cell>
          <table:table-cell table:formula="of:=-2/PI()*COS(PI()*[.A249])+2/PI()" office:value-type="float" office:value="0.576708559364834" calcext:value-type="float">
            <text:p>0.5767</text:p>
          </table:table-cell>
          <table:table-cell office:value-type="float" office:value="0.5866" calcext:value-type="float">
            <text:p>0.5866</text:p>
          </table:table-cell>
          <table:table-cell table:formula="of:=([.B249]-[.C249])^2" office:value-type="float" office:value="0.0000978405978390045" calcext:value-type="float">
            <text:p>0.0001</text:p>
          </table:table-cell>
          <table:table-cell table:formula="of:=([.B249]-[.$H$3])^2" office:value-type="float" office:value="0.00343841193126159" calcext:value-type="float">
            <text:p>0.0034</text:p>
          </table:table-cell>
          <table:table-cell office:value-type="float" office:value="0.5817" calcext:value-type="float">
            <text:p>0.5817</text:p>
          </table:table-cell>
          <table:table-cell table:formula="of:=([.B249]-[.F249])^2" office:value-type="float" office:value="0.0000249144796143818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49]+0.01" office:value-type="float" office:value="2.47999999999999" calcext:value-type="float">
            <text:p>2.4800</text:p>
          </table:table-cell>
          <table:table-cell table:formula="of:=-2/PI()*COS(PI()*[.A250])+2/PI()" office:value-type="float" office:value="0.59664608611797" calcext:value-type="float">
            <text:p>0.5966</text:p>
          </table:table-cell>
          <table:table-cell office:value-type="float" office:value="0.6066" calcext:value-type="float">
            <text:p>0.6066</text:p>
          </table:table-cell>
          <table:table-cell table:formula="of:=([.B250]-[.C250])^2" office:value-type="float" office:value="0.000099080401570877" calcext:value-type="float">
            <text:p>0.0001</text:p>
          </table:table-cell>
          <table:table-cell table:formula="of:=([.B250]-[.$H$3])^2" office:value-type="float" office:value="0.00149772457515639" calcext:value-type="float">
            <text:p>0.0015</text:p>
          </table:table-cell>
          <table:table-cell office:value-type="float" office:value="0.6015" calcext:value-type="float">
            <text:p>0.6015</text:p>
          </table:table-cell>
          <table:table-cell table:formula="of:=([.B250]-[.F250])^2" office:value-type="float" office:value="0.0000235604799741672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50]+0.01" office:value-type="float" office:value="2.48999999999999" calcext:value-type="float">
            <text:p>2.4900</text:p>
          </table:table-cell>
          <table:table-cell table:formula="of:=-2/PI()*COS(PI()*[.A251])+2/PI()" office:value-type="float" office:value="0.616623062073352" calcext:value-type="float">
            <text:p>0.6166</text:p>
          </table:table-cell>
          <table:table-cell office:value-type="float" office:value="0.6266" calcext:value-type="float">
            <text:p>0.6266</text:p>
          </table:table-cell>
          <table:table-cell table:formula="of:=([.B251]-[.C251])^2" office:value-type="float" office:value="0.0000995392903921828" calcext:value-type="float">
            <text:p>0.0001</text:p>
          </table:table-cell>
          <table:table-cell table:formula="of:=([.B251]-[.$H$3])^2" office:value-type="float" office:value="0.000350568356906866" calcext:value-type="float">
            <text:p>0.0004</text:p>
          </table:table-cell>
          <table:table-cell office:value-type="float" office:value="0.6214" calcext:value-type="float">
            <text:p>0.6214</text:p>
          </table:table-cell>
          <table:table-cell table:formula="of:=([.B251]-[.F251])^2" office:value-type="float" office:value="0.0000228191359550461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51]+0.01" office:value-type="float" office:value="2.49999999999999" calcext:value-type="float">
            <text:p>2.5000</text:p>
          </table:table-cell>
          <table:table-cell table:formula="of:=-2/PI()*COS(PI()*[.A252])+2/PI()" office:value-type="float" office:value="0.636619772367563" calcext:value-type="float">
            <text:p>0.6366</text:p>
          </table:table-cell>
          <table:table-cell office:value-type="float" office:value="0.6466" calcext:value-type="float">
            <text:p>0.6466</text:p>
          </table:table-cell>
          <table:table-cell table:formula="of:=([.B252]-[.C252])^2" office:value-type="float" office:value="0.0000996049435952701" calcext:value-type="float">
            <text:p>0.0001</text:p>
          </table:table-cell>
          <table:table-cell table:formula="of:=([.B252]-[.$H$3])^2" office:value-type="float" office:value="0.00000162113893824904" calcext:value-type="float">
            <text:p>0.0000</text:p>
          </table:table-cell>
          <table:table-cell office:value-type="float" office:value="0.6414" calcext:value-type="float">
            <text:p>0.6414</text:p>
          </table:table-cell>
          <table:table-cell table:formula="of:=([.B252]-[.F252])^2" office:value-type="float" office:value="0.0000228505762179187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52]+0.01" office:value-type="float" office:value="2.50999999999999" calcext:value-type="float">
            <text:p>2.5100</text:p>
          </table:table-cell>
          <table:table-cell table:formula="of:=-2/PI()*COS(PI()*[.A253])+2/PI()" office:value-type="float" office:value="0.656616482661773" calcext:value-type="float">
            <text:p>0.6566</text:p>
          </table:table-cell>
          <table:table-cell office:value-type="float" office:value="0.6666" calcext:value-type="float">
            <text:p>0.6666</text:p>
          </table:table-cell>
          <table:table-cell table:formula="of:=([.B253]-[.C253])^2" office:value-type="float" office:value="0.0000996706184426835" calcext:value-type="float">
            <text:p>0.0001</text:p>
          </table:table-cell>
          <table:table-cell table:formula="of:=([.B253]-[.$H$3])^2" office:value-type="float" office:value="0.000452410766150785" calcext:value-type="float">
            <text:p>0.0005</text:p>
          </table:table-cell>
          <table:table-cell office:value-type="float" office:value="0.6613" calcext:value-type="float">
            <text:p>0.6613</text:p>
          </table:table-cell>
          <table:table-cell table:formula="of:=([.B253]-[.F253])^2" office:value-type="float" office:value="0.0000219353346574742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53]+0.01" office:value-type="float" office:value="2.51999999999999" calcext:value-type="float">
            <text:p>2.5200</text:p>
          </table:table-cell>
          <table:table-cell table:formula="of:=-2/PI()*COS(PI()*[.A254])+2/PI()" office:value-type="float" office:value="0.676593458617155" calcext:value-type="float">
            <text:p>0.6766</text:p>
          </table:table-cell>
          <table:table-cell office:value-type="float" office:value="0.6865" calcext:value-type="float">
            <text:p>0.6865</text:p>
          </table:table-cell>
          <table:table-cell table:formula="of:=([.B254]-[.C254])^2" office:value-type="float" office:value="0.0000981395621700133" calcext:value-type="float">
            <text:p>0.0001</text:p>
          </table:table-cell>
          <table:table-cell table:formula="of:=([.B254]-[.$H$3])^2" office:value-type="float" office:value="0.00170130888748189" calcext:value-type="float">
            <text:p>0.0017</text:p>
          </table:table-cell>
          <table:table-cell office:value-type="float" office:value="0.6811" calcext:value-type="float">
            <text:p>0.6811</text:p>
          </table:table-cell>
          <table:table-cell table:formula="of:=([.B254]-[.F254])^2" office:value-type="float" office:value="0.0000203089152352906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54]+0.01" office:value-type="float" office:value="2.52999999999999" calcext:value-type="float">
            <text:p>2.5300</text:p>
          </table:table-cell>
          <table:table-cell table:formula="of:=-2/PI()*COS(PI()*[.A255])+2/PI()" office:value-type="float" office:value="0.696530985370291" calcext:value-type="float">
            <text:p>0.6965</text:p>
          </table:table-cell>
          <table:table-cell office:value-type="float" office:value="0.7065" calcext:value-type="float">
            <text:p>0.7065</text:p>
          </table:table-cell>
          <table:table-cell table:formula="of:=([.B255]-[.C255])^2" office:value-type="float" office:value="0.0000993812526873588" calcext:value-type="float">
            <text:p>0.0001</text:p>
          </table:table-cell>
          <table:table-cell table:formula="of:=([.B255]-[.$H$3])^2" office:value-type="float" office:value="0.00374353723353144" calcext:value-type="float">
            <text:p>0.0037</text:p>
          </table:table-cell>
          <table:table-cell office:value-type="float" office:value="0.7008" calcext:value-type="float">
            <text:p>0.7008</text:p>
          </table:table-cell>
          <table:table-cell table:formula="of:=([.B255]-[.F255])^2" office:value-type="float" office:value="0.000018224485908672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55]+0.01" office:value-type="float" office:value="2.53999999999999" calcext:value-type="float">
            <text:p>2.5400</text:p>
          </table:table-cell>
          <table:table-cell table:formula="of:=-2/PI()*COS(PI()*[.A256])+2/PI()" office:value-type="float" office:value="0.716409386989361" calcext:value-type="float">
            <text:p>0.7164</text:p>
          </table:table-cell>
          <table:table-cell office:value-type="float" office:value="0.7263" calcext:value-type="float">
            <text:p>0.7263</text:p>
          </table:table-cell>
          <table:table-cell table:formula="of:=([.B256]-[.C256])^2" office:value-type="float" office:value="0.0000978242257262145" calcext:value-type="float">
            <text:p>0.0001</text:p>
          </table:table-cell>
          <table:table-cell table:formula="of:=([.B256]-[.$H$3])^2" office:value-type="float" office:value="0.00657118632562296" calcext:value-type="float">
            <text:p>0.0066</text:p>
          </table:table-cell>
          <table:table-cell office:value-type="float" office:value="0.7204" calcext:value-type="float">
            <text:p>0.7204</text:p>
          </table:table-cell>
          <table:table-cell table:formula="of:=([.B256]-[.F256])^2" office:value-type="float" office:value="0.0000159249922006783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56]+0.01" office:value-type="float" office:value="2.54999999999999" calcext:value-type="float">
            <text:p>2.5500</text:p>
          </table:table-cell>
          <table:table-cell table:formula="of:=-2/PI()*COS(PI()*[.A257])+2/PI()" office:value-type="float" office:value="0.736209045891917" calcext:value-type="float">
            <text:p>0.7362</text:p>
          </table:table-cell>
          <table:table-cell office:value-type="float" office:value="0.746" calcext:value-type="float">
            <text:p>0.7460</text:p>
          </table:table-cell>
          <table:table-cell table:formula="of:=([.B257]-[.C257])^2" office:value-type="float" office:value="0.0000958627823465951" calcext:value-type="float">
            <text:p>0.0001</text:p>
          </table:table-cell>
          <table:table-cell table:formula="of:=([.B257]-[.$H$3])^2" office:value-type="float" office:value="0.01017324654261" calcext:value-type="float">
            <text:p>0.0102</text:p>
          </table:table-cell>
          <table:table-cell office:value-type="float" office:value="0.7399" calcext:value-type="float">
            <text:p>0.7399</text:p>
          </table:table-cell>
          <table:table-cell table:formula="of:=([.B257]-[.F257])^2" office:value-type="float" office:value="0.0000136231422279777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57]+0.01" office:value-type="float" office:value="2.55999999999999" calcext:value-type="float">
            <text:p>2.5600</text:p>
          </table:table-cell>
          <table:table-cell table:formula="of:=-2/PI()*COS(PI()*[.A258])+2/PI()" office:value-type="float" office:value="0.755910422205063" calcext:value-type="float">
            <text:p>0.7559</text:p>
          </table:table-cell>
          <table:table-cell office:value-type="float" office:value="0.7657" calcext:value-type="float">
            <text:p>0.7657</text:p>
          </table:table-cell>
          <table:table-cell table:formula="of:=([.B258]-[.C258])^2" office:value-type="float" office:value="0.0000958358334031312" calcext:value-type="float">
            <text:p>0.0001</text:p>
          </table:table-cell>
          <table:table-cell table:formula="of:=([.B258]-[.$H$3])^2" office:value-type="float" office:value="0.0145356514229692" calcext:value-type="float">
            <text:p>0.0145</text:p>
          </table:table-cell>
          <table:table-cell office:value-type="float" office:value="0.7593" calcext:value-type="float">
            <text:p>0.7593</text:p>
          </table:table-cell>
          <table:table-cell table:formula="of:=([.B258]-[.F258])^2" office:value-type="float" office:value="0.0000114892376279329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58]+0.01" office:value-type="float" office:value="2.56999999999999" calcext:value-type="float">
            <text:p>2.5700</text:p>
          </table:table-cell>
          <table:table-cell table:formula="of:=-2/PI()*COS(PI()*[.A259])+2/PI()" office:value-type="float" office:value="0.775494073048954" calcext:value-type="float">
            <text:p>0.7755</text:p>
          </table:table-cell>
          <table:table-cell office:value-type="float" office:value="0.7852" calcext:value-type="float">
            <text:p>0.7852</text:p>
          </table:table-cell>
          <table:table-cell table:formula="of:=([.B259]-[.C259])^2" office:value-type="float" office:value="0.0000942050179790475" calcext:value-type="float">
            <text:p>0.0001</text:p>
          </table:table-cell>
          <table:table-cell table:formula="of:=([.B259]-[.$H$3])^2" office:value-type="float" office:value="0.0196413330314306" calcext:value-type="float">
            <text:p>0.0196</text:p>
          </table:table-cell>
          <table:table-cell office:value-type="float" office:value="0.7787" calcext:value-type="float">
            <text:p>0.7787</text:p>
          </table:table-cell>
          <table:table-cell table:formula="of:=([.B259]-[.F259])^2" office:value-type="float" office:value="0.0000102779676154448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59]+0.01" office:value-type="float" office:value="2.57999999999999" calcext:value-type="float">
            <text:p>2.5800</text:p>
          </table:table-cell>
          <table:table-cell table:formula="of:=-2/PI()*COS(PI()*[.A260])+2/PI()" office:value-type="float" office:value="0.794940671724569" calcext:value-type="float">
            <text:p>0.7949</text:p>
          </table:table-cell>
          <table:table-cell office:value-type="float" office:value="0.8046" calcext:value-type="float">
            <text:p>0.8046</text:p>
          </table:table-cell>
          <table:table-cell table:formula="of:=([.B260]-[.C260])^2" office:value-type="float" office:value="0.0000933026227325436" calcext:value-type="float">
            <text:p>0.0001</text:p>
          </table:table-cell>
          <table:table-cell table:formula="of:=([.B260]-[.$H$3])^2" office:value-type="float" office:value="0.0254702891717848" calcext:value-type="float">
            <text:p>0.0255</text:p>
          </table:table-cell>
          <table:table-cell office:value-type="float" office:value="0.7979" calcext:value-type="float">
            <text:p>0.7979</text:p>
          </table:table-cell>
          <table:table-cell table:formula="of:=([.B260]-[.F260])^2" office:value-type="float" office:value="0.0000087576238417667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60]+0.01" office:value-type="float" office:value="2.58999999999999" calcext:value-type="float">
            <text:p>2.5900</text:p>
          </table:table-cell>
          <table:table-cell table:formula="of:=-2/PI()*COS(PI()*[.A261])+2/PI()" office:value-type="float" office:value="0.814231026786833" calcext:value-type="float">
            <text:p>0.8142</text:p>
          </table:table-cell>
          <table:table-cell office:value-type="float" office:value="0.8238" calcext:value-type="float">
            <text:p>0.8238</text:p>
          </table:table-cell>
          <table:table-cell table:formula="of:=([.B261]-[.C261])^2" office:value-type="float" office:value="0.0000915652483542984" calcext:value-type="float">
            <text:p>0.0001</text:p>
          </table:table-cell>
          <table:table-cell table:formula="of:=([.B261]-[.$H$3])^2" office:value-type="float" office:value="0.0319996621807545" calcext:value-type="float">
            <text:p>0.0320</text:p>
          </table:table-cell>
          <table:table-cell office:value-type="float" office:value="0.817" calcext:value-type="float">
            <text:p>0.8170</text:p>
          </table:table-cell>
          <table:table-cell table:formula="of:=([.B261]-[.F261])^2" office:value-type="float" office:value="0.00000766721265523418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61]+0.01" office:value-type="float" office:value="2.59999999999999" calcext:value-type="float">
            <text:p>2.6000</text:p>
          </table:table-cell>
          <table:table-cell table:formula="of:=-2/PI()*COS(PI()*[.A262])+2/PI()" office:value-type="float" office:value="0.833346100984253" calcext:value-type="float">
            <text:p>0.8333</text:p>
          </table:table-cell>
          <table:table-cell office:value-type="float" office:value="0.8428" calcext:value-type="float">
            <text:p>0.8428</text:p>
          </table:table-cell>
          <table:table-cell table:formula="of:=([.B262]-[.C262])^2" office:value-type="float" office:value="0.0000893762065999463" calcext:value-type="float">
            <text:p>0.0001</text:p>
          </table:table-cell>
          <table:table-cell table:formula="of:=([.B262]-[.$H$3])^2" office:value-type="float" office:value="0.0392038289921066" calcext:value-type="float">
            <text:p>0.0392</text:p>
          </table:table-cell>
          <table:table-cell office:value-type="float" office:value="0.836" calcext:value-type="float">
            <text:p>0.8360</text:p>
          </table:table-cell>
          <table:table-cell table:formula="of:=([.B262]-[.F262])^2" office:value-type="float" office:value="0.00000704317998578335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62]+0.01" office:value-type="float" office:value="2.60999999999999" calcext:value-type="float">
            <text:p>2.6100</text:p>
          </table:table-cell>
          <table:table-cell table:formula="of:=-2/PI()*COS(PI()*[.A263])+2/PI()" office:value-type="float" office:value="0.852267030046384" calcext:value-type="float">
            <text:p>0.8523</text:p>
          </table:table-cell>
          <table:table-cell office:value-type="float" office:value="0.8616" calcext:value-type="float">
            <text:p>0.8616</text:p>
          </table:table-cell>
          <table:table-cell table:formula="of:=([.B263]-[.C263])^2" office:value-type="float" office:value="0.0000871043281550968" calcext:value-type="float">
            <text:p>0.0001</text:p>
          </table:table-cell>
          <table:table-cell table:formula="of:=([.B263]-[.$H$3])^2" office:value-type="float" office:value="0.0470545021157103" calcext:value-type="float">
            <text:p>0.0471</text:p>
          </table:table-cell>
          <table:table-cell office:value-type="float" office:value="0.8547" calcext:value-type="float">
            <text:p>0.8547</text:p>
          </table:table-cell>
          <table:table-cell table:formula="of:=([.B263]-[.F263])^2" office:value-type="float" office:value="0.0000059193427951981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63]+0.01" office:value-type="float" office:value="2.61999999999999" calcext:value-type="float">
            <text:p>2.6200</text:p>
          </table:table-cell>
          <table:table-cell table:formula="of:=-2/PI()*COS(PI()*[.A264])+2/PI()" office:value-type="float" office:value="0.870975141300596" calcext:value-type="float">
            <text:p>0.8710</text:p>
          </table:table-cell>
          <table:table-cell office:value-type="float" office:value="0.8802" calcext:value-type="float">
            <text:p>0.8802</text:p>
          </table:table-cell>
          <table:table-cell table:formula="of:=([.B264]-[.C264])^2" office:value-type="float" office:value="0.0000850980180239642" calcext:value-type="float">
            <text:p>0.0001</text:p>
          </table:table-cell>
          <table:table-cell table:formula="of:=([.B264]-[.$H$3])^2" office:value-type="float" office:value="0.0555208411331645" calcext:value-type="float">
            <text:p>0.0555</text:p>
          </table:table-cell>
          <table:table-cell office:value-type="float" office:value="0.8732" calcext:value-type="float">
            <text:p>0.8732</text:p>
          </table:table-cell>
          <table:table-cell table:formula="of:=([.B264]-[.F264])^2" office:value-type="float" office:value="0.00000494999623231232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64]+0.01" office:value-type="float" office:value="2.62999999999999" calcext:value-type="float">
            <text:p>2.6300</text:p>
          </table:table-cell>
          <table:table-cell table:formula="of:=-2/PI()*COS(PI()*[.A265])+2/PI()" office:value-type="float" office:value="0.889451972099738" calcext:value-type="float">
            <text:p>0.8895</text:p>
          </table:table-cell>
          <table:table-cell office:value-type="float" office:value="0.8986" calcext:value-type="float">
            <text:p>0.8986</text:p>
          </table:table-cell>
          <table:table-cell table:formula="of:=([.B265]-[.C265])^2" office:value-type="float" office:value="0.0000836864144639685" calcext:value-type="float">
            <text:p>0.0001</text:p>
          </table:table-cell>
          <table:table-cell table:formula="of:=([.B265]-[.$H$3])^2" office:value-type="float" office:value="0.0645695742701062" calcext:value-type="float">
            <text:p>0.0646</text:p>
          </table:table-cell>
          <table:table-cell office:value-type="float" office:value="0.8914" calcext:value-type="float">
            <text:p>0.8914</text:p>
          </table:table-cell>
          <table:table-cell table:formula="of:=([.B265]-[.F265])^2" office:value-type="float" office:value="0.00000379481270019808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65]+0.01" office:value-type="float" office:value="2.63999999999999" calcext:value-type="float">
            <text:p>2.6400</text:p>
          </table:table-cell>
          <table:table-cell table:formula="of:=-2/PI()*COS(PI()*[.A266])+2/PI()" office:value-type="float" office:value="0.907679288042546" calcext:value-type="float">
            <text:p>0.9077</text:p>
          </table:table-cell>
          <table:table-cell office:value-type="float" office:value="0.9167" calcext:value-type="float">
            <text:p>0.9167</text:p>
          </table:table-cell>
          <table:table-cell table:formula="of:=([.B266]-[.C266])^2" office:value-type="float" office:value="0.0000813732442193559" calcext:value-type="float">
            <text:p>0.0001</text:p>
          </table:table-cell>
          <table:table-cell table:formula="of:=([.B266]-[.$H$3])^2" office:value-type="float" office:value="0.0741651295655571" calcext:value-type="float">
            <text:p>0.0742</text:p>
          </table:table-cell>
          <table:table-cell office:value-type="float" office:value="0.9093" calcext:value-type="float">
            <text:p>0.9093</text:p>
          </table:table-cell>
          <table:table-cell table:formula="of:=([.B266]-[.F266])^2" office:value-type="float" office:value="0.00000262670724903456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66]+0.01" office:value-type="float" office:value="2.64999999999999" calcext:value-type="float">
            <text:p>2.6500</text:p>
          </table:table-cell>
          <table:table-cell table:formula="of:=-2/PI()*COS(PI()*[.A267])+2/PI()" office:value-type="float" office:value="0.925639100968793" calcext:value-type="float">
            <text:p>0.9256</text:p>
          </table:table-cell>
          <table:table-cell office:value-type="float" office:value="0.9345" calcext:value-type="float">
            <text:p>0.9345</text:p>
          </table:table-cell>
          <table:table-cell table:formula="of:=([.B267]-[.C267])^2" office:value-type="float" office:value="0.0000785155316412415" calcext:value-type="float">
            <text:p>0.0001</text:p>
          </table:table-cell>
          <table:table-cell table:formula="of:=([.B267]-[.$H$3])^2" office:value-type="float" office:value="0.0842697751207738" calcext:value-type="float">
            <text:p>0.0843</text:p>
          </table:table-cell>
          <table:table-cell office:value-type="float" office:value="0.9269" calcext:value-type="float">
            <text:p>0.9269</text:p>
          </table:table-cell>
          <table:table-cell table:formula="of:=([.B267]-[.F267])^2" office:value-type="float" office:value="0.0000015898663668981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67]+0.01" office:value-type="float" office:value="2.65999999999999" calcext:value-type="float">
            <text:p>2.6600</text:p>
          </table:table-cell>
          <table:table-cell table:formula="of:=-2/PI()*COS(PI()*[.A268])+2/PI()" office:value-type="float" office:value="0.943313686711439" calcext:value-type="float">
            <text:p>0.9433</text:p>
          </table:table-cell>
          <table:table-cell office:value-type="float" office:value="0.952" calcext:value-type="float">
            <text:p>0.9520</text:p>
          </table:table-cell>
          <table:table-cell table:formula="of:=([.B268]-[.C268])^2" office:value-type="float" office:value="0.0000754520385470345" calcext:value-type="float">
            <text:p>0.0001</text:p>
          </table:table-cell>
          <table:table-cell table:formula="of:=([.B268]-[.$H$3])^2" office:value-type="float" office:value="0.0948437678742448" calcext:value-type="float">
            <text:p>0.0948</text:p>
          </table:table-cell>
          <table:table-cell office:value-type="float" office:value="0.9442" calcext:value-type="float">
            <text:p>0.9442</text:p>
          </table:table-cell>
          <table:table-cell table:formula="of:=([.B268]-[.F268])^2" office:value-type="float" office:value="0.000000785551245480272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68]+0.01" office:value-type="float" office:value="2.66999999999999" calcext:value-type="float">
            <text:p>2.6700</text:p>
          </table:table-cell>
          <table:table-cell table:formula="of:=-2/PI()*COS(PI()*[.A269])+2/PI()" office:value-type="float" office:value="0.960685602588232" calcext:value-type="float">
            <text:p>0.9607</text:p>
          </table:table-cell>
          <table:table-cell office:value-type="float" office:value="0.9693" calcext:value-type="float">
            <text:p>0.9693</text:p>
          </table:table-cell>
          <table:table-cell table:formula="of:=([.B269]-[.C269])^2" office:value-type="float" office:value="0.0000742078427678782" calcext:value-type="float">
            <text:p>0.0001</text:p>
          </table:table-cell>
          <table:table-cell table:formula="of:=([.B269]-[.$H$3])^2" office:value-type="float" office:value="0.105845510315812" calcext:value-type="float">
            <text:p>0.1058</text:p>
          </table:table-cell>
          <table:table-cell office:value-type="float" office:value="0.9612" calcext:value-type="float">
            <text:p>0.9612</text:p>
          </table:table-cell>
          <table:table-cell table:formula="of:=([.B269]-[.F269])^2" office:value-type="float" office:value="0.000000264604697233797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69]+0.01" office:value-type="float" office:value="2.67999999999999" calcext:value-type="float">
            <text:p>2.6800</text:p>
          </table:table-cell>
          <table:table-cell table:formula="of:=-2/PI()*COS(PI()*[.A270])+2/PI()" office:value-type="float" office:value="0.977737704615539" calcext:value-type="float">
            <text:p>0.9777</text:p>
          </table:table-cell>
          <table:table-cell office:value-type="float" office:value="0.9861" calcext:value-type="float">
            <text:p>0.9861</text:p>
          </table:table-cell>
          <table:table-cell table:formula="of:=([.B270]-[.C270])^2" office:value-type="float" office:value="0.0000699279840969812" calcext:value-type="float">
            <text:p>0.0001</text:p>
          </table:table-cell>
          <table:table-cell table:formula="of:=([.B270]-[.$H$3])^2" office:value-type="float" office:value="0.117231714521578" calcext:value-type="float">
            <text:p>0.1172</text:p>
          </table:table-cell>
          <table:table-cell office:value-type="float" office:value="0.9779" calcext:value-type="float">
            <text:p>0.9779</text:p>
          </table:table-cell>
          <table:table-cell table:formula="of:=([.B270]-[.F270])^2" office:value-type="float" office:value="0.000000026339791817379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70]+0.01" office:value-type="float" office:value="2.68999999999999" calcext:value-type="float">
            <text:p>2.6900</text:p>
          </table:table-cell>
          <table:table-cell table:formula="of:=-2/PI()*COS(PI()*[.A271])+2/PI()" office:value-type="float" office:value="0.994453164427383" calcext:value-type="float">
            <text:p>0.9945</text:p>
          </table:table-cell>
          <table:table-cell office:value-type="float" office:value="1.003" calcext:value-type="float">
            <text:p>1.0030</text:p>
          </table:table-cell>
          <table:table-cell table:formula="of:=([.B271]-[.C271])^2" office:value-type="float" office:value="0.0000730483983053407" calcext:value-type="float">
            <text:p>0.0001</text:p>
          </table:table-cell>
          <table:table-cell table:formula="of:=([.B271]-[.$H$3])^2" office:value-type="float" office:value="0.128957572862362" calcext:value-type="float">
            <text:p>0.1290</text:p>
          </table:table-cell>
          <table:table-cell office:value-type="float" office:value="0.9944" calcext:value-type="float">
            <text:p>0.9944</text:p>
          </table:table-cell>
          <table:table-cell table:formula="of:=([.B271]-[.F271])^2" office:value-type="float" office:value="0.000000002826456338999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71]+0.01" office:value-type="float" office:value="2.69999999999999" calcext:value-type="float">
            <text:p>2.7000</text:p>
          </table:table-cell>
          <table:table-cell table:formula="of:=-2/PI()*COS(PI()*[.A272])+2/PI()" office:value-type="float" office:value="1.01081548588302" calcext:value-type="float">
            <text:p>1.0108</text:p>
          </table:table-cell>
          <table:table-cell office:value-type="float" office:value="1.019" calcext:value-type="float">
            <text:p>1.0190</text:p>
          </table:table-cell>
          <table:table-cell table:formula="of:=([.B272]-[.C272])^2" office:value-type="float" office:value="0.000066986271331126" calcext:value-type="float">
            <text:p>0.0001</text:p>
          </table:table-cell>
          <table:table-cell table:formula="of:=([.B272]-[.$H$3])^2" office:value-type="float" office:value="0.140976934712105" calcext:value-type="float">
            <text:p>0.1410</text:p>
          </table:table-cell>
          <table:table-cell office:value-type="float" office:value="1.011" calcext:value-type="float">
            <text:p>1.0110</text:p>
          </table:table-cell>
          <table:table-cell table:formula="of:=([.B272]-[.F272])^2" office:value-type="float" office:value="0.0000000340454593667344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72]+0.01" office:value-type="float" office:value="2.70999999999999" calcext:value-type="float">
            <text:p>2.7100</text:p>
          </table:table-cell>
          <table:table-cell table:formula="of:=-2/PI()*COS(PI()*[.A273])+2/PI()" office:value-type="float" office:value="1.0268085213466" calcext:value-type="float">
            <text:p>1.0268</text:p>
          </table:table-cell>
          <table:table-cell office:value-type="float" office:value="1.035" calcext:value-type="float">
            <text:p>1.0350</text:p>
          </table:table-cell>
          <table:table-cell table:formula="of:=([.B273]-[.C273])^2" office:value-type="float" office:value="0.0000671003225290656" calcext:value-type="float">
            <text:p>0.0001</text:p>
          </table:table-cell>
          <table:table-cell table:formula="of:=([.B273]-[.$H$3])^2" office:value-type="float" office:value="0.15324248845898" calcext:value-type="float">
            <text:p>0.1532</text:p>
          </table:table-cell>
          <table:table-cell office:value-type="float" office:value="1.026" calcext:value-type="float">
            <text:p>1.0260</text:p>
          </table:table-cell>
          <table:table-cell table:formula="of:=([.B273]-[.F273])^2" office:value-type="float" office:value="0.00000065370676791188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73]+0.01" office:value-type="float" office:value="2.71999999999999" calcext:value-type="float">
            <text:p>2.7200</text:p>
          </table:table-cell>
          <table:table-cell table:formula="of:=-2/PI()*COS(PI()*[.A274])+2/PI()" office:value-type="float" office:value="1.04241648762301" calcext:value-type="float">
            <text:p>1.0424</text:p>
          </table:table-cell>
          <table:table-cell office:value-type="float" office:value="1.05" calcext:value-type="float">
            <text:p>1.0500</text:p>
          </table:table-cell>
          <table:table-cell table:formula="of:=([.B274]-[.C274])^2" office:value-type="float" office:value="0.0000575096599720255" calcext:value-type="float">
            <text:p>0.0001</text:p>
          </table:table-cell>
          <table:table-cell table:formula="of:=([.B274]-[.$H$3])^2" office:value-type="float" office:value="0.16570594810101" calcext:value-type="float">
            <text:p>0.1657</text:p>
          </table:table-cell>
          <table:table-cell office:value-type="float" office:value="1.042" calcext:value-type="float">
            <text:p>1.0420</text:p>
          </table:table-cell>
          <table:table-cell table:formula="of:=([.B274]-[.F274])^2" office:value-type="float" office:value="0.000000173461940116958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74]+0.01" office:value-type="float" office:value="2.72999999999999" calcext:value-type="float">
            <text:p>2.7300</text:p>
          </table:table-cell>
          <table:table-cell table:formula="of:=-2/PI()*COS(PI()*[.A275])+2/PI()" office:value-type="float" office:value="1.05762398153388" calcext:value-type="float">
            <text:p>1.0576</text:p>
          </table:table-cell>
          <table:table-cell office:value-type="float" office:value="1.065" calcext:value-type="float">
            <text:p>1.0650</text:p>
          </table:table-cell>
          <table:table-cell table:formula="of:=([.B275]-[.C275])^2" office:value-type="float" office:value="0.0000544056484124878" calcext:value-type="float">
            <text:p>0.0001</text:p>
          </table:table-cell>
          <table:table-cell table:formula="of:=([.B275]-[.$H$3])^2" office:value-type="float" office:value="0.178318243689909" calcext:value-type="float">
            <text:p>0.1783</text:p>
          </table:table-cell>
          <table:table-cell office:value-type="float" office:value="1.056" calcext:value-type="float">
            <text:p>1.0560</text:p>
          </table:table-cell>
          <table:table-cell table:formula="of:=([.B275]-[.F275])^2" office:value-type="float" office:value="0.00000263731602239511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75]+0.01" office:value-type="float" office:value="2.73999999999999" calcext:value-type="float">
            <text:p>2.7400</text:p>
          </table:table-cell>
          <table:table-cell table:formula="of:=-2/PI()*COS(PI()*[.A276])+2/PI()" office:value-type="float" office:value="1.07241599511877" calcext:value-type="float">
            <text:p>1.0724</text:p>
          </table:table-cell>
          <table:table-cell office:value-type="float" office:value="1.08" calcext:value-type="float">
            <text:p>1.0800</text:p>
          </table:table-cell>
          <table:table-cell table:formula="of:=([.B276]-[.C276])^2" office:value-type="float" office:value="0.0000575171300385425" calcext:value-type="float">
            <text:p>0.0001</text:p>
          </table:table-cell>
          <table:table-cell table:formula="of:=([.B276]-[.$H$3])^2" office:value-type="float" office:value="0.191029714871653" calcext:value-type="float">
            <text:p>0.1910</text:p>
          </table:table-cell>
          <table:table-cell office:value-type="float" office:value="1.071" calcext:value-type="float">
            <text:p>1.0710</text:p>
          </table:table-cell>
          <table:table-cell table:formula="of:=([.B276]-[.F276])^2" office:value-type="float" office:value="0.00000200504217637669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76]+0.01" office:value-type="float" office:value="2.74999999999999" calcext:value-type="float">
            <text:p>2.7500</text:p>
          </table:table-cell>
          <table:table-cell table:formula="of:=-2/PI()*COS(PI()*[.A277])+2/PI()" office:value-type="float" office:value="1.08677793044611" calcext:value-type="float">
            <text:p>1.0868</text:p>
          </table:table-cell>
          <table:table-cell office:value-type="float" office:value="1.094" calcext:value-type="float">
            <text:p>1.0940</text:p>
          </table:table-cell>
          <table:table-cell table:formula="of:=([.B277]-[.C277])^2" office:value-type="float" office:value="0.0000521582886411678" calcext:value-type="float">
            <text:p>0.0001</text:p>
          </table:table-cell>
          <table:table-cell table:formula="of:=([.B277]-[.$H$3])^2" office:value-type="float" office:value="0.203790306760104" calcext:value-type="float">
            <text:p>0.2038</text:p>
          </table:table-cell>
          <table:table-cell office:value-type="float" office:value="1.085" calcext:value-type="float">
            <text:p>1.0850</text:p>
          </table:table-cell>
          <table:table-cell table:formula="of:=([.B277]-[.F277])^2" office:value-type="float" office:value="0.00000316103667121939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77]+0.01" office:value-type="float" office:value="2.75999999999999" calcext:value-type="float">
            <text:p>2.7600</text:p>
          </table:table-cell>
          <table:table-cell table:formula="of:=-2/PI()*COS(PI()*[.A278])+2/PI()" office:value-type="float" office:value="1.10069561401969" calcext:value-type="float">
            <text:p>1.1007</text:p>
          </table:table-cell>
          <table:table-cell office:value-type="float" office:value="1.107" calcext:value-type="float">
            <text:p>1.1070</text:p>
          </table:table-cell>
          <table:table-cell table:formula="of:=([.B278]-[.C278])^2" office:value-type="float" office:value="0.0000397452825887548" calcext:value-type="float">
            <text:p>0.0000</text:p>
          </table:table-cell>
          <table:table-cell table:formula="of:=([.B278]-[.$H$3])^2" office:value-type="float" office:value="0.216549767370752" calcext:value-type="float">
            <text:p>0.2165</text:p>
          </table:table-cell>
          <table:table-cell office:value-type="float" office:value="1.098" calcext:value-type="float">
            <text:p>1.0980</text:p>
          </table:table-cell>
          <table:table-cell table:formula="of:=([.B278]-[.F278])^2" office:value-type="float" office:value="0.00000726633494313783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78]+0.01" office:value-type="float" office:value="2.76999999999998" calcext:value-type="float">
            <text:p>2.7700</text:p>
          </table:table-cell>
          <table:table-cell table:formula="of:=-2/PI()*COS(PI()*[.A279])+2/PI()" office:value-type="float" office:value="1.11415531076611" calcext:value-type="float">
            <text:p>1.1142</text:p>
          </table:table-cell>
          <table:table-cell office:value-type="float" office:value="1.121" calcext:value-type="float">
            <text:p>1.1210</text:p>
          </table:table-cell>
          <table:table-cell table:formula="of:=([.B279]-[.C279])^2" office:value-type="float" office:value="0.0000468497707085666" calcext:value-type="float">
            <text:p>0.0000</text:p>
          </table:table-cell>
          <table:table-cell table:formula="of:=([.B279]-[.$H$3])^2" office:value-type="float" office:value="0.229257845835526" calcext:value-type="float">
            <text:p>0.2293</text:p>
          </table:table-cell>
          <table:table-cell office:value-type="float" office:value="1.111" calcext:value-type="float">
            <text:p>1.1110</text:p>
          </table:table-cell>
          <table:table-cell table:formula="of:=([.B279]-[.F279])^2" office:value-type="float" office:value="0.00000995598603071271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79]+0.01" office:value-type="float" office:value="2.77999999999998" calcext:value-type="float">
            <text:p>2.7800</text:p>
          </table:table-cell>
          <table:table-cell table:formula="of:=-2/PI()*COS(PI()*[.A280])+2/PI()" office:value-type="float" office:value="1.12714373758969" calcext:value-type="float">
            <text:p>1.1271</text:p>
          </table:table-cell>
          <table:table-cell office:value-type="float" office:value="1.133" calcext:value-type="float">
            <text:p>1.1330</text:p>
          </table:table-cell>
          <table:table-cell table:formula="of:=([.B280]-[.C280])^2" office:value-type="float" office:value="0.0000342958094183892" calcext:value-type="float">
            <text:p>0.0000</text:p>
          </table:table-cell>
          <table:table-cell table:formula="of:=([.B280]-[.$H$3])^2" office:value-type="float" office:value="0.24186449061649" calcext:value-type="float">
            <text:p>0.2419</text:p>
          </table:table-cell>
          <table:table-cell office:value-type="float" office:value="1.124" calcext:value-type="float">
            <text:p>1.1240</text:p>
          </table:table-cell>
          <table:table-cell table:formula="of:=([.B280]-[.F280])^2" office:value-type="float" office:value="0.00000988308603284036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80]+0.01" office:value-type="float" office:value="2.78999999999998" calcext:value-type="float">
            <text:p>2.7900</text:p>
          </table:table-cell>
          <table:table-cell table:formula="of:=-2/PI()*COS(PI()*[.A281])+2/PI()" office:value-type="float" office:value="1.13964807648128" calcext:value-type="float">
            <text:p>1.1396</text:p>
          </table:table-cell>
          <table:table-cell office:value-type="float" office:value="1.146" calcext:value-type="float">
            <text:p>1.1460</text:p>
          </table:table-cell>
          <table:table-cell table:formula="of:=([.B281]-[.C281])^2" office:value-type="float" office:value="0.0000403469323877013" calcext:value-type="float">
            <text:p>0.0000</text:p>
          </table:table-cell>
          <table:table-cell table:formula="of:=([.B281]-[.$H$3])^2" office:value-type="float" office:value="0.254320046936284" calcext:value-type="float">
            <text:p>0.2543</text:p>
          </table:table-cell>
          <table:table-cell office:value-type="float" office:value="1.136" calcext:value-type="float">
            <text:p>1.1360</text:p>
          </table:table-cell>
          <table:table-cell table:formula="of:=([.B281]-[.F281])^2" office:value-type="float" office:value="0.0000133084620132477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81]+0.01" office:value-type="float" office:value="2.79999999999998" calcext:value-type="float">
            <text:p>2.8000</text:p>
          </table:table-cell>
          <table:table-cell table:formula="of:=-2/PI()*COS(PI()*[.A282])+2/PI()" office:value-type="float" office:value="1.15165598716805" calcext:value-type="float">
            <text:p>1.1517</text:p>
          </table:table-cell>
          <table:table-cell office:value-type="float" office:value="1.157" calcext:value-type="float">
            <text:p>1.1570</text:p>
          </table:table-cell>
          <table:table-cell table:formula="of:=([.B282]-[.C282])^2" office:value-type="float" office:value="0.0000285584731480838" calcext:value-type="float">
            <text:p>0.0000</text:p>
          </table:table-cell>
          <table:table-cell table:formula="of:=([.B282]-[.$H$3])^2" office:value-type="float" office:value="0.266575452646246" calcext:value-type="float">
            <text:p>0.2666</text:p>
          </table:table-cell>
          <table:table-cell office:value-type="float" office:value="1.148" calcext:value-type="float">
            <text:p>1.1480</text:p>
          </table:table-cell>
          <table:table-cell table:formula="of:=([.B282]-[.F282])^2" office:value-type="float" office:value="0.0000133662421729214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82]+0.01" office:value-type="float" office:value="2.80999999999998" calcext:value-type="float">
            <text:p>2.8100</text:p>
          </table:table-cell>
          <table:table-cell table:formula="of:=-2/PI()*COS(PI()*[.A283])+2/PI()" office:value-type="float" office:value="1.16315561929188" calcext:value-type="float">
            <text:p>1.1632</text:p>
          </table:table-cell>
          <table:table-cell office:value-type="float" office:value="1.169" calcext:value-type="float">
            <text:p>1.1690</text:p>
          </table:table-cell>
          <table:table-cell table:formula="of:=([.B283]-[.C283])^2" office:value-type="float" office:value="0.0000341567858614075" calcext:value-type="float">
            <text:p>0.0000</text:p>
          </table:table-cell>
          <table:table-cell table:formula="of:=([.B283]-[.$H$3])^2" office:value-type="float" office:value="0.278582431759288" calcext:value-type="float">
            <text:p>0.2786</text:p>
          </table:table-cell>
          <table:table-cell office:value-type="float" office:value="1.159" calcext:value-type="float">
            <text:p>1.1590</text:p>
          </table:table-cell>
          <table:table-cell table:formula="of:=([.B283]-[.F283])^2" office:value-type="float" office:value="0.0000172691716990722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83]+0.01" office:value-type="float" office:value="2.81999999999998" calcext:value-type="float">
            <text:p>2.8200</text:p>
          </table:table-cell>
          <table:table-cell table:formula="of:=-2/PI()*COS(PI()*[.A284])+2/PI()" office:value-type="float" office:value="1.17413562410425" calcext:value-type="float">
            <text:p>1.1741</text:p>
          </table:table-cell>
          <table:table-cell office:value-type="float" office:value="1.179" calcext:value-type="float">
            <text:p>1.1790</text:p>
          </table:table-cell>
          <table:table-cell table:formula="of:=([.B284]-[.C284])^2" office:value-type="float" office:value="0.0000236621528551607" calcext:value-type="float">
            <text:p>0.0000</text:p>
          </table:table-cell>
          <table:table-cell table:formula="of:=([.B284]-[.$H$3])^2" office:value-type="float" office:value="0.290293684883848" calcext:value-type="float">
            <text:p>0.2903</text:p>
          </table:table-cell>
          <table:table-cell office:value-type="float" office:value="1.17" calcext:value-type="float">
            <text:p>1.1700</text:p>
          </table:table-cell>
          <table:table-cell table:formula="of:=([.B284]-[.F284])^2" office:value-type="float" office:value="0.0000171033867316486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84]+0.01" office:value-type="float" office:value="2.82999999999998" calcext:value-type="float">
            <text:p>2.8300</text:p>
          </table:table-cell>
          <table:table-cell table:formula="of:=-2/PI()*COS(PI()*[.A285])+2/PI()" office:value-type="float" office:value="1.18458516566603" calcext:value-type="float">
            <text:p>1.1846</text:p>
          </table:table-cell>
          <table:table-cell office:value-type="float" office:value="1.19" calcext:value-type="float">
            <text:p>1.1900</text:p>
          </table:table-cell>
          <table:table-cell table:formula="of:=([.B285]-[.C285])^2" office:value-type="float" office:value="0.0000293204308643878" calcext:value-type="float">
            <text:p>0.0000</text:p>
          </table:table-cell>
          <table:table-cell table:formula="of:=([.B285]-[.$H$3])^2" office:value-type="float" office:value="0.301663075807453" calcext:value-type="float">
            <text:p>0.3017</text:p>
          </table:table-cell>
          <table:table-cell office:value-type="float" office:value="1.18" calcext:value-type="float">
            <text:p>1.1800</text:p>
          </table:table-cell>
          <table:table-cell table:formula="of:=([.B285]-[.F285])^2" office:value-type="float" office:value="0.0000210237441849002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85]+0.01" office:value-type="float" office:value="2.83999999999998" calcext:value-type="float">
            <text:p>2.8400</text:p>
          </table:table-cell>
          <table:table-cell table:formula="of:=-2/PI()*COS(PI()*[.A286])+2/PI()" office:value-type="float" office:value="1.19449393154128" calcext:value-type="float">
            <text:p>1.1945</text:p>
          </table:table-cell>
          <table:table-cell office:value-type="float" office:value="1.199" calcext:value-type="float">
            <text:p>1.1990</text:p>
          </table:table-cell>
          <table:table-cell table:formula="of:=([.B286]-[.C286])^2" office:value-type="float" office:value="0.0000203046529546666" calcext:value-type="float">
            <text:p>0.0000</text:p>
          </table:table-cell>
          <table:table-cell table:formula="of:=([.B286]-[.$H$3])^2" office:value-type="float" office:value="0.3126458134936" calcext:value-type="float">
            <text:p>0.3126</text:p>
          </table:table-cell>
          <table:table-cell office:value-type="float" office:value="1.19" calcext:value-type="float">
            <text:p>1.1900</text:p>
          </table:table-cell>
          <table:table-cell table:formula="of:=([.B286]-[.F286])^2" office:value-type="float" office:value="0.000020195420697717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86]+0.01" office:value-type="float" office:value="2.84999999999998" calcext:value-type="float">
            <text:p>2.8500</text:p>
          </table:table-cell>
          <table:table-cell table:formula="of:=-2/PI()*COS(PI()*[.A287])+2/PI()" office:value-type="float" office:value="1.2038521429744" calcext:value-type="float">
            <text:p>1.2039</text:p>
          </table:table-cell>
          <table:table-cell office:value-type="float" office:value="1.208" calcext:value-type="float">
            <text:p>1.2080</text:p>
          </table:table-cell>
          <table:table-cell table:formula="of:=([.B287]-[.C287])^2" office:value-type="float" office:value="0.0000172047179048612" calcext:value-type="float">
            <text:p>0.0000</text:p>
          </table:table-cell>
          <table:table-cell table:formula="of:=([.B287]-[.$H$3])^2" office:value-type="float" office:value="0.323198628773793" calcext:value-type="float">
            <text:p>0.3232</text:p>
          </table:table-cell>
          <table:table-cell office:value-type="float" office:value="1.199" calcext:value-type="float">
            <text:p>1.1990</text:p>
          </table:table-cell>
          <table:table-cell table:formula="of:=([.B287]-[.F287])^2" office:value-type="float" office:value="0.0000235432914439693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87]+0.01" office:value-type="float" office:value="2.85999999999998" calcext:value-type="float">
            <text:p>2.8600</text:p>
          </table:table-cell>
          <table:table-cell table:formula="of:=-2/PI()*COS(PI()*[.A288])+2/PI()" office:value-type="float" office:value="1.21265056454051" calcext:value-type="float">
            <text:p>1.2127</text:p>
          </table:table-cell>
          <table:table-cell office:value-type="float" office:value="1.217" calcext:value-type="float">
            <text:p>1.2170</text:p>
          </table:table-cell>
          <table:table-cell table:formula="of:=([.B288]-[.C288])^2" office:value-type="float" office:value="0.0000189175888162358" calcext:value-type="float">
            <text:p>0.0000</text:p>
          </table:table-cell>
          <table:table-cell table:formula="of:=([.B288]-[.$H$3])^2" office:value-type="float" office:value="0.333279945037483" calcext:value-type="float">
            <text:p>0.3333</text:p>
          </table:table-cell>
          <table:table-cell office:value-type="float" office:value="1.207" calcext:value-type="float">
            <text:p>1.2070</text:p>
          </table:table-cell>
          <table:table-cell table:formula="of:=([.B288]-[.F288])^2" office:value-type="float" office:value="0.0000319288796265122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88]+0.01" office:value-type="float" office:value="2.86999999999998" calcext:value-type="float">
            <text:p>2.8700</text:p>
          </table:table-cell>
          <table:table-cell table:formula="of:=-2/PI()*COS(PI()*[.A289])+2/PI()" office:value-type="float" office:value="1.2208805132598" calcext:value-type="float">
            <text:p>1.2209</text:p>
          </table:table-cell>
          <table:table-cell office:value-type="float" office:value="1.225" calcext:value-type="float">
            <text:p>1.2250</text:p>
          </table:table-cell>
          <table:table-cell table:formula="of:=([.B289]-[.C289])^2" office:value-type="float" office:value="0.0000169701710026975" calcext:value-type="float">
            <text:p>0.0000</text:p>
          </table:table-cell>
          <table:table-cell table:formula="of:=([.B289]-[.$H$3])^2" office:value-type="float" office:value="0.34285004224635" calcext:value-type="float">
            <text:p>0.3429</text:p>
          </table:table-cell>
          <table:table-cell office:value-type="float" office:value="1.215" calcext:value-type="float">
            <text:p>1.2150</text:p>
          </table:table-cell>
          <table:table-cell table:formula="of:=([.B289]-[.F289])^2" office:value-type="float" office:value="0.0000345804361986639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89]+0.01" office:value-type="float" office:value="2.87999999999998" calcext:value-type="float">
            <text:p>2.8800</text:p>
          </table:table-cell>
          <table:table-cell table:formula="of:=-2/PI()*COS(PI()*[.A290])+2/PI()" office:value-type="float" office:value="1.22853386716648" calcext:value-type="float">
            <text:p>1.2285</text:p>
          </table:table-cell>
          <table:table-cell office:value-type="float" office:value="1.232" calcext:value-type="float">
            <text:p>1.2320</text:p>
          </table:table-cell>
          <table:table-cell table:formula="of:=([.B290]-[.C290])^2" office:value-type="float" office:value="0.0000120140768196265" calcext:value-type="float">
            <text:p>0.0000</text:p>
          </table:table-cell>
          <table:table-cell table:formula="of:=([.B290]-[.$H$3])^2" office:value-type="float" office:value="0.351871213625712" calcext:value-type="float">
            <text:p>0.3519</text:p>
          </table:table-cell>
          <table:table-cell office:value-type="float" office:value="1.222" calcext:value-type="float">
            <text:p>1.2220</text:p>
          </table:table-cell>
          <table:table-cell table:formula="of:=([.B290]-[.F290])^2" office:value-type="float" office:value="0.0000426914201491658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90]+0.01" office:value-type="float" office:value="2.88999999999998" calcext:value-type="float">
            <text:p>2.8900</text:p>
          </table:table-cell>
          <table:table-cell table:formula="of:=-2/PI()*COS(PI()*[.A291])+2/PI()" office:value-type="float" office:value="1.23560307332424" calcext:value-type="float">
            <text:p>1.2356</text:p>
          </table:table-cell>
          <table:table-cell office:value-type="float" office:value="1.239" calcext:value-type="float">
            <text:p>1.2390</text:p>
          </table:table-cell>
          <table:table-cell table:formula="of:=([.B291]-[.C291])^2" office:value-type="float" office:value="0.0000115391108404678" calcext:value-type="float">
            <text:p>0.0000</text:p>
          </table:table-cell>
          <table:table-cell table:formula="of:=([.B291]-[.$H$3])^2" office:value-type="float" office:value="0.360307914414715" calcext:value-type="float">
            <text:p>0.3603</text:p>
          </table:table-cell>
          <table:table-cell office:value-type="float" office:value="1.229" calcext:value-type="float">
            <text:p>1.2290</text:p>
          </table:table-cell>
          <table:table-cell table:formula="of:=([.B291]-[.F291])^2" office:value-type="float" office:value="0.0000436005773253329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91]+0.01" office:value-type="float" office:value="2.89999999999998" calcext:value-type="float">
            <text:p>2.9000</text:p>
          </table:table-cell>
          <table:table-cell table:formula="of:=-2/PI()*COS(PI()*[.A292])+2/PI()" office:value-type="float" office:value="1.2420811552801" calcext:value-type="float">
            <text:p>1.2421</text:p>
          </table:table-cell>
          <table:table-cell office:value-type="float" office:value="1.245" calcext:value-type="float">
            <text:p>1.2450</text:p>
          </table:table-cell>
          <table:table-cell table:formula="of:=([.B292]-[.C292])^2" office:value-type="float" office:value="0.00000851965449891406" calcext:value-type="float">
            <text:p>0.0000</text:p>
          </table:table-cell>
          <table:table-cell table:formula="of:=([.B292]-[.$H$3])^2" office:value-type="float" office:value="0.36812690208835" calcext:value-type="float">
            <text:p>0.3681</text:p>
          </table:table-cell>
          <table:table-cell office:value-type="float" office:value="1.235" calcext:value-type="float">
            <text:p>1.2350</text:p>
          </table:table-cell>
          <table:table-cell table:formula="of:=([.B292]-[.F292])^2" office:value-type="float" office:value="0.0000501427601008253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292]+0.01" office:value-type="float" office:value="2.90999999999998" calcext:value-type="float">
            <text:p>2.9100</text:p>
          </table:table-cell>
          <table:table-cell table:formula="of:=-2/PI()*COS(PI()*[.A293])+2/PI()" office:value-type="float" office:value="1.24796171994925" calcext:value-type="float">
            <text:p>1.2480</text:p>
          </table:table-cell>
          <table:table-cell office:value-type="float" office:value="1.251" calcext:value-type="float">
            <text:p>1.2510</text:p>
          </table:table-cell>
          <table:table-cell table:formula="of:=([.B293]-[.C293])^2" office:value-type="float" office:value="0.0000092311456667707" calcext:value-type="float">
            <text:p>0.0000</text:p>
          </table:table-cell>
          <table:table-cell table:formula="of:=([.B293]-[.$H$3])^2" office:value-type="float" office:value="0.375297367497931" calcext:value-type="float">
            <text:p>0.3753</text:p>
          </table:table-cell>
          <table:table-cell office:value-type="float" office:value="1.241" calcext:value-type="float">
            <text:p>1.2410</text:p>
          </table:table-cell>
          <table:table-cell table:formula="of:=([.B293]-[.F293])^2" office:value-type="float" office:value="0.0000484655446518162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293]+0.01" office:value-type="float" office:value="2.91999999999998" calcext:value-type="float">
            <text:p>2.9200</text:p>
          </table:table-cell>
          <table:table-cell table:formula="of:=-2/PI()*COS(PI()*[.A294])+2/PI()" office:value-type="float" office:value="1.25323896392435" calcext:value-type="float">
            <text:p>1.2532</text:p>
          </table:table-cell>
          <table:table-cell office:value-type="float" office:value="1.256" calcext:value-type="float">
            <text:p>1.2560</text:p>
          </table:table-cell>
          <table:table-cell table:formula="of:=([.B294]-[.C294])^2" office:value-type="float" office:value="0.00000762332021102011" calcext:value-type="float">
            <text:p>0.0000</text:p>
          </table:table-cell>
          <table:table-cell table:formula="of:=([.B294]-[.$H$3])^2" office:value-type="float" office:value="0.381791056412541" calcext:value-type="float">
            <text:p>0.3818</text:p>
          </table:table-cell>
          <table:table-cell office:value-type="float" office:value="1.245" calcext:value-type="float">
            <text:p>1.2450</text:p>
          </table:table-cell>
          <table:table-cell table:formula="of:=([.B294]-[.F294])^2" office:value-type="float" office:value="0.0000678805265468007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294]+0.01" office:value-type="float" office:value="2.92999999999998" calcext:value-type="float">
            <text:p>2.9300</text:p>
          </table:table-cell>
          <table:table-cell table:formula="of:=-2/PI()*COS(PI()*[.A295])+2/PI()" office:value-type="float" office:value="1.25790767920273" calcext:value-type="float">
            <text:p>1.2579</text:p>
          </table:table-cell>
          <table:table-cell office:value-type="float" office:value="1.26" calcext:value-type="float">
            <text:p>1.2600</text:p>
          </table:table-cell>
          <table:table-cell table:formula="of:=([.B295]-[.C295])^2" office:value-type="float" office:value="0.00000437780631870556" calcext:value-type="float">
            <text:p>0.0000</text:p>
          </table:table-cell>
          <table:table-cell table:formula="of:=([.B295]-[.$H$3])^2" office:value-type="float" office:value="0.38758238098184" calcext:value-type="float">
            <text:p>0.3876</text:p>
          </table:table-cell>
          <table:table-cell office:value-type="float" office:value="1.25" calcext:value-type="float">
            <text:p>1.2500</text:p>
          </table:table-cell>
          <table:table-cell table:formula="of:=([.B295]-[.F295])^2" office:value-type="float" office:value="0.0000625313903732245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295]+0.01" office:value-type="float" office:value="2.93999999999998" calcext:value-type="float">
            <text:p>2.9400</text:p>
          </table:table-cell>
          <table:table-cell table:formula="of:=-2/PI()*COS(PI()*[.A296])+2/PI()" office:value-type="float" office:value="1.26196325832605" calcext:value-type="float">
            <text:p>1.2620</text:p>
          </table:table-cell>
          <table:table-cell office:value-type="float" office:value="1.264" calcext:value-type="float">
            <text:p>1.2640</text:p>
          </table:table-cell>
          <table:table-cell table:formula="of:=([.B296]-[.C296])^2" office:value-type="float" office:value="0.0000041483166464072" calcext:value-type="float">
            <text:p>0.0000</text:p>
          </table:table-cell>
          <table:table-cell table:formula="of:=([.B296]-[.$H$3])^2" office:value-type="float" office:value="0.392648520680366" calcext:value-type="float">
            <text:p>0.3926</text:p>
          </table:table-cell>
          <table:table-cell office:value-type="float" office:value="1.254" calcext:value-type="float">
            <text:p>1.2540</text:p>
          </table:table-cell>
          <table:table-cell table:formula="of:=([.B296]-[.F296])^2" office:value-type="float" office:value="0.0000634134831673948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296]+0.01" office:value-type="float" office:value="2.94999999999998" calcext:value-type="float">
            <text:p>2.9500</text:p>
          </table:table-cell>
          <table:table-cell table:formula="of:=-2/PI()*COS(PI()*[.A297])+2/PI()" office:value-type="float" office:value="1.26540169892737" calcext:value-type="float">
            <text:p>1.2654</text:p>
          </table:table-cell>
          <table:table-cell office:value-type="float" office:value="1.267" calcext:value-type="float">
            <text:p>1.2670</text:p>
          </table:table-cell>
          <table:table-cell table:formula="of:=([.B297]-[.C297])^2" office:value-type="float" office:value="0.00000255456631878204" calcext:value-type="float">
            <text:p>0.0000</text:p>
          </table:table-cell>
          <table:table-cell table:formula="of:=([.B297]-[.$H$3])^2" office:value-type="float" office:value="0.396969512335004" calcext:value-type="float">
            <text:p>0.3970</text:p>
          </table:table-cell>
          <table:table-cell office:value-type="float" office:value="1.257" calcext:value-type="float">
            <text:p>1.2570</text:p>
          </table:table-cell>
          <table:table-cell table:formula="of:=([.B297]-[.F297])^2" office:value-type="float" office:value="0.0000705885448661044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297]+0.01" office:value-type="float" office:value="2.95999999999998" calcext:value-type="float">
            <text:p>2.9600</text:p>
          </table:table-cell>
          <table:table-cell table:formula="of:=-2/PI()*COS(PI()*[.A298])+2/PI()" office:value-type="float" office:value="1.26821960768093" calcext:value-type="float">
            <text:p>1.2682</text:p>
          </table:table-cell>
          <table:table-cell office:value-type="float" office:value="1.269" calcext:value-type="float">
            <text:p>1.2690</text:p>
          </table:table-cell>
          <table:table-cell table:formula="of:=([.B298]-[.C298])^2" office:value-type="float" office:value="0.000000609012171662951" calcext:value-type="float">
            <text:p>0.0000</text:p>
          </table:table-cell>
          <table:table-cell table:formula="of:=([.B298]-[.$H$3])^2" office:value-type="float" office:value="0.400528328880336" calcext:value-type="float">
            <text:p>0.4005</text:p>
          </table:table-cell>
          <table:table-cell office:value-type="float" office:value="1.259" calcext:value-type="float">
            <text:p>1.2590</text:p>
          </table:table-cell>
          <table:table-cell table:formula="of:=([.B298]-[.F298])^2" office:value-type="float" office:value="0.0000850011657902737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298]+0.01" office:value-type="float" office:value="2.96999999999998" calcext:value-type="float">
            <text:p>2.9700</text:p>
          </table:table-cell>
          <table:table-cell table:formula="of:=-2/PI()*COS(PI()*[.A299])+2/PI()" office:value-type="float" office:value="1.27041420365101" calcext:value-type="float">
            <text:p>1.2704</text:p>
          </table:table-cell>
          <table:table-cell office:value-type="float" office:value="1.271" calcext:value-type="float">
            <text:p>1.2710</text:p>
          </table:table-cell>
          <table:table-cell table:formula="of:=([.B299]-[.C299])^2" office:value-type="float" office:value="0.000000343157362486798" calcext:value-type="float">
            <text:p>0.0000</text:p>
          </table:table-cell>
          <table:table-cell table:formula="of:=([.B299]-[.$H$3])^2" office:value-type="float" office:value="0.403310946531122" calcext:value-type="float">
            <text:p>0.4033</text:p>
          </table:table-cell>
          <table:table-cell office:value-type="float" office:value="1.261" calcext:value-type="float">
            <text:p>1.2610</text:p>
          </table:table-cell>
          <table:table-cell table:formula="of:=([.B299]-[.F299])^2" office:value-type="float" office:value="0.0000886272303827377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299]+0.01" office:value-type="float" office:value="2.97999999999998" calcext:value-type="float">
            <text:p>2.9800</text:p>
          </table:table-cell>
          <table:table-cell table:formula="of:=-2/PI()*COS(PI()*[.A300])+2/PI()" office:value-type="float" office:value="1.27198332103635" calcext:value-type="float">
            <text:p>1.2720</text:p>
          </table:table-cell>
          <table:table-cell office:value-type="float" office:value="1.273" calcext:value-type="float">
            <text:p>1.2730</text:p>
          </table:table-cell>
          <table:table-cell table:formula="of:=([.B300]-[.C300])^2" office:value-type="float" office:value="0.00000103363611513451" calcext:value-type="float">
            <text:p>0.0000</text:p>
          </table:table-cell>
          <table:table-cell table:formula="of:=([.B300]-[.$H$3])^2" office:value-type="float" office:value="0.405306400106812" calcext:value-type="float">
            <text:p>0.4053</text:p>
          </table:table-cell>
          <table:table-cell office:value-type="float" office:value="1.262" calcext:value-type="float">
            <text:p>1.2620</text:p>
          </table:table-cell>
          <table:table-cell table:formula="of:=([.B300]-[.F300])^2" office:value-type="float" office:value="0.0000996666989147713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300]+0.01" office:value-type="float" office:value="2.98999999999998" calcext:value-type="float">
            <text:p>2.9900</text:p>
          </table:table-cell>
          <table:table-cell table:formula="of:=-2/PI()*COS(PI()*[.A301])+2/PI()" office:value-type="float" office:value="1.27292541130752" calcext:value-type="float">
            <text:p>1.2729</text:p>
          </table:table-cell>
          <table:table-cell office:value-type="float" office:value="1.273" calcext:value-type="float">
            <text:p>1.2730</text:p>
          </table:table-cell>
          <table:table-cell table:formula="of:=([.B301]-[.C301])^2" office:value-type="float" office:value="0.00000000556347304643976" calcext:value-type="float">
            <text:p>0.0000</text:p>
          </table:table-cell>
          <table:table-cell table:formula="of:=([.B301]-[.$H$3])^2" office:value-type="float" office:value="0.40650682628978" calcext:value-type="float">
            <text:p>0.4065</text:p>
          </table:table-cell>
          <table:table-cell office:value-type="float" office:value="1.263" calcext:value-type="float">
            <text:p>1.2630</text:p>
          </table:table-cell>
          <table:table-cell table:formula="of:=([.B301]-[.F301])^2" office:value-type="float" office:value="0.0000985137896233754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301]+0.01" office:value-type="float" office:value="2.99999999999998" calcext:value-type="float">
            <text:p>3.0000</text:p>
          </table:table-cell>
          <table:table-cell table:formula="of:=-2/PI()*COS(PI()*[.A302])+2/PI()" office:value-type="float" office:value="1.27323954473516" calcext:value-type="float">
            <text:p>1.2732</text:p>
          </table:table-cell>
          <table:table-cell office:value-type="float" office:value="1.273" calcext:value-type="float">
            <text:p>1.2730</text:p>
          </table:table-cell>
          <table:table-cell table:formula="of:=([.B302]-[.C302])^2" office:value-type="float" office:value="0.0000000573816801441362" calcext:value-type="float">
            <text:p>0.0000</text:p>
          </table:table-cell>
          <table:table-cell table:formula="of:=([.B302]-[.$H$3])^2" office:value-type="float" office:value="0.406907494646577" calcext:value-type="float">
            <text:p>0.4069</text:p>
          </table:table-cell>
          <table:table-cell office:value-type="float" office:value="1.263" calcext:value-type="float">
            <text:p>1.2630</text:p>
          </table:table-cell>
          <table:table-cell table:formula="of:=([.B302]-[.F302])^2" office:value-type="float" office:value="0.000104848276383402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302]+0.01" office:value-type="float" office:value="3.00999999999998" calcext:value-type="float">
            <text:p>3.0100</text:p>
          </table:table-cell>
          <table:table-cell table:formula="of:=-2/PI()*COS(PI()*[.A303])+2/PI()" office:value-type="float" office:value="1.27292541130752" calcext:value-type="float">
            <text:p>1.2729</text:p>
          </table:table-cell>
          <table:table-cell office:value-type="float" office:value="1.273" calcext:value-type="float">
            <text:p>1.2730</text:p>
          </table:table-cell>
          <table:table-cell table:formula="of:=([.B303]-[.C303])^2" office:value-type="float" office:value="0.00000000556347304604227" calcext:value-type="float">
            <text:p>0.0000</text:p>
          </table:table-cell>
          <table:table-cell table:formula="of:=([.B303]-[.$H$3])^2" office:value-type="float" office:value="0.406506826289783" calcext:value-type="float">
            <text:p>0.4065</text:p>
          </table:table-cell>
          <table:table-cell office:value-type="float" office:value="1.262" calcext:value-type="float">
            <text:p>1.2620</text:p>
          </table:table-cell>
          <table:table-cell table:formula="of:=([.B303]-[.F303])^2" office:value-type="float" office:value="0.000119364612238464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303]+0.01" office:value-type="float" office:value="3.01999999999998" calcext:value-type="float">
            <text:p>3.0200</text:p>
          </table:table-cell>
          <table:table-cell table:formula="of:=-2/PI()*COS(PI()*[.A304])+2/PI()" office:value-type="float" office:value="1.27198332103635" calcext:value-type="float">
            <text:p>1.2720</text:p>
          </table:table-cell>
          <table:table-cell office:value-type="float" office:value="1.271" calcext:value-type="float">
            <text:p>1.2710</text:p>
          </table:table-cell>
          <table:table-cell table:formula="of:=([.B304]-[.C304])^2" office:value-type="float" office:value="0.000000966920260533054" calcext:value-type="float">
            <text:p>0.0000</text:p>
          </table:table-cell>
          <table:table-cell table:formula="of:=([.B304]-[.$H$3])^2" office:value-type="float" office:value="0.405306400106818" calcext:value-type="float">
            <text:p>0.4053</text:p>
          </table:table-cell>
          <table:table-cell office:value-type="float" office:value="1.261" calcext:value-type="float">
            <text:p>1.2610</text:p>
          </table:table-cell>
          <table:table-cell table:formula="of:=([.B304]-[.F304])^2" office:value-type="float" office:value="0.000120633340987575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304]+0.01" office:value-type="float" office:value="3.02999999999998" calcext:value-type="float">
            <text:p>3.0300</text:p>
          </table:table-cell>
          <table:table-cell table:formula="of:=-2/PI()*COS(PI()*[.A305])+2/PI()" office:value-type="float" office:value="1.27041420365102" calcext:value-type="float">
            <text:p>1.2704</text:p>
          </table:table-cell>
          <table:table-cell office:value-type="float" office:value="1.269" calcext:value-type="float">
            <text:p>1.2690</text:p>
          </table:table-cell>
          <table:table-cell table:formula="of:=([.B305]-[.C305])^2" office:value-type="float" office:value="0.00000199997196655851" calcext:value-type="float">
            <text:p>0.0000</text:p>
          </table:table-cell>
          <table:table-cell table:formula="of:=([.B305]-[.$H$3])^2" office:value-type="float" office:value="0.403310946531132" calcext:value-type="float">
            <text:p>0.4033</text:p>
          </table:table-cell>
          <table:table-cell office:value-type="float" office:value="1.259" calcext:value-type="float">
            <text:p>1.2590</text:p>
          </table:table-cell>
          <table:table-cell table:formula="of:=([.B305]-[.F305])^2" office:value-type="float" office:value="0.000130284044986965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305]+0.01" office:value-type="float" office:value="3.03999999999998" calcext:value-type="float">
            <text:p>3.0400</text:p>
          </table:table-cell>
          <table:table-cell table:formula="of:=-2/PI()*COS(PI()*[.A306])+2/PI()" office:value-type="float" office:value="1.26821960768094" calcext:value-type="float">
            <text:p>1.2682</text:p>
          </table:table-cell>
          <table:table-cell office:value-type="float" office:value="1.267" calcext:value-type="float">
            <text:p>1.2670</text:p>
          </table:table-cell>
          <table:table-cell table:formula="of:=([.B306]-[.C306])^2" office:value-type="float" office:value="0.00000148744289540916" calcext:value-type="float">
            <text:p>0.0000</text:p>
          </table:table-cell>
          <table:table-cell table:formula="of:=([.B306]-[.$H$3])^2" office:value-type="float" office:value="0.400528328880349" calcext:value-type="float">
            <text:p>0.4005</text:p>
          </table:table-cell>
          <table:table-cell office:value-type="float" office:value="1.257" calcext:value-type="float">
            <text:p>1.2570</text:p>
          </table:table-cell>
          <table:table-cell table:formula="of:=([.B306]-[.F306])^2" office:value-type="float" office:value="0.000125879596514215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306]+0.01" office:value-type="float" office:value="3.04999999999998" calcext:value-type="float">
            <text:p>3.0500</text:p>
          </table:table-cell>
          <table:table-cell table:formula="of:=-2/PI()*COS(PI()*[.A307])+2/PI()" office:value-type="float" office:value="1.26540169892738" calcext:value-type="float">
            <text:p>1.2654</text:p>
          </table:table-cell>
          <table:table-cell office:value-type="float" office:value="1.264" calcext:value-type="float">
            <text:p>1.2640</text:p>
          </table:table-cell>
          <table:table-cell table:formula="of:=([.B307]-[.C307])^2" office:value-type="float" office:value="0.00000196475988301501" calcext:value-type="float">
            <text:p>0.0000</text:p>
          </table:table-cell>
          <table:table-cell table:formula="of:=([.B307]-[.$H$3])^2" office:value-type="float" office:value="0.39696951233502" calcext:value-type="float">
            <text:p>0.3970</text:p>
          </table:table-cell>
          <table:table-cell office:value-type="float" office:value="1.254" calcext:value-type="float">
            <text:p>1.2540</text:p>
          </table:table-cell>
          <table:table-cell table:formula="of:=([.B307]-[.F307])^2" office:value-type="float" office:value="0.000129998738430592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307]+0.01" office:value-type="float" office:value="3.05999999999998" calcext:value-type="float">
            <text:p>3.0600</text:p>
          </table:table-cell>
          <table:table-cell table:formula="of:=-2/PI()*COS(PI()*[.A308])+2/PI()" office:value-type="float" office:value="1.26196325832606" calcext:value-type="float">
            <text:p>1.2620</text:p>
          </table:table-cell>
          <table:table-cell office:value-type="float" office:value="1.26" calcext:value-type="float">
            <text:p>1.2600</text:p>
          </table:table-cell>
          <table:table-cell table:formula="of:=([.B308]-[.C308])^2" office:value-type="float" office:value="0.00000385438325486149" calcext:value-type="float">
            <text:p>0.0000</text:p>
          </table:table-cell>
          <table:table-cell table:formula="of:=([.B308]-[.$H$3])^2" office:value-type="float" office:value="0.392648520680385" calcext:value-type="float">
            <text:p>0.3926</text:p>
          </table:table-cell>
          <table:table-cell office:value-type="float" office:value="1.25" calcext:value-type="float">
            <text:p>1.2500</text:p>
          </table:table-cell>
          <table:table-cell table:formula="of:=([.B308]-[.F308])^2" office:value-type="float" office:value="0.000143119549776151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308]+0.01" office:value-type="float" office:value="3.06999999999998" calcext:value-type="float">
            <text:p>3.0700</text:p>
          </table:table-cell>
          <table:table-cell table:formula="of:=-2/PI()*COS(PI()*[.A309])+2/PI()" office:value-type="float" office:value="1.25790767920274" calcext:value-type="float">
            <text:p>1.2579</text:p>
          </table:table-cell>
          <table:table-cell office:value-type="float" office:value="1.256" calcext:value-type="float">
            <text:p>1.2560</text:p>
          </table:table-cell>
          <table:table-cell table:formula="of:=([.B309]-[.C309])^2" office:value-type="float" office:value="0.00000363923994057917" calcext:value-type="float">
            <text:p>0.0000</text:p>
          </table:table-cell>
          <table:table-cell table:formula="of:=([.B309]-[.$H$3])^2" office:value-type="float" office:value="0.387582380981861" calcext:value-type="float">
            <text:p>0.3876</text:p>
          </table:table-cell>
          <table:table-cell office:value-type="float" office:value="1.245" calcext:value-type="float">
            <text:p>1.2450</text:p>
          </table:table-cell>
          <table:table-cell table:formula="of:=([.B309]-[.F309])^2" office:value-type="float" office:value="0.000166608182400928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309]+0.01" office:value-type="float" office:value="3.07999999999998" calcext:value-type="float">
            <text:p>3.0800</text:p>
          </table:table-cell>
          <table:table-cell table:formula="of:=-2/PI()*COS(PI()*[.A310])+2/PI()" office:value-type="float" office:value="1.25323896392437" calcext:value-type="float">
            <text:p>1.2532</text:p>
          </table:table-cell>
          <table:table-cell office:value-type="float" office:value="1.251" calcext:value-type="float">
            <text:p>1.2510</text:p>
          </table:table-cell>
          <table:table-cell table:formula="of:=([.B310]-[.C310])^2" office:value-type="float" office:value="0.00000501295945464849" calcext:value-type="float">
            <text:p>0.0000</text:p>
          </table:table-cell>
          <table:table-cell table:formula="of:=([.B310]-[.$H$3])^2" office:value-type="float" office:value="0.381791056412566" calcext:value-type="float">
            <text:p>0.3818</text:p>
          </table:table-cell>
          <table:table-cell office:value-type="float" office:value="1.241" calcext:value-type="float">
            <text:p>1.2410</text:p>
          </table:table-cell>
          <table:table-cell table:formula="of:=([.B310]-[.F310])^2" office:value-type="float" office:value="0.000149792237942124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310]+0.01" office:value-type="float" office:value="3.08999999999998" calcext:value-type="float">
            <text:p>3.0900</text:p>
          </table:table-cell>
          <table:table-cell table:formula="of:=-2/PI()*COS(PI()*[.A311])+2/PI()" office:value-type="float" office:value="1.24796171994928" calcext:value-type="float">
            <text:p>1.2480</text:p>
          </table:table-cell>
          <table:table-cell office:value-type="float" office:value="1.245" calcext:value-type="float">
            <text:p>1.2450</text:p>
          </table:table-cell>
          <table:table-cell table:formula="of:=([.B311]-[.C311])^2" office:value-type="float" office:value="0.00000877178505793265" calcext:value-type="float">
            <text:p>0.0000</text:p>
          </table:table-cell>
          <table:table-cell table:formula="of:=([.B311]-[.$H$3])^2" office:value-type="float" office:value="0.375297367497959" calcext:value-type="float">
            <text:p>0.3753</text:p>
          </table:table-cell>
          <table:table-cell office:value-type="float" office:value="1.235" calcext:value-type="float">
            <text:p>1.2350</text:p>
          </table:table-cell>
          <table:table-cell table:formula="of:=([.B311]-[.F311])^2" office:value-type="float" office:value="0.00016800618404343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311]+0.01" office:value-type="float" office:value="3.09999999999998" calcext:value-type="float">
            <text:p>3.1000</text:p>
          </table:table-cell>
          <table:table-cell table:formula="of:=-2/PI()*COS(PI()*[.A312])+2/PI()" office:value-type="float" office:value="1.24208115528012" calcext:value-type="float">
            <text:p>1.2421</text:p>
          </table:table-cell>
          <table:table-cell office:value-type="float" office:value="1.239" calcext:value-type="float">
            <text:p>1.2390</text:p>
          </table:table-cell>
          <table:table-cell table:formula="of:=([.B312]-[.C312])^2" office:value-type="float" office:value="0.000009493517860214" calcext:value-type="float">
            <text:p>0.0000</text:p>
          </table:table-cell>
          <table:table-cell table:formula="of:=([.B312]-[.$H$3])^2" office:value-type="float" office:value="0.368126902088381" calcext:value-type="float">
            <text:p>0.3681</text:p>
          </table:table-cell>
          <table:table-cell office:value-type="float" office:value="1.229" calcext:value-type="float">
            <text:p>1.2290</text:p>
          </table:table-cell>
          <table:table-cell table:formula="of:=([.B312]-[.F312])^2" office:value-type="float" office:value="0.000171116623462623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312]+0.01" office:value-type="float" office:value="3.10999999999998" calcext:value-type="float">
            <text:p>3.1100</text:p>
          </table:table-cell>
          <table:table-cell table:formula="of:=-2/PI()*COS(PI()*[.A313])+2/PI()" office:value-type="float" office:value="1.23560307332427" calcext:value-type="float">
            <text:p>1.2356</text:p>
          </table:table-cell>
          <table:table-cell office:value-type="float" office:value="1.232" calcext:value-type="float">
            <text:p>1.2320</text:p>
          </table:table-cell>
          <table:table-cell table:formula="of:=([.B313]-[.C313])^2" office:value-type="float" office:value="0.0000129821373800694" calcext:value-type="float">
            <text:p>0.0000</text:p>
          </table:table-cell>
          <table:table-cell table:formula="of:=([.B313]-[.$H$3])^2" office:value-type="float" office:value="0.360307914414747" calcext:value-type="float">
            <text:p>0.3603</text:p>
          </table:table-cell>
          <table:table-cell office:value-type="float" office:value="1.222" calcext:value-type="float">
            <text:p>1.2220</text:p>
          </table:table-cell>
          <table:table-cell table:formula="of:=([.B313]-[.F313])^2" office:value-type="float" office:value="0.000185043603865479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313]+0.01" office:value-type="float" office:value="3.11999999999998" calcext:value-type="float">
            <text:p>3.1200</text:p>
          </table:table-cell>
          <table:table-cell table:formula="of:=-2/PI()*COS(PI()*[.A314])+2/PI()" office:value-type="float" office:value="1.22853386716651" calcext:value-type="float">
            <text:p>1.2285</text:p>
          </table:table-cell>
          <table:table-cell office:value-type="float" office:value="1.225" calcext:value-type="float">
            <text:p>1.2250</text:p>
          </table:table-cell>
          <table:table-cell table:formula="of:=([.B314]-[.C314])^2" office:value-type="float" office:value="0.0000124882171505135" calcext:value-type="float">
            <text:p>0.0000</text:p>
          </table:table-cell>
          <table:table-cell table:formula="of:=([.B314]-[.$H$3])^2" office:value-type="float" office:value="0.351871213625747" calcext:value-type="float">
            <text:p>0.3519</text:p>
          </table:table-cell>
          <table:table-cell office:value-type="float" office:value="1.215" calcext:value-type="float">
            <text:p>1.2150</text:p>
          </table:table-cell>
          <table:table-cell table:formula="of:=([.B314]-[.F314])^2" office:value-type="float" office:value="0.000183165560480646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314]+0.01" office:value-type="float" office:value="3.12999999999998" calcext:value-type="float">
            <text:p>3.1300</text:p>
          </table:table-cell>
          <table:table-cell table:formula="of:=-2/PI()*COS(PI()*[.A315])+2/PI()" office:value-type="float" office:value="1.22088051325983" calcext:value-type="float">
            <text:p>1.2209</text:p>
          </table:table-cell>
          <table:table-cell office:value-type="float" office:value="1.217" calcext:value-type="float">
            <text:p>1.2170</text:p>
          </table:table-cell>
          <table:table-cell table:formula="of:=([.B315]-[.C315])^2" office:value-type="float" office:value="0.0000150583831597188" calcext:value-type="float">
            <text:p>0.0000</text:p>
          </table:table-cell>
          <table:table-cell table:formula="of:=([.B315]-[.$H$3])^2" office:value-type="float" office:value="0.342850042246388" calcext:value-type="float">
            <text:p>0.3429</text:p>
          </table:table-cell>
          <table:table-cell office:value-type="float" office:value="1.207" calcext:value-type="float">
            <text:p>1.2070</text:p>
          </table:table-cell>
          <table:table-cell table:formula="of:=([.B315]-[.F315])^2" office:value-type="float" office:value="0.000192668648356325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315]+0.01" office:value-type="float" office:value="3.13999999999998" calcext:value-type="float">
            <text:p>3.1400</text:p>
          </table:table-cell>
          <table:table-cell table:formula="of:=-2/PI()*COS(PI()*[.A316])+2/PI()" office:value-type="float" office:value="1.21265056454055" calcext:value-type="float">
            <text:p>1.2127</text:p>
          </table:table-cell>
          <table:table-cell office:value-type="float" office:value="1.208" calcext:value-type="float">
            <text:p>1.2080</text:p>
          </table:table-cell>
          <table:table-cell table:formula="of:=([.B316]-[.C316])^2" office:value-type="float" office:value="0.0000216277505458016" calcext:value-type="float">
            <text:p>0.0000</text:p>
          </table:table-cell>
          <table:table-cell table:formula="of:=([.B316]-[.$H$3])^2" office:value-type="float" office:value="0.333279945037522" calcext:value-type="float">
            <text:p>0.3333</text:p>
          </table:table-cell>
          <table:table-cell office:value-type="float" office:value="1.199" calcext:value-type="float">
            <text:p>1.1990</text:p>
          </table:table-cell>
          <table:table-cell table:formula="of:=([.B316]-[.F316])^2" office:value-type="float" office:value="0.000186337912275661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316]+0.01" office:value-type="float" office:value="3.14999999999998" calcext:value-type="float">
            <text:p>3.1500</text:p>
          </table:table-cell>
          <table:table-cell table:formula="of:=-2/PI()*COS(PI()*[.A317])+2/PI()" office:value-type="float" office:value="1.20385214297443" calcext:value-type="float">
            <text:p>1.2039</text:p>
          </table:table-cell>
          <table:table-cell office:value-type="float" office:value="1.199" calcext:value-type="float">
            <text:p>1.1990</text:p>
          </table:table-cell>
          <table:table-cell table:formula="of:=([.B317]-[.C317])^2" office:value-type="float" office:value="0.0000235432914443183" calcext:value-type="float">
            <text:p>0.0000</text:p>
          </table:table-cell>
          <table:table-cell table:formula="of:=([.B317]-[.$H$3])^2" office:value-type="float" office:value="0.323198628773834" calcext:value-type="float">
            <text:p>0.3232</text:p>
          </table:table-cell>
          <table:table-cell office:value-type="float" office:value="1.19" calcext:value-type="float">
            <text:p>1.1900</text:p>
          </table:table-cell>
          <table:table-cell table:formula="of:=([.B317]-[.F317])^2" office:value-type="float" office:value="0.000191881864984076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317]+0.01" office:value-type="float" office:value="3.15999999999998" calcext:value-type="float">
            <text:p>3.1600</text:p>
          </table:table-cell>
          <table:table-cell table:formula="of:=-2/PI()*COS(PI()*[.A318])+2/PI()" office:value-type="float" office:value="1.19449393154132" calcext:value-type="float">
            <text:p>1.1945</text:p>
          </table:table-cell>
          <table:table-cell office:value-type="float" office:value="1.19" calcext:value-type="float">
            <text:p>1.1900</text:p>
          </table:table-cell>
          <table:table-cell table:formula="of:=([.B318]-[.C318])^2" office:value-type="float" office:value="0.0000201954206980682" calcext:value-type="float">
            <text:p>0.0000</text:p>
          </table:table-cell>
          <table:table-cell table:formula="of:=([.B318]-[.$H$3])^2" office:value-type="float" office:value="0.312645813493644" calcext:value-type="float">
            <text:p>0.3126</text:p>
          </table:table-cell>
          <table:table-cell office:value-type="float" office:value="1.18" calcext:value-type="float">
            <text:p>1.1800</text:p>
          </table:table-cell>
          <table:table-cell table:formula="of:=([.B318]-[.F318])^2" office:value-type="float" office:value="0.000210074051524463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318]+0.01" office:value-type="float" office:value="3.16999999999998" calcext:value-type="float">
            <text:p>3.1700</text:p>
          </table:table-cell>
          <table:table-cell table:formula="of:=-2/PI()*COS(PI()*[.A319])+2/PI()" office:value-type="float" office:value="1.18458516566607" calcext:value-type="float">
            <text:p>1.1846</text:p>
          </table:table-cell>
          <table:table-cell office:value-type="float" office:value="1.179" calcext:value-type="float">
            <text:p>1.1790</text:p>
          </table:table-cell>
          <table:table-cell table:formula="of:=([.B319]-[.C319])^2" office:value-type="float" office:value="0.0000311940755174091" calcext:value-type="float">
            <text:p>0.0000</text:p>
          </table:table-cell>
          <table:table-cell table:formula="of:=([.B319]-[.$H$3])^2" office:value-type="float" office:value="0.301663075807498" calcext:value-type="float">
            <text:p>0.3017</text:p>
          </table:table-cell>
          <table:table-cell office:value-type="float" office:value="1.17" calcext:value-type="float">
            <text:p>1.1700</text:p>
          </table:table-cell>
          <table:table-cell table:formula="of:=([.B319]-[.F319])^2" office:value-type="float" office:value="0.000212727057506611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319]+0.01" office:value-type="float" office:value="3.17999999999998" calcext:value-type="float">
            <text:p>3.1800</text:p>
          </table:table-cell>
          <table:table-cell table:formula="of:=-2/PI()*COS(PI()*[.A320])+2/PI()" office:value-type="float" office:value="1.17413562410429" calcext:value-type="float">
            <text:p>1.1741</text:p>
          </table:table-cell>
          <table:table-cell office:value-type="float" office:value="1.169" calcext:value-type="float">
            <text:p>1.1690</text:p>
          </table:table-cell>
          <table:table-cell table:formula="of:=([.B320]-[.C320])^2" office:value-type="float" office:value="0.0000263746349405841" calcext:value-type="float">
            <text:p>0.0000</text:p>
          </table:table-cell>
          <table:table-cell table:formula="of:=([.B320]-[.$H$3])^2" office:value-type="float" office:value="0.290293684883894" calcext:value-type="float">
            <text:p>0.2903</text:p>
          </table:table-cell>
          <table:table-cell office:value-type="float" office:value="1.159" calcext:value-type="float">
            <text:p>1.1590</text:p>
          </table:table-cell>
          <table:table-cell table:formula="of:=([.B320]-[.F320])^2" office:value-type="float" office:value="0.000229087117026423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320]+0.01" office:value-type="float" office:value="3.18999999999998" calcext:value-type="float">
            <text:p>3.1900</text:p>
          </table:table-cell>
          <table:table-cell table:formula="of:=-2/PI()*COS(PI()*[.A321])+2/PI()" office:value-type="float" office:value="1.16315561929193" calcext:value-type="float">
            <text:p>1.1632</text:p>
          </table:table-cell>
          <table:table-cell office:value-type="float" office:value="1.157" calcext:value-type="float">
            <text:p>1.1570</text:p>
          </table:table-cell>
          <table:table-cell table:formula="of:=([.B321]-[.C321])^2" office:value-type="float" office:value="0.0000378916488671683" calcext:value-type="float">
            <text:p>0.0000</text:p>
          </table:table-cell>
          <table:table-cell table:formula="of:=([.B321]-[.$H$3])^2" office:value-type="float" office:value="0.278582431759336" calcext:value-type="float">
            <text:p>0.2786</text:p>
          </table:table-cell>
          <table:table-cell office:value-type="float" office:value="1.148" calcext:value-type="float">
            <text:p>1.1480</text:p>
          </table:table-cell>
          <table:table-cell table:formula="of:=([.B321]-[.F321])^2" office:value-type="float" office:value="0.000229692796121894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321]+0.01" office:value-type="float" office:value="3.19999999999998" calcext:value-type="float">
            <text:p>3.2000</text:p>
          </table:table-cell>
          <table:table-cell table:formula="of:=-2/PI()*COS(PI()*[.A322])+2/PI()" office:value-type="float" office:value="1.15165598716809" calcext:value-type="float">
            <text:p>1.1517</text:p>
          </table:table-cell>
          <table:table-cell office:value-type="float" office:value="1.146" calcext:value-type="float">
            <text:p>1.1460</text:p>
          </table:table-cell>
          <table:table-cell table:formula="of:=([.B322]-[.C322])^2" office:value-type="float" office:value="0.0000319901908456454" calcext:value-type="float">
            <text:p>0.0000</text:p>
          </table:table-cell>
          <table:table-cell table:formula="of:=([.B322]-[.$H$3])^2" office:value-type="float" office:value="0.266575452646295" calcext:value-type="float">
            <text:p>0.2666</text:p>
          </table:table-cell>
          <table:table-cell office:value-type="float" office:value="1.136" calcext:value-type="float">
            <text:p>1.1360</text:p>
          </table:table-cell>
          <table:table-cell table:formula="of:=([.B322]-[.F322])^2" office:value-type="float" office:value="0.000245109934207521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322]+0.01" office:value-type="float" office:value="3.20999999999998" calcext:value-type="float">
            <text:p>3.2100</text:p>
          </table:table-cell>
          <table:table-cell table:formula="of:=-2/PI()*COS(PI()*[.A323])+2/PI()" office:value-type="float" office:value="1.13964807648133" calcext:value-type="float">
            <text:p>1.1396</text:p>
          </table:table-cell>
          <table:table-cell office:value-type="float" office:value="1.133" calcext:value-type="float">
            <text:p>1.1330</text:p>
          </table:table-cell>
          <table:table-cell table:formula="of:=([.B323]-[.C323])^2" office:value-type="float" office:value="0.0000441969209015707" calcext:value-type="float">
            <text:p>0.0000</text:p>
          </table:table-cell>
          <table:table-cell table:formula="of:=([.B323]-[.$H$3])^2" office:value-type="float" office:value="0.254320046936334" calcext:value-type="float">
            <text:p>0.2543</text:p>
          </table:table-cell>
          <table:table-cell office:value-type="float" office:value="1.124" calcext:value-type="float">
            <text:p>1.1240</text:p>
          </table:table-cell>
          <table:table-cell table:formula="of:=([.B323]-[.F323])^2" office:value-type="float" office:value="0.00024486229756545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323]+0.01" office:value-type="float" office:value="3.21999999999998" calcext:value-type="float">
            <text:p>3.2200</text:p>
          </table:table-cell>
          <table:table-cell table:formula="of:=-2/PI()*COS(PI()*[.A324])+2/PI()" office:value-type="float" office:value="1.12714373758974" calcext:value-type="float">
            <text:p>1.1271</text:p>
          </table:table-cell>
          <table:table-cell office:value-type="float" office:value="1.121" calcext:value-type="float">
            <text:p>1.1210</text:p>
          </table:table-cell>
          <table:table-cell table:formula="of:=([.B324]-[.C324])^2" office:value-type="float" office:value="0.0000377455115716165" calcext:value-type="float">
            <text:p>0.0000</text:p>
          </table:table-cell>
          <table:table-cell table:formula="of:=([.B324]-[.$H$3])^2" office:value-type="float" office:value="0.24186449061654" calcext:value-type="float">
            <text:p>0.2419</text:p>
          </table:table-cell>
          <table:table-cell office:value-type="float" office:value="1.111" calcext:value-type="float">
            <text:p>1.1110</text:p>
          </table:table-cell>
          <table:table-cell table:formula="of:=([.B324]-[.F324])^2" office:value-type="float" office:value="0.000260620263366469" calcext:value-type="float">
            <text:p>0.0003</text:p>
          </table:table-cell>
          <table:table-cell table:number-columns-repeated="1015"/>
        </table:table-row>
        <table:table-row table:style-name="ro1">
          <table:table-cell table:formula="of:=[.A324]+0.01" office:value-type="float" office:value="3.22999999999997" calcext:value-type="float">
            <text:p>3.2300</text:p>
          </table:table-cell>
          <table:table-cell table:formula="of:=-2/PI()*COS(PI()*[.A325])+2/PI()" office:value-type="float" office:value="1.11415531076616" calcext:value-type="float">
            <text:p>1.1142</text:p>
          </table:table-cell>
          <table:table-cell office:value-type="float" office:value="1.107" calcext:value-type="float">
            <text:p>1.1070</text:p>
          </table:table-cell>
          <table:table-cell table:formula="of:=([.B325]-[.C325])^2" office:value-type="float" office:value="0.000051198472160337" calcext:value-type="float">
            <text:p>0.0001</text:p>
          </table:table-cell>
          <table:table-cell table:formula="of:=([.B325]-[.$H$3])^2" office:value-type="float" office:value="0.229257845835578" calcext:value-type="float">
            <text:p>0.2293</text:p>
          </table:table-cell>
          <table:table-cell office:value-type="float" office:value="1.098" calcext:value-type="float">
            <text:p>1.0980</text:p>
          </table:table-cell>
          <table:table-cell table:formula="of:=([.B325]-[.F325])^2" office:value-type="float" office:value="0.000260994065951229" calcext:value-type="float">
            <text:p>0.0003</text:p>
          </table:table-cell>
          <table:table-cell table:number-columns-repeated="1015"/>
        </table:table-row>
        <table:table-row table:style-name="ro1">
          <table:table-cell table:formula="of:=[.A325]+0.01" office:value-type="float" office:value="3.23999999999997" calcext:value-type="float">
            <text:p>3.2400</text:p>
          </table:table-cell>
          <table:table-cell table:formula="of:=-2/PI()*COS(PI()*[.A326])+2/PI()" office:value-type="float" office:value="1.10069561401974" calcext:value-type="float">
            <text:p>1.1007</text:p>
          </table:table-cell>
          <table:table-cell office:value-type="float" office:value="1.094" calcext:value-type="float">
            <text:p>1.0940</text:p>
          </table:table-cell>
          <table:table-cell table:formula="of:=([.B326]-[.C326])^2" office:value-type="float" office:value="0.0000448312471013783" calcext:value-type="float">
            <text:p>0.0000</text:p>
          </table:table-cell>
          <table:table-cell table:formula="of:=([.B326]-[.$H$3])^2" office:value-type="float" office:value="0.216549767370803" calcext:value-type="float">
            <text:p>0.2165</text:p>
          </table:table-cell>
          <table:table-cell office:value-type="float" office:value="1.085" calcext:value-type="float">
            <text:p>1.0850</text:p>
          </table:table-cell>
          <table:table-cell table:formula="of:=([.B326]-[.F326])^2" office:value-type="float" office:value="0.000246352299456755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326]+0.01" office:value-type="float" office:value="3.24999999999997" calcext:value-type="float">
            <text:p>3.2500</text:p>
          </table:table-cell>
          <table:table-cell table:formula="of:=-2/PI()*COS(PI()*[.A327])+2/PI()" office:value-type="float" office:value="1.08677793044617" calcext:value-type="float">
            <text:p>1.0868</text:p>
          </table:table-cell>
          <table:table-cell office:value-type="float" office:value="1.08" calcext:value-type="float">
            <text:p>1.0800</text:p>
          </table:table-cell>
          <table:table-cell table:formula="of:=([.B327]-[.C327])^2" office:value-type="float" office:value="0.0000459403411331202" calcext:value-type="float">
            <text:p>0.0000</text:p>
          </table:table-cell>
          <table:table-cell table:formula="of:=([.B327]-[.$H$3])^2" office:value-type="float" office:value="0.203790306760155" calcext:value-type="float">
            <text:p>0.2038</text:p>
          </table:table-cell>
          <table:table-cell office:value-type="float" office:value="1.071" calcext:value-type="float">
            <text:p>1.0710</text:p>
          </table:table-cell>
          <table:table-cell table:formula="of:=([.B327]-[.F327])^2" office:value-type="float" office:value="0.000248943089164187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327]+0.01" office:value-type="float" office:value="3.25999999999997" calcext:value-type="float">
            <text:p>3.2600</text:p>
          </table:table-cell>
          <table:table-cell table:formula="of:=-2/PI()*COS(PI()*[.A328])+2/PI()" office:value-type="float" office:value="1.07241599511883" calcext:value-type="float">
            <text:p>1.0724</text:p>
          </table:table-cell>
          <table:table-cell office:value-type="float" office:value="1.065" calcext:value-type="float">
            <text:p>1.0650</text:p>
          </table:table-cell>
          <table:table-cell table:formula="of:=([.B328]-[.C328])^2" office:value-type="float" office:value="0.0000549969836024768" calcext:value-type="float">
            <text:p>0.0001</text:p>
          </table:table-cell>
          <table:table-cell table:formula="of:=([.B328]-[.$H$3])^2" office:value-type="float" office:value="0.191029714871705" calcext:value-type="float">
            <text:p>0.1910</text:p>
          </table:table-cell>
          <table:table-cell office:value-type="float" office:value="1.056" calcext:value-type="float">
            <text:p>1.0560</text:p>
          </table:table-cell>
          <table:table-cell table:formula="of:=([.B328]-[.F328])^2" office:value-type="float" office:value="0.000269484895741373" calcext:value-type="float">
            <text:p>0.0003</text:p>
          </table:table-cell>
          <table:table-cell table:number-columns-repeated="1015"/>
        </table:table-row>
        <table:table-row table:style-name="ro1">
          <table:table-cell table:formula="of:=[.A328]+0.01" office:value-type="float" office:value="3.26999999999997" calcext:value-type="float">
            <text:p>3.2700</text:p>
          </table:table-cell>
          <table:table-cell table:formula="of:=-2/PI()*COS(PI()*[.A329])+2/PI()" office:value-type="float" office:value="1.05762398153394" calcext:value-type="float">
            <text:p>1.0576</text:p>
          </table:table-cell>
          <table:table-cell office:value-type="float" office:value="1.05" calcext:value-type="float">
            <text:p>1.0500</text:p>
          </table:table-cell>
          <table:table-cell table:formula="of:=([.B329]-[.C329])^2" office:value-type="float" office:value="0.0000581250944299234" calcext:value-type="float">
            <text:p>0.0001</text:p>
          </table:table-cell>
          <table:table-cell table:formula="of:=([.B329]-[.$H$3])^2" office:value-type="float" office:value="0.178318243689961" calcext:value-type="float">
            <text:p>0.1783</text:p>
          </table:table-cell>
          <table:table-cell office:value-type="float" office:value="1.042" calcext:value-type="float">
            <text:p>1.0420</text:p>
          </table:table-cell>
          <table:table-cell table:formula="of:=([.B329]-[.F329])^2" office:value-type="float" office:value="0.000244108798973032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329]+0.01" office:value-type="float" office:value="3.27999999999997" calcext:value-type="float">
            <text:p>3.2800</text:p>
          </table:table-cell>
          <table:table-cell table:formula="of:=-2/PI()*COS(PI()*[.A330])+2/PI()" office:value-type="float" office:value="1.04241648762307" calcext:value-type="float">
            <text:p>1.0424</text:p>
          </table:table-cell>
          <table:table-cell office:value-type="float" office:value="1.035" calcext:value-type="float">
            <text:p>1.0350</text:p>
          </table:table-cell>
          <table:table-cell table:formula="of:=([.B330]-[.C330])^2" office:value-type="float" office:value="0.000055004288663121" calcext:value-type="float">
            <text:p>0.0001</text:p>
          </table:table-cell>
          <table:table-cell table:formula="of:=([.B330]-[.$H$3])^2" office:value-type="float" office:value="0.165705948101061" calcext:value-type="float">
            <text:p>0.1657</text:p>
          </table:table-cell>
          <table:table-cell office:value-type="float" office:value="1.026" calcext:value-type="float">
            <text:p>1.0260</text:p>
          </table:table-cell>
          <table:table-cell table:formula="of:=([.B330]-[.F330])^2" office:value-type="float" office:value="0.000269501065878342" calcext:value-type="float">
            <text:p>0.0003</text:p>
          </table:table-cell>
          <table:table-cell table:number-columns-repeated="1015"/>
        </table:table-row>
        <table:table-row table:style-name="ro1">
          <table:table-cell table:formula="of:=[.A330]+0.01" office:value-type="float" office:value="3.28999999999997" calcext:value-type="float">
            <text:p>3.2900</text:p>
          </table:table-cell>
          <table:table-cell table:formula="of:=-2/PI()*COS(PI()*[.A331])+2/PI()" office:value-type="float" office:value="1.02680852134667" calcext:value-type="float">
            <text:p>1.0268</text:p>
          </table:table-cell>
          <table:table-cell office:value-type="float" office:value="1.019" calcext:value-type="float">
            <text:p>1.0190</text:p>
          </table:table-cell>
          <table:table-cell table:formula="of:=([.B331]-[.C331])^2" office:value-type="float" office:value="0.0000609730056213297" calcext:value-type="float">
            <text:p>0.0001</text:p>
          </table:table-cell>
          <table:table-cell table:formula="of:=([.B331]-[.$H$3])^2" office:value-type="float" office:value="0.153242488459029" calcext:value-type="float">
            <text:p>0.1532</text:p>
          </table:table-cell>
          <table:table-cell office:value-type="float" office:value="1.011" calcext:value-type="float">
            <text:p>1.0110</text:p>
          </table:table-cell>
          <table:table-cell table:formula="of:=([.B331]-[.F331])^2" office:value-type="float" office:value="0.000249909347167977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331]+0.01" office:value-type="float" office:value="3.29999999999997" calcext:value-type="float">
            <text:p>3.3000</text:p>
          </table:table-cell>
          <table:table-cell table:formula="of:=-2/PI()*COS(PI()*[.A332])+2/PI()" office:value-type="float" office:value="1.01081548588308" calcext:value-type="float">
            <text:p>1.0108</text:p>
          </table:table-cell>
          <table:table-cell office:value-type="float" office:value="1.003" calcext:value-type="float">
            <text:p>1.0030</text:p>
          </table:table-cell>
          <table:table-cell table:formula="of:=([.B332]-[.C332])^2" office:value-type="float" office:value="0.0000610818195886281" calcext:value-type="float">
            <text:p>0.0001</text:p>
          </table:table-cell>
          <table:table-cell table:formula="of:=([.B332]-[.$H$3])^2" office:value-type="float" office:value="0.140976934712154" calcext:value-type="float">
            <text:p>0.1410</text:p>
          </table:table-cell>
          <table:table-cell office:value-type="float" office:value="0.9944" calcext:value-type="float">
            <text:p>0.9944</text:p>
          </table:table-cell>
          <table:table-cell table:formula="of:=([.B332]-[.F332])^2" office:value-type="float" office:value="0.000269468176777601" calcext:value-type="float">
            <text:p>0.0003</text:p>
          </table:table-cell>
          <table:table-cell table:number-columns-repeated="1015"/>
        </table:table-row>
        <table:table-row table:style-name="ro1">
          <table:table-cell table:formula="of:=[.A332]+0.01" office:value-type="float" office:value="3.30999999999997" calcext:value-type="float">
            <text:p>3.3100</text:p>
          </table:table-cell>
          <table:table-cell table:formula="of:=-2/PI()*COS(PI()*[.A333])+2/PI()" office:value-type="float" office:value="0.99445316442745" calcext:value-type="float">
            <text:p>0.9945</text:p>
          </table:table-cell>
          <table:table-cell office:value-type="float" office:value="0.9861" calcext:value-type="float">
            <text:p>0.9861</text:p>
          </table:table-cell>
          <table:table-cell table:formula="of:=([.B333]-[.C333])^2" office:value-type="float" office:value="0.0000697753559520187" calcext:value-type="float">
            <text:p>0.0001</text:p>
          </table:table-cell>
          <table:table-cell table:formula="of:=([.B333]-[.$H$3])^2" office:value-type="float" office:value="0.12895757286241" calcext:value-type="float">
            <text:p>0.1290</text:p>
          </table:table-cell>
          <table:table-cell office:value-type="float" office:value="0.9779" calcext:value-type="float">
            <text:p>0.9779</text:p>
          </table:table-cell>
          <table:table-cell table:formula="of:=([.B333]-[.F333])^2" office:value-type="float" office:value="0.000274007252562204" calcext:value-type="float">
            <text:p>0.0003</text:p>
          </table:table-cell>
          <table:table-cell table:number-columns-repeated="1015"/>
        </table:table-row>
        <table:table-row table:style-name="ro1">
          <table:table-cell table:formula="of:=[.A333]+0.01" office:value-type="float" office:value="3.31999999999997" calcext:value-type="float">
            <text:p>3.3200</text:p>
          </table:table-cell>
          <table:table-cell table:formula="of:=-2/PI()*COS(PI()*[.A334])+2/PI()" office:value-type="float" office:value="0.977737704615606" calcext:value-type="float">
            <text:p>0.9777</text:p>
          </table:table-cell>
          <table:table-cell office:value-type="float" office:value="0.9693" calcext:value-type="float">
            <text:p>0.9693</text:p>
          </table:table-cell>
          <table:table-cell table:formula="of:=([.B334]-[.C334])^2" office:value-type="float" office:value="0.0000711948591802207" calcext:value-type="float">
            <text:p>0.0001</text:p>
          </table:table-cell>
          <table:table-cell table:formula="of:=([.B334]-[.$H$3])^2" office:value-type="float" office:value="0.117231714521625" calcext:value-type="float">
            <text:p>0.1172</text:p>
          </table:table-cell>
          <table:table-cell office:value-type="float" office:value="0.9612" calcext:value-type="float">
            <text:p>0.9612</text:p>
          </table:table-cell>
          <table:table-cell table:formula="of:=([.B334]-[.F334])^2" office:value-type="float" office:value="0.00027349567395304" calcext:value-type="float">
            <text:p>0.0003</text:p>
          </table:table-cell>
          <table:table-cell table:number-columns-repeated="1015"/>
        </table:table-row>
        <table:table-row table:style-name="ro1">
          <table:table-cell table:formula="of:=[.A334]+0.01" office:value-type="float" office:value="3.32999999999997" calcext:value-type="float">
            <text:p>3.3300</text:p>
          </table:table-cell>
          <table:table-cell table:formula="of:=-2/PI()*COS(PI()*[.A335])+2/PI()" office:value-type="float" office:value="0.9606856025883" calcext:value-type="float">
            <text:p>0.9607</text:p>
          </table:table-cell>
          <table:table-cell office:value-type="float" office:value="0.952" calcext:value-type="float">
            <text:p>0.9520</text:p>
          </table:table-cell>
          <table:table-cell table:formula="of:=([.B335]-[.C335])^2" office:value-type="float" office:value="0.000075439692321891" calcext:value-type="float">
            <text:p>0.0001</text:p>
          </table:table-cell>
          <table:table-cell table:formula="of:=([.B335]-[.$H$3])^2" office:value-type="float" office:value="0.105845510315856" calcext:value-type="float">
            <text:p>0.1058</text:p>
          </table:table-cell>
          <table:table-cell office:value-type="float" office:value="0.9442" calcext:value-type="float">
            <text:p>0.9442</text:p>
          </table:table-cell>
          <table:table-cell table:formula="of:=([.B335]-[.F335])^2" office:value-type="float" office:value="0.000271775092699375" calcext:value-type="float">
            <text:p>0.0003</text:p>
          </table:table-cell>
          <table:table-cell table:number-columns-repeated="1015"/>
        </table:table-row>
        <table:table-row table:style-name="ro1">
          <table:table-cell table:formula="of:=[.A335]+0.01" office:value-type="float" office:value="3.33999999999997" calcext:value-type="float">
            <text:p>3.3400</text:p>
          </table:table-cell>
          <table:table-cell table:formula="of:=-2/PI()*COS(PI()*[.A336])+2/PI()" office:value-type="float" office:value="0.943313686711509" calcext:value-type="float">
            <text:p>0.9433</text:p>
          </table:table-cell>
          <table:table-cell office:value-type="float" office:value="0.9345" calcext:value-type="float">
            <text:p>0.9345</text:p>
          </table:table-cell>
          <table:table-cell table:formula="of:=([.B336]-[.C336])^2" office:value-type="float" office:value="0.0000776810734486373" calcext:value-type="float">
            <text:p>0.0001</text:p>
          </table:table-cell>
          <table:table-cell table:formula="of:=([.B336]-[.$H$3])^2" office:value-type="float" office:value="0.0948437678742884" calcext:value-type="float">
            <text:p>0.0948</text:p>
          </table:table-cell>
          <table:table-cell office:value-type="float" office:value="0.9269" calcext:value-type="float">
            <text:p>0.9269</text:p>
          </table:table-cell>
          <table:table-cell table:formula="of:=([.B336]-[.F336])^2" office:value-type="float" office:value="0.000269409111463582" calcext:value-type="float">
            <text:p>0.0003</text:p>
          </table:table-cell>
          <table:table-cell table:number-columns-repeated="1015"/>
        </table:table-row>
        <table:table-row table:style-name="ro1">
          <table:table-cell table:formula="of:=[.A336]+0.01" office:value-type="float" office:value="3.34999999999997" calcext:value-type="float">
            <text:p>3.3500</text:p>
          </table:table-cell>
          <table:table-cell table:formula="of:=-2/PI()*COS(PI()*[.A337])+2/PI()" office:value-type="float" office:value="0.925639100968865" calcext:value-type="float">
            <text:p>0.9256</text:p>
          </table:table-cell>
          <table:table-cell office:value-type="float" office:value="0.9167" calcext:value-type="float">
            <text:p>0.9167</text:p>
          </table:table-cell>
          <table:table-cell table:formula="of:=([.B337]-[.C337])^2" office:value-type="float" office:value="0.0000799075261315665" calcext:value-type="float">
            <text:p>0.0001</text:p>
          </table:table-cell>
          <table:table-cell table:formula="of:=([.B337]-[.$H$3])^2" office:value-type="float" office:value="0.0842697751208156" calcext:value-type="float">
            <text:p>0.0843</text:p>
          </table:table-cell>
          <table:table-cell office:value-type="float" office:value="0.9092" calcext:value-type="float">
            <text:p>0.9092</text:p>
          </table:table-cell>
          <table:table-cell table:formula="of:=([.B337]-[.F337])^2" office:value-type="float" office:value="0.000270244040664543" calcext:value-type="float">
            <text:p>0.0003</text:p>
          </table:table-cell>
          <table:table-cell table:number-columns-repeated="1015"/>
        </table:table-row>
        <table:table-row table:style-name="ro1">
          <table:table-cell table:formula="of:=[.A337]+0.01" office:value-type="float" office:value="3.35999999999997" calcext:value-type="float">
            <text:p>3.3600</text:p>
          </table:table-cell>
          <table:table-cell table:formula="of:=-2/PI()*COS(PI()*[.A338])+2/PI()" office:value-type="float" office:value="0.907679288042618" calcext:value-type="float">
            <text:p>0.9077</text:p>
          </table:table-cell>
          <table:table-cell office:value-type="float" office:value="0.8986" calcext:value-type="float">
            <text:p>0.8986</text:p>
          </table:table-cell>
          <table:table-cell table:formula="of:=([.B338]-[.C338])^2" office:value-type="float" office:value="0.0000824334713608249" calcext:value-type="float">
            <text:p>0.0001</text:p>
          </table:table-cell>
          <table:table-cell table:formula="of:=([.B338]-[.$H$3])^2" office:value-type="float" office:value="0.0741651295655963" calcext:value-type="float">
            <text:p>0.0742</text:p>
          </table:table-cell>
          <table:table-cell office:value-type="float" office:value="0.8914" calcext:value-type="float">
            <text:p>0.8914</text:p>
          </table:table-cell>
          <table:table-cell table:formula="of:=([.B338]-[.F338])^2" office:value-type="float" office:value="0.000265015219174526" calcext:value-type="float">
            <text:p>0.0003</text:p>
          </table:table-cell>
          <table:table-cell table:number-columns-repeated="1015"/>
        </table:table-row>
        <table:table-row table:style-name="ro1">
          <table:table-cell table:formula="of:=[.A338]+0.01" office:value-type="float" office:value="3.36999999999997" calcext:value-type="float">
            <text:p>3.3700</text:p>
          </table:table-cell>
          <table:table-cell table:formula="of:=-2/PI()*COS(PI()*[.A339])+2/PI()" office:value-type="float" office:value="0.889451972099812" calcext:value-type="float">
            <text:p>0.8895</text:p>
          </table:table-cell>
          <table:table-cell office:value-type="float" office:value="0.8802" calcext:value-type="float">
            <text:p>0.8802</text:p>
          </table:table-cell>
          <table:table-cell table:formula="of:=([.B339]-[.C339])^2" office:value-type="float" office:value="0.0000855989877357077" calcext:value-type="float">
            <text:p>0.0001</text:p>
          </table:table-cell>
          <table:table-cell table:formula="of:=([.B339]-[.$H$3])^2" office:value-type="float" office:value="0.0645695742701439" calcext:value-type="float">
            <text:p>0.0646</text:p>
          </table:table-cell>
          <table:table-cell office:value-type="float" office:value="0.8732" calcext:value-type="float">
            <text:p>0.8732</text:p>
          </table:table-cell>
          <table:table-cell table:formula="of:=([.B339]-[.F339])^2" office:value-type="float" office:value="0.000264126597133082" calcext:value-type="float">
            <text:p>0.0003</text:p>
          </table:table-cell>
          <table:table-cell table:number-columns-repeated="1015"/>
        </table:table-row>
        <table:table-row table:style-name="ro1">
          <table:table-cell table:formula="of:=[.A339]+0.01" office:value-type="float" office:value="3.37999999999997" calcext:value-type="float">
            <text:p>3.3800</text:p>
          </table:table-cell>
          <table:table-cell table:formula="of:=-2/PI()*COS(PI()*[.A340])+2/PI()" office:value-type="float" office:value="0.870975141300671" calcext:value-type="float">
            <text:p>0.8710</text:p>
          </table:table-cell>
          <table:table-cell office:value-type="float" office:value="0.8616" calcext:value-type="float">
            <text:p>0.8616</text:p>
          </table:table-cell>
          <table:table-cell table:formula="of:=([.B340]-[.C340])^2" office:value-type="float" office:value="0.0000878932744075548" calcext:value-type="float">
            <text:p>0.0001</text:p>
          </table:table-cell>
          <table:table-cell table:formula="of:=([.B340]-[.$H$3])^2" office:value-type="float" office:value="0.0555208411331999" calcext:value-type="float">
            <text:p>0.0555</text:p>
          </table:table-cell>
          <table:table-cell office:value-type="float" office:value="0.8547" calcext:value-type="float">
            <text:p>0.8547</text:p>
          </table:table-cell>
          <table:table-cell table:formula="of:=([.B340]-[.F340])^2" office:value-type="float" office:value="0.000264880224356817" calcext:value-type="float">
            <text:p>0.0003</text:p>
          </table:table-cell>
          <table:table-cell table:number-columns-repeated="1015"/>
        </table:table-row>
        <table:table-row table:style-name="ro1">
          <table:table-cell table:formula="of:=[.A340]+0.01" office:value-type="float" office:value="3.38999999999997" calcext:value-type="float">
            <text:p>3.3900</text:p>
          </table:table-cell>
          <table:table-cell table:formula="of:=-2/PI()*COS(PI()*[.A341])+2/PI()" office:value-type="float" office:value="0.85226703004646" calcext:value-type="float">
            <text:p>0.8523</text:p>
          </table:table-cell>
          <table:table-cell office:value-type="float" office:value="0.8428" calcext:value-type="float">
            <text:p>0.8428</text:p>
          </table:table-cell>
          <table:table-cell table:formula="of:=([.B341]-[.C341])^2" office:value-type="float" office:value="0.0000896246579005762" calcext:value-type="float">
            <text:p>0.0001</text:p>
          </table:table-cell>
          <table:table-cell table:formula="of:=([.B341]-[.$H$3])^2" office:value-type="float" office:value="0.0470545021157432" calcext:value-type="float">
            <text:p>0.0471</text:p>
          </table:table-cell>
          <table:table-cell office:value-type="float" office:value="0.836" calcext:value-type="float">
            <text:p>0.8360</text:p>
          </table:table-cell>
          <table:table-cell table:formula="of:=([.B341]-[.F341])^2" office:value-type="float" office:value="0.000264616266532437" calcext:value-type="float">
            <text:p>0.0003</text:p>
          </table:table-cell>
          <table:table-cell table:number-columns-repeated="1015"/>
        </table:table-row>
        <table:table-row table:style-name="ro1">
          <table:table-cell table:formula="of:=[.A341]+0.01" office:value-type="float" office:value="3.39999999999997" calcext:value-type="float">
            <text:p>3.4000</text:p>
          </table:table-cell>
          <table:table-cell table:formula="of:=-2/PI()*COS(PI()*[.A342])+2/PI()" office:value-type="float" office:value="0.833346100984329" calcext:value-type="float">
            <text:p>0.8333</text:p>
          </table:table-cell>
          <table:table-cell office:value-type="float" office:value="0.8238" calcext:value-type="float">
            <text:p>0.8238</text:p>
          </table:table-cell>
          <table:table-cell table:formula="of:=([.B342]-[.C342])^2" office:value-type="float" office:value="0.0000911280440029998" calcext:value-type="float">
            <text:p>0.0001</text:p>
          </table:table-cell>
          <table:table-cell table:formula="of:=([.B342]-[.$H$3])^2" office:value-type="float" office:value="0.0392038289921366" calcext:value-type="float">
            <text:p>0.0392</text:p>
          </table:table-cell>
          <table:table-cell office:value-type="float" office:value="0.817" calcext:value-type="float">
            <text:p>0.8170</text:p>
          </table:table-cell>
          <table:table-cell table:formula="of:=([.B342]-[.F342])^2" office:value-type="float" office:value="0.000267195017389866" calcext:value-type="float">
            <text:p>0.0003</text:p>
          </table:table-cell>
          <table:table-cell table:number-columns-repeated="1015"/>
        </table:table-row>
        <table:table-row table:style-name="ro1">
          <table:table-cell table:formula="of:=[.A342]+0.01" office:value-type="float" office:value="3.40999999999997" calcext:value-type="float">
            <text:p>3.4100</text:p>
          </table:table-cell>
          <table:table-cell table:formula="of:=-2/PI()*COS(PI()*[.A343])+2/PI()" office:value-type="float" office:value="0.814231026786911" calcext:value-type="float">
            <text:p>0.8142</text:p>
          </table:table-cell>
          <table:table-cell office:value-type="float" office:value="0.8046" calcext:value-type="float">
            <text:p>0.8046</text:p>
          </table:table-cell>
          <table:table-cell table:formula="of:=([.B343]-[.C343])^2" office:value-type="float" office:value="0.0000927566769701987" calcext:value-type="float">
            <text:p>0.0001</text:p>
          </table:table-cell>
          <table:table-cell table:formula="of:=([.B343]-[.$H$3])^2" office:value-type="float" office:value="0.0319996621807823" calcext:value-type="float">
            <text:p>0.0320</text:p>
          </table:table-cell>
          <table:table-cell office:value-type="float" office:value="0.7979" calcext:value-type="float">
            <text:p>0.7979</text:p>
          </table:table-cell>
          <table:table-cell table:formula="of:=([.B343]-[.F343])^2" office:value-type="float" office:value="0.000266702435914805" calcext:value-type="float">
            <text:p>0.0003</text:p>
          </table:table-cell>
          <table:table-cell table:number-columns-repeated="1015"/>
        </table:table-row>
        <table:table-row table:style-name="ro1">
          <table:table-cell table:formula="of:=[.A343]+0.01" office:value-type="float" office:value="3.41999999999997" calcext:value-type="float">
            <text:p>3.4200</text:p>
          </table:table-cell>
          <table:table-cell table:formula="of:=-2/PI()*COS(PI()*[.A344])+2/PI()" office:value-type="float" office:value="0.794940671724647" calcext:value-type="float">
            <text:p>0.7949</text:p>
          </table:table-cell>
          <table:table-cell office:value-type="float" office:value="0.7852" calcext:value-type="float">
            <text:p>0.7852</text:p>
          </table:table-cell>
          <table:table-cell table:formula="of:=([.B344]-[.C344])^2" office:value-type="float" office:value="0.0000948806856473373" calcext:value-type="float">
            <text:p>0.0001</text:p>
          </table:table-cell>
          <table:table-cell table:formula="of:=([.B344]-[.$H$3])^2" office:value-type="float" office:value="0.0254702891718098" calcext:value-type="float">
            <text:p>0.0255</text:p>
          </table:table-cell>
          <table:table-cell office:value-type="float" office:value="0.7787" calcext:value-type="float">
            <text:p>0.7787</text:p>
          </table:table-cell>
          <table:table-cell table:formula="of:=([.B344]-[.F344])^2" office:value-type="float" office:value="0.00026375941806775" calcext:value-type="float">
            <text:p>0.0003</text:p>
          </table:table-cell>
          <table:table-cell table:number-columns-repeated="1015"/>
        </table:table-row>
        <table:table-row table:style-name="ro1">
          <table:table-cell table:formula="of:=[.A344]+0.01" office:value-type="float" office:value="3.42999999999997" calcext:value-type="float">
            <text:p>3.4300</text:p>
          </table:table-cell>
          <table:table-cell table:formula="of:=-2/PI()*COS(PI()*[.A345])+2/PI()" office:value-type="float" office:value="0.775494073049032" calcext:value-type="float">
            <text:p>0.7755</text:p>
          </table:table-cell>
          <table:table-cell office:value-type="float" office:value="0.7657" calcext:value-type="float">
            <text:p>0.7657</text:p>
          </table:table-cell>
          <table:table-cell table:formula="of:=([.B345]-[.C345])^2" office:value-type="float" office:value="0.0000959238668897644" calcext:value-type="float">
            <text:p>0.0001</text:p>
          </table:table-cell>
          <table:table-cell table:formula="of:=([.B345]-[.$H$3])^2" office:value-type="float" office:value="0.0196413330314524" calcext:value-type="float">
            <text:p>0.0196</text:p>
          </table:table-cell>
          <table:table-cell office:value-type="float" office:value="0.7593" calcext:value-type="float">
            <text:p>0.7593</text:p>
          </table:table-cell>
          <table:table-cell table:formula="of:=([.B345]-[.F345])^2" office:value-type="float" office:value="0.000262248001917366" calcext:value-type="float">
            <text:p>0.0003</text:p>
          </table:table-cell>
          <table:table-cell table:number-columns-repeated="1015"/>
        </table:table-row>
        <table:table-row table:style-name="ro1">
          <table:table-cell table:formula="of:=[.A345]+0.01" office:value-type="float" office:value="3.43999999999997" calcext:value-type="float">
            <text:p>3.4400</text:p>
          </table:table-cell>
          <table:table-cell table:formula="of:=-2/PI()*COS(PI()*[.A346])+2/PI()" office:value-type="float" office:value="0.755910422205142" calcext:value-type="float">
            <text:p>0.7559</text:p>
          </table:table-cell>
          <table:table-cell office:value-type="float" office:value="0.746" calcext:value-type="float">
            <text:p>0.7460</text:p>
          </table:table-cell>
          <table:table-cell table:formula="of:=([.B346]-[.C346])^2" office:value-type="float" office:value="0.0000982164682841725" calcext:value-type="float">
            <text:p>0.0001</text:p>
          </table:table-cell>
          <table:table-cell table:formula="of:=([.B346]-[.$H$3])^2" office:value-type="float" office:value="0.0145356514229883" calcext:value-type="float">
            <text:p>0.0145</text:p>
          </table:table-cell>
          <table:table-cell office:value-type="float" office:value="0.7399" calcext:value-type="float">
            <text:p>0.7399</text:p>
          </table:table-cell>
          <table:table-cell table:formula="of:=([.B346]-[.F346])^2" office:value-type="float" office:value="0.000256333619186905" calcext:value-type="float">
            <text:p>0.0003</text:p>
          </table:table-cell>
          <table:table-cell table:number-columns-repeated="1015"/>
        </table:table-row>
        <table:table-row table:style-name="ro1">
          <table:table-cell table:formula="of:=[.A346]+0.01" office:value-type="float" office:value="3.44999999999997" calcext:value-type="float">
            <text:p>3.4500</text:p>
          </table:table-cell>
          <table:table-cell table:formula="of:=-2/PI()*COS(PI()*[.A347])+2/PI()" office:value-type="float" office:value="0.736209045891996" calcext:value-type="float">
            <text:p>0.7362</text:p>
          </table:table-cell>
          <table:table-cell office:value-type="float" office:value="0.7263" calcext:value-type="float">
            <text:p>0.7263</text:p>
          </table:table-cell>
          <table:table-cell table:formula="of:=([.B347]-[.C347])^2" office:value-type="float" office:value="0.0000981891904896902" calcext:value-type="float">
            <text:p>0.0001</text:p>
          </table:table-cell>
          <table:table-cell table:formula="of:=([.B347]-[.$H$3])^2" office:value-type="float" office:value="0.0101732465426261" calcext:value-type="float">
            <text:p>0.0102</text:p>
          </table:table-cell>
          <table:table-cell office:value-type="float" office:value="0.7204" calcext:value-type="float">
            <text:p>0.7204</text:p>
          </table:table-cell>
          <table:table-cell table:formula="of:=([.B347]-[.F347])^2" office:value-type="float" office:value="0.000249925932015248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347]+0.01" office:value-type="float" office:value="3.45999999999997" calcext:value-type="float">
            <text:p>3.4600</text:p>
          </table:table-cell>
          <table:table-cell table:formula="of:=-2/PI()*COS(PI()*[.A348])+2/PI()" office:value-type="float" office:value="0.716409386989441" calcext:value-type="float">
            <text:p>0.7164</text:p>
          </table:table-cell>
          <table:table-cell office:value-type="float" office:value="0.7064" calcext:value-type="float">
            <text:p>0.7064</text:p>
          </table:table-cell>
          <table:table-cell table:formula="of:=([.B348]-[.C348])^2" office:value-type="float" office:value="0.00010018782790439" calcext:value-type="float">
            <text:p>0.0001</text:p>
          </table:table-cell>
          <table:table-cell table:formula="of:=([.B348]-[.$H$3])^2" office:value-type="float" office:value="0.00657118632563587" calcext:value-type="float">
            <text:p>0.0066</text:p>
          </table:table-cell>
          <table:table-cell office:value-type="float" office:value="0.7008" calcext:value-type="float">
            <text:p>0.7008</text:p>
          </table:table-cell>
          <table:table-cell table:formula="of:=([.B348]-[.F348])^2" office:value-type="float" office:value="0.000243652962186127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348]+0.01" office:value-type="float" office:value="3.46999999999997" calcext:value-type="float">
            <text:p>3.4700</text:p>
          </table:table-cell>
          <table:table-cell table:formula="of:=-2/PI()*COS(PI()*[.A349])+2/PI()" office:value-type="float" office:value="0.696530985370371" calcext:value-type="float">
            <text:p>0.6965</text:p>
          </table:table-cell>
          <table:table-cell office:value-type="float" office:value="0.6865" calcext:value-type="float">
            <text:p>0.6865</text:p>
          </table:table-cell>
          <table:table-cell table:formula="of:=([.B349]-[.C349])^2" office:value-type="float" office:value="0.000100620667500587" calcext:value-type="float">
            <text:p>0.0001</text:p>
          </table:table-cell>
          <table:table-cell table:formula="of:=([.B349]-[.$H$3])^2" office:value-type="float" office:value="0.00374353723354121" calcext:value-type="float">
            <text:p>0.0037</text:p>
          </table:table-cell>
          <table:table-cell office:value-type="float" office:value="0.6811" calcext:value-type="float">
            <text:p>0.6811</text:p>
          </table:table-cell>
          <table:table-cell table:formula="of:=([.B349]-[.F349])^2" office:value-type="float" office:value="0.000238115309500591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349]+0.01" office:value-type="float" office:value="3.47999999999997" calcext:value-type="float">
            <text:p>3.4800</text:p>
          </table:table-cell>
          <table:table-cell table:formula="of:=-2/PI()*COS(PI()*[.A350])+2/PI()" office:value-type="float" office:value="0.676593458617236" calcext:value-type="float">
            <text:p>0.6766</text:p>
          </table:table-cell>
          <table:table-cell office:value-type="float" office:value="0.6666" calcext:value-type="float">
            <text:p>0.6666</text:p>
          </table:table-cell>
          <table:table-cell table:formula="of:=([.B350]-[.C350])^2" office:value-type="float" office:value="0.0000998692151344084" calcext:value-type="float">
            <text:p>0.0001</text:p>
          </table:table-cell>
          <table:table-cell table:formula="of:=([.B350]-[.$H$3])^2" office:value-type="float" office:value="0.00170130888748854" calcext:value-type="float">
            <text:p>0.0017</text:p>
          </table:table-cell>
          <table:table-cell office:value-type="float" office:value="0.6613" calcext:value-type="float">
            <text:p>0.6613</text:p>
          </table:table-cell>
          <table:table-cell table:formula="of:=([.B350]-[.F350])^2" office:value-type="float" office:value="0.000233889876477112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350]+0.01" office:value-type="float" office:value="3.48999999999997" calcext:value-type="float">
            <text:p>3.4900</text:p>
          </table:table-cell>
          <table:table-cell table:formula="of:=-2/PI()*COS(PI()*[.A351])+2/PI()" office:value-type="float" office:value="0.656616482661854" calcext:value-type="float">
            <text:p>0.6566</text:p>
          </table:table-cell>
          <table:table-cell office:value-type="float" office:value="0.6466" calcext:value-type="float">
            <text:p>0.6466</text:p>
          </table:table-cell>
          <table:table-cell table:formula="of:=([.B351]-[.C351])^2" office:value-type="float" office:value="0.000100329924915212" calcext:value-type="float">
            <text:p>0.0001</text:p>
          </table:table-cell>
          <table:table-cell table:formula="of:=([.B351]-[.$H$3])^2" office:value-type="float" office:value="0.000452410766154218" calcext:value-type="float">
            <text:p>0.0005</text:p>
          </table:table-cell>
          <table:table-cell office:value-type="float" office:value="0.6414" calcext:value-type="float">
            <text:p>0.6414</text:p>
          </table:table-cell>
          <table:table-cell table:formula="of:=([.B351]-[.F351])^2" office:value-type="float" office:value="0.000231541344598491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351]+0.01" office:value-type="float" office:value="3.49999999999997" calcext:value-type="float">
            <text:p>3.5000</text:p>
          </table:table-cell>
          <table:table-cell table:formula="of:=-2/PI()*COS(PI()*[.A352])+2/PI()" office:value-type="float" office:value="0.636619772367643" calcext:value-type="float">
            <text:p>0.6366</text:p>
          </table:table-cell>
          <table:table-cell office:value-type="float" office:value="0.6266" calcext:value-type="float">
            <text:p>0.6266</text:p>
          </table:table-cell>
          <table:table-cell table:formula="of:=([.B352]-[.C352])^2" office:value-type="float" office:value="0.000100395838299375" calcext:value-type="float">
            <text:p>0.0001</text:p>
          </table:table-cell>
          <table:table-cell table:formula="of:=([.B352]-[.$H$3])^2" office:value-type="float" office:value="0.00000162113893845316" calcext:value-type="float">
            <text:p>0.0000</text:p>
          </table:table-cell>
          <table:table-cell office:value-type="float" office:value="0.6214" calcext:value-type="float">
            <text:p>0.6214</text:p>
          </table:table-cell>
          <table:table-cell table:formula="of:=([.B352]-[.F352])^2" office:value-type="float" office:value="0.000231641470922857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352]+0.01" office:value-type="float" office:value="3.50999999999997" calcext:value-type="float">
            <text:p>3.5100</text:p>
          </table:table-cell>
          <table:table-cell table:formula="of:=-2/PI()*COS(PI()*[.A353])+2/PI()" office:value-type="float" office:value="0.616623062073432" calcext:value-type="float">
            <text:p>0.6166</text:p>
          </table:table-cell>
          <table:table-cell office:value-type="float" office:value="0.6066" calcext:value-type="float">
            <text:p>0.6066</text:p>
          </table:table-cell>
          <table:table-cell table:formula="of:=([.B353]-[.C353])^2" office:value-type="float" office:value="0.000100461773327868" calcext:value-type="float">
            <text:p>0.0001</text:p>
          </table:table-cell>
          <table:table-cell table:formula="of:=([.B353]-[.$H$3])^2" office:value-type="float" office:value="0.000350568356903885" calcext:value-type="float">
            <text:p>0.0004</text:p>
          </table:table-cell>
          <table:table-cell office:value-type="float" office:value="0.6015" calcext:value-type="float">
            <text:p>0.6015</text:p>
          </table:table-cell>
          <table:table-cell table:formula="of:=([.B353]-[.F353])^2" office:value-type="float" office:value="0.000228707006476872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353]+0.01" office:value-type="float" office:value="3.51999999999997" calcext:value-type="float">
            <text:p>3.5200</text:p>
          </table:table-cell>
          <table:table-cell table:formula="of:=-2/PI()*COS(PI()*[.A354])+2/PI()" office:value-type="float" office:value="0.59664608611805" calcext:value-type="float">
            <text:p>0.5966</text:p>
          </table:table-cell>
          <table:table-cell office:value-type="float" office:value="0.5866" calcext:value-type="float">
            <text:p>0.5866</text:p>
          </table:table-cell>
          <table:table-cell table:formula="of:=([.B354]-[.C354])^2" office:value-type="float" office:value="0.000100923846291282" calcext:value-type="float">
            <text:p>0.0001</text:p>
          </table:table-cell>
          <table:table-cell table:formula="of:=([.B354]-[.$H$3])^2" office:value-type="float" office:value="0.00149772457515015" calcext:value-type="float">
            <text:p>0.0015</text:p>
          </table:table-cell>
          <table:table-cell office:value-type="float" office:value="0.5817" calcext:value-type="float">
            <text:p>0.5817</text:p>
          </table:table-cell>
          <table:table-cell table:formula="of:=([.B354]-[.F354])^2" office:value-type="float" office:value="0.000223385490248175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354]+0.01" office:value-type="float" office:value="3.52999999999997" calcext:value-type="float">
            <text:p>3.5300</text:p>
          </table:table-cell>
          <table:table-cell table:formula="of:=-2/PI()*COS(PI()*[.A355])+2/PI()" office:value-type="float" office:value="0.576708559364914" calcext:value-type="float">
            <text:p>0.5767</text:p>
          </table:table-cell>
          <table:table-cell office:value-type="float" office:value="0.5667" calcext:value-type="float">
            <text:p>0.5667</text:p>
          </table:table-cell>
          <table:table-cell table:formula="of:=([.B355]-[.C355])^2" office:value-type="float" office:value="0.000100171260561014" calcext:value-type="float">
            <text:p>0.0001</text:p>
          </table:table-cell>
          <table:table-cell table:formula="of:=([.B355]-[.$H$3])^2" office:value-type="float" office:value="0.00343841193125222" calcext:value-type="float">
            <text:p>0.0034</text:p>
          </table:table-cell>
          <table:table-cell office:value-type="float" office:value="0.562" calcext:value-type="float">
            <text:p>0.5620</text:p>
          </table:table-cell>
          <table:table-cell table:formula="of:=([.B355]-[.F355])^2" office:value-type="float" office:value="0.000216341718591206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355]+0.01" office:value-type="float" office:value="3.53999999999997" calcext:value-type="float">
            <text:p>3.5400</text:p>
          </table:table-cell>
          <table:table-cell table:formula="of:=-2/PI()*COS(PI()*[.A356])+2/PI()" office:value-type="float" office:value="0.556830157745844" calcext:value-type="float">
            <text:p>0.5568</text:p>
          </table:table-cell>
          <table:table-cell office:value-type="float" office:value="0.5469" calcext:value-type="float">
            <text:p>0.5469</text:p>
          </table:table-cell>
          <table:table-cell table:formula="of:=([.B356]-[.C356])^2" office:value-type="float" office:value="0.0000986080328573355" calcext:value-type="float">
            <text:p>0.0001</text:p>
          </table:table-cell>
          <table:table-cell table:formula="of:=([.B356]-[.$H$3])^2" office:value-type="float" office:value="0.00616482115523135" calcext:value-type="float">
            <text:p>0.0062</text:p>
          </table:table-cell>
          <table:table-cell office:value-type="float" office:value="0.5424" calcext:value-type="float">
            <text:p>0.5424</text:p>
          </table:table-cell>
          <table:table-cell table:formula="of:=([.B356]-[.F356])^2" office:value-type="float" office:value="0.000208229452569925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356]+0.01" office:value-type="float" office:value="3.54999999999997" calcext:value-type="float">
            <text:p>3.5500</text:p>
          </table:table-cell>
          <table:table-cell table:formula="of:=-2/PI()*COS(PI()*[.A357])+2/PI()" office:value-type="float" office:value="0.537030498843289" calcext:value-type="float">
            <text:p>0.5370</text:p>
          </table:table-cell>
          <table:table-cell office:value-type="float" office:value="0.5271" calcext:value-type="float">
            <text:p>0.5271</text:p>
          </table:table-cell>
          <table:table-cell table:formula="of:=([.B357]-[.C357])^2" office:value-type="float" office:value="0.0000986148072765554" calcext:value-type="float">
            <text:p>0.0001</text:p>
          </table:table-cell>
          <table:table-cell table:formula="of:=([.B357]-[.$H$3])^2" office:value-type="float" office:value="0.00966604253746801" calcext:value-type="float">
            <text:p>0.0097</text:p>
          </table:table-cell>
          <table:table-cell office:value-type="float" office:value="0.5229" calcext:value-type="float">
            <text:p>0.5229</text:p>
          </table:table-cell>
          <table:table-cell table:formula="of:=([.B357]-[.F357])^2" office:value-type="float" office:value="0.000199670997560179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357]+0.01" office:value-type="float" office:value="3.55999999999997" calcext:value-type="float">
            <text:p>3.5600</text:p>
          </table:table-cell>
          <table:table-cell table:formula="of:=-2/PI()*COS(PI()*[.A358])+2/PI()" office:value-type="float" office:value="0.517329122530142" calcext:value-type="float">
            <text:p>0.5173</text:p>
          </table:table-cell>
          <table:table-cell office:value-type="float" office:value="0.5075" calcext:value-type="float">
            <text:p>0.5075</text:p>
          </table:table-cell>
          <table:table-cell table:formula="of:=([.B358]-[.C358])^2" office:value-type="float" office:value="0.0000966116497125518" calcext:value-type="float">
            <text:p>0.0001</text:p>
          </table:table-cell>
          <table:table-cell table:formula="of:=([.B358]-[.$H$3])^2" office:value-type="float" office:value="0.0139281091321946" calcext:value-type="float">
            <text:p>0.0139</text:p>
          </table:table-cell>
          <table:table-cell office:value-type="float" office:value="0.5035" calcext:value-type="float">
            <text:p>0.5035</text:p>
          </table:table-cell>
          <table:table-cell table:formula="of:=([.B358]-[.F358])^2" office:value-type="float" office:value="0.000191244629953691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358]+0.01" office:value-type="float" office:value="3.56999999999997" calcext:value-type="float">
            <text:p>3.5700</text:p>
          </table:table-cell>
          <table:table-cell table:formula="of:=-2/PI()*COS(PI()*[.A359])+2/PI()" office:value-type="float" office:value="0.497745471686251" calcext:value-type="float">
            <text:p>0.4977</text:p>
          </table:table-cell>
          <table:table-cell office:value-type="float" office:value="0.488" calcext:value-type="float">
            <text:p>0.4880</text:p>
          </table:table-cell>
          <table:table-cell table:formula="of:=([.B359]-[.C359])^2" office:value-type="float" office:value="0.0000949742183875189" calcext:value-type="float">
            <text:p>0.0001</text:p>
          </table:table-cell>
          <table:table-cell table:formula="of:=([.B359]-[.$H$3])^2" office:value-type="float" office:value="0.0189340520259149" calcext:value-type="float">
            <text:p>0.0189</text:p>
          </table:table-cell>
          <table:table-cell office:value-type="float" office:value="0.4841" calcext:value-type="float">
            <text:p>0.4841</text:p>
          </table:table-cell>
          <table:table-cell table:formula="of:=([.B359]-[.F359])^2" office:value-type="float" office:value="0.000186198897540275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359]+0.01" office:value-type="float" office:value="3.57999999999997" calcext:value-type="float">
            <text:p>3.5800</text:p>
          </table:table-cell>
          <table:table-cell table:formula="of:=-2/PI()*COS(PI()*[.A360])+2/PI()" office:value-type="float" office:value="0.478298873010635" calcext:value-type="float">
            <text:p>0.4783</text:p>
          </table:table-cell>
          <table:table-cell office:value-type="float" office:value="0.4686" calcext:value-type="float">
            <text:p>0.4686</text:p>
          </table:table-cell>
          <table:table-cell table:formula="of:=([.B360]-[.C360])^2" office:value-type="float" office:value="0.0000940681376764152" calcext:value-type="float">
            <text:p>0.0001</text:p>
          </table:table-cell>
          <table:table-cell table:formula="of:=([.B360]-[.$H$3])^2" office:value-type="float" office:value="0.0246639674524897" calcext:value-type="float">
            <text:p>0.0247</text:p>
          </table:table-cell>
          <table:table-cell office:value-type="float" office:value="0.4649" calcext:value-type="float">
            <text:p>0.4649</text:p>
          </table:table-cell>
          <table:table-cell table:formula="of:=([.B360]-[.F360])^2" office:value-type="float" office:value="0.00017952979795511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360]+0.01" office:value-type="float" office:value="3.58999999999997" calcext:value-type="float">
            <text:p>3.5900</text:p>
          </table:table-cell>
          <table:table-cell table:formula="of:=-2/PI()*COS(PI()*[.A361])+2/PI()" office:value-type="float" office:value="0.459008517948371" calcext:value-type="float">
            <text:p>0.4590</text:p>
          </table:table-cell>
          <table:table-cell office:value-type="float" office:value="0.4494" calcext:value-type="float">
            <text:p>0.4494</text:p>
          </table:table-cell>
          <table:table-cell table:formula="of:=([.B361]-[.C361])^2" office:value-type="float" office:value="0.0000923236171641597" calcext:value-type="float">
            <text:p>0.0001</text:p>
          </table:table-cell>
          <table:table-cell table:formula="of:=([.B361]-[.$H$3])^2" office:value-type="float" office:value="0.031095095489868" calcext:value-type="float">
            <text:p>0.0311</text:p>
          </table:table-cell>
          <table:table-cell office:value-type="float" office:value="0.4458" calcext:value-type="float">
            <text:p>0.4458</text:p>
          </table:table-cell>
          <table:table-cell table:formula="of:=([.B361]-[.F361])^2" office:value-type="float" office:value="0.000174464946392428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361]+0.01" office:value-type="float" office:value="3.59999999999997" calcext:value-type="float">
            <text:p>3.6000</text:p>
          </table:table-cell>
          <table:table-cell table:formula="of:=-2/PI()*COS(PI()*[.A362])+2/PI()" office:value-type="float" office:value="0.439893443750951" calcext:value-type="float">
            <text:p>0.4399</text:p>
          </table:table-cell>
          <table:table-cell office:value-type="float" office:value="0.4304" calcext:value-type="float">
            <text:p>0.4304</text:p>
          </table:table-cell>
          <table:table-cell table:formula="of:=([.B362]-[.C362])^2" office:value-type="float" office:value="0.0000901254742524666" calcext:value-type="float">
            <text:p>0.0001</text:p>
          </table:table-cell>
          <table:table-cell table:formula="of:=([.B362]-[.$H$3])^2" office:value-type="float" office:value="0.0382019100277432" calcext:value-type="float">
            <text:p>0.0382</text:p>
          </table:table-cell>
          <table:table-cell office:value-type="float" office:value="0.4268" calcext:value-type="float">
            <text:p>0.4268</text:p>
          </table:table-cell>
          <table:table-cell table:formula="of:=([.B362]-[.F362])^2" office:value-type="float" office:value="0.000171438269259314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362]+0.01" office:value-type="float" office:value="3.60999999999997" calcext:value-type="float">
            <text:p>3.6100</text:p>
          </table:table-cell>
          <table:table-cell table:formula="of:=-2/PI()*COS(PI()*[.A363])+2/PI()" office:value-type="float" office:value="0.420972514688818" calcext:value-type="float">
            <text:p>0.4210</text:p>
          </table:table-cell>
          <table:table-cell office:value-type="float" office:value="0.4115" calcext:value-type="float">
            <text:p>0.4115</text:p>
          </table:table-cell>
          <table:table-cell table:formula="of:=([.B363]-[.C363])^2" office:value-type="float" office:value="0.0000897285345298747" calcext:value-type="float">
            <text:p>0.0001</text:p>
          </table:table-cell>
          <table:table-cell table:formula="of:=([.B363]-[.$H$3])^2" office:value-type="float" office:value="0.0459562196509253" calcext:value-type="float">
            <text:p>0.0460</text:p>
          </table:table-cell>
          <table:table-cell office:value-type="float" office:value="0.4081" calcext:value-type="float">
            <text:p>0.4081</text:p>
          </table:table-cell>
          <table:table-cell table:formula="of:=([.B363]-[.F363])^2" office:value-type="float" office:value="0.000165701634413837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363]+0.01" office:value-type="float" office:value="3.61999999999997" calcext:value-type="float">
            <text:p>3.6200</text:p>
          </table:table-cell>
          <table:table-cell table:formula="of:=-2/PI()*COS(PI()*[.A364])+2/PI()" office:value-type="float" office:value="0.402264403434606" calcext:value-type="float">
            <text:p>0.4023</text:p>
          </table:table-cell>
          <table:table-cell office:value-type="float" office:value="0.3929" calcext:value-type="float">
            <text:p>0.3929</text:p>
          </table:table-cell>
          <table:table-cell table:formula="of:=([.B364]-[.C364])^2" office:value-type="float" office:value="0.0000876920516860686" calcext:value-type="float">
            <text:p>0.0001</text:p>
          </table:table-cell>
          <table:table-cell table:formula="of:=([.B364]-[.$H$3])^2" office:value-type="float" office:value="0.0543272790401525" calcext:value-type="float">
            <text:p>0.0543</text:p>
          </table:table-cell>
          <table:table-cell office:value-type="float" office:value="0.3896" calcext:value-type="float">
            <text:p>0.3896</text:p>
          </table:table-cell>
          <table:table-cell table:formula="of:=([.B364]-[.F364])^2" office:value-type="float" office:value="0.000160387114354472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364]+0.01" office:value-type="float" office:value="3.62999999999997" calcext:value-type="float">
            <text:p>3.6300</text:p>
          </table:table-cell>
          <table:table-cell table:formula="of:=-2/PI()*COS(PI()*[.A365])+2/PI()" office:value-type="float" office:value="0.383787572635464" calcext:value-type="float">
            <text:p>0.3838</text:p>
          </table:table-cell>
          <table:table-cell office:value-type="float" office:value="0.3746" calcext:value-type="float">
            <text:p>0.3746</text:p>
          </table:table-cell>
          <table:table-cell table:formula="of:=([.B365]-[.C365])^2" office:value-type="float" office:value="0.0000844114909319268" calcext:value-type="float">
            <text:p>0.0001</text:p>
          </table:table-cell>
          <table:table-cell table:formula="of:=([.B365]-[.$H$3])^2" office:value-type="float" office:value="0.0632819104505531" calcext:value-type="float">
            <text:p>0.0633</text:p>
          </table:table-cell>
          <table:table-cell office:value-type="float" office:value="0.3714" calcext:value-type="float">
            <text:p>0.3714</text:p>
          </table:table-cell>
          <table:table-cell table:formula="of:=([.B365]-[.F365])^2" office:value-type="float" office:value="0.000153451955798897" calcext:value-type="float">
            <text:p>0.0002</text:p>
          </table:table-cell>
          <table:table-cell table:number-columns-repeated="1015"/>
        </table:table-row>
        <table:table-row table:style-name="ro1">
          <table:table-cell table:formula="of:=[.A365]+0.01" office:value-type="float" office:value="3.63999999999997" calcext:value-type="float">
            <text:p>3.6400</text:p>
          </table:table-cell>
          <table:table-cell table:formula="of:=-2/PI()*COS(PI()*[.A366])+2/PI()" office:value-type="float" office:value="0.365560256692656" calcext:value-type="float">
            <text:p>0.3656</text:p>
          </table:table-cell>
          <table:table-cell office:value-type="float" office:value="0.3565" calcext:value-type="float">
            <text:p>0.3565</text:p>
          </table:table-cell>
          <table:table-cell table:formula="of:=([.B366]-[.C366])^2" office:value-type="float" office:value="0.0000820882513368134" calcext:value-type="float">
            <text:p>0.0001</text:p>
          </table:table-cell>
          <table:table-cell table:formula="of:=([.B366]-[.$H$3])^2" office:value-type="float" office:value="0.0727846347881912" calcext:value-type="float">
            <text:p>0.0728</text:p>
          </table:table-cell>
          <table:table-cell office:value-type="float" office:value="0.3536" calcext:value-type="float">
            <text:p>0.3536</text:p>
          </table:table-cell>
          <table:table-cell table:formula="of:=([.B366]-[.F366])^2" office:value-type="float" office:value="0.000143047740154217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366]+0.01" office:value-type="float" office:value="3.64999999999997" calcext:value-type="float">
            <text:p>3.6500</text:p>
          </table:table-cell>
          <table:table-cell table:formula="of:=-2/PI()*COS(PI()*[.A367])+2/PI()" office:value-type="float" office:value="0.347600443766407" calcext:value-type="float">
            <text:p>0.3476</text:p>
          </table:table-cell>
          <table:table-cell office:value-type="float" office:value="0.3387" calcext:value-type="float">
            <text:p>0.3387</text:p>
          </table:table-cell>
          <table:table-cell table:formula="of:=([.B367]-[.C367])^2" office:value-type="float" office:value="0.0000792178992389698" calcext:value-type="float">
            <text:p>0.0001</text:p>
          </table:table-cell>
          <table:table-cell table:formula="of:=([.B367]-[.$H$3])^2" office:value-type="float" office:value="0.0827978117672719" calcext:value-type="float">
            <text:p>0.0828</text:p>
          </table:table-cell>
          <table:table-cell office:value-type="float" office:value="0.336" calcext:value-type="float">
            <text:p>0.3360</text:p>
          </table:table-cell>
          <table:table-cell table:formula="of:=([.B367]-[.F367])^2" office:value-type="float" office:value="0.000134570295577566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367]+0.01" office:value-type="float" office:value="3.65999999999997" calcext:value-type="float">
            <text:p>3.6600</text:p>
          </table:table-cell>
          <table:table-cell table:formula="of:=-2/PI()*COS(PI()*[.A368])+2/PI()" office:value-type="float" office:value="0.329925858023762" calcext:value-type="float">
            <text:p>0.3299</text:p>
          </table:table-cell>
          <table:table-cell office:value-type="float" office:value="0.3211" calcext:value-type="float">
            <text:p>0.3211</text:p>
          </table:table-cell>
          <table:table-cell table:formula="of:=([.B368]-[.C368])^2" office:value-type="float" office:value="0.0000778957698555994" calcext:value-type="float">
            <text:p>0.0001</text:p>
          </table:table-cell>
          <table:table-cell table:formula="of:=([.B368]-[.$H$3])^2" office:value-type="float" office:value="0.0932817885947234" calcext:value-type="float">
            <text:p>0.0933</text:p>
          </table:table-cell>
          <table:table-cell office:value-type="float" office:value="0.3186" calcext:value-type="float">
            <text:p>0.3186</text:p>
          </table:table-cell>
          <table:table-cell table:formula="of:=([.B368]-[.F368])^2" office:value-type="float" office:value="0.000128275059974408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368]+0.01" office:value-type="float" office:value="3.66999999999997" calcext:value-type="float">
            <text:p>3.6700</text:p>
          </table:table-cell>
          <table:table-cell table:formula="of:=-2/PI()*COS(PI()*[.A369])+2/PI()" office:value-type="float" office:value="0.312553942146968" calcext:value-type="float">
            <text:p>0.3126</text:p>
          </table:table-cell>
          <table:table-cell office:value-type="float" office:value="0.3039" calcext:value-type="float">
            <text:p>0.3039</text:p>
          </table:table-cell>
          <table:table-cell table:formula="of:=([.B369]-[.C369])^2" office:value-type="float" office:value="0.0000748907146830685" calcext:value-type="float">
            <text:p>0.0001</text:p>
          </table:table-cell>
          <table:table-cell table:formula="of:=([.B369]-[.$H$3])^2" office:value-type="float" office:value="0.10419505659524" calcext:value-type="float">
            <text:p>0.1042</text:p>
          </table:table-cell>
          <table:table-cell office:value-type="float" office:value="0.3016" calcext:value-type="float">
            <text:p>0.3016</text:p>
          </table:table-cell>
          <table:table-cell table:formula="of:=([.B369]-[.F369])^2" office:value-type="float" office:value="0.000119988848559122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369]+0.01" office:value-type="float" office:value="3.67999999999997" calcext:value-type="float">
            <text:p>3.6800</text:p>
          </table:table-cell>
          <table:table-cell table:formula="of:=-2/PI()*COS(PI()*[.A370])+2/PI()" office:value-type="float" office:value="0.29550184011966" calcext:value-type="float">
            <text:p>0.2955</text:p>
          </table:table-cell>
          <table:table-cell office:value-type="float" office:value="0.287" calcext:value-type="float">
            <text:p>0.2870</text:p>
          </table:table-cell>
          <table:table-cell table:formula="of:=([.B370]-[.C370])^2" office:value-type="float" office:value="0.000072281285420262" calcext:value-type="float">
            <text:p>0.0001</text:p>
          </table:table-cell>
          <table:table-cell table:formula="of:=([.B370]-[.$H$3])^2" office:value-type="float" office:value="0.115494415158518" calcext:value-type="float">
            <text:p>0.1155</text:p>
          </table:table-cell>
          <table:table-cell office:value-type="float" office:value="0.2849" calcext:value-type="float">
            <text:p>0.2849</text:p>
          </table:table-cell>
          <table:table-cell table:formula="of:=([.B370]-[.F370])^2" office:value-type="float" office:value="0.000112399013922834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370]+0.01" office:value-type="float" office:value="3.68999999999997" calcext:value-type="float">
            <text:p>3.6900</text:p>
          </table:table-cell>
          <table:table-cell table:formula="of:=-2/PI()*COS(PI()*[.A371])+2/PI()" office:value-type="float" office:value="0.278786380307814" calcext:value-type="float">
            <text:p>0.2788</text:p>
          </table:table-cell>
          <table:table-cell office:value-type="float" office:value="0.2705" calcext:value-type="float">
            <text:p>0.2705</text:p>
          </table:table-cell>
          <table:table-cell table:formula="of:=([.B371]-[.C371])^2" office:value-type="float" office:value="0.0000686640986057264" calcext:value-type="float">
            <text:p>0.0001</text:p>
          </table:table-cell>
          <table:table-cell table:formula="of:=([.B371]-[.$H$3])^2" office:value-type="float" office:value="0.127135142361538" calcext:value-type="float">
            <text:p>0.1271</text:p>
          </table:table-cell>
          <table:table-cell office:value-type="float" office:value="0.2684" calcext:value-type="float">
            <text:p>0.2684</text:p>
          </table:table-cell>
          <table:table-cell table:formula="of:=([.B371]-[.F371])^2" office:value-type="float" office:value="0.000107876895898545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371]+0.01" office:value-type="float" office:value="3.69999999999996" calcext:value-type="float">
            <text:p>3.7000</text:p>
          </table:table-cell>
          <table:table-cell table:formula="of:=-2/PI()*COS(PI()*[.A372])+2/PI()" office:value-type="float" office:value="0.262424058852183" calcext:value-type="float">
            <text:p>0.2624</text:p>
          </table:table-cell>
          <table:table-cell office:value-type="float" office:value="0.2543" calcext:value-type="float">
            <text:p>0.2543</text:p>
          </table:table-cell>
          <table:table-cell table:formula="of:=([.B372]-[.C372])^2" office:value-type="float" office:value="0.0000660003322337281" calcext:value-type="float">
            <text:p>0.0001</text:p>
          </table:table-cell>
          <table:table-cell table:formula="of:=([.B372]-[.$H$3])^2" office:value-type="float" office:value="0.139071171592394" calcext:value-type="float">
            <text:p>0.1391</text:p>
          </table:table-cell>
          <table:table-cell office:value-type="float" office:value="0.2522" calcext:value-type="float">
            <text:p>0.2522</text:p>
          </table:table-cell>
          <table:table-cell table:formula="of:=([.B372]-[.F372])^2" office:value-type="float" office:value="0.000104531379412895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372]+0.01" office:value-type="float" office:value="3.70999999999996" calcext:value-type="float">
            <text:p>3.7100</text:p>
          </table:table-cell>
          <table:table-cell table:formula="of:=-2/PI()*COS(PI()*[.A373])+2/PI()" office:value-type="float" office:value="0.246431023388594" calcext:value-type="float">
            <text:p>0.2464</text:p>
          </table:table-cell>
          <table:table-cell office:value-type="float" office:value="0.2385" calcext:value-type="float">
            <text:p>0.2385</text:p>
          </table:table-cell>
          <table:table-cell table:formula="of:=([.B373]-[.C373])^2" office:value-type="float" office:value="0.0000629011319904281" calcext:value-type="float">
            <text:p>0.0001</text:p>
          </table:table-cell>
          <table:table-cell table:formula="of:=([.B373]-[.$H$3])^2" office:value-type="float" office:value="0.151255273478498" calcext:value-type="float">
            <text:p>0.1513</text:p>
          </table:table-cell>
          <table:table-cell office:value-type="float" office:value="0.2365" calcext:value-type="float">
            <text:p>0.2365</text:p>
          </table:table-cell>
          <table:table-cell table:formula="of:=([.B373]-[.F373])^2" office:value-type="float" office:value="0.0000986252255448038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373]+0.01" office:value-type="float" office:value="3.71999999999996" calcext:value-type="float">
            <text:p>3.7200</text:p>
          </table:table-cell>
          <table:table-cell table:formula="of:=-2/PI()*COS(PI()*[.A374])+2/PI()" office:value-type="float" office:value="0.230823057112189" calcext:value-type="float">
            <text:p>0.2308</text:p>
          </table:table-cell>
          <table:table-cell office:value-type="float" office:value="0.2231" calcext:value-type="float">
            <text:p>0.2231</text:p>
          </table:table-cell>
          <table:table-cell table:formula="of:=([.B374]-[.C374])^2" office:value-type="float" office:value="0.0000596456111581397" calcext:value-type="float">
            <text:p>0.0001</text:p>
          </table:table-cell>
          <table:table-cell table:formula="of:=([.B374]-[.$H$3])^2" office:value-type="float" office:value="0.163639242401024" calcext:value-type="float">
            <text:p>0.1636</text:p>
          </table:table-cell>
          <table:table-cell office:value-type="float" office:value="0.2212" calcext:value-type="float">
            <text:p>0.2212</text:p>
          </table:table-cell>
          <table:table-cell table:formula="of:=([.B374]-[.F374])^2" office:value-type="float" office:value="0.0000926032281844587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374]+0.01" office:value-type="float" office:value="3.72999999999996" calcext:value-type="float">
            <text:p>3.7300</text:p>
          </table:table-cell>
          <table:table-cell table:formula="of:=-2/PI()*COS(PI()*[.A375])+2/PI()" office:value-type="float" office:value="0.215615563201311" calcext:value-type="float">
            <text:p>0.2156</text:p>
          </table:table-cell>
          <table:table-cell office:value-type="float" office:value="0.2081" calcext:value-type="float">
            <text:p>0.2081</text:p>
          </table:table-cell>
          <table:table-cell table:formula="of:=([.B375]-[.C375])^2" office:value-type="float" office:value="0.0000564836902329054" calcext:value-type="float">
            <text:p>0.0001</text:p>
          </table:table-cell>
          <table:table-cell table:formula="of:=([.B375]-[.$H$3])^2" office:value-type="float" office:value="0.176174086859427" calcext:value-type="float">
            <text:p>0.1762</text:p>
          </table:table-cell>
          <table:table-cell office:value-type="float" office:value="0.2063" calcext:value-type="float">
            <text:p>0.2063</text:p>
          </table:table-cell>
          <table:table-cell table:formula="of:=([.B375]-[.F375])^2" office:value-type="float" office:value="0.0000867797177576257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375]+0.01" office:value-type="float" office:value="3.73999999999996" calcext:value-type="float">
            <text:p>3.7400</text:p>
          </table:table-cell>
          <table:table-cell table:formula="of:=-2/PI()*COS(PI()*[.A376])+2/PI()" office:value-type="float" office:value="0.200823549616425" calcext:value-type="float">
            <text:p>0.2008</text:p>
          </table:table-cell>
          <table:table-cell office:value-type="float" office:value="0.1935" calcext:value-type="float">
            <text:p>0.1935</text:p>
          </table:table-cell>
          <table:table-cell table:formula="of:=([.B376]-[.C376])^2" office:value-type="float" office:value="0.0000536343789842454" calcext:value-type="float">
            <text:p>0.0001</text:p>
          </table:table-cell>
          <table:table-cell table:formula="of:=([.B376]-[.$H$3])^2" office:value-type="float" office:value="0.188810222934601" calcext:value-type="float">
            <text:p>0.1888</text:p>
          </table:table-cell>
          <table:table-cell office:value-type="float" office:value="0.1919" calcext:value-type="float">
            <text:p>0.1919</text:p>
          </table:table-cell>
          <table:table-cell table:formula="of:=([.B376]-[.F376])^2" office:value-type="float" office:value="0.0000796297377568066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376]+0.01" office:value-type="float" office:value="3.74999999999996" calcext:value-type="float">
            <text:p>3.7500</text:p>
          </table:table-cell>
          <table:table-cell table:formula="of:=-2/PI()*COS(PI()*[.A377])+2/PI()" office:value-type="float" office:value="0.186461614289079" calcext:value-type="float">
            <text:p>0.1865</text:p>
          </table:table-cell>
          <table:table-cell office:value-type="float" office:value="0.1794" calcext:value-type="float">
            <text:p>0.1794</text:p>
          </table:table-cell>
          <table:table-cell table:formula="of:=([.B377]-[.C377])^2" office:value-type="float" office:value="0.0000498663963677291" calcext:value-type="float">
            <text:p>0.0000</text:p>
          </table:table-cell>
          <table:table-cell table:formula="of:=([.B377]-[.$H$3])^2" office:value-type="float" office:value="0.20149767008706" calcext:value-type="float">
            <text:p>0.2015</text:p>
          </table:table-cell>
          <table:table-cell office:value-type="float" office:value="0.1779" calcext:value-type="float">
            <text:p>0.1779</text:p>
          </table:table-cell>
          <table:table-cell table:formula="of:=([.B377]-[.F377])^2" office:value-type="float" office:value="0.000073301239234967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377]+0.01" office:value-type="float" office:value="3.75999999999996" calcext:value-type="float">
            <text:p>3.7600</text:p>
          </table:table-cell>
          <table:table-cell table:formula="of:=-2/PI()*COS(PI()*[.A378])+2/PI()" office:value-type="float" office:value="0.172543930715504" calcext:value-type="float">
            <text:p>0.1725</text:p>
          </table:table-cell>
          <table:table-cell office:value-type="float" office:value="0.1657" calcext:value-type="float">
            <text:p>0.1657</text:p>
          </table:table-cell>
          <table:table-cell table:formula="of:=([.B378]-[.C378])^2" office:value-type="float" office:value="0.0000468393876386136" calcext:value-type="float">
            <text:p>0.0000</text:p>
          </table:table-cell>
          <table:table-cell table:formula="of:=([.B378]-[.$H$3])^2" office:value-type="float" office:value="0.21418624851732" calcext:value-type="float">
            <text:p>0.2142</text:p>
          </table:table-cell>
          <table:table-cell office:value-type="float" office:value="0.1644" calcext:value-type="float">
            <text:p>0.1644</text:p>
          </table:table-cell>
          <table:table-cell table:formula="of:=([.B378]-[.F378])^2" office:value-type="float" office:value="0.0000663236074989229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378]+0.01" office:value-type="float" office:value="3.76999999999996" calcext:value-type="float">
            <text:p>3.7700</text:p>
          </table:table-cell>
          <table:table-cell table:formula="of:=-2/PI()*COS(PI()*[.A379])+2/PI()" office:value-type="float" office:value="0.159084233969084" calcext:value-type="float">
            <text:p>0.1591</text:p>
          </table:table-cell>
          <table:table-cell office:value-type="float" office:value="0.1525" calcext:value-type="float">
            <text:p>0.1525</text:p>
          </table:table-cell>
          <table:table-cell table:formula="of:=([.B379]-[.C379])^2" office:value-type="float" office:value="0.0000433521369596375" calcext:value-type="float">
            <text:p>0.0000</text:p>
          </table:table-cell>
          <table:table-cell table:formula="of:=([.B379]-[.$H$3])^2" office:value-type="float" office:value="0.226825777309463" calcext:value-type="float">
            <text:p>0.2268</text:p>
          </table:table-cell>
          <table:table-cell office:value-type="float" office:value="0.1513" calcext:value-type="float">
            <text:p>0.1513</text:p>
          </table:table-cell>
          <table:table-cell table:formula="of:=([.B379]-[.F379])^2" office:value-type="float" office:value="0.0000605942984854388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379]+0.01" office:value-type="float" office:value="3.77999999999996" calcext:value-type="float">
            <text:p>3.7800</text:p>
          </table:table-cell>
          <table:table-cell table:formula="of:=-2/PI()*COS(PI()*[.A380])+2/PI()" office:value-type="float" office:value="0.146095807145498" calcext:value-type="float">
            <text:p>0.1461</text:p>
          </table:table-cell>
          <table:table-cell office:value-type="float" office:value="0.1397" calcext:value-type="float">
            <text:p>0.1397</text:p>
          </table:table-cell>
          <table:table-cell table:formula="of:=([.B380]-[.C380])^2" office:value-type="float" office:value="0.0000409063490424083" calcext:value-type="float">
            <text:p>0.0000</text:p>
          </table:table-cell>
          <table:table-cell table:formula="of:=([.B380]-[.$H$3])^2" office:value-type="float" office:value="0.239366272575804" calcext:value-type="float">
            <text:p>0.2394</text:p>
          </table:table-cell>
          <table:table-cell office:value-type="float" office:value="0.1387" calcext:value-type="float">
            <text:p>0.1387</text:p>
          </table:table-cell>
          <table:table-cell table:formula="of:=([.B380]-[.F380])^2" office:value-type="float" office:value="0.0000546979633334051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380]+0.01" office:value-type="float" office:value="3.78999999999996" calcext:value-type="float">
            <text:p>3.7900</text:p>
          </table:table-cell>
          <table:table-cell table:formula="of:=-2/PI()*COS(PI()*[.A381])+2/PI()" office:value-type="float" office:value="0.133591468253911" calcext:value-type="float">
            <text:p>0.1336</text:p>
          </table:table-cell>
          <table:table-cell office:value-type="float" office:value="0.1275" calcext:value-type="float">
            <text:p>0.1275</text:p>
          </table:table-cell>
          <table:table-cell table:formula="of:=([.B381]-[.C381])^2" office:value-type="float" office:value="0.0000371059854884068" calcext:value-type="float">
            <text:p>0.0000</text:p>
          </table:table-cell>
          <table:table-cell table:formula="of:=([.B381]-[.$H$3])^2" office:value-type="float" office:value="0.251758144820568" calcext:value-type="float">
            <text:p>0.2518</text:p>
          </table:table-cell>
          <table:table-cell office:value-type="float" office:value="0.1265" calcext:value-type="float">
            <text:p>0.1265</text:p>
          </table:table-cell>
          <table:table-cell table:formula="of:=([.B381]-[.F381])^2" office:value-type="float" office:value="0.0000502889219962286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381]+0.01" office:value-type="float" office:value="3.79999999999996" calcext:value-type="float">
            <text:p>3.8000</text:p>
          </table:table-cell>
          <table:table-cell table:formula="of:=-2/PI()*COS(PI()*[.A382])+2/PI()" office:value-type="float" office:value="0.121583557567141" calcext:value-type="float">
            <text:p>0.1216</text:p>
          </table:table-cell>
          <table:table-cell office:value-type="float" office:value="0.1157" calcext:value-type="float">
            <text:p>0.1157</text:p>
          </table:table-cell>
          <table:table-cell table:formula="of:=([.B382]-[.C382])^2" office:value-type="float" office:value="0.0000346162496458673" calcext:value-type="float">
            <text:p>0.0000</text:p>
          </table:table-cell>
          <table:table-cell table:formula="of:=([.B382]-[.$H$3])^2" office:value-type="float" office:value="0.263952394743586" calcext:value-type="float">
            <text:p>0.2640</text:p>
          </table:table-cell>
          <table:table-cell office:value-type="float" office:value="0.1147" calcext:value-type="float">
            <text:p>0.1147</text:p>
          </table:table-cell>
          <table:table-cell table:formula="of:=([.B382]-[.F382])^2" office:value-type="float" office:value="0.0000473833647801502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382]+0.01" office:value-type="float" office:value="3.80999999999996" calcext:value-type="float">
            <text:p>3.8100</text:p>
          </table:table-cell>
          <table:table-cell table:formula="of:=-2/PI()*COS(PI()*[.A383])+2/PI()" office:value-type="float" office:value="0.110083925443304" calcext:value-type="float">
            <text:p>0.1101</text:p>
          </table:table-cell>
          <table:table-cell office:value-type="float" office:value="0.1045" calcext:value-type="float">
            <text:p>0.1045</text:p>
          </table:table-cell>
          <table:table-cell table:formula="of:=([.B383]-[.C383])^2" office:value-type="float" office:value="0.0000311802233563732" calcext:value-type="float">
            <text:p>0.0000</text:p>
          </table:table-cell>
          <table:table-cell table:formula="of:=([.B383]-[.$H$3])^2" office:value-type="float" office:value="0.275900806711147" calcext:value-type="float">
            <text:p>0.2759</text:p>
          </table:table-cell>
          <table:table-cell office:value-type="float" office:value="0.1035" calcext:value-type="float">
            <text:p>0.1035</text:p>
          </table:table-cell>
          <table:table-cell table:formula="of:=([.B383]-[.F383])^2" office:value-type="float" office:value="0.0000433480742429804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383]+0.01" office:value-type="float" office:value="3.81999999999996" calcext:value-type="float">
            <text:p>3.8200</text:p>
          </table:table-cell>
          <table:table-cell table:formula="of:=-2/PI()*COS(PI()*[.A384])+2/PI()" office:value-type="float" office:value="0.0991039206309367" calcext:value-type="float">
            <text:p>0.0991</text:p>
          </table:table-cell>
          <table:table-cell office:value-type="float" office:value="0.09374" calcext:value-type="float">
            <text:p>0.0937</text:p>
          </table:table-cell>
          <table:table-cell table:formula="of:=([.B384]-[.C384])^2" office:value-type="float" office:value="0.0000287716445349878" calcext:value-type="float">
            <text:p>0.0000</text:p>
          </table:table-cell>
          <table:table-cell table:formula="of:=([.B384]-[.$H$3])^2" office:value-type="float" office:value="0.287556139130394" calcext:value-type="float">
            <text:p>0.2876</text:p>
          </table:table-cell>
          <table:table-cell office:value-type="float" office:value="0.09287" calcext:value-type="float">
            <text:p>0.0929</text:p>
          </table:table-cell>
          <table:table-cell table:formula="of:=([.B384]-[.F384])^2" office:value-type="float" office:value="0.0000388617664328175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384]+0.01" office:value-type="float" office:value="3.82999999999996" calcext:value-type="float">
            <text:p>3.8300</text:p>
          </table:table-cell>
          <table:table-cell table:formula="of:=-2/PI()*COS(PI()*[.A385])+2/PI()" office:value-type="float" office:value="0.0886543790691585" calcext:value-type="float">
            <text:p>0.0887</text:p>
          </table:table-cell>
          <table:table-cell office:value-type="float" office:value="0.08356" calcext:value-type="float">
            <text:p>0.0836</text:p>
          </table:table-cell>
          <table:table-cell table:formula="of:=([.B385]-[.C385])^2" office:value-type="float" office:value="0.0000259526981002805" calcext:value-type="float">
            <text:p>0.0000</text:p>
          </table:table-cell>
          <table:table-cell table:formula="of:=([.B385]-[.$H$3])^2" office:value-type="float" office:value="0.298872310975837" calcext:value-type="float">
            <text:p>0.2989</text:p>
          </table:table-cell>
          <table:table-cell office:value-type="float" office:value="0.08279" calcext:value-type="float">
            <text:p>0.0828</text:p>
          </table:table-cell>
          <table:table-cell table:formula="of:=([.B385]-[.F385])^2" office:value-type="float" office:value="0.0000343909418667845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385]+0.01" office:value-type="float" office:value="3.83999999999996" calcext:value-type="float">
            <text:p>3.8400</text:p>
          </table:table-cell>
          <table:table-cell table:formula="of:=-2/PI()*COS(PI()*[.A386])+2/PI()" office:value-type="float" office:value="0.0787456131939028" calcext:value-type="float">
            <text:p>0.0787</text:p>
          </table:table-cell>
          <table:table-cell office:value-type="float" office:value="0.07392" calcext:value-type="float">
            <text:p>0.0739</text:p>
          </table:table-cell>
          <table:table-cell table:formula="of:=([.B386]-[.C386])^2" office:value-type="float" office:value="0.0000232865426971691" calcext:value-type="float">
            <text:p>0.0000</text:p>
          </table:table-cell>
          <table:table-cell table:formula="of:=([.B386]-[.$H$3])^2" office:value-type="float" office:value="0.309804583731777" calcext:value-type="float">
            <text:p>0.3098</text:p>
          </table:table-cell>
          <table:table-cell office:value-type="float" office:value="0.07326" calcext:value-type="float">
            <text:p>0.0733</text:p>
          </table:table-cell>
          <table:table-cell table:formula="of:=([.B386]-[.F386])^2" office:value-type="float" office:value="0.0000300919521131209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386]+0.01" office:value-type="float" office:value="3.84999999999996" calcext:value-type="float">
            <text:p>3.8500</text:p>
          </table:table-cell>
          <table:table-cell table:formula="of:=-2/PI()*COS(PI()*[.A387])+2/PI()" office:value-type="float" office:value="0.0693874017607876" calcext:value-type="float">
            <text:p>0.0694</text:p>
          </table:table-cell>
          <table:table-cell office:value-type="float" office:value="0.06484" calcext:value-type="float">
            <text:p>0.0648</text:p>
          </table:table-cell>
          <table:table-cell table:formula="of:=([.B387]-[.C387])^2" office:value-type="float" office:value="0.0000206788627740143" calcext:value-type="float">
            <text:p>0.0000</text:p>
          </table:table-cell>
          <table:table-cell table:formula="of:=([.B387]-[.$H$3])^2" office:value-type="float" office:value="0.320309738032512" calcext:value-type="float">
            <text:p>0.3203</text:p>
          </table:table-cell>
          <table:table-cell office:value-type="float" office:value="0.06429" calcext:value-type="float">
            <text:p>0.0643</text:p>
          </table:table-cell>
          <table:table-cell table:formula="of:=([.B387]-[.F387])^2" office:value-type="float" office:value="0.0000259835047108807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387]+0.01" office:value-type="float" office:value="3.85999999999996" calcext:value-type="float">
            <text:p>3.8600</text:p>
          </table:table-cell>
          <table:table-cell table:formula="of:=-2/PI()*COS(PI()*[.A388])+2/PI()" office:value-type="float" office:value="0.0605889801946671" calcext:value-type="float">
            <text:p>0.0606</text:p>
          </table:table-cell>
          <table:table-cell office:value-type="float" office:value="0.05632" calcext:value-type="float">
            <text:p>0.0563</text:p>
          </table:table-cell>
          <table:table-cell table:formula="of:=([.B388]-[.C388])^2" office:value-type="float" office:value="0.0000182241919024598" calcext:value-type="float">
            <text:p>0.0000</text:p>
          </table:table-cell>
          <table:table-cell table:formula="of:=([.B388]-[.$H$3])^2" office:value-type="float" office:value="0.330346244303125" calcext:value-type="float">
            <text:p>0.3303</text:p>
          </table:table-cell>
          <table:table-cell office:value-type="float" office:value="0.05588" calcext:value-type="float">
            <text:p>0.0559</text:p>
          </table:table-cell>
          <table:table-cell table:formula="of:=([.B388]-[.F388])^2" office:value-type="float" office:value="0.0000221744944737668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388]+0.01" office:value-type="float" office:value="3.86999999999996" calcext:value-type="float">
            <text:p>3.8700</text:p>
          </table:table-cell>
          <table:table-cell table:formula="of:=-2/PI()*COS(PI()*[.A389])+2/PI()" office:value-type="float" office:value="0.052359031475381" calcext:value-type="float">
            <text:p>0.0524</text:p>
          </table:table-cell>
          <table:table-cell office:value-type="float" office:value="0.04838" calcext:value-type="float">
            <text:p>0.0484</text:p>
          </table:table-cell>
          <table:table-cell table:formula="of:=([.B389]-[.C389])^2" office:value-type="float" office:value="0.0000158326914820728" calcext:value-type="float">
            <text:p>0.0000</text:p>
          </table:table-cell>
          <table:table-cell table:formula="of:=([.B389]-[.$H$3])^2" office:value-type="float" office:value="0.339874426727352" calcext:value-type="float">
            <text:p>0.3399</text:p>
          </table:table-cell>
          <table:table-cell office:value-type="float" office:value="0.04802" calcext:value-type="float">
            <text:p>0.0480</text:p>
          </table:table-cell>
          <table:table-cell table:formula="of:=([.B389]-[.F389])^2" office:value-type="float" office:value="0.0000188271941443471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389]+0.01" office:value-type="float" office:value="3.87999999999996" calcext:value-type="float">
            <text:p>3.8800</text:p>
          </table:table-cell>
          <table:table-cell table:formula="of:=-2/PI()*COS(PI()*[.A390])+2/PI()" office:value-type="float" office:value="0.0447056775687018" calcext:value-type="float">
            <text:p>0.0447</text:p>
          </table:table-cell>
          <table:table-cell office:value-type="float" office:value="0.04102" calcext:value-type="float">
            <text:p>0.0410</text:p>
          </table:table-cell>
          <table:table-cell table:formula="of:=([.B390]-[.C390])^2" office:value-type="float" office:value="0.0000135842191404317" calcext:value-type="float">
            <text:p>0.0000</text:p>
          </table:table-cell>
          <table:table-cell table:formula="of:=([.B390]-[.$H$3])^2" office:value-type="float" office:value="0.348856619895338" calcext:value-type="float">
            <text:p>0.3489</text:p>
          </table:table-cell>
          <table:table-cell office:value-type="float" office:value="0.04073" calcext:value-type="float">
            <text:p>0.0407</text:p>
          </table:table-cell>
          <table:table-cell table:formula="of:=([.B390]-[.F390])^2" office:value-type="float" office:value="0.0000158060121302787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390]+0.01" office:value-type="float" office:value="3.88999999999996" calcext:value-type="float">
            <text:p>3.8900</text:p>
          </table:table-cell>
          <table:table-cell table:formula="of:=-2/PI()*COS(PI()*[.A391])+2/PI()" office:value-type="float" office:value="0.037636471410934" calcext:value-type="float">
            <text:p>0.0376</text:p>
          </table:table-cell>
          <table:table-cell office:value-type="float" office:value="0.03425" calcext:value-type="float">
            <text:p>0.0343</text:p>
          </table:table-cell>
          <table:table-cell table:formula="of:=([.B391]-[.C391])^2" office:value-type="float" office:value="0.0000114681886170731" calcext:value-type="float">
            <text:p>0.0000</text:p>
          </table:table-cell>
          <table:table-cell table:formula="of:=([.B391]-[.$H$3])^2" office:value-type="float" office:value="0.357257317513023" calcext:value-type="float">
            <text:p>0.3573</text:p>
          </table:table-cell>
          <table:table-cell office:value-type="float" office:value="0.03399" calcext:value-type="float">
            <text:p>0.0340</text:p>
          </table:table-cell>
          <table:table-cell table:formula="of:=([.B391]-[.F391])^2" office:value-type="float" office:value="0.0000132967537507587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391]+0.01" office:value-type="float" office:value="3.89999999999996" calcext:value-type="float">
            <text:p>3.9000</text:p>
          </table:table-cell>
          <table:table-cell table:formula="of:=-2/PI()*COS(PI()*[.A392])+2/PI()" office:value-type="float" office:value="0.03115838945508" calcext:value-type="float">
            <text:p>0.0312</text:p>
          </table:table-cell>
          <table:table-cell office:value-type="float" office:value="0.02807" calcext:value-type="float">
            <text:p>0.0281</text:p>
          </table:table-cell>
          <table:table-cell table:formula="of:=([.B392]-[.C392])^2" office:value-type="float" office:value="0.00000953814942624922" calcext:value-type="float">
            <text:p>0.0000</text:p>
          </table:table-cell>
          <table:table-cell table:formula="of:=([.B392]-[.$H$3])^2" office:value-type="float" office:value="0.365043312586179" calcext:value-type="float">
            <text:p>0.3650</text:p>
          </table:table-cell>
          <table:table-cell office:value-type="float" office:value="0.02781" calcext:value-type="float">
            <text:p>0.0278</text:p>
          </table:table-cell>
          <table:table-cell table:formula="of:=([.B392]-[.F392])^2" office:value-type="float" office:value="0.0000112117119428908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392]+0.01" office:value-type="float" office:value="3.90999999999996" calcext:value-type="float">
            <text:p>3.9100</text:p>
          </table:table-cell>
          <table:table-cell table:formula="of:=-2/PI()*COS(PI()*[.A393])+2/PI()" office:value-type="float" office:value="0.0252778247859223" calcext:value-type="float">
            <text:p>0.0253</text:p>
          </table:table-cell>
          <table:table-cell office:value-type="float" office:value="0.02249" calcext:value-type="float">
            <text:p>0.0225</text:p>
          </table:table-cell>
          <table:table-cell table:formula="of:=([.B393]-[.C393])^2" office:value-type="float" office:value="0.00000777196703700288" calcext:value-type="float">
            <text:p>0.0000</text:p>
          </table:table-cell>
          <table:table-cell table:formula="of:=([.B393]-[.$H$3])^2" office:value-type="float" office:value="0.372183828525832" calcext:value-type="float">
            <text:p>0.3722</text:p>
          </table:table-cell>
          <table:table-cell office:value-type="float" office:value="0.02225" calcext:value-type="float">
            <text:p>0.0223</text:p>
          </table:table-cell>
          <table:table-cell table:formula="of:=([.B393]-[.F393])^2" office:value-type="float" office:value="0.0000091677229342456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393]+0.01" office:value-type="float" office:value="3.91999999999996" calcext:value-type="float">
            <text:p>3.9200</text:p>
          </table:table-cell>
          <table:table-cell table:formula="of:=-2/PI()*COS(PI()*[.A394])+2/PI()" office:value-type="float" office:value="0.0200005808108197" calcext:value-type="float">
            <text:p>0.0200</text:p>
          </table:table-cell>
          <table:table-cell office:value-type="float" office:value="0.01752" calcext:value-type="float">
            <text:p>0.0175</text:p>
          </table:table-cell>
          <table:table-cell table:formula="of:=([.B394]-[.C394])^2" office:value-type="float" office:value="0.00000615328115900681" calcext:value-type="float">
            <text:p>0.0000</text:p>
          </table:table-cell>
          <table:table-cell table:formula="of:=([.B394]-[.$H$3])^2" office:value-type="float" office:value="0.378650640657578" calcext:value-type="float">
            <text:p>0.3787</text:p>
          </table:table-cell>
          <table:table-cell office:value-type="float" office:value="0.0173" calcext:value-type="float">
            <text:p>0.0173</text:p>
          </table:table-cell>
          <table:table-cell table:formula="of:=([.B394]-[.F394])^2" office:value-type="float" office:value="0.00000729313671576748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394]+0.01" office:value-type="float" office:value="3.92999999999996" calcext:value-type="float">
            <text:p>3.9300</text:p>
          </table:table-cell>
          <table:table-cell table:formula="of:=-2/PI()*COS(PI()*[.A395])+2/PI()" office:value-type="float" office:value="0.0153318655324464" calcext:value-type="float">
            <text:p>0.0153</text:p>
          </table:table-cell>
          <table:table-cell office:value-type="float" office:value="0.01316" calcext:value-type="float">
            <text:p>0.0132</text:p>
          </table:table-cell>
          <table:table-cell table:formula="of:=([.B395]-[.C395])^2" office:value-type="float" office:value="0.00000471699989102853" calcext:value-type="float">
            <text:p>0.0000</text:p>
          </table:table-cell>
          <table:table-cell table:formula="of:=([.B395]-[.$H$3])^2" office:value-type="float" office:value="0.384418187655216" calcext:value-type="float">
            <text:p>0.3844</text:p>
          </table:table-cell>
          <table:table-cell office:value-type="float" office:value="0.01298" calcext:value-type="float">
            <text:p>0.0130</text:p>
          </table:table-cell>
          <table:table-cell table:formula="of:=([.B395]-[.F395])^2" office:value-type="float" office:value="0.00000553127148270922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395]+0.01" office:value-type="float" office:value="3.93999999999996" calcext:value-type="float">
            <text:p>3.9400</text:p>
          </table:table-cell>
          <table:table-cell table:formula="of:=-2/PI()*COS(PI()*[.A396])+2/PI()" office:value-type="float" office:value="0.0112762864091213" calcext:value-type="float">
            <text:p>0.0113</text:p>
          </table:table-cell>
          <table:table-cell office:value-type="float" office:value="0.00941" calcext:value-type="float">
            <text:p>0.0094</text:p>
          </table:table-cell>
          <table:table-cell table:formula="of:=([.B396]-[.C396])^2" office:value-type="float" office:value="0.00000348302496087073" calcext:value-type="float">
            <text:p>0.0000</text:p>
          </table:table-cell>
          <table:table-cell table:formula="of:=([.B396]-[.$H$3])^2" office:value-type="float" office:value="0.389463672458878" calcext:value-type="float">
            <text:p>0.3895</text:p>
          </table:table-cell>
          <table:table-cell office:value-type="float" office:value="0.00927" calcext:value-type="float">
            <text:p>0.0093</text:p>
          </table:table-cell>
          <table:table-cell table:formula="of:=([.B396]-[.F396])^2" office:value-type="float" office:value="0.00000402518515542468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396]+0.01" office:value-type="float" office:value="3.94999999999996" calcext:value-type="float">
            <text:p>3.9500</text:p>
          </table:table-cell>
          <table:table-cell table:formula="of:=-2/PI()*COS(PI()*[.A397])+2/PI()" office:value-type="float" office:value="0.00783784580780333" calcext:value-type="float">
            <text:p>0.0078</text:p>
          </table:table-cell>
          <table:table-cell office:value-type="float" office:value="0.00628" calcext:value-type="float">
            <text:p>0.0063</text:p>
          </table:table-cell>
          <table:table-cell table:formula="of:=([.B397]-[.C397])^2" office:value-type="float" office:value="0.00000242688356089042" calcext:value-type="float">
            <text:p>0.0000</text:p>
          </table:table-cell>
          <table:table-cell table:formula="of:=([.B397]-[.$H$3])^2" office:value-type="float" office:value="0.393767152279333" calcext:value-type="float">
            <text:p>0.3938</text:p>
          </table:table-cell>
          <table:table-cell office:value-type="float" office:value="0.00618" calcext:value-type="float">
            <text:p>0.0062</text:p>
          </table:table-cell>
          <table:table-cell table:formula="of:=([.B397]-[.F397])^2" office:value-type="float" office:value="0.00000274845272245109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397]+0.01" office:value-type="float" office:value="3.95999999999996" calcext:value-type="float">
            <text:p>3.9600</text:p>
          </table:table-cell>
          <table:table-cell table:formula="of:=-2/PI()*COS(PI()*[.A398])+2/PI()" office:value-type="float" office:value="0.00501993705423776" calcext:value-type="float">
            <text:p>0.0050</text:p>
          </table:table-cell>
          <table:table-cell office:value-type="float" office:value="0.00377" calcext:value-type="float">
            <text:p>0.0038</text:p>
          </table:table-cell>
          <table:table-cell table:formula="of:=([.B398]-[.C398])^2" office:value-type="float" office:value="0.00000156234263955656" calcext:value-type="float">
            <text:p>0.0000</text:p>
          </table:table-cell>
          <table:table-cell table:formula="of:=([.B398]-[.$H$3])^2" office:value-type="float" office:value="0.397311617333233" calcext:value-type="float">
            <text:p>0.3973</text:p>
          </table:table-cell>
          <table:table-cell office:value-type="float" office:value="0.003708" calcext:value-type="float">
            <text:p>0.0037</text:p>
          </table:table-cell>
          <table:table-cell table:formula="of:=([.B398]-[.F398])^2" office:value-type="float" office:value="0.00000172117883428204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398]+0.01" office:value-type="float" office:value="3.96999999999996" calcext:value-type="float">
            <text:p>3.9700</text:p>
          </table:table-cell>
          <table:table-cell table:formula="of:=-2/PI()*COS(PI()*[.A399])+2/PI()" office:value-type="float" office:value="0.00282534108415411" calcext:value-type="float">
            <text:p>0.0028</text:p>
          </table:table-cell>
          <table:table-cell office:value-type="float" office:value="0.00189" calcext:value-type="float">
            <text:p>0.0019</text:p>
          </table:table-cell>
          <table:table-cell table:formula="of:=([.B399]-[.C399])^2" office:value-type="float" office:value="0.000000874862943706584" calcext:value-type="float">
            <text:p>0.0000</text:p>
          </table:table-cell>
          <table:table-cell table:formula="of:=([.B399]-[.$H$3])^2" office:value-type="float" office:value="0.400083057998526" calcext:value-type="float">
            <text:p>0.4001</text:p>
          </table:table-cell>
          <table:table-cell office:value-type="float" office:value="0.001854" calcext:value-type="float">
            <text:p>0.0019</text:p>
          </table:table-cell>
          <table:table-cell table:formula="of:=([.B399]-[.F399])^2" office:value-type="float" office:value="0.00000094350350176568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399]+0.01" office:value-type="float" office:value="3.97999999999996" calcext:value-type="float">
            <text:p>3.9800</text:p>
          </table:table-cell>
          <table:table-cell table:formula="of:=-2/PI()*COS(PI()*[.A400])+2/PI()" office:value-type="float" office:value="0.00125622369881828" calcext:value-type="float">
            <text:p>0.0013</text:p>
          </table:table-cell>
          <table:table-cell office:value-type="float" office:value="0.00063" calcext:value-type="float">
            <text:p>0.0006</text:p>
          </table:table-cell>
          <table:table-cell table:formula="of:=([.B400]-[.C400])^2" office:value-type="float" office:value="0.00000039215612096165" calcext:value-type="float">
            <text:p>0.0000</text:p>
          </table:table-cell>
          <table:table-cell table:formula="of:=([.B400]-[.$H$3])^2" office:value-type="float" office:value="0.402070520124996" calcext:value-type="float">
            <text:p>0.4021</text:p>
          </table:table-cell>
          <table:table-cell office:value-type="float" office:value="0.000618" calcext:value-type="float">
            <text:p>0.0006</text:p>
          </table:table-cell>
          <table:table-cell table:formula="of:=([.B400]-[.F400])^2" office:value-type="float" office:value="0.000000407329489733289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00]+0.01" office:value-type="float" office:value="3.98999999999996" calcext:value-type="float">
            <text:p>3.9900</text:p>
          </table:table-cell>
          <table:table-cell table:formula="of:=-2/PI()*COS(PI()*[.A401])+2/PI()" office:value-type="float" office:value="0.000314133427647745" calcext:value-type="float">
            <text:p>0.0003</text:p>
          </table:table-cell>
          <table:table-cell office:value-type="float" office:value="6.661E-016" calcext:value-type="float">
            <text:p>0.0000</text:p>
          </table:table-cell>
          <table:table-cell table:formula="of:=([.B401]-[.C401])^2" office:value-type="float" office:value="0.0000000986798103653024" calcext:value-type="float">
            <text:p>0.0000</text:p>
          </table:table-cell>
          <table:table-cell table:formula="of:=([.B401]-[.$H$3])^2" office:value-type="float" office:value="0.403266148281613" calcext:value-type="float">
            <text:p>0.4033</text:p>
          </table:table-cell>
          <table:table-cell office:value-type="float" office:value="9.992E-016" calcext:value-type="float">
            <text:p>0.0000</text:p>
          </table:table-cell>
          <table:table-cell table:formula="of:=([.B401]-[.F401])^2" office:value-type="float" office:value="0.0000000986798103650931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01]+0.01" office:value-type="float" office:value="3.99999999999996" calcext:value-type="float">
            <text:p>4.0000</text:p>
          </table:table-cell>
          <table:table-cell table:formula="of:=-2/PI()*COS(PI()*[.A402])+2/PI()" office:value-type="float" office:value="0" calcext:value-type="float">
            <text:p>0.0000</text:p>
          </table:table-cell>
          <table:table-cell office:value-type="float" office:value="6.661E-016" calcext:value-type="float">
            <text:p>0.0000</text:p>
          </table:table-cell>
          <table:table-cell table:formula="of:=([.B402]-[.C402])^2" office:value-type="float" office:value="4.4368921E-031" calcext:value-type="float">
            <text:p>0.0000</text:p>
          </table:table-cell>
          <table:table-cell table:formula="of:=([.B402]-[.$H$3])^2" office:value-type="float" office:value="0.403665216770002" calcext:value-type="float">
            <text:p>0.4037</text:p>
          </table:table-cell>
          <table:table-cell office:value-type="float" office:value="9.992E-016" calcext:value-type="float">
            <text:p>0.0000</text:p>
          </table:table-cell>
          <table:table-cell table:formula="of:=([.B402]-[.F402])^2" office:value-type="float" office:value="9.9840064E-031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02]+0.01" office:value-type="float" office:value="4.00999999999996" calcext:value-type="float">
            <text:p>4.0100</text:p>
          </table:table-cell>
          <table:table-cell table:formula="of:=-2/PI()*COS(PI()*[.A403])+2/PI()" office:value-type="float" office:value="0.000314133427642527" calcext:value-type="float">
            <text:p>0.0003</text:p>
          </table:table-cell>
          <table:table-cell office:value-type="float" office:value="0.00063" calcext:value-type="float">
            <text:p>0.0006</text:p>
          </table:table-cell>
          <table:table-cell table:formula="of:=([.B403]-[.C403])^2" office:value-type="float" office:value="0.0000000997716915328589" calcext:value-type="float">
            <text:p>0.0000</text:p>
          </table:table-cell>
          <table:table-cell table:formula="of:=([.B403]-[.$H$3])^2" office:value-type="float" office:value="0.40326614828162" calcext:value-type="float">
            <text:p>0.4033</text:p>
          </table:table-cell>
          <table:table-cell office:value-type="float" office:value="0.000618" calcext:value-type="float">
            <text:p>0.0006</text:p>
          </table:table-cell>
          <table:table-cell table:formula="of:=([.B403]-[.F403])^2" office:value-type="float" office:value="0.0000000923348937962795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03]+0.01" office:value-type="float" office:value="4.01999999999996" calcext:value-type="float">
            <text:p>4.0200</text:p>
          </table:table-cell>
          <table:table-cell table:formula="of:=-2/PI()*COS(PI()*[.A404])+2/PI()" office:value-type="float" office:value="0.00125622369880796" calcext:value-type="float">
            <text:p>0.0013</text:p>
          </table:table-cell>
          <table:table-cell office:value-type="float" office:value="0.00189" calcext:value-type="float">
            <text:p>0.0019</text:p>
          </table:table-cell>
          <table:table-cell table:formula="of:=([.B404]-[.C404])^2" office:value-type="float" office:value="0.000000401672399952668" calcext:value-type="float">
            <text:p>0.0000</text:p>
          </table:table-cell>
          <table:table-cell table:formula="of:=([.B404]-[.$H$3])^2" office:value-type="float" office:value="0.402070520125009" calcext:value-type="float">
            <text:p>0.4021</text:p>
          </table:table-cell>
          <table:table-cell office:value-type="float" office:value="0.001854" calcext:value-type="float">
            <text:p>0.0019</text:p>
          </table:table-cell>
          <table:table-cell table:formula="of:=([.B404]-[.F404])^2" office:value-type="float" office:value="0.000000357336506266841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04]+0.01" office:value-type="float" office:value="4.02999999999996" calcext:value-type="float">
            <text:p>4.0300</text:p>
          </table:table-cell>
          <table:table-cell table:formula="of:=-2/PI()*COS(PI()*[.A405])+2/PI()" office:value-type="float" office:value="0.00282534108413868" calcext:value-type="float">
            <text:p>0.0028</text:p>
          </table:table-cell>
          <table:table-cell office:value-type="float" office:value="0.00377" calcext:value-type="float">
            <text:p>0.0038</text:p>
          </table:table-cell>
          <table:table-cell table:formula="of:=([.B405]-[.C405])^2" office:value-type="float" office:value="0.00000089238046731629" calcext:value-type="float">
            <text:p>0.0000</text:p>
          </table:table-cell>
          <table:table-cell table:formula="of:=([.B405]-[.$H$3])^2" office:value-type="float" office:value="0.400083057998545" calcext:value-type="float">
            <text:p>0.4001</text:p>
          </table:table-cell>
          <table:table-cell office:value-type="float" office:value="0.003708" calcext:value-type="float">
            <text:p>0.0037</text:p>
          </table:table-cell>
          <table:table-cell table:formula="of:=([.B405]-[.F405])^2" office:value-type="float" office:value="0.000000779086761749486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05]+0.01" office:value-type="float" office:value="4.03999999999996" calcext:value-type="float">
            <text:p>4.0400</text:p>
          </table:table-cell>
          <table:table-cell table:formula="of:=-2/PI()*COS(PI()*[.A406])+2/PI()" office:value-type="float" office:value="0.00501993705421711" calcext:value-type="float">
            <text:p>0.0050</text:p>
          </table:table-cell>
          <table:table-cell office:value-type="float" office:value="0.00628" calcext:value-type="float">
            <text:p>0.0063</text:p>
          </table:table-cell>
          <table:table-cell table:formula="of:=([.B406]-[.C406])^2" office:value-type="float" office:value="0.00000158775862733507" calcext:value-type="float">
            <text:p>0.0000</text:p>
          </table:table-cell>
          <table:table-cell table:formula="of:=([.B406]-[.$H$3])^2" office:value-type="float" office:value="0.397311617333259" calcext:value-type="float">
            <text:p>0.3973</text:p>
          </table:table-cell>
          <table:table-cell office:value-type="float" office:value="0.00618" calcext:value-type="float">
            <text:p>0.0062</text:p>
          </table:table-cell>
          <table:table-cell table:formula="of:=([.B406]-[.F406])^2" office:value-type="float" office:value="0.00000134574603817849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06]+0.01" office:value-type="float" office:value="4.04999999999996" calcext:value-type="float">
            <text:p>4.0500</text:p>
          </table:table-cell>
          <table:table-cell table:formula="of:=-2/PI()*COS(PI()*[.A407])+2/PI()" office:value-type="float" office:value="0.00783784580777736" calcext:value-type="float">
            <text:p>0.0078</text:p>
          </table:table-cell>
          <table:table-cell office:value-type="float" office:value="0.00941" calcext:value-type="float">
            <text:p>0.0094</text:p>
          </table:table-cell>
          <table:table-cell table:formula="of:=([.B407]-[.C407])^2" office:value-type="float" office:value="0.00000247166880412324" calcext:value-type="float">
            <text:p>0.0000</text:p>
          </table:table-cell>
          <table:table-cell table:formula="of:=([.B407]-[.$H$3])^2" office:value-type="float" office:value="0.393767152279366" calcext:value-type="float">
            <text:p>0.3938</text:p>
          </table:table-cell>
          <table:table-cell office:value-type="float" office:value="0.00927" calcext:value-type="float">
            <text:p>0.0093</text:p>
          </table:table-cell>
          <table:table-cell table:formula="of:=([.B407]-[.F407])^2" office:value-type="float" office:value="0.0000020510656303009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07]+0.01" office:value-type="float" office:value="4.05999999999996" calcext:value-type="float">
            <text:p>4.0600</text:p>
          </table:table-cell>
          <table:table-cell table:formula="of:=-2/PI()*COS(PI()*[.A408])+2/PI()" office:value-type="float" office:value="0.0112762864090904" calcext:value-type="float">
            <text:p>0.0113</text:p>
          </table:table-cell>
          <table:table-cell office:value-type="float" office:value="0.01316" calcext:value-type="float">
            <text:p>0.0132</text:p>
          </table:table-cell>
          <table:table-cell table:formula="of:=([.B408]-[.C408])^2" office:value-type="float" office:value="0.00000354837689257756" calcext:value-type="float">
            <text:p>0.0000</text:p>
          </table:table-cell>
          <table:table-cell table:formula="of:=([.B408]-[.$H$3])^2" office:value-type="float" office:value="0.389463672458916" calcext:value-type="float">
            <text:p>0.3895</text:p>
          </table:table-cell>
          <table:table-cell office:value-type="float" office:value="0.01298" calcext:value-type="float">
            <text:p>0.0130</text:p>
          </table:table-cell>
          <table:table-cell table:formula="of:=([.B408]-[.F408])^2" office:value-type="float" office:value="0.0000029026399998501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08]+0.01" office:value-type="float" office:value="4.06999999999996" calcext:value-type="float">
            <text:p>4.0700</text:p>
          </table:table-cell>
          <table:table-cell table:formula="of:=-2/PI()*COS(PI()*[.A409])+2/PI()" office:value-type="float" office:value="0.0153318655324104" calcext:value-type="float">
            <text:p>0.0153</text:p>
          </table:table-cell>
          <table:table-cell office:value-type="float" office:value="0.01752" calcext:value-type="float">
            <text:p>0.0175</text:p>
          </table:table-cell>
          <table:table-cell table:formula="of:=([.B409]-[.C409])^2" office:value-type="float" office:value="0.00000478793244825365" calcext:value-type="float">
            <text:p>0.0000</text:p>
          </table:table-cell>
          <table:table-cell table:formula="of:=([.B409]-[.$H$3])^2" office:value-type="float" office:value="0.38441818765526" calcext:value-type="float">
            <text:p>0.3844</text:p>
          </table:table-cell>
          <table:table-cell office:value-type="float" office:value="0.0173" calcext:value-type="float">
            <text:p>0.0173</text:p>
          </table:table-cell>
          <table:table-cell table:formula="of:=([.B409]-[.F409])^2" office:value-type="float" office:value="0.00000387355328251422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09]+0.01" office:value-type="float" office:value="4.07999999999996" calcext:value-type="float">
            <text:p>4.0800</text:p>
          </table:table-cell>
          <table:table-cell table:formula="of:=-2/PI()*COS(PI()*[.A410])+2/PI()" office:value-type="float" office:value="0.0200005808107787" calcext:value-type="float">
            <text:p>0.0200</text:p>
          </table:table-cell>
          <table:table-cell office:value-type="float" office:value="0.02249" calcext:value-type="float">
            <text:p>0.0225</text:p>
          </table:table-cell>
          <table:table-cell table:formula="of:=([.B410]-[.C410])^2" office:value-type="float" office:value="0.00000619720789966319" calcext:value-type="float">
            <text:p>0.0000</text:p>
          </table:table-cell>
          <table:table-cell table:formula="of:=([.B410]-[.$H$3])^2" office:value-type="float" office:value="0.378650640657628" calcext:value-type="float">
            <text:p>0.3787</text:p>
          </table:table-cell>
          <table:table-cell office:value-type="float" office:value="0.02225" calcext:value-type="float">
            <text:p>0.0223</text:p>
          </table:table-cell>
          <table:table-cell table:formula="of:=([.B410]-[.F410])^2" office:value-type="float" office:value="0.00000505988668883697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10]+0.01" office:value-type="float" office:value="4.08999999999996" calcext:value-type="float">
            <text:p>4.0900</text:p>
          </table:table-cell>
          <table:table-cell table:formula="of:=-2/PI()*COS(PI()*[.A411])+2/PI()" office:value-type="float" office:value="0.0252778247858761" calcext:value-type="float">
            <text:p>0.0253</text:p>
          </table:table-cell>
          <table:table-cell office:value-type="float" office:value="0.02807" calcext:value-type="float">
            <text:p>0.0281</text:p>
          </table:table-cell>
          <table:table-cell table:formula="of:=([.B411]-[.C411])^2" office:value-type="float" office:value="0.0000077962424263676" calcext:value-type="float">
            <text:p>0.0000</text:p>
          </table:table-cell>
          <table:table-cell table:formula="of:=([.B411]-[.$H$3])^2" office:value-type="float" office:value="0.372183828525888" calcext:value-type="float">
            <text:p>0.3722</text:p>
          </table:table-cell>
          <table:table-cell office:value-type="float" office:value="0.02781" calcext:value-type="float">
            <text:p>0.0278</text:p>
          </table:table-cell>
          <table:table-cell table:formula="of:=([.B411]-[.F411])^2" office:value-type="float" office:value="0.00000641191131502319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11]+0.01" office:value-type="float" office:value="4.09999999999996" calcext:value-type="float">
            <text:p>4.1000</text:p>
          </table:table-cell>
          <table:table-cell table:formula="of:=-2/PI()*COS(PI()*[.A412])+2/PI()" office:value-type="float" office:value="0.031158389455029" calcext:value-type="float">
            <text:p>0.0312</text:p>
          </table:table-cell>
          <table:table-cell office:value-type="float" office:value="0.03425" calcext:value-type="float">
            <text:p>0.0343</text:p>
          </table:table-cell>
          <table:table-cell table:formula="of:=([.B412]-[.C412])^2" office:value-type="float" office:value="0.00000955805576177571" calcext:value-type="float">
            <text:p>0.0000</text:p>
          </table:table-cell>
          <table:table-cell table:formula="of:=([.B412]-[.$H$3])^2" office:value-type="float" office:value="0.365043312586241" calcext:value-type="float">
            <text:p>0.3650</text:p>
          </table:table-cell>
          <table:table-cell office:value-type="float" office:value="0.03399" calcext:value-type="float">
            <text:p>0.0340</text:p>
          </table:table-cell>
          <table:table-cell table:formula="of:=([.B412]-[.F412])^2" office:value-type="float" office:value="0.00000801801827839083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12]+0.01" office:value-type="float" office:value="4.10999999999996" calcext:value-type="float">
            <text:p>4.1100</text:p>
          </table:table-cell>
          <table:table-cell table:formula="of:=-2/PI()*COS(PI()*[.A413])+2/PI()" office:value-type="float" office:value="0.0376364714108782" calcext:value-type="float">
            <text:p>0.0376</text:p>
          </table:table-cell>
          <table:table-cell office:value-type="float" office:value="0.04102" calcext:value-type="float">
            <text:p>0.0410</text:p>
          </table:table-cell>
          <table:table-cell table:formula="of:=([.B413]-[.C413])^2" office:value-type="float" office:value="0.0000114482657134044" calcext:value-type="float">
            <text:p>0.0000</text:p>
          </table:table-cell>
          <table:table-cell table:formula="of:=([.B413]-[.$H$3])^2" office:value-type="float" office:value="0.357257317513089" calcext:value-type="float">
            <text:p>0.3573</text:p>
          </table:table-cell>
          <table:table-cell office:value-type="float" office:value="0.04073" calcext:value-type="float">
            <text:p>0.0407</text:p>
          </table:table-cell>
          <table:table-cell table:formula="of:=([.B413]-[.F413])^2" office:value-type="float" office:value="0.00000956991913171377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13]+0.01" office:value-type="float" office:value="4.11999999999996" calcext:value-type="float">
            <text:p>4.1200</text:p>
          </table:table-cell>
          <table:table-cell table:formula="of:=-2/PI()*COS(PI()*[.A414])+2/PI()" office:value-type="float" office:value="0.0447056775686407" calcext:value-type="float">
            <text:p>0.0447</text:p>
          </table:table-cell>
          <table:table-cell office:value-type="float" office:value="0.04838" calcext:value-type="float">
            <text:p>0.0484</text:p>
          </table:table-cell>
          <table:table-cell table:formula="of:=([.B414]-[.C414])^2" office:value-type="float" office:value="0.0000135006453295898" calcext:value-type="float">
            <text:p>0.0000</text:p>
          </table:table-cell>
          <table:table-cell table:formula="of:=([.B414]-[.$H$3])^2" office:value-type="float" office:value="0.34885661989541" calcext:value-type="float">
            <text:p>0.3489</text:p>
          </table:table-cell>
          <table:table-cell office:value-type="float" office:value="0.04802" calcext:value-type="float">
            <text:p>0.0480</text:p>
          </table:table-cell>
          <table:table-cell table:formula="of:=([.B414]-[.F414])^2" office:value-type="float" office:value="0.0000109847331790111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14]+0.01" office:value-type="float" office:value="4.12999999999996" calcext:value-type="float">
            <text:p>4.1300</text:p>
          </table:table-cell>
          <table:table-cell table:formula="of:=-2/PI()*COS(PI()*[.A415])+2/PI()" office:value-type="float" office:value="0.0523590314753156" calcext:value-type="float">
            <text:p>0.0524</text:p>
          </table:table-cell>
          <table:table-cell office:value-type="float" office:value="0.05632" calcext:value-type="float">
            <text:p>0.0563</text:p>
          </table:table-cell>
          <table:table-cell table:formula="of:=([.B415]-[.C415])^2" office:value-type="float" office:value="0.0000156892716535403" calcext:value-type="float">
            <text:p>0.0000</text:p>
          </table:table-cell>
          <table:table-cell table:formula="of:=([.B415]-[.$H$3])^2" office:value-type="float" office:value="0.339874426727428" calcext:value-type="float">
            <text:p>0.3399</text:p>
          </table:table-cell>
          <table:table-cell office:value-type="float" office:value="0.05588" calcext:value-type="float">
            <text:p>0.0559</text:p>
          </table:table-cell>
          <table:table-cell table:formula="of:=([.B415]-[.F415])^2" office:value-type="float" office:value="0.0000123972193518181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15]+0.01" office:value-type="float" office:value="4.13999999999996" calcext:value-type="float">
            <text:p>4.1400</text:p>
          </table:table-cell>
          <table:table-cell table:formula="of:=-2/PI()*COS(PI()*[.A416])+2/PI()" office:value-type="float" office:value="0.060588980194597" calcext:value-type="float">
            <text:p>0.0606</text:p>
          </table:table-cell>
          <table:table-cell office:value-type="float" office:value="0.06484" calcext:value-type="float">
            <text:p>0.0648</text:p>
          </table:table-cell>
          <table:table-cell table:formula="of:=([.B416]-[.C416])^2" office:value-type="float" office:value="0.0000180711693859283" calcext:value-type="float">
            <text:p>0.0000</text:p>
          </table:table-cell>
          <table:table-cell table:formula="of:=([.B416]-[.$H$3])^2" office:value-type="float" office:value="0.330346244303206" calcext:value-type="float">
            <text:p>0.3303</text:p>
          </table:table-cell>
          <table:table-cell office:value-type="float" office:value="0.06429" calcext:value-type="float">
            <text:p>0.0643</text:p>
          </table:table-cell>
          <table:table-cell table:formula="of:=([.B416]-[.F416])^2" office:value-type="float" office:value="0.0000136975475999851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16]+0.01" office:value-type="float" office:value="4.14999999999996" calcext:value-type="float">
            <text:p>4.1500</text:p>
          </table:table-cell>
          <table:table-cell table:formula="of:=-2/PI()*COS(PI()*[.A417])+2/PI()" office:value-type="float" office:value="0.0693874017607128" calcext:value-type="float">
            <text:p>0.0694</text:p>
          </table:table-cell>
          <table:table-cell office:value-type="float" office:value="0.07392" calcext:value-type="float">
            <text:p>0.0739</text:p>
          </table:table-cell>
          <table:table-cell table:formula="of:=([.B417]-[.C417])^2" office:value-type="float" office:value="0.0000205444467987895" calcext:value-type="float">
            <text:p>0.0000</text:p>
          </table:table-cell>
          <table:table-cell table:formula="of:=([.B417]-[.$H$3])^2" office:value-type="float" office:value="0.320309738032596" calcext:value-type="float">
            <text:p>0.3203</text:p>
          </table:table-cell>
          <table:table-cell office:value-type="float" office:value="0.07326" calcext:value-type="float">
            <text:p>0.0733</text:p>
          </table:table-cell>
          <table:table-cell table:formula="of:=([.B417]-[.F417])^2" office:value-type="float" office:value="0.0000149970171229304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17]+0.01" office:value-type="float" office:value="4.15999999999996" calcext:value-type="float">
            <text:p>4.1600</text:p>
          </table:table-cell>
          <table:table-cell table:formula="of:=-2/PI()*COS(PI()*[.A418])+2/PI()" office:value-type="float" office:value="0.078745613193823" calcext:value-type="float">
            <text:p>0.0787</text:p>
          </table:table-cell>
          <table:table-cell office:value-type="float" office:value="0.08356" calcext:value-type="float">
            <text:p>0.0836</text:p>
          </table:table-cell>
          <table:table-cell table:formula="of:=([.B418]-[.C418])^2" office:value-type="float" office:value="0.0000231783203194911" calcext:value-type="float">
            <text:p>0.0000</text:p>
          </table:table-cell>
          <table:table-cell table:formula="of:=([.B418]-[.$H$3])^2" office:value-type="float" office:value="0.309804583731866" calcext:value-type="float">
            <text:p>0.3098</text:p>
          </table:table-cell>
          <table:table-cell office:value-type="float" office:value="0.08279" calcext:value-type="float">
            <text:p>0.0828</text:p>
          </table:table-cell>
          <table:table-cell table:formula="of:=([.B418]-[.F418])^2" office:value-type="float" office:value="0.0000163570646379786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18]+0.01" office:value-type="float" office:value="4.16999999999996" calcext:value-type="float">
            <text:p>4.1700</text:p>
          </table:table-cell>
          <table:table-cell table:formula="of:=-2/PI()*COS(PI()*[.A419])+2/PI()" office:value-type="float" office:value="0.0886543790690747" calcext:value-type="float">
            <text:p>0.0887</text:p>
          </table:table-cell>
          <table:table-cell office:value-type="float" office:value="0.09374" calcext:value-type="float">
            <text:p>0.0937</text:p>
          </table:table-cell>
          <table:table-cell table:formula="of:=([.B419]-[.C419])^2" office:value-type="float" office:value="0.0000258635402530656" calcext:value-type="float">
            <text:p>0.0000</text:p>
          </table:table-cell>
          <table:table-cell table:formula="of:=([.B419]-[.$H$3])^2" office:value-type="float" office:value="0.298872310975929" calcext:value-type="float">
            <text:p>0.2989</text:p>
          </table:table-cell>
          <table:table-cell office:value-type="float" office:value="0.09287" calcext:value-type="float">
            <text:p>0.0929</text:p>
          </table:table-cell>
          <table:table-cell table:formula="of:=([.B419]-[.F419])^2" office:value-type="float" office:value="0.0000177714598332556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19]+0.01" office:value-type="float" office:value="4.17999999999996" calcext:value-type="float">
            <text:p>4.1800</text:p>
          </table:table-cell>
          <table:table-cell table:formula="of:=-2/PI()*COS(PI()*[.A420])+2/PI()" office:value-type="float" office:value="0.0991039206308484" calcext:value-type="float">
            <text:p>0.0991</text:p>
          </table:table-cell>
          <table:table-cell office:value-type="float" office:value="0.1045" calcext:value-type="float">
            <text:p>0.1045</text:p>
          </table:table-cell>
          <table:table-cell table:formula="of:=([.B420]-[.C420])^2" office:value-type="float" office:value="0.0000291176725581836" calcext:value-type="float">
            <text:p>0.0000</text:p>
          </table:table-cell>
          <table:table-cell table:formula="of:=([.B420]-[.$H$3])^2" office:value-type="float" office:value="0.287556139130489" calcext:value-type="float">
            <text:p>0.2876</text:p>
          </table:table-cell>
          <table:table-cell office:value-type="float" office:value="0.1035" calcext:value-type="float">
            <text:p>0.1035</text:p>
          </table:table-cell>
          <table:table-cell table:formula="of:=([.B420]-[.F420])^2" office:value-type="float" office:value="0.0000193255138198804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20]+0.01" office:value-type="float" office:value="4.18999999999996" calcext:value-type="float">
            <text:p>4.1900</text:p>
          </table:table-cell>
          <table:table-cell table:formula="of:=-2/PI()*COS(PI()*[.A421])+2/PI()" office:value-type="float" office:value="0.11008392544321" calcext:value-type="float">
            <text:p>0.1101</text:p>
          </table:table-cell>
          <table:table-cell office:value-type="float" office:value="0.1157" calcext:value-type="float">
            <text:p>0.1157</text:p>
          </table:table-cell>
          <table:table-cell table:formula="of:=([.B421]-[.C421])^2" office:value-type="float" office:value="0.0000315402934274204" calcext:value-type="float">
            <text:p>0.0000</text:p>
          </table:table-cell>
          <table:table-cell table:formula="of:=([.B421]-[.$H$3])^2" office:value-type="float" office:value="0.275900806711245" calcext:value-type="float">
            <text:p>0.2759</text:p>
          </table:table-cell>
          <table:table-cell office:value-type="float" office:value="0.1147" calcext:value-type="float">
            <text:p>0.1147</text:p>
          </table:table-cell>
          <table:table-cell table:formula="of:=([.B421]-[.F421])^2" office:value-type="float" office:value="0.0000213081443138411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21]+0.01" office:value-type="float" office:value="4.19999999999996" calcext:value-type="float">
            <text:p>4.2000</text:p>
          </table:table-cell>
          <table:table-cell table:formula="of:=-2/PI()*COS(PI()*[.A422])+2/PI()" office:value-type="float" office:value="0.121583557567044" calcext:value-type="float">
            <text:p>0.1216</text:p>
          </table:table-cell>
          <table:table-cell office:value-type="float" office:value="0.1275" calcext:value-type="float">
            <text:p>0.1275</text:p>
          </table:table-cell>
          <table:table-cell table:formula="of:=([.B422]-[.C422])^2" office:value-type="float" office:value="0.0000350042910624813" calcext:value-type="float">
            <text:p>0.0000</text:p>
          </table:table-cell>
          <table:table-cell table:formula="of:=([.B422]-[.$H$3])^2" office:value-type="float" office:value="0.263952394743686" calcext:value-type="float">
            <text:p>0.2640</text:p>
          </table:table-cell>
          <table:table-cell office:value-type="float" office:value="0.1265" calcext:value-type="float">
            <text:p>0.1265</text:p>
          </table:table-cell>
          <table:table-cell table:formula="of:=([.B422]-[.F422])^2" office:value-type="float" office:value="0.0000241714061965697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22]+0.01" office:value-type="float" office:value="4.20999999999995" calcext:value-type="float">
            <text:p>4.2100</text:p>
          </table:table-cell>
          <table:table-cell table:formula="of:=-2/PI()*COS(PI()*[.A423])+2/PI()" office:value-type="float" office:value="0.13359146825381" calcext:value-type="float">
            <text:p>0.1336</text:p>
          </table:table-cell>
          <table:table-cell office:value-type="float" office:value="0.1397" calcext:value-type="float">
            <text:p>0.1397</text:p>
          </table:table-cell>
          <table:table-cell table:formula="of:=([.B423]-[.C423])^2" office:value-type="float" office:value="0.000037314160094209" calcext:value-type="float">
            <text:p>0.0000</text:p>
          </table:table-cell>
          <table:table-cell table:formula="of:=([.B423]-[.$H$3])^2" office:value-type="float" office:value="0.25175814482067" calcext:value-type="float">
            <text:p>0.2518</text:p>
          </table:table-cell>
          <table:table-cell office:value-type="float" office:value="0.1387" calcext:value-type="float">
            <text:p>0.1387</text:p>
          </table:table-cell>
          <table:table-cell table:formula="of:=([.B423]-[.F423])^2" office:value-type="float" office:value="0.0000260970966018293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23]+0.01" office:value-type="float" office:value="4.21999999999995" calcext:value-type="float">
            <text:p>4.2200</text:p>
          </table:table-cell>
          <table:table-cell table:formula="of:=-2/PI()*COS(PI()*[.A424])+2/PI()" office:value-type="float" office:value="0.146095807145393" calcext:value-type="float">
            <text:p>0.1461</text:p>
          </table:table-cell>
          <table:table-cell office:value-type="float" office:value="0.1525" calcext:value-type="float">
            <text:p>0.1525</text:p>
          </table:table-cell>
          <table:table-cell table:formula="of:=([.B424]-[.C424])^2" office:value-type="float" office:value="0.0000410136861189937" calcext:value-type="float">
            <text:p>0.0000</text:p>
          </table:table-cell>
          <table:table-cell table:formula="of:=([.B424]-[.$H$3])^2" office:value-type="float" office:value="0.239366272575907" calcext:value-type="float">
            <text:p>0.2394</text:p>
          </table:table-cell>
          <table:table-cell office:value-type="float" office:value="0.1513" calcext:value-type="float">
            <text:p>0.1513</text:p>
          </table:table-cell>
          <table:table-cell table:formula="of:=([.B424]-[.F424])^2" office:value-type="float" office:value="0.0000270836232679379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24]+0.01" office:value-type="float" office:value="4.22999999999995" calcext:value-type="float">
            <text:p>4.2300</text:p>
          </table:table-cell>
          <table:table-cell table:formula="of:=-2/PI()*COS(PI()*[.A425])+2/PI()" office:value-type="float" office:value="0.159084233968974" calcext:value-type="float">
            <text:p>0.1591</text:p>
          </table:table-cell>
          <table:table-cell office:value-type="float" office:value="0.1657" calcext:value-type="float">
            <text:p>0.1657</text:p>
          </table:table-cell>
          <table:table-cell table:formula="of:=([.B425]-[.C425])^2" office:value-type="float" office:value="0.0000437683601772751" calcext:value-type="float">
            <text:p>0.0000</text:p>
          </table:table-cell>
          <table:table-cell table:formula="of:=([.B425]-[.$H$3])^2" office:value-type="float" office:value="0.226825777309568" calcext:value-type="float">
            <text:p>0.2268</text:p>
          </table:table-cell>
          <table:table-cell office:value-type="float" office:value="0.1644" calcext:value-type="float">
            <text:p>0.1644</text:p>
          </table:table-cell>
          <table:table-cell table:formula="of:=([.B425]-[.F425])^2" office:value-type="float" office:value="0.000028257368496608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25]+0.01" office:value-type="float" office:value="4.23999999999995" calcext:value-type="float">
            <text:p>4.2400</text:p>
          </table:table-cell>
          <table:table-cell table:formula="of:=-2/PI()*COS(PI()*[.A426])+2/PI()" office:value-type="float" office:value="0.172543930715391" calcext:value-type="float">
            <text:p>0.1725</text:p>
          </table:table-cell>
          <table:table-cell office:value-type="float" office:value="0.1794" calcext:value-type="float">
            <text:p>0.1794</text:p>
          </table:table-cell>
          <table:table-cell table:formula="of:=([.B426]-[.C426])^2" office:value-type="float" office:value="0.00004700568603536" calcext:value-type="float">
            <text:p>0.0000</text:p>
          </table:table-cell>
          <table:table-cell table:formula="of:=([.B426]-[.$H$3])^2" office:value-type="float" office:value="0.214186248517424" calcext:value-type="float">
            <text:p>0.2142</text:p>
          </table:table-cell>
          <table:table-cell office:value-type="float" office:value="0.1779" calcext:value-type="float">
            <text:p>0.1779</text:p>
          </table:table-cell>
          <table:table-cell table:formula="of:=([.B426]-[.F426])^2" office:value-type="float" office:value="0.0000286874781815328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26]+0.01" office:value-type="float" office:value="4.24999999999995" calcext:value-type="float">
            <text:p>4.2500</text:p>
          </table:table-cell>
          <table:table-cell table:formula="of:=-2/PI()*COS(PI()*[.A427])+2/PI()" office:value-type="float" office:value="0.186461614288963" calcext:value-type="float">
            <text:p>0.1865</text:p>
          </table:table-cell>
          <table:table-cell office:value-type="float" office:value="0.1935" calcext:value-type="float">
            <text:p>0.1935</text:p>
          </table:table-cell>
          <table:table-cell table:formula="of:=([.B427]-[.C427])^2" office:value-type="float" office:value="0.0000495388734173312" calcext:value-type="float">
            <text:p>0.0000</text:p>
          </table:table-cell>
          <table:table-cell table:formula="of:=([.B427]-[.$H$3])^2" office:value-type="float" office:value="0.201497670087164" calcext:value-type="float">
            <text:p>0.2015</text:p>
          </table:table-cell>
          <table:table-cell office:value-type="float" office:value="0.1919" calcext:value-type="float">
            <text:p>0.1919</text:p>
          </table:table-cell>
          <table:table-cell table:formula="of:=([.B427]-[.F427])^2" office:value-type="float" office:value="0.0000295760391420126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27]+0.01" office:value-type="float" office:value="4.25999999999995" calcext:value-type="float">
            <text:p>4.2600</text:p>
          </table:table-cell>
          <table:table-cell table:formula="of:=-2/PI()*COS(PI()*[.A428])+2/PI()" office:value-type="float" office:value="0.200823549616305" calcext:value-type="float">
            <text:p>0.2008</text:p>
          </table:table-cell>
          <table:table-cell office:value-type="float" office:value="0.2081" calcext:value-type="float">
            <text:p>0.2081</text:p>
          </table:table-cell>
          <table:table-cell table:formula="of:=([.B428]-[.C428])^2" office:value-type="float" office:value="0.0000529467301863688" calcext:value-type="float">
            <text:p>0.0001</text:p>
          </table:table-cell>
          <table:table-cell table:formula="of:=([.B428]-[.$H$3])^2" office:value-type="float" office:value="0.188810222934705" calcext:value-type="float">
            <text:p>0.1888</text:p>
          </table:table-cell>
          <table:table-cell office:value-type="float" office:value="0.2063" calcext:value-type="float">
            <text:p>0.2063</text:p>
          </table:table-cell>
          <table:table-cell table:formula="of:=([.B428]-[.F428])^2" office:value-type="float" office:value="0.0000299915088050687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28]+0.01" office:value-type="float" office:value="4.26999999999995" calcext:value-type="float">
            <text:p>4.2700</text:p>
          </table:table-cell>
          <table:table-cell table:formula="of:=-2/PI()*COS(PI()*[.A429])+2/PI()" office:value-type="float" office:value="0.215615563201187" calcext:value-type="float">
            <text:p>0.2156</text:p>
          </table:table-cell>
          <table:table-cell office:value-type="float" office:value="0.2231" calcext:value-type="float">
            <text:p>0.2231</text:p>
          </table:table-cell>
          <table:table-cell table:formula="of:=([.B429]-[.C429])^2" office:value-type="float" office:value="0.0000560167941954249" calcext:value-type="float">
            <text:p>0.0001</text:p>
          </table:table-cell>
          <table:table-cell table:formula="of:=([.B429]-[.$H$3])^2" office:value-type="float" office:value="0.176174086859532" calcext:value-type="float">
            <text:p>0.1762</text:p>
          </table:table-cell>
          <table:table-cell office:value-type="float" office:value="0.2212" calcext:value-type="float">
            <text:p>0.2212</text:p>
          </table:table-cell>
          <table:table-cell table:formula="of:=([.B429]-[.F429])^2" office:value-type="float" office:value="0.0000311859343599363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29]+0.01" office:value-type="float" office:value="4.27999999999995" calcext:value-type="float">
            <text:p>4.2800</text:p>
          </table:table-cell>
          <table:table-cell table:formula="of:=-2/PI()*COS(PI()*[.A430])+2/PI()" office:value-type="float" office:value="0.230823057112063" calcext:value-type="float">
            <text:p>0.2308</text:p>
          </table:table-cell>
          <table:table-cell office:value-type="float" office:value="0.2385" calcext:value-type="float">
            <text:p>0.2385</text:p>
          </table:table-cell>
          <table:table-cell table:formula="of:=([.B430]-[.C430])^2" office:value-type="float" office:value="0.0000589354521046519" calcext:value-type="float">
            <text:p>0.0001</text:p>
          </table:table-cell>
          <table:table-cell table:formula="of:=([.B430]-[.$H$3])^2" office:value-type="float" office:value="0.163639242401127" calcext:value-type="float">
            <text:p>0.1636</text:p>
          </table:table-cell>
          <table:table-cell office:value-type="float" office:value="0.2365" calcext:value-type="float">
            <text:p>0.2365</text:p>
          </table:table-cell>
          <table:table-cell table:formula="of:=([.B430]-[.F430])^2" office:value-type="float" office:value="0.0000322276805529031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30]+0.01" office:value-type="float" office:value="4.28999999999995" calcext:value-type="float">
            <text:p>4.2900</text:p>
          </table:table-cell>
          <table:table-cell table:formula="of:=-2/PI()*COS(PI()*[.A431])+2/PI()" office:value-type="float" office:value="0.246431023388464" calcext:value-type="float">
            <text:p>0.2464</text:p>
          </table:table-cell>
          <table:table-cell office:value-type="float" office:value="0.2543" calcext:value-type="float">
            <text:p>0.2543</text:p>
          </table:table-cell>
          <table:table-cell table:formula="of:=([.B431]-[.C431])^2" office:value-type="float" office:value="0.0000619207929128991" calcext:value-type="float">
            <text:p>0.0001</text:p>
          </table:table-cell>
          <table:table-cell table:formula="of:=([.B431]-[.$H$3])^2" office:value-type="float" office:value="0.151255273478599" calcext:value-type="float">
            <text:p>0.1513</text:p>
          </table:table-cell>
          <table:table-cell office:value-type="float" office:value="0.2522" calcext:value-type="float">
            <text:p>0.2522</text:p>
          </table:table-cell>
          <table:table-cell table:formula="of:=([.B431]-[.F431])^2" office:value-type="float" office:value="0.0000332810911444484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31]+0.01" office:value-type="float" office:value="4.29999999999995" calcext:value-type="float">
            <text:p>4.3000</text:p>
          </table:table-cell>
          <table:table-cell table:formula="of:=-2/PI()*COS(PI()*[.A432])+2/PI()" office:value-type="float" office:value="0.262424058852049" calcext:value-type="float">
            <text:p>0.2624</text:p>
          </table:table-cell>
          <table:table-cell office:value-type="float" office:value="0.2705" calcext:value-type="float">
            <text:p>0.2705</text:p>
          </table:table-cell>
          <table:table-cell table:formula="of:=([.B432]-[.C432])^2" office:value-type="float" office:value="0.0000652208254251747" calcext:value-type="float">
            <text:p>0.0001</text:p>
          </table:table-cell>
          <table:table-cell table:formula="of:=([.B432]-[.$H$3])^2" office:value-type="float" office:value="0.139071171592494" calcext:value-type="float">
            <text:p>0.1391</text:p>
          </table:table-cell>
          <table:table-cell office:value-type="float" office:value="0.2684" calcext:value-type="float">
            <text:p>0.2684</text:p>
          </table:table-cell>
          <table:table-cell table:formula="of:=([.B432]-[.F432])^2" office:value-type="float" office:value="0.0000357118726037789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32]+0.01" office:value-type="float" office:value="4.30999999999995" calcext:value-type="float">
            <text:p>4.3100</text:p>
          </table:table-cell>
          <table:table-cell table:formula="of:=-2/PI()*COS(PI()*[.A433])+2/PI()" office:value-type="float" office:value="0.278786380307678" calcext:value-type="float">
            <text:p>0.2788</text:p>
          </table:table-cell>
          <table:table-cell office:value-type="float" office:value="0.287" calcext:value-type="float">
            <text:p>0.2870</text:p>
          </table:table-cell>
          <table:table-cell table:formula="of:=([.B433]-[.C433])^2" office:value-type="float" office:value="0.0000674635484501031" calcext:value-type="float">
            <text:p>0.0001</text:p>
          </table:table-cell>
          <table:table-cell table:formula="of:=([.B433]-[.$H$3])^2" office:value-type="float" office:value="0.127135142361635" calcext:value-type="float">
            <text:p>0.1271</text:p>
          </table:table-cell>
          <table:table-cell office:value-type="float" office:value="0.2849" calcext:value-type="float">
            <text:p>0.2849</text:p>
          </table:table-cell>
          <table:table-cell table:formula="of:=([.B433]-[.F433])^2" office:value-type="float" office:value="0.00003737634574235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33]+0.01" office:value-type="float" office:value="4.31999999999995" calcext:value-type="float">
            <text:p>4.3200</text:p>
          </table:table-cell>
          <table:table-cell table:formula="of:=-2/PI()*COS(PI()*[.A434])+2/PI()" office:value-type="float" office:value="0.295501840119521" calcext:value-type="float">
            <text:p>0.2955</text:p>
          </table:table-cell>
          <table:table-cell office:value-type="float" office:value="0.3039" calcext:value-type="float">
            <text:p>0.3039</text:p>
          </table:table-cell>
          <table:table-cell table:formula="of:=([.B434]-[.C434])^2" office:value-type="float" office:value="0.0000705290893780849" calcext:value-type="float">
            <text:p>0.0001</text:p>
          </table:table-cell>
          <table:table-cell table:formula="of:=([.B434]-[.$H$3])^2" office:value-type="float" office:value="0.115494415158612" calcext:value-type="float">
            <text:p>0.1155</text:p>
          </table:table-cell>
          <table:table-cell office:value-type="float" office:value="0.3016" calcext:value-type="float">
            <text:p>0.3016</text:p>
          </table:table-cell>
          <table:table-cell table:formula="of:=([.B434]-[.F434])^2" office:value-type="float" office:value="0.0000371875539278818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34]+0.01" office:value-type="float" office:value="4.32999999999995" calcext:value-type="float">
            <text:p>4.3300</text:p>
          </table:table-cell>
          <table:table-cell table:formula="of:=-2/PI()*COS(PI()*[.A435])+2/PI()" office:value-type="float" office:value="0.312553942146826" calcext:value-type="float">
            <text:p>0.3126</text:p>
          </table:table-cell>
          <table:table-cell office:value-type="float" office:value="0.3211" calcext:value-type="float">
            <text:p>0.3211</text:p>
          </table:table-cell>
          <table:table-cell table:formula="of:=([.B435]-[.C435])^2" office:value-type="float" office:value="0.0000730351048297918" calcext:value-type="float">
            <text:p>0.0001</text:p>
          </table:table-cell>
          <table:table-cell table:formula="of:=([.B435]-[.$H$3])^2" office:value-type="float" office:value="0.104195056595332" calcext:value-type="float">
            <text:p>0.1042</text:p>
          </table:table-cell>
          <table:table-cell office:value-type="float" office:value="0.3186" calcext:value-type="float">
            <text:p>0.3186</text:p>
          </table:table-cell>
          <table:table-cell table:formula="of:=([.B435]-[.F435])^2" office:value-type="float" office:value="0.0000365548155639233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35]+0.01" office:value-type="float" office:value="4.33999999999995" calcext:value-type="float">
            <text:p>4.3400</text:p>
          </table:table-cell>
          <table:table-cell table:formula="of:=-2/PI()*COS(PI()*[.A436])+2/PI()" office:value-type="float" office:value="0.329925858023616" calcext:value-type="float">
            <text:p>0.3299</text:p>
          </table:table-cell>
          <table:table-cell office:value-type="float" office:value="0.3387" calcext:value-type="float">
            <text:p>0.3387</text:p>
          </table:table-cell>
          <table:table-cell table:formula="of:=([.B436]-[.C436])^2" office:value-type="float" office:value="0.0000769855674217347" calcext:value-type="float">
            <text:p>0.0001</text:p>
          </table:table-cell>
          <table:table-cell table:formula="of:=([.B436]-[.$H$3])^2" office:value-type="float" office:value="0.0932817885948121" calcext:value-type="float">
            <text:p>0.0933</text:p>
          </table:table-cell>
          <table:table-cell office:value-type="float" office:value="0.3359" calcext:value-type="float">
            <text:p>0.3359</text:p>
          </table:table-cell>
          <table:table-cell table:formula="of:=([.B436]-[.F436])^2" office:value-type="float" office:value="0.0000356903723539876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36]+0.01" office:value-type="float" office:value="4.34999999999995" calcext:value-type="float">
            <text:p>4.3500</text:p>
          </table:table-cell>
          <table:table-cell table:formula="of:=-2/PI()*COS(PI()*[.A437])+2/PI()" office:value-type="float" office:value="0.34760044376626" calcext:value-type="float">
            <text:p>0.3476</text:p>
          </table:table-cell>
          <table:table-cell office:value-type="float" office:value="0.3565" calcext:value-type="float">
            <text:p>0.3565</text:p>
          </table:table-cell>
          <table:table-cell table:formula="of:=([.B437]-[.C437])^2" office:value-type="float" office:value="0.0000792021011574986" calcext:value-type="float">
            <text:p>0.0001</text:p>
          </table:table-cell>
          <table:table-cell table:formula="of:=([.B437]-[.$H$3])^2" office:value-type="float" office:value="0.0827978117673563" calcext:value-type="float">
            <text:p>0.0828</text:p>
          </table:table-cell>
          <table:table-cell office:value-type="float" office:value="0.3535" calcext:value-type="float">
            <text:p>0.3535</text:p>
          </table:table-cell>
          <table:table-cell table:formula="of:=([.B437]-[.F437])^2" office:value-type="float" office:value="0.0000348047637550592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37]+0.01" office:value-type="float" office:value="4.35999999999995" calcext:value-type="float">
            <text:p>4.3600</text:p>
          </table:table-cell>
          <table:table-cell table:formula="of:=-2/PI()*COS(PI()*[.A438])+2/PI()" office:value-type="float" office:value="0.365560256692507" calcext:value-type="float">
            <text:p>0.3656</text:p>
          </table:table-cell>
          <table:table-cell office:value-type="float" office:value="0.3746" calcext:value-type="float">
            <text:p>0.3746</text:p>
          </table:table-cell>
          <table:table-cell table:formula="of:=([.B438]-[.C438])^2" office:value-type="float" office:value="0.0000817169590653679" calcext:value-type="float">
            <text:p>0.0001</text:p>
          </table:table-cell>
          <table:table-cell table:formula="of:=([.B438]-[.$H$3])^2" office:value-type="float" office:value="0.0727846347882715" calcext:value-type="float">
            <text:p>0.0728</text:p>
          </table:table-cell>
          <table:table-cell office:value-type="float" office:value="0.3714" calcext:value-type="float">
            <text:p>0.3714</text:p>
          </table:table-cell>
          <table:table-cell table:formula="of:=([.B438]-[.F438])^2" office:value-type="float" office:value="0.000034102601897411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38]+0.01" office:value-type="float" office:value="4.36999999999995" calcext:value-type="float">
            <text:p>4.3700</text:p>
          </table:table-cell>
          <table:table-cell table:formula="of:=-2/PI()*COS(PI()*[.A439])+2/PI()" office:value-type="float" office:value="0.383787572635312" calcext:value-type="float">
            <text:p>0.3838</text:p>
          </table:table-cell>
          <table:table-cell office:value-type="float" office:value="0.393" calcext:value-type="float">
            <text:p>0.3930</text:p>
          </table:table-cell>
          <table:table-cell table:formula="of:=([.B439]-[.C439])^2" office:value-type="float" office:value="0.0000848688179496538" calcext:value-type="float">
            <text:p>0.0001</text:p>
          </table:table-cell>
          <table:table-cell table:formula="of:=([.B439]-[.$H$3])^2" office:value-type="float" office:value="0.0632819104506296" calcext:value-type="float">
            <text:p>0.0633</text:p>
          </table:table-cell>
          <table:table-cell office:value-type="float" office:value="0.3896" calcext:value-type="float">
            <text:p>0.3896</text:p>
          </table:table-cell>
          <table:table-cell table:formula="of:=([.B439]-[.F439])^2" office:value-type="float" office:value="0.0000337843118697747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39]+0.01" office:value-type="float" office:value="4.37999999999995" calcext:value-type="float">
            <text:p>4.3800</text:p>
          </table:table-cell>
          <table:table-cell table:formula="of:=-2/PI()*COS(PI()*[.A440])+2/PI()" office:value-type="float" office:value="0.402264403434452" calcext:value-type="float">
            <text:p>0.4023</text:p>
          </table:table-cell>
          <table:table-cell office:value-type="float" office:value="0.4116" calcext:value-type="float">
            <text:p>0.4116</text:p>
          </table:table-cell>
          <table:table-cell table:formula="of:=([.B440]-[.C440])^2" office:value-type="float" office:value="0.0000871533632346633" calcext:value-type="float">
            <text:p>0.0001</text:p>
          </table:table-cell>
          <table:table-cell table:formula="of:=([.B440]-[.$H$3])^2" office:value-type="float" office:value="0.0543272790402243" calcext:value-type="float">
            <text:p>0.0543</text:p>
          </table:table-cell>
          <table:table-cell office:value-type="float" office:value="0.4081" calcext:value-type="float">
            <text:p>0.4081</text:p>
          </table:table-cell>
          <table:table-cell table:formula="of:=([.B440]-[.F440])^2" office:value-type="float" office:value="0.0000340541872758317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40]+0.01" office:value-type="float" office:value="4.38999999999995" calcext:value-type="float">
            <text:p>4.3900</text:p>
          </table:table-cell>
          <table:table-cell table:formula="of:=-2/PI()*COS(PI()*[.A441])+2/PI()" office:value-type="float" office:value="0.420972514688663" calcext:value-type="float">
            <text:p>0.4210</text:p>
          </table:table-cell>
          <table:table-cell office:value-type="float" office:value="0.4304" calcext:value-type="float">
            <text:p>0.4304</text:p>
          </table:table-cell>
          <table:table-cell table:formula="of:=([.B441]-[.C441])^2" office:value-type="float" office:value="0.0000888774792954712" calcext:value-type="float">
            <text:p>0.0001</text:p>
          </table:table-cell>
          <table:table-cell table:formula="of:=([.B441]-[.$H$3])^2" office:value-type="float" office:value="0.0459562196509917" calcext:value-type="float">
            <text:p>0.0460</text:p>
          </table:table-cell>
          <table:table-cell office:value-type="float" office:value="0.4268" calcext:value-type="float">
            <text:p>0.4268</text:p>
          </table:table-cell>
          <table:table-cell table:formula="of:=([.B441]-[.F441])^2" office:value-type="float" office:value="0.0000339595850538456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41]+0.01" office:value-type="float" office:value="4.39999999999995" calcext:value-type="float">
            <text:p>4.4000</text:p>
          </table:table-cell>
          <table:table-cell table:formula="of:=-2/PI()*COS(PI()*[.A442])+2/PI()" office:value-type="float" office:value="0.439893443750794" calcext:value-type="float">
            <text:p>0.4399</text:p>
          </table:table-cell>
          <table:table-cell office:value-type="float" office:value="0.4494" calcext:value-type="float">
            <text:p>0.4494</text:p>
          </table:table-cell>
          <table:table-cell table:formula="of:=([.B442]-[.C442])^2" office:value-type="float" office:value="0.0000903746117193121" calcext:value-type="float">
            <text:p>0.0001</text:p>
          </table:table-cell>
          <table:table-cell table:formula="of:=([.B442]-[.$H$3])^2" office:value-type="float" office:value="0.0382019100278044" calcext:value-type="float">
            <text:p>0.0382</text:p>
          </table:table-cell>
          <table:table-cell office:value-type="float" office:value="0.4458" calcext:value-type="float">
            <text:p>0.4458</text:p>
          </table:table-cell>
          <table:table-cell table:formula="of:=([.B442]-[.F442])^2" office:value-type="float" office:value="0.0000348874067250311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42]+0.01" office:value-type="float" office:value="4.40999999999995" calcext:value-type="float">
            <text:p>4.4100</text:p>
          </table:table-cell>
          <table:table-cell table:formula="of:=-2/PI()*COS(PI()*[.A443])+2/PI()" office:value-type="float" office:value="0.459008517948212" calcext:value-type="float">
            <text:p>0.4590</text:p>
          </table:table-cell>
          <table:table-cell office:value-type="float" office:value="0.4686" calcext:value-type="float">
            <text:p>0.4686</text:p>
          </table:table-cell>
          <table:table-cell table:formula="of:=([.B443]-[.C443])^2" office:value-type="float" office:value="0.000091996527949781" calcext:value-type="float">
            <text:p>0.0001</text:p>
          </table:table-cell>
          <table:table-cell table:formula="of:=([.B443]-[.$H$3])^2" office:value-type="float" office:value="0.0310950954899242" calcext:value-type="float">
            <text:p>0.0311</text:p>
          </table:table-cell>
          <table:table-cell office:value-type="float" office:value="0.4649" calcext:value-type="float">
            <text:p>0.4649</text:p>
          </table:table-cell>
          <table:table-cell table:formula="of:=([.B443]-[.F443])^2" office:value-type="float" office:value="0.0000347095607665463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43]+0.01" office:value-type="float" office:value="4.41999999999995" calcext:value-type="float">
            <text:p>4.4200</text:p>
          </table:table-cell>
          <table:table-cell table:formula="of:=-2/PI()*COS(PI()*[.A444])+2/PI()" office:value-type="float" office:value="0.478298873010475" calcext:value-type="float">
            <text:p>0.4783</text:p>
          </table:table-cell>
          <table:table-cell office:value-type="float" office:value="0.488" calcext:value-type="float">
            <text:p>0.4880</text:p>
          </table:table-cell>
          <table:table-cell table:formula="of:=([.B444]-[.C444])^2" office:value-type="float" office:value="0.0000941118648668886" calcext:value-type="float">
            <text:p>0.0001</text:p>
          </table:table-cell>
          <table:table-cell table:formula="of:=([.B444]-[.$H$3])^2" office:value-type="float" office:value="0.0246639674525398" calcext:value-type="float">
            <text:p>0.0247</text:p>
          </table:table-cell>
          <table:table-cell office:value-type="float" office:value="0.4841" calcext:value-type="float">
            <text:p>0.4841</text:p>
          </table:table-cell>
          <table:table-cell table:formula="of:=([.B444]-[.F444])^2" office:value-type="float" office:value="0.0000336530743485948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44]+0.01" office:value-type="float" office:value="4.42999999999995" calcext:value-type="float">
            <text:p>4.4300</text:p>
          </table:table-cell>
          <table:table-cell table:formula="of:=-2/PI()*COS(PI()*[.A445])+2/PI()" office:value-type="float" office:value="0.49774547168609" calcext:value-type="float">
            <text:p>0.4977</text:p>
          </table:table-cell>
          <table:table-cell office:value-type="float" office:value="0.5075" calcext:value-type="float">
            <text:p>0.5075</text:p>
          </table:table-cell>
          <table:table-cell table:formula="of:=([.B445]-[.C445])^2" office:value-type="float" office:value="0.0000951508226268674" calcext:value-type="float">
            <text:p>0.0001</text:p>
          </table:table-cell>
          <table:table-cell table:formula="of:=([.B445]-[.$H$3])^2" office:value-type="float" office:value="0.0189340520259591" calcext:value-type="float">
            <text:p>0.0189</text:p>
          </table:table-cell>
          <table:table-cell office:value-type="float" office:value="0.5035" calcext:value-type="float">
            <text:p>0.5035</text:p>
          </table:table-cell>
          <table:table-cell table:formula="of:=([.B445]-[.F445])^2" office:value-type="float" office:value="0.0000331145961155892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45]+0.01" office:value-type="float" office:value="4.43999999999995" calcext:value-type="float">
            <text:p>4.4400</text:p>
          </table:table-cell>
          <table:table-cell table:formula="of:=-2/PI()*COS(PI()*[.A446])+2/PI()" office:value-type="float" office:value="0.517329122529981" calcext:value-type="float">
            <text:p>0.5173</text:p>
          </table:table-cell>
          <table:table-cell office:value-type="float" office:value="0.5271" calcext:value-type="float">
            <text:p>0.5271</text:p>
          </table:table-cell>
          <table:table-cell table:formula="of:=([.B446]-[.C446])^2" office:value-type="float" office:value="0.0000954700465341321" calcext:value-type="float">
            <text:p>0.0001</text:p>
          </table:table-cell>
          <table:table-cell table:formula="of:=([.B446]-[.$H$3])^2" office:value-type="float" office:value="0.0139281091322327" calcext:value-type="float">
            <text:p>0.0139</text:p>
          </table:table-cell>
          <table:table-cell office:value-type="float" office:value="0.5229" calcext:value-type="float">
            <text:p>0.5229</text:p>
          </table:table-cell>
          <table:table-cell table:formula="of:=([.B446]-[.F446])^2" office:value-type="float" office:value="0.0000310346757859696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46]+0.01" office:value-type="float" office:value="4.44999999999995" calcext:value-type="float">
            <text:p>4.4500</text:p>
          </table:table-cell>
          <table:table-cell table:formula="of:=-2/PI()*COS(PI()*[.A447])+2/PI()" office:value-type="float" office:value="0.537030498843125" calcext:value-type="float">
            <text:p>0.5370</text:p>
          </table:table-cell>
          <table:table-cell office:value-type="float" office:value="0.5469" calcext:value-type="float">
            <text:p>0.5469</text:p>
          </table:table-cell>
          <table:table-cell table:formula="of:=([.B447]-[.C447])^2" office:value-type="float" office:value="0.0000974070530855595" calcext:value-type="float">
            <text:p>0.0001</text:p>
          </table:table-cell>
          <table:table-cell table:formula="of:=([.B447]-[.$H$3])^2" office:value-type="float" office:value="0.00966604253750019" calcext:value-type="float">
            <text:p>0.0097</text:p>
          </table:table-cell>
          <table:table-cell office:value-type="float" office:value="0.5424" calcext:value-type="float">
            <text:p>0.5424</text:p>
          </table:table-cell>
          <table:table-cell table:formula="of:=([.B447]-[.F447])^2" office:value-type="float" office:value="0.0000288315426736839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47]+0.01" office:value-type="float" office:value="4.45999999999995" calcext:value-type="float">
            <text:p>4.4600</text:p>
          </table:table-cell>
          <table:table-cell table:formula="of:=-2/PI()*COS(PI()*[.A448])+2/PI()" office:value-type="float" office:value="0.55683015774568" calcext:value-type="float">
            <text:p>0.5568</text:p>
          </table:table-cell>
          <table:table-cell office:value-type="float" office:value="0.5667" calcext:value-type="float">
            <text:p>0.5667</text:p>
          </table:table-cell>
          <table:table-cell table:formula="of:=([.B448]-[.C448])^2" office:value-type="float" office:value="0.0000974137861251555" calcext:value-type="float">
            <text:p>0.0001</text:p>
          </table:table-cell>
          <table:table-cell table:formula="of:=([.B448]-[.$H$3])^2" office:value-type="float" office:value="0.006164821155257" calcext:value-type="float">
            <text:p>0.0062</text:p>
          </table:table-cell>
          <table:table-cell office:value-type="float" office:value="0.562" calcext:value-type="float">
            <text:p>0.5620</text:p>
          </table:table-cell>
          <table:table-cell table:formula="of:=([.B448]-[.F448])^2" office:value-type="float" office:value="0.0000267272689345507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48]+0.01" office:value-type="float" office:value="4.46999999999995" calcext:value-type="float">
            <text:p>4.4700</text:p>
          </table:table-cell>
          <table:table-cell table:formula="of:=-2/PI()*COS(PI()*[.A449])+2/PI()" office:value-type="float" office:value="0.57670855936475" calcext:value-type="float">
            <text:p>0.5767</text:p>
          </table:table-cell>
          <table:table-cell office:value-type="float" office:value="0.5866" calcext:value-type="float">
            <text:p>0.5866</text:p>
          </table:table-cell>
          <table:table-cell table:formula="of:=([.B449]-[.C449])^2" office:value-type="float" office:value="0.0000978405978406671" calcext:value-type="float">
            <text:p>0.0001</text:p>
          </table:table-cell>
          <table:table-cell table:formula="of:=([.B449]-[.$H$3])^2" office:value-type="float" office:value="0.00343841193127144" calcext:value-type="float">
            <text:p>0.0034</text:p>
          </table:table-cell>
          <table:table-cell office:value-type="float" office:value="0.5817" calcext:value-type="float">
            <text:p>0.5817</text:p>
          </table:table-cell>
          <table:table-cell table:formula="of:=([.B449]-[.F449])^2" office:value-type="float" office:value="0.0000249144796152208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49]+0.01" office:value-type="float" office:value="4.47999999999995" calcext:value-type="float">
            <text:p>4.4800</text:p>
          </table:table-cell>
          <table:table-cell table:formula="of:=-2/PI()*COS(PI()*[.A450])+2/PI()" office:value-type="float" office:value="0.596646086117885" calcext:value-type="float">
            <text:p>0.5966</text:p>
          </table:table-cell>
          <table:table-cell office:value-type="float" office:value="0.6066" calcext:value-type="float">
            <text:p>0.6066</text:p>
          </table:table-cell>
          <table:table-cell table:formula="of:=([.B450]-[.C450])^2" office:value-type="float" office:value="0.0000990804015725634" calcext:value-type="float">
            <text:p>0.0001</text:p>
          </table:table-cell>
          <table:table-cell table:formula="of:=([.B450]-[.$H$3])^2" office:value-type="float" office:value="0.00149772457516295" calcext:value-type="float">
            <text:p>0.0015</text:p>
          </table:table-cell>
          <table:table-cell office:value-type="float" office:value="0.6015" calcext:value-type="float">
            <text:p>0.6015</text:p>
          </table:table-cell>
          <table:table-cell table:formula="of:=([.B450]-[.F450])^2" office:value-type="float" office:value="0.0000235604799749896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50]+0.01" office:value-type="float" office:value="4.48999999999995" calcext:value-type="float">
            <text:p>4.4900</text:p>
          </table:table-cell>
          <table:table-cell table:formula="of:=-2/PI()*COS(PI()*[.A451])+2/PI()" office:value-type="float" office:value="0.616623062073267" calcext:value-type="float">
            <text:p>0.6166</text:p>
          </table:table-cell>
          <table:table-cell office:value-type="float" office:value="0.6266" calcext:value-type="float">
            <text:p>0.6266</text:p>
          </table:table-cell>
          <table:table-cell table:formula="of:=([.B451]-[.C451])^2" office:value-type="float" office:value="0.0000995392903938776" calcext:value-type="float">
            <text:p>0.0001</text:p>
          </table:table-cell>
          <table:table-cell table:formula="of:=([.B451]-[.$H$3])^2" office:value-type="float" office:value="0.000350568356910046" calcext:value-type="float">
            <text:p>0.0004</text:p>
          </table:table-cell>
          <table:table-cell office:value-type="float" office:value="0.6214" calcext:value-type="float">
            <text:p>0.6214</text:p>
          </table:table-cell>
          <table:table-cell table:formula="of:=([.B451]-[.F451])^2" office:value-type="float" office:value="0.0000228191359558576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51]+0.01" office:value-type="float" office:value="4.49999999999995" calcext:value-type="float">
            <text:p>4.5000</text:p>
          </table:table-cell>
          <table:table-cell table:formula="of:=-2/PI()*COS(PI()*[.A452])+2/PI()" office:value-type="float" office:value="0.636619772367478" calcext:value-type="float">
            <text:p>0.6366</text:p>
          </table:table-cell>
          <table:table-cell office:value-type="float" office:value="0.6466" calcext:value-type="float">
            <text:p>0.6466</text:p>
          </table:table-cell>
          <table:table-cell table:formula="of:=([.B452]-[.C452])^2" office:value-type="float" office:value="0.0000996049435969543" calcext:value-type="float">
            <text:p>0.0001</text:p>
          </table:table-cell>
          <table:table-cell table:formula="of:=([.B452]-[.$H$3])^2" office:value-type="float" office:value="0.00000162113893803418" calcext:value-type="float">
            <text:p>0.0000</text:p>
          </table:table-cell>
          <table:table-cell office:value-type="float" office:value="0.6414" calcext:value-type="float">
            <text:p>0.6414</text:p>
          </table:table-cell>
          <table:table-cell table:formula="of:=([.B452]-[.F452])^2" office:value-type="float" office:value="0.0000228505762187253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52]+0.01" office:value-type="float" office:value="4.50999999999995" calcext:value-type="float">
            <text:p>4.5100</text:p>
          </table:table-cell>
          <table:table-cell table:formula="of:=-2/PI()*COS(PI()*[.A453])+2/PI()" office:value-type="float" office:value="0.656616482661689" calcext:value-type="float">
            <text:p>0.6566</text:p>
          </table:table-cell>
          <table:table-cell office:value-type="float" office:value="0.6666" calcext:value-type="float">
            <text:p>0.6666</text:p>
          </table:table-cell>
          <table:table-cell table:formula="of:=([.B453]-[.C453])^2" office:value-type="float" office:value="0.0000996706184443572" calcext:value-type="float">
            <text:p>0.0001</text:p>
          </table:table-cell>
          <table:table-cell table:formula="of:=([.B453]-[.$H$3])^2" office:value-type="float" office:value="0.000452410766147219" calcext:value-type="float">
            <text:p>0.0005</text:p>
          </table:table-cell>
          <table:table-cell office:value-type="float" office:value="0.6613" calcext:value-type="float">
            <text:p>0.6613</text:p>
          </table:table-cell>
          <table:table-cell table:formula="of:=([.B453]-[.F453])^2" office:value-type="float" office:value="0.0000219353346582594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53]+0.01" office:value-type="float" office:value="4.51999999999995" calcext:value-type="float">
            <text:p>4.5200</text:p>
          </table:table-cell>
          <table:table-cell table:formula="of:=-2/PI()*COS(PI()*[.A454])+2/PI()" office:value-type="float" office:value="0.676593458617071" calcext:value-type="float">
            <text:p>0.6766</text:p>
          </table:table-cell>
          <table:table-cell office:value-type="float" office:value="0.6865" calcext:value-type="float">
            <text:p>0.6865</text:p>
          </table:table-cell>
          <table:table-cell table:formula="of:=([.B454]-[.C454])^2" office:value-type="float" office:value="0.0000981395621716939" calcext:value-type="float">
            <text:p>0.0001</text:p>
          </table:table-cell>
          <table:table-cell table:formula="of:=([.B454]-[.$H$3])^2" office:value-type="float" office:value="0.0017013088874749" calcext:value-type="float">
            <text:p>0.0017</text:p>
          </table:table-cell>
          <table:table-cell office:value-type="float" office:value="0.6811" calcext:value-type="float">
            <text:p>0.6811</text:p>
          </table:table-cell>
          <table:table-cell table:formula="of:=([.B454]-[.F454])^2" office:value-type="float" office:value="0.0000203089152360551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54]+0.01" office:value-type="float" office:value="4.52999999999995" calcext:value-type="float">
            <text:p>4.5300</text:p>
          </table:table-cell>
          <table:table-cell table:formula="of:=-2/PI()*COS(PI()*[.A455])+2/PI()" office:value-type="float" office:value="0.696530985370207" calcext:value-type="float">
            <text:p>0.6965</text:p>
          </table:table-cell>
          <table:table-cell office:value-type="float" office:value="0.7064" calcext:value-type="float">
            <text:p>0.7064</text:p>
          </table:table-cell>
          <table:table-cell table:formula="of:=([.B455]-[.C455])^2" office:value-type="float" office:value="0.0000973974497630738" calcext:value-type="float">
            <text:p>0.0001</text:p>
          </table:table-cell>
          <table:table-cell table:formula="of:=([.B455]-[.$H$3])^2" office:value-type="float" office:value="0.00374353723352116" calcext:value-type="float">
            <text:p>0.0037</text:p>
          </table:table-cell>
          <table:table-cell office:value-type="float" office:value="0.7008" calcext:value-type="float">
            <text:p>0.7008</text:p>
          </table:table-cell>
          <table:table-cell table:formula="of:=([.B455]-[.F455])^2" office:value-type="float" office:value="0.0000182244859093896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55]+0.01" office:value-type="float" office:value="4.53999999999995" calcext:value-type="float">
            <text:p>4.5400</text:p>
          </table:table-cell>
          <table:table-cell table:formula="of:=-2/PI()*COS(PI()*[.A456])+2/PI()" office:value-type="float" office:value="0.716409386989278" calcext:value-type="float">
            <text:p>0.7164</text:p>
          </table:table-cell>
          <table:table-cell office:value-type="float" office:value="0.7263" calcext:value-type="float">
            <text:p>0.7263</text:p>
          </table:table-cell>
          <table:table-cell table:formula="of:=([.B456]-[.C456])^2" office:value-type="float" office:value="0.0000978242257278704" calcext:value-type="float">
            <text:p>0.0001</text:p>
          </table:table-cell>
          <table:table-cell table:formula="of:=([.B456]-[.$H$3])^2" office:value-type="float" office:value="0.00657118632560939" calcext:value-type="float">
            <text:p>0.0066</text:p>
          </table:table-cell>
          <table:table-cell office:value-type="float" office:value="0.7204" calcext:value-type="float">
            <text:p>0.7204</text:p>
          </table:table-cell>
          <table:table-cell table:formula="of:=([.B456]-[.F456])^2" office:value-type="float" office:value="0.0000159249922013464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56]+0.01" office:value-type="float" office:value="4.54999999999995" calcext:value-type="float">
            <text:p>4.5500</text:p>
          </table:table-cell>
          <table:table-cell table:formula="of:=-2/PI()*COS(PI()*[.A457])+2/PI()" office:value-type="float" office:value="0.736209045891834" calcext:value-type="float">
            <text:p>0.7362</text:p>
          </table:table-cell>
          <table:table-cell office:value-type="float" office:value="0.746" calcext:value-type="float">
            <text:p>0.7460</text:p>
          </table:table-cell>
          <table:table-cell table:formula="of:=([.B457]-[.C457])^2" office:value-type="float" office:value="0.0000958627823482147" calcext:value-type="float">
            <text:p>0.0001</text:p>
          </table:table-cell>
          <table:table-cell table:formula="of:=([.B457]-[.$H$3])^2" office:value-type="float" office:value="0.0101732465425933" calcext:value-type="float">
            <text:p>0.0102</text:p>
          </table:table-cell>
          <table:table-cell office:value-type="float" office:value="0.7399" calcext:value-type="float">
            <text:p>0.7399</text:p>
          </table:table-cell>
          <table:table-cell table:formula="of:=([.B457]-[.F457])^2" office:value-type="float" office:value="0.0000136231422285883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57]+0.01" office:value-type="float" office:value="4.55999999999995" calcext:value-type="float">
            <text:p>4.5600</text:p>
          </table:table-cell>
          <table:table-cell table:formula="of:=-2/PI()*COS(PI()*[.A458])+2/PI()" office:value-type="float" office:value="0.755910422204979" calcext:value-type="float">
            <text:p>0.7559</text:p>
          </table:table-cell>
          <table:table-cell office:value-type="float" office:value="0.7657" calcext:value-type="float">
            <text:p>0.7657</text:p>
          </table:table-cell>
          <table:table-cell table:formula="of:=([.B458]-[.C458])^2" office:value-type="float" office:value="0.0000958358334047636" calcext:value-type="float">
            <text:p>0.0001</text:p>
          </table:table-cell>
          <table:table-cell table:formula="of:=([.B458]-[.$H$3])^2" office:value-type="float" office:value="0.0145356514229491" calcext:value-type="float">
            <text:p>0.0145</text:p>
          </table:table-cell>
          <table:table-cell office:value-type="float" office:value="0.7593" calcext:value-type="float">
            <text:p>0.7593</text:p>
          </table:table-cell>
          <table:table-cell table:formula="of:=([.B458]-[.F458])^2" office:value-type="float" office:value="0.0000114892376284981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58]+0.01" office:value-type="float" office:value="4.56999999999995" calcext:value-type="float">
            <text:p>4.5700</text:p>
          </table:table-cell>
          <table:table-cell table:formula="of:=-2/PI()*COS(PI()*[.A459])+2/PI()" office:value-type="float" office:value="0.775494073048871" calcext:value-type="float">
            <text:p>0.7755</text:p>
          </table:table-cell>
          <table:table-cell office:value-type="float" office:value="0.7852" calcext:value-type="float">
            <text:p>0.7852</text:p>
          </table:table-cell>
          <table:table-cell table:formula="of:=([.B459]-[.C459])^2" office:value-type="float" office:value="0.0000942050179806574" calcext:value-type="float">
            <text:p>0.0001</text:p>
          </table:table-cell>
          <table:table-cell table:formula="of:=([.B459]-[.$H$3])^2" office:value-type="float" office:value="0.0196413330314074" calcext:value-type="float">
            <text:p>0.0196</text:p>
          </table:table-cell>
          <table:table-cell office:value-type="float" office:value="0.7787" calcext:value-type="float">
            <text:p>0.7787</text:p>
          </table:table-cell>
          <table:table-cell table:formula="of:=([.B459]-[.F459])^2" office:value-type="float" office:value="0.0000102779676159766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59]+0.01" office:value-type="float" office:value="4.57999999999995" calcext:value-type="float">
            <text:p>4.5800</text:p>
          </table:table-cell>
          <table:table-cell table:formula="of:=-2/PI()*COS(PI()*[.A460])+2/PI()" office:value-type="float" office:value="0.794940671724488" calcext:value-type="float">
            <text:p>0.7949</text:p>
          </table:table-cell>
          <table:table-cell office:value-type="float" office:value="0.8046" calcext:value-type="float">
            <text:p>0.8046</text:p>
          </table:table-cell>
          <table:table-cell table:formula="of:=([.B460]-[.C460])^2" office:value-type="float" office:value="0.0000933026227341114" calcext:value-type="float">
            <text:p>0.0001</text:p>
          </table:table-cell>
          <table:table-cell table:formula="of:=([.B460]-[.$H$3])^2" office:value-type="float" office:value="0.0254702891717589" calcext:value-type="float">
            <text:p>0.0255</text:p>
          </table:table-cell>
          <table:table-cell office:value-type="float" office:value="0.7979" calcext:value-type="float">
            <text:p>0.7979</text:p>
          </table:table-cell>
          <table:table-cell table:formula="of:=([.B460]-[.F460])^2" office:value-type="float" office:value="0.00000875762384224704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60]+0.01" office:value-type="float" office:value="4.58999999999995" calcext:value-type="float">
            <text:p>4.5900</text:p>
          </table:table-cell>
          <table:table-cell table:formula="of:=-2/PI()*COS(PI()*[.A461])+2/PI()" office:value-type="float" office:value="0.814231026786752" calcext:value-type="float">
            <text:p>0.8142</text:p>
          </table:table-cell>
          <table:table-cell office:value-type="float" office:value="0.8238" calcext:value-type="float">
            <text:p>0.8238</text:p>
          </table:table-cell>
          <table:table-cell table:formula="of:=([.B461]-[.C461])^2" office:value-type="float" office:value="0.0000915652483558601" calcext:value-type="float">
            <text:p>0.0001</text:p>
          </table:table-cell>
          <table:table-cell table:formula="of:=([.B461]-[.$H$3])^2" office:value-type="float" office:value="0.0319996621807254" calcext:value-type="float">
            <text:p>0.0320</text:p>
          </table:table-cell>
          <table:table-cell office:value-type="float" office:value="0.817" calcext:value-type="float">
            <text:p>0.8170</text:p>
          </table:table-cell>
          <table:table-cell table:formula="of:=([.B461]-[.F461])^2" office:value-type="float" office:value="0.00000766721265568609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61]+0.01" office:value-type="float" office:value="4.59999999999995" calcext:value-type="float">
            <text:p>4.6000</text:p>
          </table:table-cell>
          <table:table-cell table:formula="of:=-2/PI()*COS(PI()*[.A462])+2/PI()" office:value-type="float" office:value="0.833346100984172" calcext:value-type="float">
            <text:p>0.8333</text:p>
          </table:table-cell>
          <table:table-cell office:value-type="float" office:value="0.8428" calcext:value-type="float">
            <text:p>0.8428</text:p>
          </table:table-cell>
          <table:table-cell table:formula="of:=([.B462]-[.C462])^2" office:value-type="float" office:value="0.0000893762066014745" calcext:value-type="float">
            <text:p>0.0001</text:p>
          </table:table-cell>
          <table:table-cell table:formula="of:=([.B462]-[.$H$3])^2" office:value-type="float" office:value="0.0392038289920746" calcext:value-type="float">
            <text:p>0.0392</text:p>
          </table:table-cell>
          <table:table-cell office:value-type="float" office:value="0.836" calcext:value-type="float">
            <text:p>0.8360</text:p>
          </table:table-cell>
          <table:table-cell table:formula="of:=([.B462]-[.F462])^2" office:value-type="float" office:value="0.00000704317998621235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62]+0.01" office:value-type="float" office:value="4.60999999999995" calcext:value-type="float">
            <text:p>4.6100</text:p>
          </table:table-cell>
          <table:table-cell table:formula="of:=-2/PI()*COS(PI()*[.A463])+2/PI()" office:value-type="float" office:value="0.852267030046305" calcext:value-type="float">
            <text:p>0.8523</text:p>
          </table:table-cell>
          <table:table-cell office:value-type="float" office:value="0.8616" calcext:value-type="float">
            <text:p>0.8616</text:p>
          </table:table-cell>
          <table:table-cell table:formula="of:=([.B463]-[.C463])^2" office:value-type="float" office:value="0.0000871043281565702" calcext:value-type="float">
            <text:p>0.0001</text:p>
          </table:table-cell>
          <table:table-cell table:formula="of:=([.B463]-[.$H$3])^2" office:value-type="float" office:value="0.047054502115676" calcext:value-type="float">
            <text:p>0.0471</text:p>
          </table:table-cell>
          <table:table-cell office:value-type="float" office:value="0.8547" calcext:value-type="float">
            <text:p>0.8547</text:p>
          </table:table-cell>
          <table:table-cell table:formula="of:=([.B463]-[.F463])^2" office:value-type="float" office:value="0.0000059193427955822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63]+0.01" office:value-type="float" office:value="4.61999999999995" calcext:value-type="float">
            <text:p>4.6200</text:p>
          </table:table-cell>
          <table:table-cell table:formula="of:=-2/PI()*COS(PI()*[.A464])+2/PI()" office:value-type="float" office:value="0.870975141300518" calcext:value-type="float">
            <text:p>0.8710</text:p>
          </table:table-cell>
          <table:table-cell office:value-type="float" office:value="0.8802" calcext:value-type="float">
            <text:p>0.8802</text:p>
          </table:table-cell>
          <table:table-cell table:formula="of:=([.B464]-[.C464])^2" office:value-type="float" office:value="0.0000850980180254021" calcext:value-type="float">
            <text:p>0.0001</text:p>
          </table:table-cell>
          <table:table-cell table:formula="of:=([.B464]-[.$H$3])^2" office:value-type="float" office:value="0.0555208411331277" calcext:value-type="float">
            <text:p>0.0555</text:p>
          </table:table-cell>
          <table:table-cell office:value-type="float" office:value="0.8732" calcext:value-type="float">
            <text:p>0.8732</text:p>
          </table:table-cell>
          <table:table-cell table:formula="of:=([.B464]-[.F464])^2" office:value-type="float" office:value="0.00000494999623265912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64]+0.01" office:value-type="float" office:value="4.62999999999995" calcext:value-type="float">
            <text:p>4.6300</text:p>
          </table:table-cell>
          <table:table-cell table:formula="of:=-2/PI()*COS(PI()*[.A465])+2/PI()" office:value-type="float" office:value="0.88945197209966" calcext:value-type="float">
            <text:p>0.8895</text:p>
          </table:table-cell>
          <table:table-cell office:value-type="float" office:value="0.8986" calcext:value-type="float">
            <text:p>0.8986</text:p>
          </table:table-cell>
          <table:table-cell table:formula="of:=([.B465]-[.C465])^2" office:value-type="float" office:value="0.0000836864144653945" calcext:value-type="float">
            <text:p>0.0001</text:p>
          </table:table-cell>
          <table:table-cell table:formula="of:=([.B465]-[.$H$3])^2" office:value-type="float" office:value="0.0645695742700666" calcext:value-type="float">
            <text:p>0.0646</text:p>
          </table:table-cell>
          <table:table-cell office:value-type="float" office:value="0.8914" calcext:value-type="float">
            <text:p>0.8914</text:p>
          </table:table-cell>
          <table:table-cell table:formula="of:=([.B465]-[.F465])^2" office:value-type="float" office:value="0.00000379481270050173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65]+0.01" office:value-type="float" office:value="4.63999999999995" calcext:value-type="float">
            <text:p>4.6400</text:p>
          </table:table-cell>
          <table:table-cell table:formula="of:=-2/PI()*COS(PI()*[.A466])+2/PI()" office:value-type="float" office:value="0.907679288042469" calcext:value-type="float">
            <text:p>0.9077</text:p>
          </table:table-cell>
          <table:table-cell office:value-type="float" office:value="0.9167" calcext:value-type="float">
            <text:p>0.9167</text:p>
          </table:table-cell>
          <table:table-cell table:formula="of:=([.B466]-[.C466])^2" office:value-type="float" office:value="0.000081373244220744" calcext:value-type="float">
            <text:p>0.0001</text:p>
          </table:table-cell>
          <table:table-cell table:formula="of:=([.B466]-[.$H$3])^2" office:value-type="float" office:value="0.0741651295655152" calcext:value-type="float">
            <text:p>0.0742</text:p>
          </table:table-cell>
          <table:table-cell office:value-type="float" office:value="0.9093" calcext:value-type="float">
            <text:p>0.9093</text:p>
          </table:table-cell>
          <table:table-cell table:formula="of:=([.B466]-[.F466])^2" office:value-type="float" office:value="0.00000262670724928395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66]+0.01" office:value-type="float" office:value="4.64999999999995" calcext:value-type="float">
            <text:p>4.6500</text:p>
          </table:table-cell>
          <table:table-cell table:formula="of:=-2/PI()*COS(PI()*[.A467])+2/PI()" office:value-type="float" office:value="0.925639100968719" calcext:value-type="float">
            <text:p>0.9256</text:p>
          </table:table-cell>
          <table:table-cell office:value-type="float" office:value="0.9345" calcext:value-type="float">
            <text:p>0.9345</text:p>
          </table:table-cell>
          <table:table-cell table:formula="of:=([.B467]-[.C467])^2" office:value-type="float" office:value="0.0000785155316425656" calcext:value-type="float">
            <text:p>0.0001</text:p>
          </table:table-cell>
          <table:table-cell table:formula="of:=([.B467]-[.$H$3])^2" office:value-type="float" office:value="0.0842697751207305" calcext:value-type="float">
            <text:p>0.0843</text:p>
          </table:table-cell>
          <table:table-cell office:value-type="float" office:value="0.9269" calcext:value-type="float">
            <text:p>0.9269</text:p>
          </table:table-cell>
          <table:table-cell table:formula="of:=([.B467]-[.F467])^2" office:value-type="float" office:value="0.00000158986636708652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67]+0.01" office:value-type="float" office:value="4.65999999999995" calcext:value-type="float">
            <text:p>4.6600</text:p>
          </table:table-cell>
          <table:table-cell table:formula="of:=-2/PI()*COS(PI()*[.A468])+2/PI()" office:value-type="float" office:value="0.943313686711364" calcext:value-type="float">
            <text:p>0.9433</text:p>
          </table:table-cell>
          <table:table-cell office:value-type="float" office:value="0.952" calcext:value-type="float">
            <text:p>0.9520</text:p>
          </table:table-cell>
          <table:table-cell table:formula="of:=([.B468]-[.C468])^2" office:value-type="float" office:value="0.0000754520385483287" calcext:value-type="float">
            <text:p>0.0001</text:p>
          </table:table-cell>
          <table:table-cell table:formula="of:=([.B468]-[.$H$3])^2" office:value-type="float" office:value="0.0948437678741989" calcext:value-type="float">
            <text:p>0.0948</text:p>
          </table:table-cell>
          <table:table-cell office:value-type="float" office:value="0.9442" calcext:value-type="float">
            <text:p>0.9442</text:p>
          </table:table-cell>
          <table:table-cell table:formula="of:=([.B468]-[.F468])^2" office:value-type="float" office:value="0.000000785551245612325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68]+0.01" office:value-type="float" office:value="4.66999999999995" calcext:value-type="float">
            <text:p>4.6700</text:p>
          </table:table-cell>
          <table:table-cell table:formula="of:=-2/PI()*COS(PI()*[.A469])+2/PI()" office:value-type="float" office:value="0.960685602588159" calcext:value-type="float">
            <text:p>0.9607</text:p>
          </table:table-cell>
          <table:table-cell office:value-type="float" office:value="0.9692" calcext:value-type="float">
            <text:p>0.9692</text:p>
          </table:table-cell>
          <table:table-cell table:formula="of:=([.B469]-[.C469])^2" office:value-type="float" office:value="0.0000724949632867706" calcext:value-type="float">
            <text:p>0.0001</text:p>
          </table:table-cell>
          <table:table-cell table:formula="of:=([.B469]-[.$H$3])^2" office:value-type="float" office:value="0.105845510315764" calcext:value-type="float">
            <text:p>0.1058</text:p>
          </table:table-cell>
          <table:table-cell office:value-type="float" office:value="0.9612" calcext:value-type="float">
            <text:p>0.9612</text:p>
          </table:table-cell>
          <table:table-cell table:formula="of:=([.B469]-[.F469])^2" office:value-type="float" office:value="0.000000264604697309068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69]+0.01" office:value-type="float" office:value="4.67999999999994" calcext:value-type="float">
            <text:p>4.6800</text:p>
          </table:table-cell>
          <table:table-cell table:formula="of:=-2/PI()*COS(PI()*[.A470])+2/PI()" office:value-type="float" office:value="0.977737704615467" calcext:value-type="float">
            <text:p>0.9777</text:p>
          </table:table-cell>
          <table:table-cell office:value-type="float" office:value="0.9861" calcext:value-type="float">
            <text:p>0.9861</text:p>
          </table:table-cell>
          <table:table-cell table:formula="of:=([.B470]-[.C470])^2" office:value-type="float" office:value="0.0000699279840981806" calcext:value-type="float">
            <text:p>0.0001</text:p>
          </table:table-cell>
          <table:table-cell table:formula="of:=([.B470]-[.$H$3])^2" office:value-type="float" office:value="0.117231714521529" calcext:value-type="float">
            <text:p>0.1172</text:p>
          </table:table-cell>
          <table:table-cell office:value-type="float" office:value="0.9779" calcext:value-type="float">
            <text:p>0.9779</text:p>
          </table:table-cell>
          <table:table-cell table:formula="of:=([.B470]-[.F470])^2" office:value-type="float" office:value="0.0000000263397918406588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70]+0.01" office:value-type="float" office:value="4.68999999999994" calcext:value-type="float">
            <text:p>4.6900</text:p>
          </table:table-cell>
          <table:table-cell table:formula="of:=-2/PI()*COS(PI()*[.A471])+2/PI()" office:value-type="float" office:value="0.994453164427314" calcext:value-type="float">
            <text:p>0.9945</text:p>
          </table:table-cell>
          <table:table-cell office:value-type="float" office:value="1.003" calcext:value-type="float">
            <text:p>1.0030</text:p>
          </table:table-cell>
          <table:table-cell table:formula="of:=([.B471]-[.C471])^2" office:value-type="float" office:value="0.0000730483983065268" calcext:value-type="float">
            <text:p>0.0001</text:p>
          </table:table-cell>
          <table:table-cell table:formula="of:=([.B471]-[.$H$3])^2" office:value-type="float" office:value="0.128957572862313" calcext:value-type="float">
            <text:p>0.1290</text:p>
          </table:table-cell>
          <table:table-cell office:value-type="float" office:value="0.9944" calcext:value-type="float">
            <text:p>0.9944</text:p>
          </table:table-cell>
          <table:table-cell table:formula="of:=([.B471]-[.F471])^2" office:value-type="float" office:value="0.00000000282645633162096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71]+0.01" office:value-type="float" office:value="4.69999999999994" calcext:value-type="float">
            <text:p>4.7000</text:p>
          </table:table-cell>
          <table:table-cell table:formula="of:=-2/PI()*COS(PI()*[.A472])+2/PI()" office:value-type="float" office:value="1.01081548588295" calcext:value-type="float">
            <text:p>1.0108</text:p>
          </table:table-cell>
          <table:table-cell office:value-type="float" office:value="1.019" calcext:value-type="float">
            <text:p>1.0190</text:p>
          </table:table-cell>
          <table:table-cell table:formula="of:=([.B472]-[.C472])^2" office:value-type="float" office:value="0.0000669862713322527" calcext:value-type="float">
            <text:p>0.0001</text:p>
          </table:table-cell>
          <table:table-cell table:formula="of:=([.B472]-[.$H$3])^2" office:value-type="float" office:value="0.140976934712053" calcext:value-type="float">
            <text:p>0.1410</text:p>
          </table:table-cell>
          <table:table-cell office:value-type="float" office:value="1.011" calcext:value-type="float">
            <text:p>1.0110</text:p>
          </table:table-cell>
          <table:table-cell table:formula="of:=([.B472]-[.F472])^2" office:value-type="float" office:value="0.0000000340454593921361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72]+0.01" office:value-type="float" office:value="4.70999999999994" calcext:value-type="float">
            <text:p>4.7100</text:p>
          </table:table-cell>
          <table:table-cell table:formula="of:=-2/PI()*COS(PI()*[.A473])+2/PI()" office:value-type="float" office:value="1.02680852134654" calcext:value-type="float">
            <text:p>1.0268</text:p>
          </table:table-cell>
          <table:table-cell office:value-type="float" office:value="1.035" calcext:value-type="float">
            <text:p>1.0350</text:p>
          </table:table-cell>
          <table:table-cell table:formula="of:=([.B473]-[.C473])^2" office:value-type="float" office:value="0.0000671003225301642" calcext:value-type="float">
            <text:p>0.0001</text:p>
          </table:table-cell>
          <table:table-cell table:formula="of:=([.B473]-[.$H$3])^2" office:value-type="float" office:value="0.153242488458927" calcext:value-type="float">
            <text:p>0.1532</text:p>
          </table:table-cell>
          <table:table-cell office:value-type="float" office:value="1.026" calcext:value-type="float">
            <text:p>1.0260</text:p>
          </table:table-cell>
          <table:table-cell table:formula="of:=([.B473]-[.F473])^2" office:value-type="float" office:value="0.000000653706767803446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73]+0.01" office:value-type="float" office:value="4.71999999999994" calcext:value-type="float">
            <text:p>4.7200</text:p>
          </table:table-cell>
          <table:table-cell table:formula="of:=-2/PI()*COS(PI()*[.A474])+2/PI()" office:value-type="float" office:value="1.04241648762294" calcext:value-type="float">
            <text:p>1.0424</text:p>
          </table:table-cell>
          <table:table-cell office:value-type="float" office:value="1.05" calcext:value-type="float">
            <text:p>1.0500</text:p>
          </table:table-cell>
          <table:table-cell table:formula="of:=([.B474]-[.C474])^2" office:value-type="float" office:value="0.0000575096599730089" calcext:value-type="float">
            <text:p>0.0001</text:p>
          </table:table-cell>
          <table:table-cell table:formula="of:=([.B474]-[.$H$3])^2" office:value-type="float" office:value="0.165705948100957" calcext:value-type="float">
            <text:p>0.1657</text:p>
          </table:table-cell>
          <table:table-cell office:value-type="float" office:value="1.042" calcext:value-type="float">
            <text:p>1.0420</text:p>
          </table:table-cell>
          <table:table-cell table:formula="of:=([.B474]-[.F474])^2" office:value-type="float" office:value="0.00000017346194006295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74]+0.01" office:value-type="float" office:value="4.72999999999994" calcext:value-type="float">
            <text:p>4.7300</text:p>
          </table:table-cell>
          <table:table-cell table:formula="of:=-2/PI()*COS(PI()*[.A475])+2/PI()" office:value-type="float" office:value="1.05762398153382" calcext:value-type="float">
            <text:p>1.0576</text:p>
          </table:table-cell>
          <table:table-cell office:value-type="float" office:value="1.065" calcext:value-type="float">
            <text:p>1.0650</text:p>
          </table:table-cell>
          <table:table-cell table:formula="of:=([.B475]-[.C475])^2" office:value-type="float" office:value="0.0000544056484134148" calcext:value-type="float">
            <text:p>0.0001</text:p>
          </table:table-cell>
          <table:table-cell table:formula="of:=([.B475]-[.$H$3])^2" office:value-type="float" office:value="0.178318243689856" calcext:value-type="float">
            <text:p>0.1783</text:p>
          </table:table-cell>
          <table:table-cell office:value-type="float" office:value="1.056" calcext:value-type="float">
            <text:p>1.0560</text:p>
          </table:table-cell>
          <table:table-cell table:formula="of:=([.B475]-[.F475])^2" office:value-type="float" office:value="0.00000263731602219101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75]+0.01" office:value-type="float" office:value="4.73999999999994" calcext:value-type="float">
            <text:p>4.7400</text:p>
          </table:table-cell>
          <table:table-cell table:formula="of:=-2/PI()*COS(PI()*[.A476])+2/PI()" office:value-type="float" office:value="1.07241599511871" calcext:value-type="float">
            <text:p>1.0724</text:p>
          </table:table-cell>
          <table:table-cell office:value-type="float" office:value="1.08" calcext:value-type="float">
            <text:p>1.0800</text:p>
          </table:table-cell>
          <table:table-cell table:formula="of:=([.B476]-[.C476])^2" office:value-type="float" office:value="0.0000575171300394788" calcext:value-type="float">
            <text:p>0.0001</text:p>
          </table:table-cell>
          <table:table-cell table:formula="of:=([.B476]-[.$H$3])^2" office:value-type="float" office:value="0.1910297148716" calcext:value-type="float">
            <text:p>0.1910</text:p>
          </table:table-cell>
          <table:table-cell office:value-type="float" office:value="1.071" calcext:value-type="float">
            <text:p>1.0710</text:p>
          </table:table-cell>
          <table:table-cell table:formula="of:=([.B476]-[.F476])^2" office:value-type="float" office:value="0.00000200504217620187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76]+0.01" office:value-type="float" office:value="4.74999999999994" calcext:value-type="float">
            <text:p>4.7500</text:p>
          </table:table-cell>
          <table:table-cell table:formula="of:=-2/PI()*COS(PI()*[.A477])+2/PI()" office:value-type="float" office:value="1.08677793044605" calcext:value-type="float">
            <text:p>1.0868</text:p>
          </table:table-cell>
          <table:table-cell office:value-type="float" office:value="1.094" calcext:value-type="float">
            <text:p>1.0940</text:p>
          </table:table-cell>
          <table:table-cell table:formula="of:=([.B477]-[.C477])^2" office:value-type="float" office:value="0.0000521582886420369" calcext:value-type="float">
            <text:p>0.0001</text:p>
          </table:table-cell>
          <table:table-cell table:formula="of:=([.B477]-[.$H$3])^2" office:value-type="float" office:value="0.20379030676005" calcext:value-type="float">
            <text:p>0.2038</text:p>
          </table:table-cell>
          <table:table-cell office:value-type="float" office:value="1.085" calcext:value-type="float">
            <text:p>1.0850</text:p>
          </table:table-cell>
          <table:table-cell table:formula="of:=([.B477]-[.F477])^2" office:value-type="float" office:value="0.00000316103667100542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77]+0.01" office:value-type="float" office:value="4.75999999999994" calcext:value-type="float">
            <text:p>4.7600</text:p>
          </table:table-cell>
          <table:table-cell table:formula="of:=-2/PI()*COS(PI()*[.A478])+2/PI()" office:value-type="float" office:value="1.10069561401963" calcext:value-type="float">
            <text:p>1.1007</text:p>
          </table:table-cell>
          <table:table-cell office:value-type="float" office:value="1.107" calcext:value-type="float">
            <text:p>1.1070</text:p>
          </table:table-cell>
          <table:table-cell table:formula="of:=([.B478]-[.C478])^2" office:value-type="float" office:value="0.0000397452825894799" calcext:value-type="float">
            <text:p>0.0000</text:p>
          </table:table-cell>
          <table:table-cell table:formula="of:=([.B478]-[.$H$3])^2" office:value-type="float" office:value="0.216549767370698" calcext:value-type="float">
            <text:p>0.2165</text:p>
          </table:table-cell>
          <table:table-cell office:value-type="float" office:value="1.098" calcext:value-type="float">
            <text:p>1.0980</text:p>
          </table:table-cell>
          <table:table-cell table:formula="of:=([.B478]-[.F478])^2" office:value-type="float" office:value="0.00000726633494282778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78]+0.01" office:value-type="float" office:value="4.76999999999994" calcext:value-type="float">
            <text:p>4.7700</text:p>
          </table:table-cell>
          <table:table-cell table:formula="of:=-2/PI()*COS(PI()*[.A479])+2/PI()" office:value-type="float" office:value="1.11415531076605" calcext:value-type="float">
            <text:p>1.1142</text:p>
          </table:table-cell>
          <table:table-cell office:value-type="float" office:value="1.121" calcext:value-type="float">
            <text:p>1.1210</text:p>
          </table:table-cell>
          <table:table-cell table:formula="of:=([.B479]-[.C479])^2" office:value-type="float" office:value="0.0000468497707093326" calcext:value-type="float">
            <text:p>0.0000</text:p>
          </table:table-cell>
          <table:table-cell table:formula="of:=([.B479]-[.$H$3])^2" office:value-type="float" office:value="0.229257845835473" calcext:value-type="float">
            <text:p>0.2293</text:p>
          </table:table-cell>
          <table:table-cell office:value-type="float" office:value="1.111" calcext:value-type="float">
            <text:p>1.1110</text:p>
          </table:table-cell>
          <table:table-cell table:formula="of:=([.B479]-[.F479])^2" office:value-type="float" office:value="0.00000995598603035959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79]+0.01" office:value-type="float" office:value="4.77999999999994" calcext:value-type="float">
            <text:p>4.7800</text:p>
          </table:table-cell>
          <table:table-cell table:formula="of:=-2/PI()*COS(PI()*[.A480])+2/PI()" office:value-type="float" office:value="1.12714373758964" calcext:value-type="float">
            <text:p>1.1271</text:p>
          </table:table-cell>
          <table:table-cell office:value-type="float" office:value="1.133" calcext:value-type="float">
            <text:p>1.1330</text:p>
          </table:table-cell>
          <table:table-cell table:formula="of:=([.B480]-[.C480])^2" office:value-type="float" office:value="0.0000342958094190238" calcext:value-type="float">
            <text:p>0.0000</text:p>
          </table:table-cell>
          <table:table-cell table:formula="of:=([.B480]-[.$H$3])^2" office:value-type="float" office:value="0.241864490616437" calcext:value-type="float">
            <text:p>0.2419</text:p>
          </table:table-cell>
          <table:table-cell office:value-type="float" office:value="1.124" calcext:value-type="float">
            <text:p>1.1240</text:p>
          </table:table-cell>
          <table:table-cell table:formula="of:=([.B480]-[.F480])^2" office:value-type="float" office:value="0.00000988308603249971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80]+0.01" office:value-type="float" office:value="4.78999999999994" calcext:value-type="float">
            <text:p>4.7900</text:p>
          </table:table-cell>
          <table:table-cell table:formula="of:=-2/PI()*COS(PI()*[.A481])+2/PI()" office:value-type="float" office:value="1.13964807648123" calcext:value-type="float">
            <text:p>1.1396</text:p>
          </table:table-cell>
          <table:table-cell office:value-type="float" office:value="1.146" calcext:value-type="float">
            <text:p>1.1460</text:p>
          </table:table-cell>
          <table:table-cell table:formula="of:=([.B481]-[.C481])^2" office:value-type="float" office:value="0.0000403469323883529" calcext:value-type="float">
            <text:p>0.0000</text:p>
          </table:table-cell>
          <table:table-cell table:formula="of:=([.B481]-[.$H$3])^2" office:value-type="float" office:value="0.254320046936233" calcext:value-type="float">
            <text:p>0.2543</text:p>
          </table:table-cell>
          <table:table-cell office:value-type="float" office:value="1.136" calcext:value-type="float">
            <text:p>1.1360</text:p>
          </table:table-cell>
          <table:table-cell table:formula="of:=([.B481]-[.F481])^2" office:value-type="float" office:value="0.0000133084620128735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81]+0.01" office:value-type="float" office:value="4.79999999999994" calcext:value-type="float">
            <text:p>4.8000</text:p>
          </table:table-cell>
          <table:table-cell table:formula="of:=-2/PI()*COS(PI()*[.A482])+2/PI()" office:value-type="float" office:value="1.151655987168" calcext:value-type="float">
            <text:p>1.1517</text:p>
          </table:table-cell>
          <table:table-cell office:value-type="float" office:value="1.157" calcext:value-type="float">
            <text:p>1.1570</text:p>
          </table:table-cell>
          <table:table-cell table:formula="of:=([.B482]-[.C482])^2" office:value-type="float" office:value="0.0000285584731486107" calcext:value-type="float">
            <text:p>0.0000</text:p>
          </table:table-cell>
          <table:table-cell table:formula="of:=([.B482]-[.$H$3])^2" office:value-type="float" office:value="0.266575452646195" calcext:value-type="float">
            <text:p>0.2666</text:p>
          </table:table-cell>
          <table:table-cell office:value-type="float" office:value="1.148" calcext:value-type="float">
            <text:p>1.1480</text:p>
          </table:table-cell>
          <table:table-cell table:formula="of:=([.B482]-[.F482])^2" office:value-type="float" office:value="0.000013366242172561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82]+0.01" office:value-type="float" office:value="4.80999999999994" calcext:value-type="float">
            <text:p>4.8100</text:p>
          </table:table-cell>
          <table:table-cell table:formula="of:=-2/PI()*COS(PI()*[.A483])+2/PI()" office:value-type="float" office:value="1.16315561929184" calcext:value-type="float">
            <text:p>1.1632</text:p>
          </table:table-cell>
          <table:table-cell office:value-type="float" office:value="1.169" calcext:value-type="float">
            <text:p>1.1690</text:p>
          </table:table-cell>
          <table:table-cell table:formula="of:=([.B483]-[.C483])^2" office:value-type="float" office:value="0.0000341567858619629" calcext:value-type="float">
            <text:p>0.0000</text:p>
          </table:table-cell>
          <table:table-cell table:formula="of:=([.B483]-[.$H$3])^2" office:value-type="float" office:value="0.278582431759237" calcext:value-type="float">
            <text:p>0.2786</text:p>
          </table:table-cell>
          <table:table-cell office:value-type="float" office:value="1.159" calcext:value-type="float">
            <text:p>1.1590</text:p>
          </table:table-cell>
          <table:table-cell table:formula="of:=([.B483]-[.F483])^2" office:value-type="float" office:value="0.0000172691716986772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83]+0.01" office:value-type="float" office:value="4.81999999999994" calcext:value-type="float">
            <text:p>4.8200</text:p>
          </table:table-cell>
          <table:table-cell table:formula="of:=-2/PI()*COS(PI()*[.A484])+2/PI()" office:value-type="float" office:value="1.1741356241042" calcext:value-type="float">
            <text:p>1.1741</text:p>
          </table:table-cell>
          <table:table-cell office:value-type="float" office:value="1.179" calcext:value-type="float">
            <text:p>1.1790</text:p>
          </table:table-cell>
          <table:table-cell table:formula="of:=([.B484]-[.C484])^2" office:value-type="float" office:value="0.0000236621528556057" calcext:value-type="float">
            <text:p>0.0000</text:p>
          </table:table-cell>
          <table:table-cell table:formula="of:=([.B484]-[.$H$3])^2" office:value-type="float" office:value="0.290293684883799" calcext:value-type="float">
            <text:p>0.2903</text:p>
          </table:table-cell>
          <table:table-cell office:value-type="float" office:value="1.17" calcext:value-type="float">
            <text:p>1.1700</text:p>
          </table:table-cell>
          <table:table-cell table:formula="of:=([.B484]-[.F484])^2" office:value-type="float" office:value="0.0000171033867312702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84]+0.01" office:value-type="float" office:value="4.82999999999994" calcext:value-type="float">
            <text:p>4.8300</text:p>
          </table:table-cell>
          <table:table-cell table:formula="of:=-2/PI()*COS(PI()*[.A485])+2/PI()" office:value-type="float" office:value="1.18458516566598" calcext:value-type="float">
            <text:p>1.1846</text:p>
          </table:table-cell>
          <table:table-cell office:value-type="float" office:value="1.19" calcext:value-type="float">
            <text:p>1.1900</text:p>
          </table:table-cell>
          <table:table-cell table:formula="of:=([.B485]-[.C485])^2" office:value-type="float" office:value="0.0000293204308648495" calcext:value-type="float">
            <text:p>0.0000</text:p>
          </table:table-cell>
          <table:table-cell table:formula="of:=([.B485]-[.$H$3])^2" office:value-type="float" office:value="0.301663075807406" calcext:value-type="float">
            <text:p>0.3017</text:p>
          </table:table-cell>
          <table:table-cell office:value-type="float" office:value="1.18" calcext:value-type="float">
            <text:p>1.1800</text:p>
          </table:table-cell>
          <table:table-cell table:formula="of:=([.B485]-[.F485])^2" office:value-type="float" office:value="0.0000210237441845093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85]+0.01" office:value-type="float" office:value="4.83999999999994" calcext:value-type="float">
            <text:p>4.8400</text:p>
          </table:table-cell>
          <table:table-cell table:formula="of:=-2/PI()*COS(PI()*[.A486])+2/PI()" office:value-type="float" office:value="1.19449393154124" calcext:value-type="float">
            <text:p>1.1945</text:p>
          </table:table-cell>
          <table:table-cell office:value-type="float" office:value="1.199" calcext:value-type="float">
            <text:p>1.1990</text:p>
          </table:table-cell>
          <table:table-cell table:formula="of:=([.B486]-[.C486])^2" office:value-type="float" office:value="0.0000203046529550348" calcext:value-type="float">
            <text:p>0.0000</text:p>
          </table:table-cell>
          <table:table-cell table:formula="of:=([.B486]-[.$H$3])^2" office:value-type="float" office:value="0.312645813493555" calcext:value-type="float">
            <text:p>0.3126</text:p>
          </table:table-cell>
          <table:table-cell office:value-type="float" office:value="1.19" calcext:value-type="float">
            <text:p>1.1900</text:p>
          </table:table-cell>
          <table:table-cell table:formula="of:=([.B486]-[.F486])^2" office:value-type="float" office:value="0.0000201954206973498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86]+0.01" office:value-type="float" office:value="4.84999999999994" calcext:value-type="float">
            <text:p>4.8500</text:p>
          </table:table-cell>
          <table:table-cell table:formula="of:=-2/PI()*COS(PI()*[.A487])+2/PI()" office:value-type="float" office:value="1.20385214297436" calcext:value-type="float">
            <text:p>1.2039</text:p>
          </table:table-cell>
          <table:table-cell office:value-type="float" office:value="1.208" calcext:value-type="float">
            <text:p>1.2080</text:p>
          </table:table-cell>
          <table:table-cell table:formula="of:=([.B487]-[.C487])^2" office:value-type="float" office:value="0.0000172047179051817" calcext:value-type="float">
            <text:p>0.0000</text:p>
          </table:table-cell>
          <table:table-cell table:formula="of:=([.B487]-[.$H$3])^2" office:value-type="float" office:value="0.323198628773749" calcext:value-type="float">
            <text:p>0.3232</text:p>
          </table:table-cell>
          <table:table-cell office:value-type="float" office:value="1.199" calcext:value-type="float">
            <text:p>1.1990</text:p>
          </table:table-cell>
          <table:table-cell table:formula="of:=([.B487]-[.F487])^2" office:value-type="float" office:value="0.0000235432914435943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87]+0.01" office:value-type="float" office:value="4.85999999999994" calcext:value-type="float">
            <text:p>4.8600</text:p>
          </table:table-cell>
          <table:table-cell table:formula="of:=-2/PI()*COS(PI()*[.A488])+2/PI()" office:value-type="float" office:value="1.21265056454048" calcext:value-type="float">
            <text:p>1.2127</text:p>
          </table:table-cell>
          <table:table-cell office:value-type="float" office:value="1.217" calcext:value-type="float">
            <text:p>1.2170</text:p>
          </table:table-cell>
          <table:table-cell table:formula="of:=([.B488]-[.C488])^2" office:value-type="float" office:value="0.0000189175888165487" calcext:value-type="float">
            <text:p>0.0000</text:p>
          </table:table-cell>
          <table:table-cell table:formula="of:=([.B488]-[.$H$3])^2" office:value-type="float" office:value="0.333279945037441" calcext:value-type="float">
            <text:p>0.3333</text:p>
          </table:table-cell>
          <table:table-cell office:value-type="float" office:value="1.207" calcext:value-type="float">
            <text:p>1.2070</text:p>
          </table:table-cell>
          <table:table-cell table:formula="of:=([.B488]-[.F488])^2" office:value-type="float" office:value="0.0000319288796261057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88]+0.01" office:value-type="float" office:value="4.86999999999994" calcext:value-type="float">
            <text:p>4.8700</text:p>
          </table:table-cell>
          <table:table-cell table:formula="of:=-2/PI()*COS(PI()*[.A489])+2/PI()" office:value-type="float" office:value="1.22088051325977" calcext:value-type="float">
            <text:p>1.2209</text:p>
          </table:table-cell>
          <table:table-cell office:value-type="float" office:value="1.225" calcext:value-type="float">
            <text:p>1.2250</text:p>
          </table:table-cell>
          <table:table-cell table:formula="of:=([.B489]-[.C489])^2" office:value-type="float" office:value="0.0000169701710029719" calcext:value-type="float">
            <text:p>0.0000</text:p>
          </table:table-cell>
          <table:table-cell table:formula="of:=([.B489]-[.$H$3])^2" office:value-type="float" office:value="0.342850042246311" calcext:value-type="float">
            <text:p>0.3429</text:p>
          </table:table-cell>
          <table:table-cell office:value-type="float" office:value="1.215" calcext:value-type="float">
            <text:p>1.2150</text:p>
          </table:table-cell>
          <table:table-cell table:formula="of:=([.B489]-[.F489])^2" office:value-type="float" office:value="0.0000345804361982722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89]+0.01" office:value-type="float" office:value="4.87999999999994" calcext:value-type="float">
            <text:p>4.8800</text:p>
          </table:table-cell>
          <table:table-cell table:formula="of:=-2/PI()*COS(PI()*[.A490])+2/PI()" office:value-type="float" office:value="1.22853386716645" calcext:value-type="float">
            <text:p>1.2285</text:p>
          </table:table-cell>
          <table:table-cell office:value-type="float" office:value="1.232" calcext:value-type="float">
            <text:p>1.2320</text:p>
          </table:table-cell>
          <table:table-cell table:formula="of:=([.B490]-[.C490])^2" office:value-type="float" office:value="0.000012014076819845" calcext:value-type="float">
            <text:p>0.0000</text:p>
          </table:table-cell>
          <table:table-cell table:formula="of:=([.B490]-[.$H$3])^2" office:value-type="float" office:value="0.351871213625674" calcext:value-type="float">
            <text:p>0.3519</text:p>
          </table:table-cell>
          <table:table-cell office:value-type="float" office:value="1.222" calcext:value-type="float">
            <text:p>1.2220</text:p>
          </table:table-cell>
          <table:table-cell table:formula="of:=([.B490]-[.F490])^2" office:value-type="float" office:value="0.0000426914201487538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90]+0.01" office:value-type="float" office:value="4.88999999999994" calcext:value-type="float">
            <text:p>4.8900</text:p>
          </table:table-cell>
          <table:table-cell table:formula="of:=-2/PI()*COS(PI()*[.A491])+2/PI()" office:value-type="float" office:value="1.23560307332421" calcext:value-type="float">
            <text:p>1.2356</text:p>
          </table:table-cell>
          <table:table-cell office:value-type="float" office:value="1.239" calcext:value-type="float">
            <text:p>1.2390</text:p>
          </table:table-cell>
          <table:table-cell table:formula="of:=([.B491]-[.C491])^2" office:value-type="float" office:value="0.0000115391108406639" calcext:value-type="float">
            <text:p>0.0000</text:p>
          </table:table-cell>
          <table:table-cell table:formula="of:=([.B491]-[.$H$3])^2" office:value-type="float" office:value="0.36030791441468" calcext:value-type="float">
            <text:p>0.3603</text:p>
          </table:table-cell>
          <table:table-cell office:value-type="float" office:value="1.229" calcext:value-type="float">
            <text:p>1.2290</text:p>
          </table:table-cell>
          <table:table-cell table:formula="of:=([.B491]-[.F491])^2" office:value-type="float" office:value="0.0000436005773249517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91]+0.01" office:value-type="float" office:value="4.89999999999994" calcext:value-type="float">
            <text:p>4.9000</text:p>
          </table:table-cell>
          <table:table-cell table:formula="of:=-2/PI()*COS(PI()*[.A492])+2/PI()" office:value-type="float" office:value="1.24208115528007" calcext:value-type="float">
            <text:p>1.2421</text:p>
          </table:table-cell>
          <table:table-cell office:value-type="float" office:value="1.245" calcext:value-type="float">
            <text:p>1.2450</text:p>
          </table:table-cell>
          <table:table-cell table:formula="of:=([.B492]-[.C492])^2" office:value-type="float" office:value="0.00000851965449906442" calcext:value-type="float">
            <text:p>0.0000</text:p>
          </table:table-cell>
          <table:table-cell table:formula="of:=([.B492]-[.$H$3])^2" office:value-type="float" office:value="0.368126902088319" calcext:value-type="float">
            <text:p>0.3681</text:p>
          </table:table-cell>
          <table:table-cell office:value-type="float" office:value="1.235" calcext:value-type="float">
            <text:p>1.2350</text:p>
          </table:table-cell>
          <table:table-cell table:formula="of:=([.B492]-[.F492])^2" office:value-type="float" office:value="0.0000501427601004605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492]+0.01" office:value-type="float" office:value="4.90999999999994" calcext:value-type="float">
            <text:p>4.9100</text:p>
          </table:table-cell>
          <table:table-cell table:formula="of:=-2/PI()*COS(PI()*[.A493])+2/PI()" office:value-type="float" office:value="1.24796171994923" calcext:value-type="float">
            <text:p>1.2480</text:p>
          </table:table-cell>
          <table:table-cell office:value-type="float" office:value="1.251" calcext:value-type="float">
            <text:p>1.2510</text:p>
          </table:table-cell>
          <table:table-cell table:formula="of:=([.B493]-[.C493])^2" office:value-type="float" office:value="0.00000923114566691237" calcext:value-type="float">
            <text:p>0.0000</text:p>
          </table:table-cell>
          <table:table-cell table:formula="of:=([.B493]-[.$H$3])^2" office:value-type="float" office:value="0.375297367497902" calcext:value-type="float">
            <text:p>0.3753</text:p>
          </table:table-cell>
          <table:table-cell office:value-type="float" office:value="1.241" calcext:value-type="float">
            <text:p>1.2410</text:p>
          </table:table-cell>
          <table:table-cell table:formula="of:=([.B493]-[.F493])^2" office:value-type="float" office:value="0.0000484655446514916" calcext:value-type="float">
            <text:p>0.0000</text:p>
          </table:table-cell>
          <table:table-cell table:number-columns-repeated="1015"/>
        </table:table-row>
        <table:table-row table:style-name="ro1">
          <table:table-cell table:formula="of:=[.A493]+0.01" office:value-type="float" office:value="4.91999999999994" calcext:value-type="float">
            <text:p>4.9200</text:p>
          </table:table-cell>
          <table:table-cell table:formula="of:=-2/PI()*COS(PI()*[.A494])+2/PI()" office:value-type="float" office:value="1.25323896392433" calcext:value-type="float">
            <text:p>1.2532</text:p>
          </table:table-cell>
          <table:table-cell office:value-type="float" office:value="1.256" calcext:value-type="float">
            <text:p>1.2560</text:p>
          </table:table-cell>
          <table:table-cell table:formula="of:=([.B494]-[.C494])^2" office:value-type="float" office:value="0.00000762332021113659" calcext:value-type="float">
            <text:p>0.0000</text:p>
          </table:table-cell>
          <table:table-cell table:formula="of:=([.B494]-[.$H$3])^2" office:value-type="float" office:value="0.381791056412515" calcext:value-type="float">
            <text:p>0.3818</text:p>
          </table:table-cell>
          <table:table-cell office:value-type="float" office:value="1.245" calcext:value-type="float">
            <text:p>1.2450</text:p>
          </table:table-cell>
          <table:table-cell table:formula="of:=([.B494]-[.F494])^2" office:value-type="float" office:value="0.0000678805265464531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494]+0.01" office:value-type="float" office:value="4.92999999999994" calcext:value-type="float">
            <text:p>4.9300</text:p>
          </table:table-cell>
          <table:table-cell table:formula="of:=-2/PI()*COS(PI()*[.A495])+2/PI()" office:value-type="float" office:value="1.25790767920271" calcext:value-type="float">
            <text:p>1.2579</text:p>
          </table:table-cell>
          <table:table-cell office:value-type="float" office:value="1.26" calcext:value-type="float">
            <text:p>1.2600</text:p>
          </table:table-cell>
          <table:table-cell table:formula="of:=([.B495]-[.C495])^2" office:value-type="float" office:value="0.00000437780631878361" calcext:value-type="float">
            <text:p>0.0000</text:p>
          </table:table-cell>
          <table:table-cell table:formula="of:=([.B495]-[.$H$3])^2" office:value-type="float" office:value="0.387582380981816" calcext:value-type="float">
            <text:p>0.3876</text:p>
          </table:table-cell>
          <table:table-cell office:value-type="float" office:value="1.25" calcext:value-type="float">
            <text:p>1.2500</text:p>
          </table:table-cell>
          <table:table-cell table:formula="of:=([.B495]-[.F495])^2" office:value-type="float" office:value="0.0000625313903729295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495]+0.01" office:value-type="float" office:value="4.93999999999994" calcext:value-type="float">
            <text:p>4.9400</text:p>
          </table:table-cell>
          <table:table-cell table:formula="of:=-2/PI()*COS(PI()*[.A496])+2/PI()" office:value-type="float" office:value="1.26196325832603" calcext:value-type="float">
            <text:p>1.2620</text:p>
          </table:table-cell>
          <table:table-cell office:value-type="float" office:value="1.264" calcext:value-type="float">
            <text:p>1.2640</text:p>
          </table:table-cell>
          <table:table-cell table:formula="of:=([.B496]-[.C496])^2" office:value-type="float" office:value="0.00000414831664647142" calcext:value-type="float">
            <text:p>0.0000</text:p>
          </table:table-cell>
          <table:table-cell table:formula="of:=([.B496]-[.$H$3])^2" office:value-type="float" office:value="0.392648520680347" calcext:value-type="float">
            <text:p>0.3926</text:p>
          </table:table-cell>
          <table:table-cell office:value-type="float" office:value="1.254" calcext:value-type="float">
            <text:p>1.2540</text:p>
          </table:table-cell>
          <table:table-cell table:formula="of:=([.B496]-[.F496])^2" office:value-type="float" office:value="0.0000634134831671437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496]+0.01" office:value-type="float" office:value="4.94999999999994" calcext:value-type="float">
            <text:p>4.9500</text:p>
          </table:table-cell>
          <table:table-cell table:formula="of:=-2/PI()*COS(PI()*[.A497])+2/PI()" office:value-type="float" office:value="1.26540169892735" calcext:value-type="float">
            <text:p>1.2654</text:p>
          </table:table-cell>
          <table:table-cell office:value-type="float" office:value="1.267" calcext:value-type="float">
            <text:p>1.2670</text:p>
          </table:table-cell>
          <table:table-cell table:formula="of:=([.B497]-[.C497])^2" office:value-type="float" office:value="0.00000255456631882463" calcext:value-type="float">
            <text:p>0.0000</text:p>
          </table:table-cell>
          <table:table-cell table:formula="of:=([.B497]-[.$H$3])^2" office:value-type="float" office:value="0.396969512334987" calcext:value-type="float">
            <text:p>0.3970</text:p>
          </table:table-cell>
          <table:table-cell office:value-type="float" office:value="1.257" calcext:value-type="float">
            <text:p>1.2570</text:p>
          </table:table-cell>
          <table:table-cell table:formula="of:=([.B497]-[.F497])^2" office:value-type="float" office:value="0.0000705885448658806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497]+0.01" office:value-type="float" office:value="4.95999999999994" calcext:value-type="float">
            <text:p>4.9600</text:p>
          </table:table-cell>
          <table:table-cell table:formula="of:=-2/PI()*COS(PI()*[.A498])+2/PI()" office:value-type="float" office:value="1.26821960768092" calcext:value-type="float">
            <text:p>1.2682</text:p>
          </table:table-cell>
          <table:table-cell office:value-type="float" office:value="1.269" calcext:value-type="float">
            <text:p>1.2690</text:p>
          </table:table-cell>
          <table:table-cell table:formula="of:=([.B498]-[.C498])^2" office:value-type="float" office:value="0.000000609012171679586" calcext:value-type="float">
            <text:p>0.0000</text:p>
          </table:table-cell>
          <table:table-cell table:formula="of:=([.B498]-[.$H$3])^2" office:value-type="float" office:value="0.400528328880323" calcext:value-type="float">
            <text:p>0.4005</text:p>
          </table:table-cell>
          <table:table-cell office:value-type="float" office:value="1.259" calcext:value-type="float">
            <text:p>1.2590</text:p>
          </table:table-cell>
          <table:table-cell table:formula="of:=([.B498]-[.F498])^2" office:value-type="float" office:value="0.0000850011657900771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498]+0.01" office:value-type="float" office:value="4.96999999999994" calcext:value-type="float">
            <text:p>4.9700</text:p>
          </table:table-cell>
          <table:table-cell table:formula="of:=-2/PI()*COS(PI()*[.A499])+2/PI()" office:value-type="float" office:value="1.270414203651" calcext:value-type="float">
            <text:p>1.2704</text:p>
          </table:table-cell>
          <table:table-cell office:value-type="float" office:value="1.271" calcext:value-type="float">
            <text:p>1.2710</text:p>
          </table:table-cell>
          <table:table-cell table:formula="of:=([.B499]-[.C499])^2" office:value-type="float" office:value="0.000000343157362496163" calcext:value-type="float">
            <text:p>0.0000</text:p>
          </table:table-cell>
          <table:table-cell table:formula="of:=([.B499]-[.$H$3])^2" office:value-type="float" office:value="0.403310946531112" calcext:value-type="float">
            <text:p>0.4033</text:p>
          </table:table-cell>
          <table:table-cell office:value-type="float" office:value="1.261" calcext:value-type="float">
            <text:p>1.2610</text:p>
          </table:table-cell>
          <table:table-cell table:formula="of:=([.B499]-[.F499])^2" office:value-type="float" office:value="0.0000886272303825872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499]+0.01" office:value-type="float" office:value="4.97999999999994" calcext:value-type="float">
            <text:p>4.9800</text:p>
          </table:table-cell>
          <table:table-cell table:formula="of:=-2/PI()*COS(PI()*[.A500])+2/PI()" office:value-type="float" office:value="1.27198332103634" calcext:value-type="float">
            <text:p>1.2720</text:p>
          </table:table-cell>
          <table:table-cell office:value-type="float" office:value="1.273" calcext:value-type="float">
            <text:p>1.2730</text:p>
          </table:table-cell>
          <table:table-cell table:formula="of:=([.B500]-[.C500])^2" office:value-type="float" office:value="0.00000103363611514534" calcext:value-type="float">
            <text:p>0.0000</text:p>
          </table:table-cell>
          <table:table-cell table:formula="of:=([.B500]-[.$H$3])^2" office:value-type="float" office:value="0.405306400106805" calcext:value-type="float">
            <text:p>0.4053</text:p>
          </table:table-cell>
          <table:table-cell office:value-type="float" office:value="1.262" calcext:value-type="float">
            <text:p>1.2620</text:p>
          </table:table-cell>
          <table:table-cell table:formula="of:=([.B500]-[.F500])^2" office:value-type="float" office:value="0.0000996666989146649" calcext:value-type="float">
            <text:p>0.0001</text:p>
          </table:table-cell>
          <table:table-cell table:number-columns-repeated="1015"/>
        </table:table-row>
        <table:table-row table:style-name="ro1">
          <table:table-cell table:formula="of:=[.A500]+0.01" office:value-type="float" office:value="4.98999999999994" calcext:value-type="float">
            <text:p>4.9900</text:p>
          </table:table-cell>
          <table:table-cell table:formula="of:=-2/PI()*COS(PI()*[.A501])+2/PI()" office:value-type="float" office:value="1.27292541130751" calcext:value-type="float">
            <text:p>1.2729</text:p>
          </table:table-cell>
          <table:table-cell office:value-type="float" office:value="1.273" calcext:value-type="float">
            <text:p>1.2730</text:p>
          </table:table-cell>
          <table:table-cell table:formula="of:=([.B501]-[.C501])^2" office:value-type="float" office:value="0.00000000556347304683725" calcext:value-type="float">
            <text:p>0.0000</text:p>
          </table:table-cell>
          <table:table-cell table:formula="of:=([.B501]-[.$H$3])^2" office:value-type="float" office:value="0.406506826289776" calcext:value-type="float">
            <text:p>0.4065</text:p>
          </table:table-cell>
          <table:table-cell office:value-type="float" office:value="1.263" calcext:value-type="float">
            <text:p>1.2630</text:p>
          </table:table-cell>
          <table:table-cell table:formula="of:=([.B501]-[.F501])^2" office:value-type="float" office:value="0.0000985137896233225" calcext:value-type="float">
            <text:p>0.000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.263" calcext:value-type="float">
            <text:p>1.2630</text:p>
          </table:table-cell>
          <table:table-cell table:number-columns-repeated="1016"/>
        </table:table-row>
        <table:table-row table:style-name="ro1" table:number-rows-repeated="1048073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6T08:45:11.257939153</meta:creation-date>
    <dc:date>2021-11-26T17:43:55.203312046</dc:date>
    <meta:editing-duration>PT7H44M21S</meta:editing-duration>
    <meta:editing-cycles>3</meta:editing-cycles>
    <meta:generator>LibreOffice/6.4.7.2$Linux_X86_64 LibreOffice_project/40$Build-2</meta:generator>
    <meta:document-statistic meta:table-count="1" meta:cell-count="351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2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12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column-mapping="1 2" chart:style-name="ch1">
        <chart:legend chart:legend-position="end" svg:x="13.252cm" svg:y="3.705cm" style:legend-expansion="high" chart:style-name="ch2"/>
        <chart:plot-area chart:style-name="ch3" table:cell-range-address="Planilha1.A1:Planilha1.C500 Planilha1.H2:Planilha1.H500" chart:data-source-has-labels="row" svg:x="0.319cm" svg:y="0.18cm" svg:width="12.614cm" svg:height="8.645cm">
          <chartooo:coordinate-region svg:x="1.602cm" svg:y="0.38cm" svg:width="10.813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.B2:Planilha1.B500" chart:label-cell-address="Planilha1.B1:Planilha1.B1" chart:class="chart:scatter">
            <chart:domain table:cell-range-address="Planilha1.A2:Planilha1.A500"/>
            <chart:data-point chart:repeated="499"/>
          </chart:series>
          <chart:series chart:style-name="ch7" chart:values-cell-range-address="Planilha1.H2:Planilha1.H500" chart:class="chart:scatter">
            <chart:data-point chart:repeated="499"/>
          </chart:series>
          <chart:series chart:style-name="ch8" chart:values-cell-range-address="Planilha1.C2:Planilha1.C500" chart:label-cell-address="Planilha1.C1:Planilha1.C1" chart:class="chart:scatter">
            <chart:data-point chart:repeated="4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h1</text:p>
                <draw:g>
                  <svg:desc>Planilha1.B1:Planilha1.B1</svg:desc>
                </draw:g>
              </table:table-cell>
              <table:table-cell office:value-type="string">
                <text:p>Coluna H</text:p>
              </table:table-cell>
              <table:table-cell office:value-type="string">
                <text:p>Hsim</text:p>
                <draw:g>
                  <svg:desc>Planilha1.C1:Planilh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anilha1.A2:Planilha1.A500</svg:desc>
                </draw:g>
              </table:table-cell>
              <table:table-cell office:value-type="float" office:value="0">
                <text:p>0</text:p>
                <draw:g>
                  <svg:desc>Planilha1.B2:Planilha1.B500</svg:desc>
                </draw:g>
              </table:table-cell>
              <table:table-cell office:value-type="float" office:value="NaN">
                <text:p>NaN</text:p>
                <draw:g>
                  <svg:desc>Planilha1.H2:Planilha1.H500</svg:desc>
                </draw:g>
              </table:table-cell>
              <table:table-cell office:value-type="float" office:value="0">
                <text:p>0</text:p>
                <draw:g>
                  <svg:desc>Planilha1.C2:Planilha1.C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31413342764508">
                <text:p>0.00031413342764508</text:p>
              </table:table-cell>
              <table:table-cell office:value-type="float" office:value="0.635346532822839">
                <text:p>0.635346532822839</text:p>
              </table:table-cell>
              <table:table-cell office:value-type="float" office:value="0.00063">
                <text:p>0.000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125622369881317">
                <text:p>0.00125622369881317</text:p>
              </table:table-cell>
              <table:table-cell office:value-type="float" office:value="NaN">
                <text:p>NaN</text:p>
              </table:table-cell>
              <table:table-cell office:value-type="float" office:value="0.00189">
                <text:p>0.001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282534108414645">
                <text:p>0.00282534108414645</text:p>
              </table:table-cell>
              <table:table-cell office:value-type="float" office:value="NaN">
                <text:p>NaN</text:p>
              </table:table-cell>
              <table:table-cell office:value-type="float" office:value="0.00377">
                <text:p>0.003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501993705422743">
                <text:p>0.00501993705422743</text:p>
              </table:table-cell>
              <table:table-cell office:value-type="float" office:value="NaN">
                <text:p>NaN</text:p>
              </table:table-cell>
              <table:table-cell office:value-type="float" office:value="0.00628">
                <text:p>0.006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783784580779057">
                <text:p>0.00783784580779057</text:p>
              </table:table-cell>
              <table:table-cell office:value-type="float" office:value="NaN">
                <text:p>NaN</text:p>
              </table:table-cell>
              <table:table-cell office:value-type="float" office:value="0.00941">
                <text:p>0.009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112762864091063">
                <text:p>0.0112762864091063</text:p>
              </table:table-cell>
              <table:table-cell office:value-type="float" office:value="NaN">
                <text:p>NaN</text:p>
              </table:table-cell>
              <table:table-cell office:value-type="float" office:value="0.01316">
                <text:p>0.013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153318655324289">
                <text:p>0.0153318655324289</text:p>
              </table:table-cell>
              <table:table-cell office:value-type="float" office:value="NaN">
                <text:p>NaN</text:p>
              </table:table-cell>
              <table:table-cell office:value-type="float" office:value="0.01752">
                <text:p>0.017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200005808107999">
                <text:p>0.0200005808107999</text:p>
              </table:table-cell>
              <table:table-cell office:value-type="float" office:value="NaN">
                <text:p>NaN</text:p>
              </table:table-cell>
              <table:table-cell office:value-type="float" office:value="0.02249">
                <text:p>0.022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252778247859001">
                <text:p>0.0252778247859001</text:p>
              </table:table-cell>
              <table:table-cell office:value-type="float" office:value="NaN">
                <text:p>NaN</text:p>
              </table:table-cell>
              <table:table-cell office:value-type="float" office:value="0.02807">
                <text:p>0.028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311583894550558">
                <text:p>0.0311583894550558</text:p>
              </table:table-cell>
              <table:table-cell office:value-type="float" office:value="NaN">
                <text:p>NaN</text:p>
              </table:table-cell>
              <table:table-cell office:value-type="float" office:value="0.03425">
                <text:p>0.034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376364714109074">
                <text:p>0.0376364714109074</text:p>
              </table:table-cell>
              <table:table-cell office:value-type="float" office:value="NaN">
                <text:p>NaN</text:p>
              </table:table-cell>
              <table:table-cell office:value-type="float" office:value="0.04102">
                <text:p>0.041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447056775686729">
                <text:p>0.0447056775686729</text:p>
              </table:table-cell>
              <table:table-cell office:value-type="float" office:value="NaN">
                <text:p>NaN</text:p>
              </table:table-cell>
              <table:table-cell office:value-type="float" office:value="0.04838">
                <text:p>0.048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523590314753505">
                <text:p>0.0523590314753505</text:p>
              </table:table-cell>
              <table:table-cell office:value-type="float" office:value="NaN">
                <text:p>NaN</text:p>
              </table:table-cell>
              <table:table-cell office:value-type="float" office:value="0.05632">
                <text:p>0.056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605889801946344">
                <text:p>0.0605889801946344</text:p>
              </table:table-cell>
              <table:table-cell office:value-type="float" office:value="NaN">
                <text:p>NaN</text:p>
              </table:table-cell>
              <table:table-cell office:value-type="float" office:value="0.06484">
                <text:p>0.064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693874017607528">
                <text:p>0.0693874017607528</text:p>
              </table:table-cell>
              <table:table-cell office:value-type="float" office:value="NaN">
                <text:p>NaN</text:p>
              </table:table-cell>
              <table:table-cell office:value-type="float" office:value="0.07392">
                <text:p>0.073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78745613193866">
                <text:p>0.078745613193866</text:p>
              </table:table-cell>
              <table:table-cell office:value-type="float" office:value="NaN">
                <text:p>NaN</text:p>
              </table:table-cell>
              <table:table-cell office:value-type="float" office:value="0.08356">
                <text:p>0.083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886543790691202">
                <text:p>0.0886543790691202</text:p>
              </table:table-cell>
              <table:table-cell office:value-type="float" office:value="NaN">
                <text:p>NaN</text:p>
              </table:table-cell>
              <table:table-cell office:value-type="float" office:value="0.09374">
                <text:p>0.093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991039206308964">
                <text:p>0.0991039206308964</text:p>
              </table:table-cell>
              <table:table-cell office:value-type="float" office:value="NaN">
                <text:p>NaN</text:p>
              </table:table-cell>
              <table:table-cell office:value-type="float" office:value="0.1045">
                <text:p>0.10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110083925443261">
                <text:p>0.110083925443261</text:p>
              </table:table-cell>
              <table:table-cell office:value-type="float" office:value="NaN">
                <text:p>NaN</text:p>
              </table:table-cell>
              <table:table-cell office:value-type="float" office:value="0.1157">
                <text:p>0.11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121583557567097">
                <text:p>0.121583557567097</text:p>
              </table:table-cell>
              <table:table-cell office:value-type="float" office:value="NaN">
                <text:p>NaN</text:p>
              </table:table-cell>
              <table:table-cell office:value-type="float" office:value="0.1275">
                <text:p>0.12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133591468253866">
                <text:p>0.133591468253866</text:p>
              </table:table-cell>
              <table:table-cell office:value-type="float" office:value="NaN">
                <text:p>NaN</text:p>
              </table:table-cell>
              <table:table-cell office:value-type="float" office:value="0.1397">
                <text:p>0.13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146095807145452">
                <text:p>0.146095807145452</text:p>
              </table:table-cell>
              <table:table-cell office:value-type="float" office:value="NaN">
                <text:p>NaN</text:p>
              </table:table-cell>
              <table:table-cell office:value-type="float" office:value="0.1525">
                <text:p>0.15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159084233969035">
                <text:p>0.159084233969035</text:p>
              </table:table-cell>
              <table:table-cell office:value-type="float" office:value="NaN">
                <text:p>NaN</text:p>
              </table:table-cell>
              <table:table-cell office:value-type="float" office:value="0.1657">
                <text:p>0.16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172543930715454">
                <text:p>0.172543930715454</text:p>
              </table:table-cell>
              <table:table-cell office:value-type="float" office:value="NaN">
                <text:p>NaN</text:p>
              </table:table-cell>
              <table:table-cell office:value-type="float" office:value="0.1794">
                <text:p>0.17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186461614289028">
                <text:p>0.186461614289028</text:p>
              </table:table-cell>
              <table:table-cell office:value-type="float" office:value="NaN">
                <text:p>NaN</text:p>
              </table:table-cell>
              <table:table-cell office:value-type="float" office:value="0.1935">
                <text:p>0.19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200823549616373">
                <text:p>0.200823549616373</text:p>
              </table:table-cell>
              <table:table-cell office:value-type="float" office:value="NaN">
                <text:p>NaN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215615563201258">
                <text:p>0.215615563201258</text:p>
              </table:table-cell>
              <table:table-cell office:value-type="float" office:value="NaN">
                <text:p>NaN</text:p>
              </table:table-cell>
              <table:table-cell office:value-type="float" office:value="0.2231">
                <text:p>0.2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230823057112135">
                <text:p>0.230823057112135</text:p>
              </table:table-cell>
              <table:table-cell office:value-type="float" office:value="NaN">
                <text:p>NaN</text:p>
              </table:table-cell>
              <table:table-cell office:value-type="float" office:value="0.2385">
                <text:p>0.23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246431023388539">
                <text:p>0.246431023388539</text:p>
              </table:table-cell>
              <table:table-cell office:value-type="float" office:value="NaN">
                <text:p>NaN</text:p>
              </table:table-cell>
              <table:table-cell office:value-type="float" office:value="0.2543">
                <text:p>0.25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262424058852126">
                <text:p>0.262424058852126</text:p>
              </table:table-cell>
              <table:table-cell office:value-type="float" office:value="NaN">
                <text:p>NaN</text:p>
              </table:table-cell>
              <table:table-cell office:value-type="float" office:value="0.2705">
                <text:p>0.27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278786380307757">
                <text:p>0.278786380307757</text:p>
              </table:table-cell>
              <table:table-cell office:value-type="float" office:value="NaN">
                <text:p>NaN</text:p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295501840119602">
                <text:p>0.295501840119602</text:p>
              </table:table-cell>
              <table:table-cell office:value-type="float" office:value="NaN">
                <text:p>NaN</text:p>
              </table:table-cell>
              <table:table-cell office:value-type="float" office:value="0.3039">
                <text:p>0.30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312553942146909">
                <text:p>0.312553942146909</text:p>
              </table:table-cell>
              <table:table-cell office:value-type="float" office:value="NaN">
                <text:p>NaN</text:p>
              </table:table-cell>
              <table:table-cell office:value-type="float" office:value="0.3211">
                <text:p>0.32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329925858023702">
                <text:p>0.329925858023702</text:p>
              </table:table-cell>
              <table:table-cell office:value-type="float" office:value="NaN">
                <text:p>NaN</text:p>
              </table:table-cell>
              <table:table-cell office:value-type="float" office:value="0.3387">
                <text:p>0.33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347600443766347">
                <text:p>0.347600443766347</text:p>
              </table:table-cell>
              <table:table-cell office:value-type="float" office:value="NaN">
                <text:p>NaN</text:p>
              </table:table-cell>
              <table:table-cell office:value-type="float" office:value="0.3565">
                <text:p>0.35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365560256692595">
                <text:p>0.365560256692595</text:p>
              </table:table-cell>
              <table:table-cell office:value-type="float" office:value="NaN">
                <text:p>NaN</text:p>
              </table:table-cell>
              <table:table-cell office:value-type="float" office:value="0.3746">
                <text:p>0.37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383787572635403">
                <text:p>0.383787572635403</text:p>
              </table:table-cell>
              <table:table-cell office:value-type="float" office:value="NaN">
                <text:p>NaN</text:p>
              </table:table-cell>
              <table:table-cell office:value-type="float" office:value="0.3929">
                <text:p>0.39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402264403434544">
                <text:p>0.402264403434544</text:p>
              </table:table-cell>
              <table:table-cell office:value-type="float" office:value="NaN">
                <text:p>NaN</text:p>
              </table:table-cell>
              <table:table-cell office:value-type="float" office:value="0.4115">
                <text:p>0.41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420972514688756">
                <text:p>0.420972514688756</text:p>
              </table:table-cell>
              <table:table-cell office:value-type="float" office:value="NaN">
                <text:p>NaN</text:p>
              </table:table-cell>
              <table:table-cell office:value-type="float" office:value="0.4304">
                <text:p>0.43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439893443750889">
                <text:p>0.439893443750889</text:p>
              </table:table-cell>
              <table:table-cell office:value-type="float" office:value="NaN">
                <text:p>NaN</text:p>
              </table:table-cell>
              <table:table-cell office:value-type="float" office:value="0.4494">
                <text:p>0.44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459008517948308">
                <text:p>0.459008517948308</text:p>
              </table:table-cell>
              <table:table-cell office:value-type="float" office:value="NaN">
                <text:p>NaN</text:p>
              </table:table-cell>
              <table:table-cell office:value-type="float" office:value="0.4686">
                <text:p>0.46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478298873010573">
                <text:p>0.478298873010573</text:p>
              </table:table-cell>
              <table:table-cell office:value-type="float" office:value="NaN">
                <text:p>NaN</text:p>
              </table:table-cell>
              <table:table-cell office:value-type="float" office:value="0.488">
                <text:p>0.4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497745471686188">
                <text:p>0.497745471686188</text:p>
              </table:table-cell>
              <table:table-cell office:value-type="float" office:value="NaN">
                <text:p>NaN</text:p>
              </table:table-cell>
              <table:table-cell office:value-type="float" office:value="0.5075">
                <text:p>0.50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51732912253008">
                <text:p>0.51732912253008</text:p>
              </table:table-cell>
              <table:table-cell office:value-type="float" office:value="NaN">
                <text:p>NaN</text:p>
              </table:table-cell>
              <table:table-cell office:value-type="float" office:value="0.5271">
                <text:p>0.52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537030498843226">
                <text:p>0.537030498843226</text:p>
              </table:table-cell>
              <table:table-cell office:value-type="float" office:value="NaN">
                <text:p>NaN</text:p>
              </table:table-cell>
              <table:table-cell office:value-type="float" office:value="0.5469">
                <text:p>0.54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556830157745782">
                <text:p>0.556830157745782</text:p>
              </table:table-cell>
              <table:table-cell office:value-type="float" office:value="NaN">
                <text:p>NaN</text:p>
              </table:table-cell>
              <table:table-cell office:value-type="float" office:value="0.5667">
                <text:p>0.5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576708559364852">
                <text:p>0.576708559364852</text:p>
              </table:table-cell>
              <table:table-cell office:value-type="float" office:value="NaN">
                <text:p>NaN</text:p>
              </table:table-cell>
              <table:table-cell office:value-type="float" office:value="0.5866">
                <text:p>0.58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596646086117988">
                <text:p>0.596646086117988</text:p>
              </table:table-cell>
              <table:table-cell office:value-type="float" office:value="NaN">
                <text:p>NaN</text:p>
              </table:table-cell>
              <table:table-cell office:value-type="float" office:value="0.6066">
                <text:p>0.60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616623062073371">
                <text:p>0.616623062073371</text:p>
              </table:table-cell>
              <table:table-cell office:value-type="float" office:value="NaN">
                <text:p>NaN</text:p>
              </table:table-cell>
              <table:table-cell office:value-type="float" office:value="0.6266">
                <text:p>0.62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636619772367582">
                <text:p>0.636619772367582</text:p>
              </table:table-cell>
              <table:table-cell office:value-type="float" office:value="NaN">
                <text:p>NaN</text:p>
              </table:table-cell>
              <table:table-cell office:value-type="float" office:value="0.6466">
                <text:p>0.64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656616482661793">
                <text:p>0.656616482661793</text:p>
              </table:table-cell>
              <table:table-cell office:value-type="float" office:value="NaN">
                <text:p>NaN</text:p>
              </table:table-cell>
              <table:table-cell office:value-type="float" office:value="0.6666">
                <text:p>0.66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676593458617175">
                <text:p>0.676593458617175</text:p>
              </table:table-cell>
              <table:table-cell office:value-type="float" office:value="NaN">
                <text:p>NaN</text:p>
              </table:table-cell>
              <table:table-cell office:value-type="float" office:value="0.6865">
                <text:p>0.68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696530985370311">
                <text:p>0.696530985370311</text:p>
              </table:table-cell>
              <table:table-cell office:value-type="float" office:value="NaN">
                <text:p>NaN</text:p>
              </table:table-cell>
              <table:table-cell office:value-type="float" office:value="0.7064">
                <text:p>0.70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716409386989382">
                <text:p>0.716409386989382</text:p>
              </table:table-cell>
              <table:table-cell office:value-type="float" office:value="NaN">
                <text:p>NaN</text:p>
              </table:table-cell>
              <table:table-cell office:value-type="float" office:value="0.7263">
                <text:p>0.72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736209045891938">
                <text:p>0.736209045891938</text:p>
              </table:table-cell>
              <table:table-cell office:value-type="float" office:value="NaN">
                <text:p>NaN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755910422205084">
                <text:p>0.755910422205084</text:p>
              </table:table-cell>
              <table:table-cell office:value-type="float" office:value="NaN">
                <text:p>NaN</text:p>
              </table:table-cell>
              <table:table-cell office:value-type="float" office:value="0.7657">
                <text:p>0.76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775494073048975">
                <text:p>0.775494073048975</text:p>
              </table:table-cell>
              <table:table-cell office:value-type="float" office:value="NaN">
                <text:p>NaN</text:p>
              </table:table-cell>
              <table:table-cell office:value-type="float" office:value="0.7852">
                <text:p>0.78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794940671724591">
                <text:p>0.794940671724591</text:p>
              </table:table-cell>
              <table:table-cell office:value-type="float" office:value="NaN">
                <text:p>NaN</text:p>
              </table:table-cell>
              <table:table-cell office:value-type="float" office:value="0.8046">
                <text:p>0.80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814231026786856">
                <text:p>0.814231026786856</text:p>
              </table:table-cell>
              <table:table-cell office:value-type="float" office:value="NaN">
                <text:p>NaN</text:p>
              </table:table-cell>
              <table:table-cell office:value-type="float" office:value="0.8238">
                <text:p>0.82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833346100984275">
                <text:p>0.833346100984275</text:p>
              </table:table-cell>
              <table:table-cell office:value-type="float" office:value="NaN">
                <text:p>NaN</text:p>
              </table:table-cell>
              <table:table-cell office:value-type="float" office:value="0.8428">
                <text:p>0.84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852267030046407">
                <text:p>0.852267030046407</text:p>
              </table:table-cell>
              <table:table-cell office:value-type="float" office:value="NaN">
                <text:p>NaN</text:p>
              </table:table-cell>
              <table:table-cell office:value-type="float" office:value="0.8616">
                <text:p>0.86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870975141300619">
                <text:p>0.870975141300619</text:p>
              </table:table-cell>
              <table:table-cell office:value-type="float" office:value="NaN">
                <text:p>NaN</text:p>
              </table:table-cell>
              <table:table-cell office:value-type="float" office:value="0.8802">
                <text:p>0.88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889451972099761">
                <text:p>0.889451972099761</text:p>
              </table:table-cell>
              <table:table-cell office:value-type="float" office:value="NaN">
                <text:p>NaN</text:p>
              </table:table-cell>
              <table:table-cell office:value-type="float" office:value="0.8986">
                <text:p>0.89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907679288042569">
                <text:p>0.907679288042569</text:p>
              </table:table-cell>
              <table:table-cell office:value-type="float" office:value="NaN">
                <text:p>NaN</text:p>
              </table:table-cell>
              <table:table-cell office:value-type="float" office:value="0.9167">
                <text:p>0.91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925639100968817">
                <text:p>0.925639100968817</text:p>
              </table:table-cell>
              <table:table-cell office:value-type="float" office:value="NaN">
                <text:p>NaN</text:p>
              </table:table-cell>
              <table:table-cell office:value-type="float" office:value="0.9345">
                <text:p>0.93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943313686711462">
                <text:p>0.943313686711462</text:p>
              </table:table-cell>
              <table:table-cell office:value-type="float" office:value="NaN">
                <text:p>NaN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960685602588255">
                <text:p>0.960685602588255</text:p>
              </table:table-cell>
              <table:table-cell office:value-type="float" office:value="NaN">
                <text:p>NaN</text:p>
              </table:table-cell>
              <table:table-cell office:value-type="float" office:value="0.9693">
                <text:p>0.96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977737704615561">
                <text:p>0.977737704615561</text:p>
              </table:table-cell>
              <table:table-cell office:value-type="float" office:value="NaN">
                <text:p>NaN</text:p>
              </table:table-cell>
              <table:table-cell office:value-type="float" office:value="0.9861">
                <text:p>0.98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994453164427407">
                <text:p>0.994453164427407</text:p>
              </table:table-cell>
              <table:table-cell office:value-type="float" office:value="NaN">
                <text:p>NaN</text:p>
              </table:table-cell>
              <table:table-cell office:value-type="float" office:value="1.003">
                <text:p>1.0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1.01081548588304">
                <text:p>1.01081548588304</text:p>
              </table:table-cell>
              <table:table-cell office:value-type="float" office:value="NaN">
                <text:p>NaN</text:p>
              </table:table-cell>
              <table:table-cell office:value-type="float" office:value="1.019">
                <text:p>1.0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1.02680852134663">
                <text:p>1.02680852134663</text:p>
              </table:table-cell>
              <table:table-cell office:value-type="float" office:value="NaN">
                <text:p>NaN</text:p>
              </table:table-cell>
              <table:table-cell office:value-type="float" office:value="1.035">
                <text:p>1.0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1.04241648762303">
                <text:p>1.04241648762303</text:p>
              </table:table-cell>
              <table:table-cell office:value-type="float" office:value="NaN">
                <text:p>NaN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1.05762398153391">
                <text:p>1.05762398153391</text:p>
              </table:table-cell>
              <table:table-cell office:value-type="float" office:value="NaN">
                <text:p>NaN</text:p>
              </table:table-cell>
              <table:table-cell office:value-type="float" office:value="1.065">
                <text:p>1.0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1.07241599511879">
                <text:p>1.07241599511879</text:p>
              </table:table-cell>
              <table:table-cell office:value-type="float" office:value="NaN">
                <text:p>NaN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1.08677793044614">
                <text:p>1.08677793044614</text:p>
              </table:table-cell>
              <table:table-cell office:value-type="float" office:value="NaN">
                <text:p>NaN</text:p>
              </table:table-cell>
              <table:table-cell office:value-type="float" office:value="1.094">
                <text:p>1.0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1.10069561401971">
                <text:p>1.10069561401971</text:p>
              </table:table-cell>
              <table:table-cell office:value-type="float" office:value="NaN">
                <text:p>NaN</text:p>
              </table:table-cell>
              <table:table-cell office:value-type="float" office:value="1.107">
                <text:p>1.1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1.11415531076613">
                <text:p>1.11415531076613</text:p>
              </table:table-cell>
              <table:table-cell office:value-type="float" office:value="NaN">
                <text:p>NaN</text:p>
              </table:table-cell>
              <table:table-cell office:value-type="float" office:value="1.121">
                <text:p>1.1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1.12714373758971">
                <text:p>1.12714373758971</text:p>
              </table:table-cell>
              <table:table-cell office:value-type="float" office:value="NaN">
                <text:p>NaN</text:p>
              </table:table-cell>
              <table:table-cell office:value-type="float" office:value="1.133">
                <text:p>1.1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1.1396480764813">
                <text:p>1.1396480764813</text:p>
              </table:table-cell>
              <table:table-cell office:value-type="float" office:value="NaN">
                <text:p>NaN</text:p>
              </table:table-cell>
              <table:table-cell office:value-type="float" office:value="1.146">
                <text:p>1.1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1.15165598716807">
                <text:p>1.15165598716807</text:p>
              </table:table-cell>
              <table:table-cell office:value-type="float" office:value="NaN">
                <text:p>NaN</text:p>
              </table:table-cell>
              <table:table-cell office:value-type="float" office:value="1.157">
                <text:p>1.1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1.1631556192919">
                <text:p>1.1631556192919</text:p>
              </table:table-cell>
              <table:table-cell office:value-type="float" office:value="NaN">
                <text:p>NaN</text:p>
              </table:table-cell>
              <table:table-cell office:value-type="float" office:value="1.169">
                <text:p>1.1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1.17413562410427">
                <text:p>1.17413562410427</text:p>
              </table:table-cell>
              <table:table-cell office:value-type="float" office:value="NaN">
                <text:p>NaN</text:p>
              </table:table-cell>
              <table:table-cell office:value-type="float" office:value="1.179">
                <text:p>1.1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1.18458516566604">
                <text:p>1.18458516566604</text:p>
              </table:table-cell>
              <table:table-cell office:value-type="float" office:value="NaN">
                <text:p>NaN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1.1944939315413">
                <text:p>1.1944939315413</text:p>
              </table:table-cell>
              <table:table-cell office:value-type="float" office:value="NaN">
                <text:p>NaN</text:p>
              </table:table-cell>
              <table:table-cell office:value-type="float" office:value="1.199">
                <text:p>1.1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1.20385214297441">
                <text:p>1.20385214297441</text:p>
              </table:table-cell>
              <table:table-cell office:value-type="float" office:value="NaN">
                <text:p>NaN</text:p>
              </table:table-cell>
              <table:table-cell office:value-type="float" office:value="1.208">
                <text:p>1.2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1.21265056454053">
                <text:p>1.21265056454053</text:p>
              </table:table-cell>
              <table:table-cell office:value-type="float" office:value="NaN">
                <text:p>NaN</text:p>
              </table:table-cell>
              <table:table-cell office:value-type="float" office:value="1.217">
                <text:p>1.2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1.22088051325981">
                <text:p>1.22088051325981</text:p>
              </table:table-cell>
              <table:table-cell office:value-type="float" office:value="NaN">
                <text:p>NaN</text:p>
              </table:table-cell>
              <table:table-cell office:value-type="float" office:value="1.225">
                <text:p>1.2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1.22853386716649">
                <text:p>1.22853386716649</text:p>
              </table:table-cell>
              <table:table-cell office:value-type="float" office:value="NaN">
                <text:p>NaN</text:p>
              </table:table-cell>
              <table:table-cell office:value-type="float" office:value="1.232">
                <text:p>1.2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1.23560307332426">
                <text:p>1.23560307332426</text:p>
              </table:table-cell>
              <table:table-cell office:value-type="float" office:value="NaN">
                <text:p>NaN</text:p>
              </table:table-cell>
              <table:table-cell office:value-type="float" office:value="1.239">
                <text:p>1.2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1.24208115528011">
                <text:p>1.24208115528011</text:p>
              </table:table-cell>
              <table:table-cell office:value-type="float" office:value="NaN">
                <text:p>NaN</text:p>
              </table:table-cell>
              <table:table-cell office:value-type="float" office:value="1.245">
                <text:p>1.2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1.24796171994926">
                <text:p>1.24796171994926</text:p>
              </table:table-cell>
              <table:table-cell office:value-type="float" office:value="NaN">
                <text:p>NaN</text:p>
              </table:table-cell>
              <table:table-cell office:value-type="float" office:value="1.251">
                <text:p>1.2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1.25323896392436">
                <text:p>1.25323896392436</text:p>
              </table:table-cell>
              <table:table-cell office:value-type="float" office:value="NaN">
                <text:p>NaN</text:p>
              </table:table-cell>
              <table:table-cell office:value-type="float" office:value="1.256">
                <text:p>1.2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1.25790767920273">
                <text:p>1.25790767920273</text:p>
              </table:table-cell>
              <table:table-cell office:value-type="float" office:value="NaN">
                <text:p>NaN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1.26196325832606">
                <text:p>1.26196325832606</text:p>
              </table:table-cell>
              <table:table-cell office:value-type="float" office:value="NaN">
                <text:p>NaN</text:p>
              </table:table-cell>
              <table:table-cell office:value-type="float" office:value="1.264">
                <text:p>1.2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1.26540169892737">
                <text:p>1.26540169892737</text:p>
              </table:table-cell>
              <table:table-cell office:value-type="float" office:value="NaN">
                <text:p>NaN</text:p>
              </table:table-cell>
              <table:table-cell office:value-type="float" office:value="1.267">
                <text:p>1.2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1.26821960768094">
                <text:p>1.26821960768094</text:p>
              </table:table-cell>
              <table:table-cell office:value-type="float" office:value="NaN">
                <text:p>NaN</text:p>
              </table:table-cell>
              <table:table-cell office:value-type="float" office:value="1.269">
                <text:p>1.2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1.27041420365102">
                <text:p>1.27041420365102</text:p>
              </table:table-cell>
              <table:table-cell office:value-type="float" office:value="NaN">
                <text:p>NaN</text:p>
              </table:table-cell>
              <table:table-cell office:value-type="float" office:value="1.271">
                <text:p>1.2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1.27198332103635">
                <text:p>1.27198332103635</text:p>
              </table:table-cell>
              <table:table-cell office:value-type="float" office:value="NaN">
                <text:p>NaN</text:p>
              </table:table-cell>
              <table:table-cell office:value-type="float" office:value="1.273">
                <text:p>1.2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1.27292541130752">
                <text:p>1.27292541130752</text:p>
              </table:table-cell>
              <table:table-cell office:value-type="float" office:value="NaN">
                <text:p>NaN</text:p>
              </table:table-cell>
              <table:table-cell office:value-type="float" office:value="1.273">
                <text:p>1.2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1.27323954473516">
                <text:p>1.27323954473516</text:p>
              </table:table-cell>
              <table:table-cell office:value-type="float" office:value="NaN">
                <text:p>NaN</text:p>
              </table:table-cell>
              <table:table-cell office:value-type="float" office:value="1.273">
                <text:p>1.2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1.27292541130752">
                <text:p>1.27292541130752</text:p>
              </table:table-cell>
              <table:table-cell office:value-type="float" office:value="NaN">
                <text:p>NaN</text:p>
              </table:table-cell>
              <table:table-cell office:value-type="float" office:value="1.273">
                <text:p>1.2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1.27198332103635">
                <text:p>1.27198332103635</text:p>
              </table:table-cell>
              <table:table-cell office:value-type="float" office:value="NaN">
                <text:p>NaN</text:p>
              </table:table-cell>
              <table:table-cell office:value-type="float" office:value="1.271">
                <text:p>1.2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1.27041420365102">
                <text:p>1.27041420365102</text:p>
              </table:table-cell>
              <table:table-cell office:value-type="float" office:value="NaN">
                <text:p>NaN</text:p>
              </table:table-cell>
              <table:table-cell office:value-type="float" office:value="1.269">
                <text:p>1.2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1.26821960768094">
                <text:p>1.26821960768094</text:p>
              </table:table-cell>
              <table:table-cell office:value-type="float" office:value="NaN">
                <text:p>NaN</text:p>
              </table:table-cell>
              <table:table-cell office:value-type="float" office:value="1.267">
                <text:p>1.2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1.26540169892737">
                <text:p>1.26540169892737</text:p>
              </table:table-cell>
              <table:table-cell office:value-type="float" office:value="NaN">
                <text:p>NaN</text:p>
              </table:table-cell>
              <table:table-cell office:value-type="float" office:value="1.264">
                <text:p>1.2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1.26196325832606">
                <text:p>1.26196325832606</text:p>
              </table:table-cell>
              <table:table-cell office:value-type="float" office:value="NaN">
                <text:p>NaN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1.25790767920273">
                <text:p>1.25790767920273</text:p>
              </table:table-cell>
              <table:table-cell office:value-type="float" office:value="NaN">
                <text:p>NaN</text:p>
              </table:table-cell>
              <table:table-cell office:value-type="float" office:value="1.256">
                <text:p>1.2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1.25323896392436">
                <text:p>1.25323896392436</text:p>
              </table:table-cell>
              <table:table-cell office:value-type="float" office:value="NaN">
                <text:p>NaN</text:p>
              </table:table-cell>
              <table:table-cell office:value-type="float" office:value="1.251">
                <text:p>1.2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1.24796171994926">
                <text:p>1.24796171994926</text:p>
              </table:table-cell>
              <table:table-cell office:value-type="float" office:value="NaN">
                <text:p>NaN</text:p>
              </table:table-cell>
              <table:table-cell office:value-type="float" office:value="1.245">
                <text:p>1.2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1.24208115528011">
                <text:p>1.24208115528011</text:p>
              </table:table-cell>
              <table:table-cell office:value-type="float" office:value="NaN">
                <text:p>NaN</text:p>
              </table:table-cell>
              <table:table-cell office:value-type="float" office:value="1.239">
                <text:p>1.2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1.23560307332426">
                <text:p>1.23560307332426</text:p>
              </table:table-cell>
              <table:table-cell office:value-type="float" office:value="NaN">
                <text:p>NaN</text:p>
              </table:table-cell>
              <table:table-cell office:value-type="float" office:value="1.232">
                <text:p>1.2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1.22853386716649">
                <text:p>1.22853386716649</text:p>
              </table:table-cell>
              <table:table-cell office:value-type="float" office:value="NaN">
                <text:p>NaN</text:p>
              </table:table-cell>
              <table:table-cell office:value-type="float" office:value="1.225">
                <text:p>1.2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1.22088051325981">
                <text:p>1.22088051325981</text:p>
              </table:table-cell>
              <table:table-cell office:value-type="float" office:value="NaN">
                <text:p>NaN</text:p>
              </table:table-cell>
              <table:table-cell office:value-type="float" office:value="1.217">
                <text:p>1.2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1.21265056454053">
                <text:p>1.21265056454053</text:p>
              </table:table-cell>
              <table:table-cell office:value-type="float" office:value="NaN">
                <text:p>NaN</text:p>
              </table:table-cell>
              <table:table-cell office:value-type="float" office:value="1.208">
                <text:p>1.2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1.20385214297441">
                <text:p>1.20385214297441</text:p>
              </table:table-cell>
              <table:table-cell office:value-type="float" office:value="NaN">
                <text:p>NaN</text:p>
              </table:table-cell>
              <table:table-cell office:value-type="float" office:value="1.199">
                <text:p>1.1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1.1944939315413">
                <text:p>1.1944939315413</text:p>
              </table:table-cell>
              <table:table-cell office:value-type="float" office:value="NaN">
                <text:p>NaN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1.18458516566604">
                <text:p>1.18458516566604</text:p>
              </table:table-cell>
              <table:table-cell office:value-type="float" office:value="NaN">
                <text:p>NaN</text:p>
              </table:table-cell>
              <table:table-cell office:value-type="float" office:value="1.179">
                <text:p>1.1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1.17413562410427">
                <text:p>1.17413562410427</text:p>
              </table:table-cell>
              <table:table-cell office:value-type="float" office:value="NaN">
                <text:p>NaN</text:p>
              </table:table-cell>
              <table:table-cell office:value-type="float" office:value="1.169">
                <text:p>1.1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1.1631556192919">
                <text:p>1.1631556192919</text:p>
              </table:table-cell>
              <table:table-cell office:value-type="float" office:value="NaN">
                <text:p>NaN</text:p>
              </table:table-cell>
              <table:table-cell office:value-type="float" office:value="1.157">
                <text:p>1.1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1.15165598716806">
                <text:p>1.15165598716806</text:p>
              </table:table-cell>
              <table:table-cell office:value-type="float" office:value="NaN">
                <text:p>NaN</text:p>
              </table:table-cell>
              <table:table-cell office:value-type="float" office:value="1.146">
                <text:p>1.1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1.1396480764813">
                <text:p>1.1396480764813</text:p>
              </table:table-cell>
              <table:table-cell office:value-type="float" office:value="NaN">
                <text:p>NaN</text:p>
              </table:table-cell>
              <table:table-cell office:value-type="float" office:value="1.133">
                <text:p>1.1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1.12714373758971">
                <text:p>1.12714373758971</text:p>
              </table:table-cell>
              <table:table-cell office:value-type="float" office:value="NaN">
                <text:p>NaN</text:p>
              </table:table-cell>
              <table:table-cell office:value-type="float" office:value="1.121">
                <text:p>1.1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1.11415531076613">
                <text:p>1.11415531076613</text:p>
              </table:table-cell>
              <table:table-cell office:value-type="float" office:value="NaN">
                <text:p>NaN</text:p>
              </table:table-cell>
              <table:table-cell office:value-type="float" office:value="1.107">
                <text:p>1.1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1.10069561401971">
                <text:p>1.10069561401971</text:p>
              </table:table-cell>
              <table:table-cell office:value-type="float" office:value="NaN">
                <text:p>NaN</text:p>
              </table:table-cell>
              <table:table-cell office:value-type="float" office:value="1.094">
                <text:p>1.0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1.08677793044613">
                <text:p>1.08677793044613</text:p>
              </table:table-cell>
              <table:table-cell office:value-type="float" office:value="NaN">
                <text:p>NaN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1.07241599511879">
                <text:p>1.07241599511879</text:p>
              </table:table-cell>
              <table:table-cell office:value-type="float" office:value="NaN">
                <text:p>NaN</text:p>
              </table:table-cell>
              <table:table-cell office:value-type="float" office:value="1.065">
                <text:p>1.0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1.0576239815339">
                <text:p>1.0576239815339</text:p>
              </table:table-cell>
              <table:table-cell office:value-type="float" office:value="NaN">
                <text:p>NaN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1.04241648762303">
                <text:p>1.04241648762303</text:p>
              </table:table-cell>
              <table:table-cell office:value-type="float" office:value="NaN">
                <text:p>NaN</text:p>
              </table:table-cell>
              <table:table-cell office:value-type="float" office:value="1.035">
                <text:p>1.0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1.02680852134662">
                <text:p>1.02680852134662</text:p>
              </table:table-cell>
              <table:table-cell office:value-type="float" office:value="NaN">
                <text:p>NaN</text:p>
              </table:table-cell>
              <table:table-cell office:value-type="float" office:value="1.019">
                <text:p>1.0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1.01081548588304">
                <text:p>1.01081548588304</text:p>
              </table:table-cell>
              <table:table-cell office:value-type="float" office:value="NaN">
                <text:p>NaN</text:p>
              </table:table-cell>
              <table:table-cell office:value-type="float" office:value="1.003">
                <text:p>1.0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0.994453164427404">
                <text:p>0.994453164427404</text:p>
              </table:table-cell>
              <table:table-cell office:value-type="float" office:value="NaN">
                <text:p>NaN</text:p>
              </table:table-cell>
              <table:table-cell office:value-type="float" office:value="0.9861">
                <text:p>0.98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0.977737704615559">
                <text:p>0.977737704615559</text:p>
              </table:table-cell>
              <table:table-cell office:value-type="float" office:value="NaN">
                <text:p>NaN</text:p>
              </table:table-cell>
              <table:table-cell office:value-type="float" office:value="0.9693">
                <text:p>0.96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0.960685602588253">
                <text:p>0.960685602588253</text:p>
              </table:table-cell>
              <table:table-cell office:value-type="float" office:value="NaN">
                <text:p>NaN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0.94331368671146">
                <text:p>0.94331368671146</text:p>
              </table:table-cell>
              <table:table-cell office:value-type="float" office:value="NaN">
                <text:p>NaN</text:p>
              </table:table-cell>
              <table:table-cell office:value-type="float" office:value="0.9345">
                <text:p>0.93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0.925639100968815">
                <text:p>0.925639100968815</text:p>
              </table:table-cell>
              <table:table-cell office:value-type="float" office:value="NaN">
                <text:p>NaN</text:p>
              </table:table-cell>
              <table:table-cell office:value-type="float" office:value="0.9167">
                <text:p>0.91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0.907679288042566">
                <text:p>0.907679288042566</text:p>
              </table:table-cell>
              <table:table-cell office:value-type="float" office:value="NaN">
                <text:p>NaN</text:p>
              </table:table-cell>
              <table:table-cell office:value-type="float" office:value="0.8986">
                <text:p>0.898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0.889451972099759">
                <text:p>0.889451972099759</text:p>
              </table:table-cell>
              <table:table-cell office:value-type="float" office:value="NaN">
                <text:p>NaN</text:p>
              </table:table-cell>
              <table:table-cell office:value-type="float" office:value="0.8802">
                <text:p>0.88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0.870975141300617">
                <text:p>0.870975141300617</text:p>
              </table:table-cell>
              <table:table-cell office:value-type="float" office:value="NaN">
                <text:p>NaN</text:p>
              </table:table-cell>
              <table:table-cell office:value-type="float" office:value="0.8616">
                <text:p>0.86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0.852267030046405">
                <text:p>0.852267030046405</text:p>
              </table:table-cell>
              <table:table-cell office:value-type="float" office:value="NaN">
                <text:p>NaN</text:p>
              </table:table-cell>
              <table:table-cell office:value-type="float" office:value="0.8428">
                <text:p>0.84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0.833346100984273">
                <text:p>0.833346100984273</text:p>
              </table:table-cell>
              <table:table-cell office:value-type="float" office:value="NaN">
                <text:p>NaN</text:p>
              </table:table-cell>
              <table:table-cell office:value-type="float" office:value="0.8238">
                <text:p>0.82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0.814231026786853">
                <text:p>0.814231026786853</text:p>
              </table:table-cell>
              <table:table-cell office:value-type="float" office:value="NaN">
                <text:p>NaN</text:p>
              </table:table-cell>
              <table:table-cell office:value-type="float" office:value="0.8046">
                <text:p>0.80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0.794940671724589">
                <text:p>0.794940671724589</text:p>
              </table:table-cell>
              <table:table-cell office:value-type="float" office:value="NaN">
                <text:p>NaN</text:p>
              </table:table-cell>
              <table:table-cell office:value-type="float" office:value="0.7852">
                <text:p>0.78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0.775494073048973">
                <text:p>0.775494073048973</text:p>
              </table:table-cell>
              <table:table-cell office:value-type="float" office:value="NaN">
                <text:p>NaN</text:p>
              </table:table-cell>
              <table:table-cell office:value-type="float" office:value="0.7657">
                <text:p>0.76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0.755910422205081">
                <text:p>0.755910422205081</text:p>
              </table:table-cell>
              <table:table-cell office:value-type="float" office:value="NaN">
                <text:p>NaN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0.736209045891935">
                <text:p>0.736209045891935</text:p>
              </table:table-cell>
              <table:table-cell office:value-type="float" office:value="NaN">
                <text:p>NaN</text:p>
              </table:table-cell>
              <table:table-cell office:value-type="float" office:value="0.7263">
                <text:p>0.72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0.71640938698938">
                <text:p>0.71640938698938</text:p>
              </table:table-cell>
              <table:table-cell office:value-type="float" office:value="NaN">
                <text:p>NaN</text:p>
              </table:table-cell>
              <table:table-cell office:value-type="float" office:value="0.7065">
                <text:p>0.70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0.696530985370309">
                <text:p>0.696530985370309</text:p>
              </table:table-cell>
              <table:table-cell office:value-type="float" office:value="NaN">
                <text:p>NaN</text:p>
              </table:table-cell>
              <table:table-cell office:value-type="float" office:value="0.6865">
                <text:p>0.68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0.676593458617173">
                <text:p>0.676593458617173</text:p>
              </table:table-cell>
              <table:table-cell office:value-type="float" office:value="NaN">
                <text:p>NaN</text:p>
              </table:table-cell>
              <table:table-cell office:value-type="float" office:value="0.6666">
                <text:p>0.66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0.65661648266179">
                <text:p>0.65661648266179</text:p>
              </table:table-cell>
              <table:table-cell office:value-type="float" office:value="NaN">
                <text:p>NaN</text:p>
              </table:table-cell>
              <table:table-cell office:value-type="float" office:value="0.6466">
                <text:p>0.64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0.636619772367579">
                <text:p>0.636619772367579</text:p>
              </table:table-cell>
              <table:table-cell office:value-type="float" office:value="NaN">
                <text:p>NaN</text:p>
              </table:table-cell>
              <table:table-cell office:value-type="float" office:value="0.6266">
                <text:p>0.62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0.616623062073368">
                <text:p>0.616623062073368</text:p>
              </table:table-cell>
              <table:table-cell office:value-type="float" office:value="NaN">
                <text:p>NaN</text:p>
              </table:table-cell>
              <table:table-cell office:value-type="float" office:value="0.6066">
                <text:p>0.60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0.596646086117986">
                <text:p>0.596646086117986</text:p>
              </table:table-cell>
              <table:table-cell office:value-type="float" office:value="NaN">
                <text:p>NaN</text:p>
              </table:table-cell>
              <table:table-cell office:value-type="float" office:value="0.5866">
                <text:p>0.58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0.576708559364849">
                <text:p>0.576708559364849</text:p>
              </table:table-cell>
              <table:table-cell office:value-type="float" office:value="NaN">
                <text:p>NaN</text:p>
              </table:table-cell>
              <table:table-cell office:value-type="float" office:value="0.5667">
                <text:p>0.56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0.556830157745779">
                <text:p>0.556830157745779</text:p>
              </table:table-cell>
              <table:table-cell office:value-type="float" office:value="NaN">
                <text:p>NaN</text:p>
              </table:table-cell>
              <table:table-cell office:value-type="float" office:value="0.5469">
                <text:p>0.546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0.537030498843223">
                <text:p>0.537030498843223</text:p>
              </table:table-cell>
              <table:table-cell office:value-type="float" office:value="NaN">
                <text:p>NaN</text:p>
              </table:table-cell>
              <table:table-cell office:value-type="float" office:value="0.5271">
                <text:p>0.52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0.517329122530077">
                <text:p>0.517329122530077</text:p>
              </table:table-cell>
              <table:table-cell office:value-type="float" office:value="NaN">
                <text:p>NaN</text:p>
              </table:table-cell>
              <table:table-cell office:value-type="float" office:value="0.5075">
                <text:p>0.50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7">
                <text:p>1.57</text:p>
              </table:table-cell>
              <table:table-cell office:value-type="float" office:value="0.497745471686186">
                <text:p>0.497745471686186</text:p>
              </table:table-cell>
              <table:table-cell office:value-type="float" office:value="NaN">
                <text:p>NaN</text:p>
              </table:table-cell>
              <table:table-cell office:value-type="float" office:value="0.488">
                <text:p>0.4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">
                <text:p>1.58</text:p>
              </table:table-cell>
              <table:table-cell office:value-type="float" office:value="0.47829887301057">
                <text:p>0.47829887301057</text:p>
              </table:table-cell>
              <table:table-cell office:value-type="float" office:value="NaN">
                <text:p>NaN</text:p>
              </table:table-cell>
              <table:table-cell office:value-type="float" office:value="0.4686">
                <text:p>0.46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">
                <text:p>1.59</text:p>
              </table:table-cell>
              <table:table-cell office:value-type="float" office:value="0.459008517948305">
                <text:p>0.459008517948305</text:p>
              </table:table-cell>
              <table:table-cell office:value-type="float" office:value="NaN">
                <text:p>NaN</text:p>
              </table:table-cell>
              <table:table-cell office:value-type="float" office:value="0.4494">
                <text:p>0.44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">
                <text:p>1.6</text:p>
              </table:table-cell>
              <table:table-cell office:value-type="float" office:value="0.439893443750886">
                <text:p>0.439893443750886</text:p>
              </table:table-cell>
              <table:table-cell office:value-type="float" office:value="NaN">
                <text:p>NaN</text:p>
              </table:table-cell>
              <table:table-cell office:value-type="float" office:value="0.4304">
                <text:p>0.43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1">
                <text:p>1.61</text:p>
              </table:table-cell>
              <table:table-cell office:value-type="float" office:value="0.420972514688754">
                <text:p>0.420972514688754</text:p>
              </table:table-cell>
              <table:table-cell office:value-type="float" office:value="NaN">
                <text:p>NaN</text:p>
              </table:table-cell>
              <table:table-cell office:value-type="float" office:value="0.4116">
                <text:p>0.41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2">
                <text:p>1.62</text:p>
              </table:table-cell>
              <table:table-cell office:value-type="float" office:value="0.402264403434542">
                <text:p>0.402264403434542</text:p>
              </table:table-cell>
              <table:table-cell office:value-type="float" office:value="NaN">
                <text:p>NaN</text:p>
              </table:table-cell>
              <table:table-cell office:value-type="float" office:value="0.393">
                <text:p>0.3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3">
                <text:p>1.63</text:p>
              </table:table-cell>
              <table:table-cell office:value-type="float" office:value="0.3837875726354">
                <text:p>0.3837875726354</text:p>
              </table:table-cell>
              <table:table-cell office:value-type="float" office:value="NaN">
                <text:p>NaN</text:p>
              </table:table-cell>
              <table:table-cell office:value-type="float" office:value="0.3746">
                <text:p>0.37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">
                <text:p>1.64</text:p>
              </table:table-cell>
              <table:table-cell office:value-type="float" office:value="0.365560256692593">
                <text:p>0.365560256692593</text:p>
              </table:table-cell>
              <table:table-cell office:value-type="float" office:value="NaN">
                <text:p>NaN</text:p>
              </table:table-cell>
              <table:table-cell office:value-type="float" office:value="0.3565">
                <text:p>0.35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5">
                <text:p>1.65</text:p>
              </table:table-cell>
              <table:table-cell office:value-type="float" office:value="0.347600443766345">
                <text:p>0.347600443766345</text:p>
              </table:table-cell>
              <table:table-cell office:value-type="float" office:value="NaN">
                <text:p>NaN</text:p>
              </table:table-cell>
              <table:table-cell office:value-type="float" office:value="0.3387">
                <text:p>0.33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6">
                <text:p>1.66</text:p>
              </table:table-cell>
              <table:table-cell office:value-type="float" office:value="0.329925858023699">
                <text:p>0.329925858023699</text:p>
              </table:table-cell>
              <table:table-cell office:value-type="float" office:value="NaN">
                <text:p>NaN</text:p>
              </table:table-cell>
              <table:table-cell office:value-type="float" office:value="0.3211">
                <text:p>0.32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7">
                <text:p>1.67</text:p>
              </table:table-cell>
              <table:table-cell office:value-type="float" office:value="0.312553942146906">
                <text:p>0.312553942146906</text:p>
              </table:table-cell>
              <table:table-cell office:value-type="float" office:value="NaN">
                <text:p>NaN</text:p>
              </table:table-cell>
              <table:table-cell office:value-type="float" office:value="0.3039">
                <text:p>0.30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8">
                <text:p>1.68</text:p>
              </table:table-cell>
              <table:table-cell office:value-type="float" office:value="0.2955018401196">
                <text:p>0.2955018401196</text:p>
              </table:table-cell>
              <table:table-cell office:value-type="float" office:value="NaN">
                <text:p>NaN</text:p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9">
                <text:p>1.69</text:p>
              </table:table-cell>
              <table:table-cell office:value-type="float" office:value="0.278786380307755">
                <text:p>0.278786380307755</text:p>
              </table:table-cell>
              <table:table-cell office:value-type="float" office:value="NaN">
                <text:p>NaN</text:p>
              </table:table-cell>
              <table:table-cell office:value-type="float" office:value="0.2705">
                <text:p>0.27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">
                <text:p>1.7</text:p>
              </table:table-cell>
              <table:table-cell office:value-type="float" office:value="0.262424058852124">
                <text:p>0.262424058852124</text:p>
              </table:table-cell>
              <table:table-cell office:value-type="float" office:value="NaN">
                <text:p>NaN</text:p>
              </table:table-cell>
              <table:table-cell office:value-type="float" office:value="0.2543">
                <text:p>0.25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1">
                <text:p>1.71</text:p>
              </table:table-cell>
              <table:table-cell office:value-type="float" office:value="0.246431023388536">
                <text:p>0.246431023388536</text:p>
              </table:table-cell>
              <table:table-cell office:value-type="float" office:value="NaN">
                <text:p>NaN</text:p>
              </table:table-cell>
              <table:table-cell office:value-type="float" office:value="0.2385">
                <text:p>0.23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">
                <text:p>1.72</text:p>
              </table:table-cell>
              <table:table-cell office:value-type="float" office:value="0.230823057112133">
                <text:p>0.230823057112133</text:p>
              </table:table-cell>
              <table:table-cell office:value-type="float" office:value="NaN">
                <text:p>NaN</text:p>
              </table:table-cell>
              <table:table-cell office:value-type="float" office:value="0.2231">
                <text:p>0.22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3">
                <text:p>1.73</text:p>
              </table:table-cell>
              <table:table-cell office:value-type="float" office:value="0.215615563201256">
                <text:p>0.215615563201256</text:p>
              </table:table-cell>
              <table:table-cell office:value-type="float" office:value="NaN">
                <text:p>NaN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">
                <text:p>1.74</text:p>
              </table:table-cell>
              <table:table-cell office:value-type="float" office:value="0.200823549616371">
                <text:p>0.200823549616371</text:p>
              </table:table-cell>
              <table:table-cell office:value-type="float" office:value="NaN">
                <text:p>NaN</text:p>
              </table:table-cell>
              <table:table-cell office:value-type="float" office:value="0.1935">
                <text:p>0.193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5">
                <text:p>1.75</text:p>
              </table:table-cell>
              <table:table-cell office:value-type="float" office:value="0.186461614289026">
                <text:p>0.186461614289026</text:p>
              </table:table-cell>
              <table:table-cell office:value-type="float" office:value="NaN">
                <text:p>NaN</text:p>
              </table:table-cell>
              <table:table-cell office:value-type="float" office:value="0.1794">
                <text:p>0.17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6">
                <text:p>1.76</text:p>
              </table:table-cell>
              <table:table-cell office:value-type="float" office:value="0.172543930715452">
                <text:p>0.172543930715452</text:p>
              </table:table-cell>
              <table:table-cell office:value-type="float" office:value="NaN">
                <text:p>NaN</text:p>
              </table:table-cell>
              <table:table-cell office:value-type="float" office:value="0.1657">
                <text:p>0.16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7">
                <text:p>1.77</text:p>
              </table:table-cell>
              <table:table-cell office:value-type="float" office:value="0.159084233969034">
                <text:p>0.159084233969034</text:p>
              </table:table-cell>
              <table:table-cell office:value-type="float" office:value="NaN">
                <text:p>NaN</text:p>
              </table:table-cell>
              <table:table-cell office:value-type="float" office:value="0.1525">
                <text:p>0.15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8">
                <text:p>1.78</text:p>
              </table:table-cell>
              <table:table-cell office:value-type="float" office:value="0.14609580714545">
                <text:p>0.14609580714545</text:p>
              </table:table-cell>
              <table:table-cell office:value-type="float" office:value="NaN">
                <text:p>NaN</text:p>
              </table:table-cell>
              <table:table-cell office:value-type="float" office:value="0.1397">
                <text:p>0.13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9">
                <text:p>1.79</text:p>
              </table:table-cell>
              <table:table-cell office:value-type="float" office:value="0.133591468253864">
                <text:p>0.133591468253864</text:p>
              </table:table-cell>
              <table:table-cell office:value-type="float" office:value="NaN">
                <text:p>NaN</text:p>
              </table:table-cell>
              <table:table-cell office:value-type="float" office:value="0.1275">
                <text:p>0.12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">
                <text:p>1.8</text:p>
              </table:table-cell>
              <table:table-cell office:value-type="float" office:value="0.121583557567096">
                <text:p>0.121583557567096</text:p>
              </table:table-cell>
              <table:table-cell office:value-type="float" office:value="NaN">
                <text:p>NaN</text:p>
              </table:table-cell>
              <table:table-cell office:value-type="float" office:value="0.1157">
                <text:p>0.11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1">
                <text:p>1.81</text:p>
              </table:table-cell>
              <table:table-cell office:value-type="float" office:value="0.11008392544326">
                <text:p>0.11008392544326</text:p>
              </table:table-cell>
              <table:table-cell office:value-type="float" office:value="NaN">
                <text:p>NaN</text:p>
              </table:table-cell>
              <table:table-cell office:value-type="float" office:value="0.1045">
                <text:p>0.10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2">
                <text:p>1.82</text:p>
              </table:table-cell>
              <table:table-cell office:value-type="float" office:value="0.099103920630895">
                <text:p>0.099103920630895</text:p>
              </table:table-cell>
              <table:table-cell office:value-type="float" office:value="NaN">
                <text:p>NaN</text:p>
              </table:table-cell>
              <table:table-cell office:value-type="float" office:value="0.09374">
                <text:p>0.093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3">
                <text:p>1.83</text:p>
              </table:table-cell>
              <table:table-cell office:value-type="float" office:value="0.0886543790691187">
                <text:p>0.0886543790691187</text:p>
              </table:table-cell>
              <table:table-cell office:value-type="float" office:value="NaN">
                <text:p>NaN</text:p>
              </table:table-cell>
              <table:table-cell office:value-type="float" office:value="0.08356">
                <text:p>0.083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4">
                <text:p>1.84</text:p>
              </table:table-cell>
              <table:table-cell office:value-type="float" office:value="0.0787456131938646">
                <text:p>0.0787456131938646</text:p>
              </table:table-cell>
              <table:table-cell office:value-type="float" office:value="NaN">
                <text:p>NaN</text:p>
              </table:table-cell>
              <table:table-cell office:value-type="float" office:value="0.07392">
                <text:p>0.073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5">
                <text:p>1.85</text:p>
              </table:table-cell>
              <table:table-cell office:value-type="float" office:value="0.0693874017607515">
                <text:p>0.0693874017607515</text:p>
              </table:table-cell>
              <table:table-cell office:value-type="float" office:value="NaN">
                <text:p>NaN</text:p>
              </table:table-cell>
              <table:table-cell office:value-type="float" office:value="0.06484">
                <text:p>0.064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6">
                <text:p>1.86</text:p>
              </table:table-cell>
              <table:table-cell office:value-type="float" office:value="0.0605889801946333">
                <text:p>0.0605889801946333</text:p>
              </table:table-cell>
              <table:table-cell office:value-type="float" office:value="NaN">
                <text:p>NaN</text:p>
              </table:table-cell>
              <table:table-cell office:value-type="float" office:value="0.05632">
                <text:p>0.056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7">
                <text:p>1.87</text:p>
              </table:table-cell>
              <table:table-cell office:value-type="float" office:value="0.0523590314753495">
                <text:p>0.0523590314753495</text:p>
              </table:table-cell>
              <table:table-cell office:value-type="float" office:value="NaN">
                <text:p>NaN</text:p>
              </table:table-cell>
              <table:table-cell office:value-type="float" office:value="0.04838">
                <text:p>0.048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8">
                <text:p>1.88</text:p>
              </table:table-cell>
              <table:table-cell office:value-type="float" office:value="0.0447056775686719">
                <text:p>0.0447056775686719</text:p>
              </table:table-cell>
              <table:table-cell office:value-type="float" office:value="NaN">
                <text:p>NaN</text:p>
              </table:table-cell>
              <table:table-cell office:value-type="float" office:value="0.04102">
                <text:p>0.041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9">
                <text:p>1.89</text:p>
              </table:table-cell>
              <table:table-cell office:value-type="float" office:value="0.0376364714109064">
                <text:p>0.0376364714109064</text:p>
              </table:table-cell>
              <table:table-cell office:value-type="float" office:value="NaN">
                <text:p>NaN</text:p>
              </table:table-cell>
              <table:table-cell office:value-type="float" office:value="0.03425">
                <text:p>0.034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">
                <text:p>1.9</text:p>
              </table:table-cell>
              <table:table-cell office:value-type="float" office:value="0.0311583894550549">
                <text:p>0.0311583894550549</text:p>
              </table:table-cell>
              <table:table-cell office:value-type="float" office:value="NaN">
                <text:p>NaN</text:p>
              </table:table-cell>
              <table:table-cell office:value-type="float" office:value="0.02807">
                <text:p>0.0280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1">
                <text:p>1.91</text:p>
              </table:table-cell>
              <table:table-cell office:value-type="float" office:value="0.0252778247858995">
                <text:p>0.0252778247858995</text:p>
              </table:table-cell>
              <table:table-cell office:value-type="float" office:value="NaN">
                <text:p>NaN</text:p>
              </table:table-cell>
              <table:table-cell office:value-type="float" office:value="0.02249">
                <text:p>0.0224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">
                <text:p>1.92</text:p>
              </table:table-cell>
              <table:table-cell office:value-type="float" office:value="0.0200005808107991">
                <text:p>0.0200005808107991</text:p>
              </table:table-cell>
              <table:table-cell office:value-type="float" office:value="NaN">
                <text:p>NaN</text:p>
              </table:table-cell>
              <table:table-cell office:value-type="float" office:value="0.01752">
                <text:p>0.017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3">
                <text:p>1.93</text:p>
              </table:table-cell>
              <table:table-cell office:value-type="float" office:value="0.0153318655324283">
                <text:p>0.0153318655324283</text:p>
              </table:table-cell>
              <table:table-cell office:value-type="float" office:value="NaN">
                <text:p>NaN</text:p>
              </table:table-cell>
              <table:table-cell office:value-type="float" office:value="0.01316">
                <text:p>0.013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4">
                <text:p>1.94</text:p>
              </table:table-cell>
              <table:table-cell office:value-type="float" office:value="0.0112762864091057">
                <text:p>0.0112762864091057</text:p>
              </table:table-cell>
              <table:table-cell office:value-type="float" office:value="NaN">
                <text:p>NaN</text:p>
              </table:table-cell>
              <table:table-cell office:value-type="float" office:value="0.00941">
                <text:p>0.009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5">
                <text:p>1.95</text:p>
              </table:table-cell>
              <table:table-cell office:value-type="float" office:value="0.00783784580779012">
                <text:p>0.00783784580779012</text:p>
              </table:table-cell>
              <table:table-cell office:value-type="float" office:value="NaN">
                <text:p>NaN</text:p>
              </table:table-cell>
              <table:table-cell office:value-type="float" office:value="0.00628">
                <text:p>0.006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6">
                <text:p>1.96</text:p>
              </table:table-cell>
              <table:table-cell office:value-type="float" office:value="0.0050199370542271">
                <text:p>0.0050199370542271</text:p>
              </table:table-cell>
              <table:table-cell office:value-type="float" office:value="NaN">
                <text:p>NaN</text:p>
              </table:table-cell>
              <table:table-cell office:value-type="float" office:value="0.00377">
                <text:p>0.0037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7">
                <text:p>1.97</text:p>
              </table:table-cell>
              <table:table-cell office:value-type="float" office:value="0.00282534108414623">
                <text:p>0.00282534108414623</text:p>
              </table:table-cell>
              <table:table-cell office:value-type="float" office:value="NaN">
                <text:p>NaN</text:p>
              </table:table-cell>
              <table:table-cell office:value-type="float" office:value="0.00189">
                <text:p>0.0018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8">
                <text:p>1.98</text:p>
              </table:table-cell>
              <table:table-cell office:value-type="float" office:value="0.00125622369881295">
                <text:p>0.00125622369881295</text:p>
              </table:table-cell>
              <table:table-cell office:value-type="float" office:value="NaN">
                <text:p>NaN</text:p>
              </table:table-cell>
              <table:table-cell office:value-type="float" office:value="0.00063">
                <text:p>0.000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9">
                <text:p>1.99</text:p>
              </table:table-cell>
              <table:table-cell office:value-type="float" office:value="0.000314133427644969">
                <text:p>0.000314133427644969</text:p>
              </table:table-cell>
              <table:table-cell office:value-type="float" office:value="NaN">
                <text:p>NaN</text:p>
              </table:table-cell>
              <table:table-cell office:value-type="float" office:value="4.802E-015">
                <text:p>4.802E-0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.802E-015">
                <text:p>4.802E-01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1">
                <text:p>2.01</text:p>
              </table:table-cell>
              <table:table-cell office:value-type="float" office:value="0.000314133427645191">
                <text:p>0.000314133427645191</text:p>
              </table:table-cell>
              <table:table-cell office:value-type="float" office:value="NaN">
                <text:p>NaN</text:p>
              </table:table-cell>
              <table:table-cell office:value-type="float" office:value="0.00063">
                <text:p>0.0006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2">
                <text:p>2.02</text:p>
              </table:table-cell>
              <table:table-cell office:value-type="float" office:value="0.00125622369881329">
                <text:p>0.00125622369881329</text:p>
              </table:table-cell>
              <table:table-cell office:value-type="float" office:value="NaN">
                <text:p>NaN</text:p>
              </table:table-cell>
              <table:table-cell office:value-type="float" office:value="0.00189">
                <text:p>0.001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3">
                <text:p>2.03</text:p>
              </table:table-cell>
              <table:table-cell office:value-type="float" office:value="0.00282534108414656">
                <text:p>0.00282534108414656</text:p>
              </table:table-cell>
              <table:table-cell office:value-type="float" office:value="NaN">
                <text:p>NaN</text:p>
              </table:table-cell>
              <table:table-cell office:value-type="float" office:value="0.00377">
                <text:p>0.0037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4">
                <text:p>2.04</text:p>
              </table:table-cell>
              <table:table-cell office:value-type="float" office:value="0.00501993705422754">
                <text:p>0.00501993705422754</text:p>
              </table:table-cell>
              <table:table-cell office:value-type="float" office:value="NaN">
                <text:p>NaN</text:p>
              </table:table-cell>
              <table:table-cell office:value-type="float" office:value="0.00628">
                <text:p>0.006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5">
                <text:p>2.05</text:p>
              </table:table-cell>
              <table:table-cell office:value-type="float" office:value="0.00783784580779068">
                <text:p>0.00783784580779068</text:p>
              </table:table-cell>
              <table:table-cell office:value-type="float" office:value="NaN">
                <text:p>NaN</text:p>
              </table:table-cell>
              <table:table-cell office:value-type="float" office:value="0.00941">
                <text:p>0.0094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6">
                <text:p>2.06</text:p>
              </table:table-cell>
              <table:table-cell office:value-type="float" office:value="0.0112762864091063">
                <text:p>0.0112762864091063</text:p>
              </table:table-cell>
              <table:table-cell office:value-type="float" office:value="NaN">
                <text:p>NaN</text:p>
              </table:table-cell>
              <table:table-cell office:value-type="float" office:value="0.01316">
                <text:p>0.0131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7">
                <text:p>2.07</text:p>
              </table:table-cell>
              <table:table-cell office:value-type="float" office:value="0.0153318655324288">
                <text:p>0.0153318655324288</text:p>
              </table:table-cell>
              <table:table-cell office:value-type="float" office:value="NaN">
                <text:p>NaN</text:p>
              </table:table-cell>
              <table:table-cell office:value-type="float" office:value="0.01752">
                <text:p>0.017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8">
                <text:p>2.08</text:p>
              </table:table-cell>
              <table:table-cell office:value-type="float" office:value="0.0200005808107996">
                <text:p>0.0200005808107996</text:p>
              </table:table-cell>
              <table:table-cell office:value-type="float" office:value="NaN">
                <text:p>NaN</text:p>
              </table:table-cell>
              <table:table-cell office:value-type="float" office:value="0.02249">
                <text:p>0.0224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09">
                <text:p>2.09</text:p>
              </table:table-cell>
              <table:table-cell office:value-type="float" office:value="0.0252778247858998">
                <text:p>0.0252778247858998</text:p>
              </table:table-cell>
              <table:table-cell office:value-type="float" office:value="NaN">
                <text:p>NaN</text:p>
              </table:table-cell>
              <table:table-cell office:value-type="float" office:value="0.02807">
                <text:p>0.0280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">
                <text:p>2.1</text:p>
              </table:table-cell>
              <table:table-cell office:value-type="float" office:value="0.0311583894550551">
                <text:p>0.0311583894550551</text:p>
              </table:table-cell>
              <table:table-cell office:value-type="float" office:value="NaN">
                <text:p>NaN</text:p>
              </table:table-cell>
              <table:table-cell office:value-type="float" office:value="0.03425">
                <text:p>0.034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1">
                <text:p>2.11</text:p>
              </table:table-cell>
              <table:table-cell office:value-type="float" office:value="0.0376364714109068">
                <text:p>0.0376364714109068</text:p>
              </table:table-cell>
              <table:table-cell office:value-type="float" office:value="NaN">
                <text:p>NaN</text:p>
              </table:table-cell>
              <table:table-cell office:value-type="float" office:value="0.04102">
                <text:p>0.041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2">
                <text:p>2.12</text:p>
              </table:table-cell>
              <table:table-cell office:value-type="float" office:value="0.0447056775686721">
                <text:p>0.0447056775686721</text:p>
              </table:table-cell>
              <table:table-cell office:value-type="float" office:value="NaN">
                <text:p>NaN</text:p>
              </table:table-cell>
              <table:table-cell office:value-type="float" office:value="0.04838">
                <text:p>0.0483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3">
                <text:p>2.13</text:p>
              </table:table-cell>
              <table:table-cell office:value-type="float" office:value="0.0523590314753494">
                <text:p>0.0523590314753494</text:p>
              </table:table-cell>
              <table:table-cell office:value-type="float" office:value="NaN">
                <text:p>NaN</text:p>
              </table:table-cell>
              <table:table-cell office:value-type="float" office:value="0.05632">
                <text:p>0.0563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4">
                <text:p>2.14</text:p>
              </table:table-cell>
              <table:table-cell office:value-type="float" office:value="0.060588980194633">
                <text:p>0.060588980194633</text:p>
              </table:table-cell>
              <table:table-cell office:value-type="float" office:value="NaN">
                <text:p>NaN</text:p>
              </table:table-cell>
              <table:table-cell office:value-type="float" office:value="0.06484">
                <text:p>0.0648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5">
                <text:p>2.15</text:p>
              </table:table-cell>
              <table:table-cell office:value-type="float" office:value="0.0693874017607509">
                <text:p>0.0693874017607509</text:p>
              </table:table-cell>
              <table:table-cell office:value-type="float" office:value="NaN">
                <text:p>NaN</text:p>
              </table:table-cell>
              <table:table-cell office:value-type="float" office:value="0.07392">
                <text:p>0.0739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6">
                <text:p>2.16</text:p>
              </table:table-cell>
              <table:table-cell office:value-type="float" office:value="0.078745613193864">
                <text:p>0.078745613193864</text:p>
              </table:table-cell>
              <table:table-cell office:value-type="float" office:value="NaN">
                <text:p>NaN</text:p>
              </table:table-cell>
              <table:table-cell office:value-type="float" office:value="0.08356">
                <text:p>0.083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7">
                <text:p>2.17</text:p>
              </table:table-cell>
              <table:table-cell office:value-type="float" office:value="0.0886543790691178">
                <text:p>0.0886543790691178</text:p>
              </table:table-cell>
              <table:table-cell office:value-type="float" office:value="NaN">
                <text:p>NaN</text:p>
              </table:table-cell>
              <table:table-cell office:value-type="float" office:value="0.09374">
                <text:p>0.0937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8">
                <text:p>2.18</text:p>
              </table:table-cell>
              <table:table-cell office:value-type="float" office:value="0.0991039206308937">
                <text:p>0.0991039206308937</text:p>
              </table:table-cell>
              <table:table-cell office:value-type="float" office:value="NaN">
                <text:p>NaN</text:p>
              </table:table-cell>
              <table:table-cell office:value-type="float" office:value="0.1045">
                <text:p>0.10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19">
                <text:p>2.19</text:p>
              </table:table-cell>
              <table:table-cell office:value-type="float" office:value="0.110083925443258">
                <text:p>0.110083925443258</text:p>
              </table:table-cell>
              <table:table-cell office:value-type="float" office:value="NaN">
                <text:p>NaN</text:p>
              </table:table-cell>
              <table:table-cell office:value-type="float" office:value="0.1157">
                <text:p>0.115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">
                <text:p>2.2</text:p>
              </table:table-cell>
              <table:table-cell office:value-type="float" office:value="0.121583557567094">
                <text:p>0.121583557567094</text:p>
              </table:table-cell>
              <table:table-cell office:value-type="float" office:value="NaN">
                <text:p>NaN</text:p>
              </table:table-cell>
              <table:table-cell office:value-type="float" office:value="0.1275">
                <text:p>0.12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1">
                <text:p>2.21</text:p>
              </table:table-cell>
              <table:table-cell office:value-type="float" office:value="0.133591468253862">
                <text:p>0.133591468253862</text:p>
              </table:table-cell>
              <table:table-cell office:value-type="float" office:value="NaN">
                <text:p>NaN</text:p>
              </table:table-cell>
              <table:table-cell office:value-type="float" office:value="0.1397">
                <text:p>0.139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2">
                <text:p>2.22</text:p>
              </table:table-cell>
              <table:table-cell office:value-type="float" office:value="0.146095807145447">
                <text:p>0.146095807145447</text:p>
              </table:table-cell>
              <table:table-cell office:value-type="float" office:value="NaN">
                <text:p>NaN</text:p>
              </table:table-cell>
              <table:table-cell office:value-type="float" office:value="0.1525">
                <text:p>0.15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3">
                <text:p>2.23</text:p>
              </table:table-cell>
              <table:table-cell office:value-type="float" office:value="0.15908423396903">
                <text:p>0.15908423396903</text:p>
              </table:table-cell>
              <table:table-cell office:value-type="float" office:value="NaN">
                <text:p>NaN</text:p>
              </table:table-cell>
              <table:table-cell office:value-type="float" office:value="0.1657">
                <text:p>0.165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4">
                <text:p>2.24</text:p>
              </table:table-cell>
              <table:table-cell office:value-type="float" office:value="0.172543930715449">
                <text:p>0.172543930715449</text:p>
              </table:table-cell>
              <table:table-cell office:value-type="float" office:value="NaN">
                <text:p>NaN</text:p>
              </table:table-cell>
              <table:table-cell office:value-type="float" office:value="0.1794">
                <text:p>0.179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5">
                <text:p>2.25</text:p>
              </table:table-cell>
              <table:table-cell office:value-type="float" office:value="0.186461614289023">
                <text:p>0.186461614289023</text:p>
              </table:table-cell>
              <table:table-cell office:value-type="float" office:value="NaN">
                <text:p>NaN</text:p>
              </table:table-cell>
              <table:table-cell office:value-type="float" office:value="0.1935">
                <text:p>0.193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6">
                <text:p>2.26</text:p>
              </table:table-cell>
              <table:table-cell office:value-type="float" office:value="0.200823549616367">
                <text:p>0.200823549616367</text:p>
              </table:table-cell>
              <table:table-cell office:value-type="float" office:value="NaN">
                <text:p>NaN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7">
                <text:p>2.27</text:p>
              </table:table-cell>
              <table:table-cell office:value-type="float" office:value="0.215615563201251">
                <text:p>0.215615563201251</text:p>
              </table:table-cell>
              <table:table-cell office:value-type="float" office:value="NaN">
                <text:p>NaN</text:p>
              </table:table-cell>
              <table:table-cell office:value-type="float" office:value="0.2231">
                <text:p>0.223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8">
                <text:p>2.28</text:p>
              </table:table-cell>
              <table:table-cell office:value-type="float" office:value="0.230823057112128">
                <text:p>0.230823057112128</text:p>
              </table:table-cell>
              <table:table-cell office:value-type="float" office:value="NaN">
                <text:p>NaN</text:p>
              </table:table-cell>
              <table:table-cell office:value-type="float" office:value="0.2385">
                <text:p>0.23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29">
                <text:p>2.29</text:p>
              </table:table-cell>
              <table:table-cell office:value-type="float" office:value="0.246431023388531">
                <text:p>0.246431023388531</text:p>
              </table:table-cell>
              <table:table-cell office:value-type="float" office:value="NaN">
                <text:p>NaN</text:p>
              </table:table-cell>
              <table:table-cell office:value-type="float" office:value="0.2543">
                <text:p>0.254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0.262424058852117">
                <text:p>0.262424058852117</text:p>
              </table:table-cell>
              <table:table-cell office:value-type="float" office:value="NaN">
                <text:p>NaN</text:p>
              </table:table-cell>
              <table:table-cell office:value-type="float" office:value="0.2705">
                <text:p>0.27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0999999999999">
                <text:p>2.30999999999999</text:p>
              </table:table-cell>
              <table:table-cell office:value-type="float" office:value="0.278786380307748">
                <text:p>0.278786380307748</text:p>
              </table:table-cell>
              <table:table-cell office:value-type="float" office:value="NaN">
                <text:p>NaN</text:p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1999999999999">
                <text:p>2.31999999999999</text:p>
              </table:table-cell>
              <table:table-cell office:value-type="float" office:value="0.295501840119592">
                <text:p>0.295501840119592</text:p>
              </table:table-cell>
              <table:table-cell office:value-type="float" office:value="NaN">
                <text:p>NaN</text:p>
              </table:table-cell>
              <table:table-cell office:value-type="float" office:value="0.3039">
                <text:p>0.30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2999999999999">
                <text:p>2.32999999999999</text:p>
              </table:table-cell>
              <table:table-cell office:value-type="float" office:value="0.312553942146898">
                <text:p>0.312553942146898</text:p>
              </table:table-cell>
              <table:table-cell office:value-type="float" office:value="NaN">
                <text:p>NaN</text:p>
              </table:table-cell>
              <table:table-cell office:value-type="float" office:value="0.3211">
                <text:p>0.321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3999999999999">
                <text:p>2.33999999999999</text:p>
              </table:table-cell>
              <table:table-cell office:value-type="float" office:value="0.329925858023691">
                <text:p>0.329925858023691</text:p>
              </table:table-cell>
              <table:table-cell office:value-type="float" office:value="NaN">
                <text:p>NaN</text:p>
              </table:table-cell>
              <table:table-cell office:value-type="float" office:value="0.3387">
                <text:p>0.338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4999999999999">
                <text:p>2.34999999999999</text:p>
              </table:table-cell>
              <table:table-cell office:value-type="float" office:value="0.347600443766335">
                <text:p>0.347600443766335</text:p>
              </table:table-cell>
              <table:table-cell office:value-type="float" office:value="NaN">
                <text:p>NaN</text:p>
              </table:table-cell>
              <table:table-cell office:value-type="float" office:value="0.3565">
                <text:p>0.356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5999999999999">
                <text:p>2.35999999999999</text:p>
              </table:table-cell>
              <table:table-cell office:value-type="float" office:value="0.365560256692583">
                <text:p>0.365560256692583</text:p>
              </table:table-cell>
              <table:table-cell office:value-type="float" office:value="NaN">
                <text:p>NaN</text:p>
              </table:table-cell>
              <table:table-cell office:value-type="float" office:value="0.3746">
                <text:p>0.374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6999999999999">
                <text:p>2.36999999999999</text:p>
              </table:table-cell>
              <table:table-cell office:value-type="float" office:value="0.38378757263539">
                <text:p>0.38378757263539</text:p>
              </table:table-cell>
              <table:table-cell office:value-type="float" office:value="NaN">
                <text:p>NaN</text:p>
              </table:table-cell>
              <table:table-cell office:value-type="float" office:value="0.393">
                <text:p>0.3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7999999999999">
                <text:p>2.37999999999999</text:p>
              </table:table-cell>
              <table:table-cell office:value-type="float" office:value="0.402264403434531">
                <text:p>0.402264403434531</text:p>
              </table:table-cell>
              <table:table-cell office:value-type="float" office:value="NaN">
                <text:p>NaN</text:p>
              </table:table-cell>
              <table:table-cell office:value-type="float" office:value="0.4116">
                <text:p>0.41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38999999999999">
                <text:p>2.38999999999999</text:p>
              </table:table-cell>
              <table:table-cell office:value-type="float" office:value="0.420972514688743">
                <text:p>0.420972514688743</text:p>
              </table:table-cell>
              <table:table-cell office:value-type="float" office:value="NaN">
                <text:p>NaN</text:p>
              </table:table-cell>
              <table:table-cell office:value-type="float" office:value="0.4304">
                <text:p>0.43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0.439893443750875">
                <text:p>0.439893443750875</text:p>
              </table:table-cell>
              <table:table-cell office:value-type="float" office:value="NaN">
                <text:p>NaN</text:p>
              </table:table-cell>
              <table:table-cell office:value-type="float" office:value="0.4494">
                <text:p>0.449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0999999999999">
                <text:p>2.40999999999999</text:p>
              </table:table-cell>
              <table:table-cell office:value-type="float" office:value="0.459008517948293">
                <text:p>0.459008517948293</text:p>
              </table:table-cell>
              <table:table-cell office:value-type="float" office:value="NaN">
                <text:p>NaN</text:p>
              </table:table-cell>
              <table:table-cell office:value-type="float" office:value="0.4686">
                <text:p>0.468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1999999999999">
                <text:p>2.41999999999999</text:p>
              </table:table-cell>
              <table:table-cell office:value-type="float" office:value="0.478298873010557">
                <text:p>0.478298873010557</text:p>
              </table:table-cell>
              <table:table-cell office:value-type="float" office:value="NaN">
                <text:p>NaN</text:p>
              </table:table-cell>
              <table:table-cell office:value-type="float" office:value="0.488">
                <text:p>0.48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2999999999999">
                <text:p>2.42999999999999</text:p>
              </table:table-cell>
              <table:table-cell office:value-type="float" office:value="0.497745471686173">
                <text:p>0.497745471686173</text:p>
              </table:table-cell>
              <table:table-cell office:value-type="float" office:value="NaN">
                <text:p>NaN</text:p>
              </table:table-cell>
              <table:table-cell office:value-type="float" office:value="0.5075">
                <text:p>0.50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3999999999999">
                <text:p>2.43999999999999</text:p>
              </table:table-cell>
              <table:table-cell office:value-type="float" office:value="0.517329122530063">
                <text:p>0.517329122530063</text:p>
              </table:table-cell>
              <table:table-cell office:value-type="float" office:value="NaN">
                <text:p>NaN</text:p>
              </table:table-cell>
              <table:table-cell office:value-type="float" office:value="0.5271">
                <text:p>0.527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4999999999999">
                <text:p>2.44999999999999</text:p>
              </table:table-cell>
              <table:table-cell office:value-type="float" office:value="0.537030498843209">
                <text:p>0.537030498843209</text:p>
              </table:table-cell>
              <table:table-cell office:value-type="float" office:value="NaN">
                <text:p>NaN</text:p>
              </table:table-cell>
              <table:table-cell office:value-type="float" office:value="0.5469">
                <text:p>0.546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5999999999999">
                <text:p>2.45999999999999</text:p>
              </table:table-cell>
              <table:table-cell office:value-type="float" office:value="0.556830157745764">
                <text:p>0.556830157745764</text:p>
              </table:table-cell>
              <table:table-cell office:value-type="float" office:value="NaN">
                <text:p>NaN</text:p>
              </table:table-cell>
              <table:table-cell office:value-type="float" office:value="0.5667">
                <text:p>0.56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6999999999999">
                <text:p>2.46999999999999</text:p>
              </table:table-cell>
              <table:table-cell office:value-type="float" office:value="0.576708559364834">
                <text:p>0.576708559364834</text:p>
              </table:table-cell>
              <table:table-cell office:value-type="float" office:value="NaN">
                <text:p>NaN</text:p>
              </table:table-cell>
              <table:table-cell office:value-type="float" office:value="0.5866">
                <text:p>0.586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7999999999999">
                <text:p>2.47999999999999</text:p>
              </table:table-cell>
              <table:table-cell office:value-type="float" office:value="0.59664608611797">
                <text:p>0.59664608611797</text:p>
              </table:table-cell>
              <table:table-cell office:value-type="float" office:value="NaN">
                <text:p>NaN</text:p>
              </table:table-cell>
              <table:table-cell office:value-type="float" office:value="0.6066">
                <text:p>0.606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48999999999999">
                <text:p>2.48999999999999</text:p>
              </table:table-cell>
              <table:table-cell office:value-type="float" office:value="0.616623062073352">
                <text:p>0.616623062073352</text:p>
              </table:table-cell>
              <table:table-cell office:value-type="float" office:value="NaN">
                <text:p>NaN</text:p>
              </table:table-cell>
              <table:table-cell office:value-type="float" office:value="0.6266">
                <text:p>0.626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0.636619772367563">
                <text:p>0.636619772367563</text:p>
              </table:table-cell>
              <table:table-cell office:value-type="float" office:value="NaN">
                <text:p>NaN</text:p>
              </table:table-cell>
              <table:table-cell office:value-type="float" office:value="0.6466">
                <text:p>0.646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0999999999999">
                <text:p>2.50999999999999</text:p>
              </table:table-cell>
              <table:table-cell office:value-type="float" office:value="0.656616482661773">
                <text:p>0.656616482661773</text:p>
              </table:table-cell>
              <table:table-cell office:value-type="float" office:value="NaN">
                <text:p>NaN</text:p>
              </table:table-cell>
              <table:table-cell office:value-type="float" office:value="0.6666">
                <text:p>0.666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1999999999999">
                <text:p>2.51999999999999</text:p>
              </table:table-cell>
              <table:table-cell office:value-type="float" office:value="0.676593458617155">
                <text:p>0.676593458617155</text:p>
              </table:table-cell>
              <table:table-cell office:value-type="float" office:value="NaN">
                <text:p>NaN</text:p>
              </table:table-cell>
              <table:table-cell office:value-type="float" office:value="0.6865">
                <text:p>0.686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2999999999999">
                <text:p>2.52999999999999</text:p>
              </table:table-cell>
              <table:table-cell office:value-type="float" office:value="0.696530985370291">
                <text:p>0.696530985370291</text:p>
              </table:table-cell>
              <table:table-cell office:value-type="float" office:value="NaN">
                <text:p>NaN</text:p>
              </table:table-cell>
              <table:table-cell office:value-type="float" office:value="0.7065">
                <text:p>0.70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3999999999999">
                <text:p>2.53999999999999</text:p>
              </table:table-cell>
              <table:table-cell office:value-type="float" office:value="0.716409386989361">
                <text:p>0.716409386989361</text:p>
              </table:table-cell>
              <table:table-cell office:value-type="float" office:value="NaN">
                <text:p>NaN</text:p>
              </table:table-cell>
              <table:table-cell office:value-type="float" office:value="0.7263">
                <text:p>0.72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4999999999999">
                <text:p>2.54999999999999</text:p>
              </table:table-cell>
              <table:table-cell office:value-type="float" office:value="0.736209045891917">
                <text:p>0.736209045891917</text:p>
              </table:table-cell>
              <table:table-cell office:value-type="float" office:value="NaN">
                <text:p>NaN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5999999999999">
                <text:p>2.55999999999999</text:p>
              </table:table-cell>
              <table:table-cell office:value-type="float" office:value="0.755910422205063">
                <text:p>0.755910422205063</text:p>
              </table:table-cell>
              <table:table-cell office:value-type="float" office:value="NaN">
                <text:p>NaN</text:p>
              </table:table-cell>
              <table:table-cell office:value-type="float" office:value="0.7657">
                <text:p>0.765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6999999999999">
                <text:p>2.56999999999999</text:p>
              </table:table-cell>
              <table:table-cell office:value-type="float" office:value="0.775494073048954">
                <text:p>0.775494073048954</text:p>
              </table:table-cell>
              <table:table-cell office:value-type="float" office:value="NaN">
                <text:p>NaN</text:p>
              </table:table-cell>
              <table:table-cell office:value-type="float" office:value="0.7852">
                <text:p>0.785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7999999999999">
                <text:p>2.57999999999999</text:p>
              </table:table-cell>
              <table:table-cell office:value-type="float" office:value="0.794940671724569">
                <text:p>0.794940671724569</text:p>
              </table:table-cell>
              <table:table-cell office:value-type="float" office:value="NaN">
                <text:p>NaN</text:p>
              </table:table-cell>
              <table:table-cell office:value-type="float" office:value="0.8046">
                <text:p>0.804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58999999999999">
                <text:p>2.58999999999999</text:p>
              </table:table-cell>
              <table:table-cell office:value-type="float" office:value="0.814231026786833">
                <text:p>0.814231026786833</text:p>
              </table:table-cell>
              <table:table-cell office:value-type="float" office:value="NaN">
                <text:p>NaN</text:p>
              </table:table-cell>
              <table:table-cell office:value-type="float" office:value="0.8238">
                <text:p>0.823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0.833346100984253">
                <text:p>0.833346100984253</text:p>
              </table:table-cell>
              <table:table-cell office:value-type="float" office:value="NaN">
                <text:p>NaN</text:p>
              </table:table-cell>
              <table:table-cell office:value-type="float" office:value="0.8428">
                <text:p>0.842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0999999999999">
                <text:p>2.60999999999999</text:p>
              </table:table-cell>
              <table:table-cell office:value-type="float" office:value="0.852267030046384">
                <text:p>0.852267030046384</text:p>
              </table:table-cell>
              <table:table-cell office:value-type="float" office:value="NaN">
                <text:p>NaN</text:p>
              </table:table-cell>
              <table:table-cell office:value-type="float" office:value="0.8616">
                <text:p>0.861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1999999999999">
                <text:p>2.61999999999999</text:p>
              </table:table-cell>
              <table:table-cell office:value-type="float" office:value="0.870975141300596">
                <text:p>0.870975141300596</text:p>
              </table:table-cell>
              <table:table-cell office:value-type="float" office:value="NaN">
                <text:p>NaN</text:p>
              </table:table-cell>
              <table:table-cell office:value-type="float" office:value="0.8802">
                <text:p>0.880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2999999999999">
                <text:p>2.62999999999999</text:p>
              </table:table-cell>
              <table:table-cell office:value-type="float" office:value="0.889451972099738">
                <text:p>0.889451972099738</text:p>
              </table:table-cell>
              <table:table-cell office:value-type="float" office:value="NaN">
                <text:p>NaN</text:p>
              </table:table-cell>
              <table:table-cell office:value-type="float" office:value="0.8986">
                <text:p>0.898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3999999999999">
                <text:p>2.63999999999999</text:p>
              </table:table-cell>
              <table:table-cell office:value-type="float" office:value="0.907679288042546">
                <text:p>0.907679288042546</text:p>
              </table:table-cell>
              <table:table-cell office:value-type="float" office:value="NaN">
                <text:p>NaN</text:p>
              </table:table-cell>
              <table:table-cell office:value-type="float" office:value="0.9167">
                <text:p>0.916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4999999999999">
                <text:p>2.64999999999999</text:p>
              </table:table-cell>
              <table:table-cell office:value-type="float" office:value="0.925639100968793">
                <text:p>0.925639100968793</text:p>
              </table:table-cell>
              <table:table-cell office:value-type="float" office:value="NaN">
                <text:p>NaN</text:p>
              </table:table-cell>
              <table:table-cell office:value-type="float" office:value="0.9345">
                <text:p>0.934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5999999999999">
                <text:p>2.65999999999999</text:p>
              </table:table-cell>
              <table:table-cell office:value-type="float" office:value="0.943313686711439">
                <text:p>0.943313686711439</text:p>
              </table:table-cell>
              <table:table-cell office:value-type="float" office:value="NaN">
                <text:p>NaN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66999999999999">
                <text:p>2.66999999999999</text:p>
              </table:table-cell>
              <table:table-cell office:value-type="float" office:value="0.960685602588232">
                <text:p>0.960685602588232</text:p>
              </table:table-cell>
              <table:table-cell office:value-type="float" office:value="NaN">
                <text:p>NaN</text:p>
              </table:table-cell>
              <table:table-cell office:value-type="float" office:value="0.9693">
                <text:p>0.969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67999999999999">
                <text:p>2.67999999999999</text:p>
              </table:table-cell>
              <table:table-cell office:value-type="float" office:value="0.977737704615539">
                <text:p>0.977737704615539</text:p>
              </table:table-cell>
              <table:table-cell office:value-type="float" office:value="NaN">
                <text:p>NaN</text:p>
              </table:table-cell>
              <table:table-cell office:value-type="float" office:value="0.9861">
                <text:p>0.986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68999999999999">
                <text:p>2.68999999999999</text:p>
              </table:table-cell>
              <table:table-cell office:value-type="float" office:value="0.994453164427383">
                <text:p>0.994453164427383</text:p>
              </table:table-cell>
              <table:table-cell office:value-type="float" office:value="NaN">
                <text:p>NaN</text:p>
              </table:table-cell>
              <table:table-cell office:value-type="float" office:value="1.003">
                <text:p>1.00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1.01081548588302">
                <text:p>1.01081548588302</text:p>
              </table:table-cell>
              <table:table-cell office:value-type="float" office:value="NaN">
                <text:p>NaN</text:p>
              </table:table-cell>
              <table:table-cell office:value-type="float" office:value="1.019">
                <text:p>1.0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0999999999999">
                <text:p>2.70999999999999</text:p>
              </table:table-cell>
              <table:table-cell office:value-type="float" office:value="1.0268085213466">
                <text:p>1.0268085213466</text:p>
              </table:table-cell>
              <table:table-cell office:value-type="float" office:value="NaN">
                <text:p>NaN</text:p>
              </table:table-cell>
              <table:table-cell office:value-type="float" office:value="1.035">
                <text:p>1.03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1999999999999">
                <text:p>2.71999999999999</text:p>
              </table:table-cell>
              <table:table-cell office:value-type="float" office:value="1.04241648762301">
                <text:p>1.04241648762301</text:p>
              </table:table-cell>
              <table:table-cell office:value-type="float" office:value="NaN">
                <text:p>NaN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2999999999999">
                <text:p>2.72999999999999</text:p>
              </table:table-cell>
              <table:table-cell office:value-type="float" office:value="1.05762398153388">
                <text:p>1.05762398153388</text:p>
              </table:table-cell>
              <table:table-cell office:value-type="float" office:value="NaN">
                <text:p>NaN</text:p>
              </table:table-cell>
              <table:table-cell office:value-type="float" office:value="1.065">
                <text:p>1.06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3999999999999">
                <text:p>2.73999999999999</text:p>
              </table:table-cell>
              <table:table-cell office:value-type="float" office:value="1.07241599511877">
                <text:p>1.07241599511877</text:p>
              </table:table-cell>
              <table:table-cell office:value-type="float" office:value="NaN">
                <text:p>NaN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74999999999999">
                <text:p>2.74999999999999</text:p>
              </table:table-cell>
              <table:table-cell office:value-type="float" office:value="1.08677793044611">
                <text:p>1.08677793044611</text:p>
              </table:table-cell>
              <table:table-cell office:value-type="float" office:value="NaN">
                <text:p>NaN</text:p>
              </table:table-cell>
              <table:table-cell office:value-type="float" office:value="1.094">
                <text:p>1.09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75999999999999">
                <text:p>2.75999999999999</text:p>
              </table:table-cell>
              <table:table-cell office:value-type="float" office:value="1.10069561401969">
                <text:p>1.10069561401969</text:p>
              </table:table-cell>
              <table:table-cell office:value-type="float" office:value="NaN">
                <text:p>NaN</text:p>
              </table:table-cell>
              <table:table-cell office:value-type="float" office:value="1.107">
                <text:p>1.10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6999999999998">
                <text:p>2.76999999999998</text:p>
              </table:table-cell>
              <table:table-cell office:value-type="float" office:value="1.11415531076611">
                <text:p>1.11415531076611</text:p>
              </table:table-cell>
              <table:table-cell office:value-type="float" office:value="NaN">
                <text:p>NaN</text:p>
              </table:table-cell>
              <table:table-cell office:value-type="float" office:value="1.121">
                <text:p>1.12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77999999999998">
                <text:p>2.77999999999998</text:p>
              </table:table-cell>
              <table:table-cell office:value-type="float" office:value="1.12714373758969">
                <text:p>1.12714373758969</text:p>
              </table:table-cell>
              <table:table-cell office:value-type="float" office:value="NaN">
                <text:p>NaN</text:p>
              </table:table-cell>
              <table:table-cell office:value-type="float" office:value="1.133">
                <text:p>1.13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78999999999998">
                <text:p>2.78999999999998</text:p>
              </table:table-cell>
              <table:table-cell office:value-type="float" office:value="1.13964807648128">
                <text:p>1.13964807648128</text:p>
              </table:table-cell>
              <table:table-cell office:value-type="float" office:value="NaN">
                <text:p>NaN</text:p>
              </table:table-cell>
              <table:table-cell office:value-type="float" office:value="1.146">
                <text:p>1.14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79999999999998">
                <text:p>2.79999999999998</text:p>
              </table:table-cell>
              <table:table-cell office:value-type="float" office:value="1.15165598716805">
                <text:p>1.15165598716805</text:p>
              </table:table-cell>
              <table:table-cell office:value-type="float" office:value="NaN">
                <text:p>NaN</text:p>
              </table:table-cell>
              <table:table-cell office:value-type="float" office:value="1.157">
                <text:p>1.15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0999999999998">
                <text:p>2.80999999999998</text:p>
              </table:table-cell>
              <table:table-cell office:value-type="float" office:value="1.16315561929188">
                <text:p>1.16315561929188</text:p>
              </table:table-cell>
              <table:table-cell office:value-type="float" office:value="NaN">
                <text:p>NaN</text:p>
              </table:table-cell>
              <table:table-cell office:value-type="float" office:value="1.169">
                <text:p>1.16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1999999999998">
                <text:p>2.81999999999998</text:p>
              </table:table-cell>
              <table:table-cell office:value-type="float" office:value="1.17413562410425">
                <text:p>1.17413562410425</text:p>
              </table:table-cell>
              <table:table-cell office:value-type="float" office:value="NaN">
                <text:p>NaN</text:p>
              </table:table-cell>
              <table:table-cell office:value-type="float" office:value="1.179">
                <text:p>1.17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2999999999998">
                <text:p>2.82999999999998</text:p>
              </table:table-cell>
              <table:table-cell office:value-type="float" office:value="1.18458516566603">
                <text:p>1.18458516566603</text:p>
              </table:table-cell>
              <table:table-cell office:value-type="float" office:value="NaN">
                <text:p>NaN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3999999999998">
                <text:p>2.83999999999998</text:p>
              </table:table-cell>
              <table:table-cell office:value-type="float" office:value="1.19449393154128">
                <text:p>1.19449393154128</text:p>
              </table:table-cell>
              <table:table-cell office:value-type="float" office:value="NaN">
                <text:p>NaN</text:p>
              </table:table-cell>
              <table:table-cell office:value-type="float" office:value="1.199">
                <text:p>1.19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4999999999998">
                <text:p>2.84999999999998</text:p>
              </table:table-cell>
              <table:table-cell office:value-type="float" office:value="1.2038521429744">
                <text:p>1.2038521429744</text:p>
              </table:table-cell>
              <table:table-cell office:value-type="float" office:value="NaN">
                <text:p>NaN</text:p>
              </table:table-cell>
              <table:table-cell office:value-type="float" office:value="1.208">
                <text:p>1.20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85999999999998">
                <text:p>2.85999999999998</text:p>
              </table:table-cell>
              <table:table-cell office:value-type="float" office:value="1.21265056454051">
                <text:p>1.21265056454051</text:p>
              </table:table-cell>
              <table:table-cell office:value-type="float" office:value="NaN">
                <text:p>NaN</text:p>
              </table:table-cell>
              <table:table-cell office:value-type="float" office:value="1.217">
                <text:p>1.21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6999999999998">
                <text:p>2.86999999999998</text:p>
              </table:table-cell>
              <table:table-cell office:value-type="float" office:value="1.2208805132598">
                <text:p>1.2208805132598</text:p>
              </table:table-cell>
              <table:table-cell office:value-type="float" office:value="NaN">
                <text:p>NaN</text:p>
              </table:table-cell>
              <table:table-cell office:value-type="float" office:value="1.225">
                <text:p>1.2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87999999999998">
                <text:p>2.87999999999998</text:p>
              </table:table-cell>
              <table:table-cell office:value-type="float" office:value="1.22853386716648">
                <text:p>1.22853386716648</text:p>
              </table:table-cell>
              <table:table-cell office:value-type="float" office:value="NaN">
                <text:p>NaN</text:p>
              </table:table-cell>
              <table:table-cell office:value-type="float" office:value="1.232">
                <text:p>1.2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88999999999998">
                <text:p>2.88999999999998</text:p>
              </table:table-cell>
              <table:table-cell office:value-type="float" office:value="1.23560307332424">
                <text:p>1.23560307332424</text:p>
              </table:table-cell>
              <table:table-cell office:value-type="float" office:value="NaN">
                <text:p>NaN</text:p>
              </table:table-cell>
              <table:table-cell office:value-type="float" office:value="1.239">
                <text:p>1.23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89999999999998">
                <text:p>2.89999999999998</text:p>
              </table:table-cell>
              <table:table-cell office:value-type="float" office:value="1.2420811552801">
                <text:p>1.2420811552801</text:p>
              </table:table-cell>
              <table:table-cell office:value-type="float" office:value="NaN">
                <text:p>NaN</text:p>
              </table:table-cell>
              <table:table-cell office:value-type="float" office:value="1.245">
                <text:p>1.24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0999999999998">
                <text:p>2.90999999999998</text:p>
              </table:table-cell>
              <table:table-cell office:value-type="float" office:value="1.24796171994925">
                <text:p>1.24796171994925</text:p>
              </table:table-cell>
              <table:table-cell office:value-type="float" office:value="NaN">
                <text:p>NaN</text:p>
              </table:table-cell>
              <table:table-cell office:value-type="float" office:value="1.251">
                <text:p>1.25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1999999999998">
                <text:p>2.91999999999998</text:p>
              </table:table-cell>
              <table:table-cell office:value-type="float" office:value="1.25323896392435">
                <text:p>1.25323896392435</text:p>
              </table:table-cell>
              <table:table-cell office:value-type="float" office:value="NaN">
                <text:p>NaN</text:p>
              </table:table-cell>
              <table:table-cell office:value-type="float" office:value="1.256">
                <text:p>1.2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2999999999998">
                <text:p>2.92999999999998</text:p>
              </table:table-cell>
              <table:table-cell office:value-type="float" office:value="1.25790767920273">
                <text:p>1.25790767920273</text:p>
              </table:table-cell>
              <table:table-cell office:value-type="float" office:value="NaN">
                <text:p>NaN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3999999999998">
                <text:p>2.93999999999998</text:p>
              </table:table-cell>
              <table:table-cell office:value-type="float" office:value="1.26196325832605">
                <text:p>1.26196325832605</text:p>
              </table:table-cell>
              <table:table-cell office:value-type="float" office:value="NaN">
                <text:p>NaN</text:p>
              </table:table-cell>
              <table:table-cell office:value-type="float" office:value="1.264">
                <text:p>1.2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4999999999998">
                <text:p>2.94999999999998</text:p>
              </table:table-cell>
              <table:table-cell office:value-type="float" office:value="1.26540169892737">
                <text:p>1.26540169892737</text:p>
              </table:table-cell>
              <table:table-cell office:value-type="float" office:value="NaN">
                <text:p>NaN</text:p>
              </table:table-cell>
              <table:table-cell office:value-type="float" office:value="1.267">
                <text:p>1.2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5999999999998">
                <text:p>2.95999999999998</text:p>
              </table:table-cell>
              <table:table-cell office:value-type="float" office:value="1.26821960768093">
                <text:p>1.26821960768093</text:p>
              </table:table-cell>
              <table:table-cell office:value-type="float" office:value="NaN">
                <text:p>NaN</text:p>
              </table:table-cell>
              <table:table-cell office:value-type="float" office:value="1.269">
                <text:p>1.26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6999999999998">
                <text:p>2.96999999999998</text:p>
              </table:table-cell>
              <table:table-cell office:value-type="float" office:value="1.27041420365101">
                <text:p>1.27041420365101</text:p>
              </table:table-cell>
              <table:table-cell office:value-type="float" office:value="NaN">
                <text:p>NaN</text:p>
              </table:table-cell>
              <table:table-cell office:value-type="float" office:value="1.271">
                <text:p>1.27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7999999999998">
                <text:p>2.97999999999998</text:p>
              </table:table-cell>
              <table:table-cell office:value-type="float" office:value="1.27198332103635">
                <text:p>1.27198332103635</text:p>
              </table:table-cell>
              <table:table-cell office:value-type="float" office:value="NaN">
                <text:p>NaN</text:p>
              </table:table-cell>
              <table:table-cell office:value-type="float" office:value="1.273">
                <text:p>1.27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98999999999998">
                <text:p>2.98999999999998</text:p>
              </table:table-cell>
              <table:table-cell office:value-type="float" office:value="1.27292541130752">
                <text:p>1.27292541130752</text:p>
              </table:table-cell>
              <table:table-cell office:value-type="float" office:value="NaN">
                <text:p>NaN</text:p>
              </table:table-cell>
              <table:table-cell office:value-type="float" office:value="1.273">
                <text:p>1.27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.99999999999998">
                <text:p>2.99999999999998</text:p>
              </table:table-cell>
              <table:table-cell office:value-type="float" office:value="1.27323954473516">
                <text:p>1.27323954473516</text:p>
              </table:table-cell>
              <table:table-cell office:value-type="float" office:value="NaN">
                <text:p>NaN</text:p>
              </table:table-cell>
              <table:table-cell office:value-type="float" office:value="1.273">
                <text:p>1.27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0999999999998">
                <text:p>3.00999999999998</text:p>
              </table:table-cell>
              <table:table-cell office:value-type="float" office:value="1.27292541130752">
                <text:p>1.27292541130752</text:p>
              </table:table-cell>
              <table:table-cell office:value-type="float" office:value="NaN">
                <text:p>NaN</text:p>
              </table:table-cell>
              <table:table-cell office:value-type="float" office:value="1.273">
                <text:p>1.27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1999999999998">
                <text:p>3.01999999999998</text:p>
              </table:table-cell>
              <table:table-cell office:value-type="float" office:value="1.27198332103635">
                <text:p>1.27198332103635</text:p>
              </table:table-cell>
              <table:table-cell office:value-type="float" office:value="NaN">
                <text:p>NaN</text:p>
              </table:table-cell>
              <table:table-cell office:value-type="float" office:value="1.271">
                <text:p>1.27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2999999999998">
                <text:p>3.02999999999998</text:p>
              </table:table-cell>
              <table:table-cell office:value-type="float" office:value="1.27041420365102">
                <text:p>1.27041420365102</text:p>
              </table:table-cell>
              <table:table-cell office:value-type="float" office:value="NaN">
                <text:p>NaN</text:p>
              </table:table-cell>
              <table:table-cell office:value-type="float" office:value="1.269">
                <text:p>1.26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3999999999998">
                <text:p>3.03999999999998</text:p>
              </table:table-cell>
              <table:table-cell office:value-type="float" office:value="1.26821960768094">
                <text:p>1.26821960768094</text:p>
              </table:table-cell>
              <table:table-cell office:value-type="float" office:value="NaN">
                <text:p>NaN</text:p>
              </table:table-cell>
              <table:table-cell office:value-type="float" office:value="1.267">
                <text:p>1.26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4999999999998">
                <text:p>3.04999999999998</text:p>
              </table:table-cell>
              <table:table-cell office:value-type="float" office:value="1.26540169892738">
                <text:p>1.26540169892738</text:p>
              </table:table-cell>
              <table:table-cell office:value-type="float" office:value="NaN">
                <text:p>NaN</text:p>
              </table:table-cell>
              <table:table-cell office:value-type="float" office:value="1.264">
                <text:p>1.26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5999999999998">
                <text:p>3.05999999999998</text:p>
              </table:table-cell>
              <table:table-cell office:value-type="float" office:value="1.26196325832606">
                <text:p>1.26196325832606</text:p>
              </table:table-cell>
              <table:table-cell office:value-type="float" office:value="NaN">
                <text:p>NaN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6999999999998">
                <text:p>3.06999999999998</text:p>
              </table:table-cell>
              <table:table-cell office:value-type="float" office:value="1.25790767920274">
                <text:p>1.25790767920274</text:p>
              </table:table-cell>
              <table:table-cell office:value-type="float" office:value="NaN">
                <text:p>NaN</text:p>
              </table:table-cell>
              <table:table-cell office:value-type="float" office:value="1.256">
                <text:p>1.25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7999999999998">
                <text:p>3.07999999999998</text:p>
              </table:table-cell>
              <table:table-cell office:value-type="float" office:value="1.25323896392437">
                <text:p>1.25323896392437</text:p>
              </table:table-cell>
              <table:table-cell office:value-type="float" office:value="NaN">
                <text:p>NaN</text:p>
              </table:table-cell>
              <table:table-cell office:value-type="float" office:value="1.251">
                <text:p>1.25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08999999999998">
                <text:p>3.08999999999998</text:p>
              </table:table-cell>
              <table:table-cell office:value-type="float" office:value="1.24796171994928">
                <text:p>1.24796171994928</text:p>
              </table:table-cell>
              <table:table-cell office:value-type="float" office:value="NaN">
                <text:p>NaN</text:p>
              </table:table-cell>
              <table:table-cell office:value-type="float" office:value="1.245">
                <text:p>1.24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09999999999998">
                <text:p>3.09999999999998</text:p>
              </table:table-cell>
              <table:table-cell office:value-type="float" office:value="1.24208115528012">
                <text:p>1.24208115528012</text:p>
              </table:table-cell>
              <table:table-cell office:value-type="float" office:value="NaN">
                <text:p>NaN</text:p>
              </table:table-cell>
              <table:table-cell office:value-type="float" office:value="1.239">
                <text:p>1.23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0999999999998">
                <text:p>3.10999999999998</text:p>
              </table:table-cell>
              <table:table-cell office:value-type="float" office:value="1.23560307332427">
                <text:p>1.23560307332427</text:p>
              </table:table-cell>
              <table:table-cell office:value-type="float" office:value="NaN">
                <text:p>NaN</text:p>
              </table:table-cell>
              <table:table-cell office:value-type="float" office:value="1.232">
                <text:p>1.23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1999999999998">
                <text:p>3.11999999999998</text:p>
              </table:table-cell>
              <table:table-cell office:value-type="float" office:value="1.22853386716651">
                <text:p>1.22853386716651</text:p>
              </table:table-cell>
              <table:table-cell office:value-type="float" office:value="NaN">
                <text:p>NaN</text:p>
              </table:table-cell>
              <table:table-cell office:value-type="float" office:value="1.225">
                <text:p>1.2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2999999999998">
                <text:p>3.12999999999998</text:p>
              </table:table-cell>
              <table:table-cell office:value-type="float" office:value="1.22088051325983">
                <text:p>1.22088051325983</text:p>
              </table:table-cell>
              <table:table-cell office:value-type="float" office:value="NaN">
                <text:p>NaN</text:p>
              </table:table-cell>
              <table:table-cell office:value-type="float" office:value="1.217">
                <text:p>1.21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3999999999998">
                <text:p>3.13999999999998</text:p>
              </table:table-cell>
              <table:table-cell office:value-type="float" office:value="1.21265056454055">
                <text:p>1.21265056454055</text:p>
              </table:table-cell>
              <table:table-cell office:value-type="float" office:value="NaN">
                <text:p>NaN</text:p>
              </table:table-cell>
              <table:table-cell office:value-type="float" office:value="1.208">
                <text:p>1.20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4999999999998">
                <text:p>3.14999999999998</text:p>
              </table:table-cell>
              <table:table-cell office:value-type="float" office:value="1.20385214297443">
                <text:p>1.20385214297443</text:p>
              </table:table-cell>
              <table:table-cell office:value-type="float" office:value="NaN">
                <text:p>NaN</text:p>
              </table:table-cell>
              <table:table-cell office:value-type="float" office:value="1.199">
                <text:p>1.19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5999999999998">
                <text:p>3.15999999999998</text:p>
              </table:table-cell>
              <table:table-cell office:value-type="float" office:value="1.19449393154132">
                <text:p>1.19449393154132</text:p>
              </table:table-cell>
              <table:table-cell office:value-type="float" office:value="NaN">
                <text:p>NaN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6999999999998">
                <text:p>3.16999999999998</text:p>
              </table:table-cell>
              <table:table-cell office:value-type="float" office:value="1.18458516566607">
                <text:p>1.18458516566607</text:p>
              </table:table-cell>
              <table:table-cell office:value-type="float" office:value="NaN">
                <text:p>NaN</text:p>
              </table:table-cell>
              <table:table-cell office:value-type="float" office:value="1.179">
                <text:p>1.17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7999999999998">
                <text:p>3.17999999999998</text:p>
              </table:table-cell>
              <table:table-cell office:value-type="float" office:value="1.17413562410429">
                <text:p>1.17413562410429</text:p>
              </table:table-cell>
              <table:table-cell office:value-type="float" office:value="NaN">
                <text:p>NaN</text:p>
              </table:table-cell>
              <table:table-cell office:value-type="float" office:value="1.169">
                <text:p>1.16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18999999999998">
                <text:p>3.18999999999998</text:p>
              </table:table-cell>
              <table:table-cell office:value-type="float" office:value="1.16315561929193">
                <text:p>1.16315561929193</text:p>
              </table:table-cell>
              <table:table-cell office:value-type="float" office:value="NaN">
                <text:p>NaN</text:p>
              </table:table-cell>
              <table:table-cell office:value-type="float" office:value="1.157">
                <text:p>1.15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19999999999998">
                <text:p>3.19999999999998</text:p>
              </table:table-cell>
              <table:table-cell office:value-type="float" office:value="1.15165598716809">
                <text:p>1.15165598716809</text:p>
              </table:table-cell>
              <table:table-cell office:value-type="float" office:value="NaN">
                <text:p>NaN</text:p>
              </table:table-cell>
              <table:table-cell office:value-type="float" office:value="1.146">
                <text:p>1.14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0999999999998">
                <text:p>3.20999999999998</text:p>
              </table:table-cell>
              <table:table-cell office:value-type="float" office:value="1.13964807648133">
                <text:p>1.13964807648133</text:p>
              </table:table-cell>
              <table:table-cell office:value-type="float" office:value="NaN">
                <text:p>NaN</text:p>
              </table:table-cell>
              <table:table-cell office:value-type="float" office:value="1.133">
                <text:p>1.13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1999999999998">
                <text:p>3.21999999999998</text:p>
              </table:table-cell>
              <table:table-cell office:value-type="float" office:value="1.12714373758974">
                <text:p>1.12714373758974</text:p>
              </table:table-cell>
              <table:table-cell office:value-type="float" office:value="NaN">
                <text:p>NaN</text:p>
              </table:table-cell>
              <table:table-cell office:value-type="float" office:value="1.121">
                <text:p>1.12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2999999999997">
                <text:p>3.22999999999997</text:p>
              </table:table-cell>
              <table:table-cell office:value-type="float" office:value="1.11415531076616">
                <text:p>1.11415531076616</text:p>
              </table:table-cell>
              <table:table-cell office:value-type="float" office:value="NaN">
                <text:p>NaN</text:p>
              </table:table-cell>
              <table:table-cell office:value-type="float" office:value="1.107">
                <text:p>1.10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3999999999997">
                <text:p>3.23999999999997</text:p>
              </table:table-cell>
              <table:table-cell office:value-type="float" office:value="1.10069561401974">
                <text:p>1.10069561401974</text:p>
              </table:table-cell>
              <table:table-cell office:value-type="float" office:value="NaN">
                <text:p>NaN</text:p>
              </table:table-cell>
              <table:table-cell office:value-type="float" office:value="1.094">
                <text:p>1.09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24999999999997">
                <text:p>3.24999999999997</text:p>
              </table:table-cell>
              <table:table-cell office:value-type="float" office:value="1.08677793044617">
                <text:p>1.08677793044617</text:p>
              </table:table-cell>
              <table:table-cell office:value-type="float" office:value="NaN">
                <text:p>NaN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5999999999997">
                <text:p>3.25999999999997</text:p>
              </table:table-cell>
              <table:table-cell office:value-type="float" office:value="1.07241599511883">
                <text:p>1.07241599511883</text:p>
              </table:table-cell>
              <table:table-cell office:value-type="float" office:value="NaN">
                <text:p>NaN</text:p>
              </table:table-cell>
              <table:table-cell office:value-type="float" office:value="1.065">
                <text:p>1.06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26999999999997">
                <text:p>3.26999999999997</text:p>
              </table:table-cell>
              <table:table-cell office:value-type="float" office:value="1.05762398153394">
                <text:p>1.05762398153394</text:p>
              </table:table-cell>
              <table:table-cell office:value-type="float" office:value="NaN">
                <text:p>NaN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27999999999997">
                <text:p>3.27999999999997</text:p>
              </table:table-cell>
              <table:table-cell office:value-type="float" office:value="1.04241648762307">
                <text:p>1.04241648762307</text:p>
              </table:table-cell>
              <table:table-cell office:value-type="float" office:value="NaN">
                <text:p>NaN</text:p>
              </table:table-cell>
              <table:table-cell office:value-type="float" office:value="1.035">
                <text:p>1.03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28999999999997">
                <text:p>3.28999999999997</text:p>
              </table:table-cell>
              <table:table-cell office:value-type="float" office:value="1.02680852134667">
                <text:p>1.02680852134667</text:p>
              </table:table-cell>
              <table:table-cell office:value-type="float" office:value="NaN">
                <text:p>NaN</text:p>
              </table:table-cell>
              <table:table-cell office:value-type="float" office:value="1.019">
                <text:p>1.01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29999999999997">
                <text:p>3.29999999999997</text:p>
              </table:table-cell>
              <table:table-cell office:value-type="float" office:value="1.01081548588308">
                <text:p>1.01081548588308</text:p>
              </table:table-cell>
              <table:table-cell office:value-type="float" office:value="NaN">
                <text:p>NaN</text:p>
              </table:table-cell>
              <table:table-cell office:value-type="float" office:value="1.003">
                <text:p>1.00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0999999999997">
                <text:p>3.30999999999997</text:p>
              </table:table-cell>
              <table:table-cell office:value-type="float" office:value="0.99445316442745">
                <text:p>0.99445316442745</text:p>
              </table:table-cell>
              <table:table-cell office:value-type="float" office:value="NaN">
                <text:p>NaN</text:p>
              </table:table-cell>
              <table:table-cell office:value-type="float" office:value="0.9861">
                <text:p>0.986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1999999999997">
                <text:p>3.31999999999997</text:p>
              </table:table-cell>
              <table:table-cell office:value-type="float" office:value="0.977737704615606">
                <text:p>0.977737704615606</text:p>
              </table:table-cell>
              <table:table-cell office:value-type="float" office:value="NaN">
                <text:p>NaN</text:p>
              </table:table-cell>
              <table:table-cell office:value-type="float" office:value="0.9693">
                <text:p>0.969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2999999999997">
                <text:p>3.32999999999997</text:p>
              </table:table-cell>
              <table:table-cell office:value-type="float" office:value="0.9606856025883">
                <text:p>0.9606856025883</text:p>
              </table:table-cell>
              <table:table-cell office:value-type="float" office:value="NaN">
                <text:p>NaN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33999999999997">
                <text:p>3.33999999999997</text:p>
              </table:table-cell>
              <table:table-cell office:value-type="float" office:value="0.943313686711509">
                <text:p>0.943313686711509</text:p>
              </table:table-cell>
              <table:table-cell office:value-type="float" office:value="NaN">
                <text:p>NaN</text:p>
              </table:table-cell>
              <table:table-cell office:value-type="float" office:value="0.9345">
                <text:p>0.934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34999999999997">
                <text:p>3.34999999999997</text:p>
              </table:table-cell>
              <table:table-cell office:value-type="float" office:value="0.925639100968865">
                <text:p>0.925639100968865</text:p>
              </table:table-cell>
              <table:table-cell office:value-type="float" office:value="NaN">
                <text:p>NaN</text:p>
              </table:table-cell>
              <table:table-cell office:value-type="float" office:value="0.9167">
                <text:p>0.916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35999999999997">
                <text:p>3.35999999999997</text:p>
              </table:table-cell>
              <table:table-cell office:value-type="float" office:value="0.907679288042618">
                <text:p>0.907679288042618</text:p>
              </table:table-cell>
              <table:table-cell office:value-type="float" office:value="NaN">
                <text:p>NaN</text:p>
              </table:table-cell>
              <table:table-cell office:value-type="float" office:value="0.8986">
                <text:p>0.898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36999999999997">
                <text:p>3.36999999999997</text:p>
              </table:table-cell>
              <table:table-cell office:value-type="float" office:value="0.889451972099812">
                <text:p>0.889451972099812</text:p>
              </table:table-cell>
              <table:table-cell office:value-type="float" office:value="NaN">
                <text:p>NaN</text:p>
              </table:table-cell>
              <table:table-cell office:value-type="float" office:value="0.8802">
                <text:p>0.880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37999999999997">
                <text:p>3.37999999999997</text:p>
              </table:table-cell>
              <table:table-cell office:value-type="float" office:value="0.870975141300671">
                <text:p>0.870975141300671</text:p>
              </table:table-cell>
              <table:table-cell office:value-type="float" office:value="NaN">
                <text:p>NaN</text:p>
              </table:table-cell>
              <table:table-cell office:value-type="float" office:value="0.8616">
                <text:p>0.861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38999999999997">
                <text:p>3.38999999999997</text:p>
              </table:table-cell>
              <table:table-cell office:value-type="float" office:value="0.85226703004646">
                <text:p>0.85226703004646</text:p>
              </table:table-cell>
              <table:table-cell office:value-type="float" office:value="NaN">
                <text:p>NaN</text:p>
              </table:table-cell>
              <table:table-cell office:value-type="float" office:value="0.8428">
                <text:p>0.842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39999999999997">
                <text:p>3.39999999999997</text:p>
              </table:table-cell>
              <table:table-cell office:value-type="float" office:value="0.833346100984329">
                <text:p>0.833346100984329</text:p>
              </table:table-cell>
              <table:table-cell office:value-type="float" office:value="NaN">
                <text:p>NaN</text:p>
              </table:table-cell>
              <table:table-cell office:value-type="float" office:value="0.8238">
                <text:p>0.823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0999999999997">
                <text:p>3.40999999999997</text:p>
              </table:table-cell>
              <table:table-cell office:value-type="float" office:value="0.814231026786911">
                <text:p>0.814231026786911</text:p>
              </table:table-cell>
              <table:table-cell office:value-type="float" office:value="NaN">
                <text:p>NaN</text:p>
              </table:table-cell>
              <table:table-cell office:value-type="float" office:value="0.8046">
                <text:p>0.804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1999999999997">
                <text:p>3.41999999999997</text:p>
              </table:table-cell>
              <table:table-cell office:value-type="float" office:value="0.794940671724647">
                <text:p>0.794940671724647</text:p>
              </table:table-cell>
              <table:table-cell office:value-type="float" office:value="NaN">
                <text:p>NaN</text:p>
              </table:table-cell>
              <table:table-cell office:value-type="float" office:value="0.7852">
                <text:p>0.78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42999999999997">
                <text:p>3.42999999999997</text:p>
              </table:table-cell>
              <table:table-cell office:value-type="float" office:value="0.775494073049032">
                <text:p>0.775494073049032</text:p>
              </table:table-cell>
              <table:table-cell office:value-type="float" office:value="NaN">
                <text:p>NaN</text:p>
              </table:table-cell>
              <table:table-cell office:value-type="float" office:value="0.7657">
                <text:p>0.765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43999999999997">
                <text:p>3.43999999999997</text:p>
              </table:table-cell>
              <table:table-cell office:value-type="float" office:value="0.755910422205142">
                <text:p>0.755910422205142</text:p>
              </table:table-cell>
              <table:table-cell office:value-type="float" office:value="NaN">
                <text:p>NaN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44999999999997">
                <text:p>3.44999999999997</text:p>
              </table:table-cell>
              <table:table-cell office:value-type="float" office:value="0.736209045891996">
                <text:p>0.736209045891996</text:p>
              </table:table-cell>
              <table:table-cell office:value-type="float" office:value="NaN">
                <text:p>NaN</text:p>
              </table:table-cell>
              <table:table-cell office:value-type="float" office:value="0.7263">
                <text:p>0.726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45999999999997">
                <text:p>3.45999999999997</text:p>
              </table:table-cell>
              <table:table-cell office:value-type="float" office:value="0.716409386989441">
                <text:p>0.716409386989441</text:p>
              </table:table-cell>
              <table:table-cell office:value-type="float" office:value="NaN">
                <text:p>NaN</text:p>
              </table:table-cell>
              <table:table-cell office:value-type="float" office:value="0.7064">
                <text:p>0.706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46999999999997">
                <text:p>3.46999999999997</text:p>
              </table:table-cell>
              <table:table-cell office:value-type="float" office:value="0.696530985370371">
                <text:p>0.696530985370371</text:p>
              </table:table-cell>
              <table:table-cell office:value-type="float" office:value="NaN">
                <text:p>NaN</text:p>
              </table:table-cell>
              <table:table-cell office:value-type="float" office:value="0.6865">
                <text:p>0.686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47999999999997">
                <text:p>3.47999999999997</text:p>
              </table:table-cell>
              <table:table-cell office:value-type="float" office:value="0.676593458617236">
                <text:p>0.676593458617236</text:p>
              </table:table-cell>
              <table:table-cell office:value-type="float" office:value="NaN">
                <text:p>NaN</text:p>
              </table:table-cell>
              <table:table-cell office:value-type="float" office:value="0.6666">
                <text:p>0.666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48999999999997">
                <text:p>3.48999999999997</text:p>
              </table:table-cell>
              <table:table-cell office:value-type="float" office:value="0.656616482661854">
                <text:p>0.656616482661854</text:p>
              </table:table-cell>
              <table:table-cell office:value-type="float" office:value="NaN">
                <text:p>NaN</text:p>
              </table:table-cell>
              <table:table-cell office:value-type="float" office:value="0.6466">
                <text:p>0.646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49999999999997">
                <text:p>3.49999999999997</text:p>
              </table:table-cell>
              <table:table-cell office:value-type="float" office:value="0.636619772367643">
                <text:p>0.636619772367643</text:p>
              </table:table-cell>
              <table:table-cell office:value-type="float" office:value="NaN">
                <text:p>NaN</text:p>
              </table:table-cell>
              <table:table-cell office:value-type="float" office:value="0.6266">
                <text:p>0.626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0999999999997">
                <text:p>3.50999999999997</text:p>
              </table:table-cell>
              <table:table-cell office:value-type="float" office:value="0.616623062073432">
                <text:p>0.616623062073432</text:p>
              </table:table-cell>
              <table:table-cell office:value-type="float" office:value="NaN">
                <text:p>NaN</text:p>
              </table:table-cell>
              <table:table-cell office:value-type="float" office:value="0.6066">
                <text:p>0.606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51999999999997">
                <text:p>3.51999999999997</text:p>
              </table:table-cell>
              <table:table-cell office:value-type="float" office:value="0.59664608611805">
                <text:p>0.59664608611805</text:p>
              </table:table-cell>
              <table:table-cell office:value-type="float" office:value="NaN">
                <text:p>NaN</text:p>
              </table:table-cell>
              <table:table-cell office:value-type="float" office:value="0.5866">
                <text:p>0.586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52999999999997">
                <text:p>3.52999999999997</text:p>
              </table:table-cell>
              <table:table-cell office:value-type="float" office:value="0.576708559364914">
                <text:p>0.576708559364914</text:p>
              </table:table-cell>
              <table:table-cell office:value-type="float" office:value="NaN">
                <text:p>NaN</text:p>
              </table:table-cell>
              <table:table-cell office:value-type="float" office:value="0.5667">
                <text:p>0.566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53999999999997">
                <text:p>3.53999999999997</text:p>
              </table:table-cell>
              <table:table-cell office:value-type="float" office:value="0.556830157745844">
                <text:p>0.556830157745844</text:p>
              </table:table-cell>
              <table:table-cell office:value-type="float" office:value="NaN">
                <text:p>NaN</text:p>
              </table:table-cell>
              <table:table-cell office:value-type="float" office:value="0.5469">
                <text:p>0.546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54999999999997">
                <text:p>3.54999999999997</text:p>
              </table:table-cell>
              <table:table-cell office:value-type="float" office:value="0.537030498843289">
                <text:p>0.537030498843289</text:p>
              </table:table-cell>
              <table:table-cell office:value-type="float" office:value="NaN">
                <text:p>NaN</text:p>
              </table:table-cell>
              <table:table-cell office:value-type="float" office:value="0.5271">
                <text:p>0.527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55999999999997">
                <text:p>3.55999999999997</text:p>
              </table:table-cell>
              <table:table-cell office:value-type="float" office:value="0.517329122530142">
                <text:p>0.517329122530142</text:p>
              </table:table-cell>
              <table:table-cell office:value-type="float" office:value="NaN">
                <text:p>NaN</text:p>
              </table:table-cell>
              <table:table-cell office:value-type="float" office:value="0.5075">
                <text:p>0.50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56999999999997">
                <text:p>3.56999999999997</text:p>
              </table:table-cell>
              <table:table-cell office:value-type="float" office:value="0.497745471686251">
                <text:p>0.497745471686251</text:p>
              </table:table-cell>
              <table:table-cell office:value-type="float" office:value="NaN">
                <text:p>NaN</text:p>
              </table:table-cell>
              <table:table-cell office:value-type="float" office:value="0.488">
                <text:p>0.48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57999999999997">
                <text:p>3.57999999999997</text:p>
              </table:table-cell>
              <table:table-cell office:value-type="float" office:value="0.478298873010635">
                <text:p>0.478298873010635</text:p>
              </table:table-cell>
              <table:table-cell office:value-type="float" office:value="NaN">
                <text:p>NaN</text:p>
              </table:table-cell>
              <table:table-cell office:value-type="float" office:value="0.4686">
                <text:p>0.468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58999999999997">
                <text:p>3.58999999999997</text:p>
              </table:table-cell>
              <table:table-cell office:value-type="float" office:value="0.459008517948371">
                <text:p>0.459008517948371</text:p>
              </table:table-cell>
              <table:table-cell office:value-type="float" office:value="NaN">
                <text:p>NaN</text:p>
              </table:table-cell>
              <table:table-cell office:value-type="float" office:value="0.4494">
                <text:p>0.449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59999999999997">
                <text:p>3.59999999999997</text:p>
              </table:table-cell>
              <table:table-cell office:value-type="float" office:value="0.439893443750951">
                <text:p>0.439893443750951</text:p>
              </table:table-cell>
              <table:table-cell office:value-type="float" office:value="NaN">
                <text:p>NaN</text:p>
              </table:table-cell>
              <table:table-cell office:value-type="float" office:value="0.4304">
                <text:p>0.430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0999999999997">
                <text:p>3.60999999999997</text:p>
              </table:table-cell>
              <table:table-cell office:value-type="float" office:value="0.420972514688818">
                <text:p>0.420972514688818</text:p>
              </table:table-cell>
              <table:table-cell office:value-type="float" office:value="NaN">
                <text:p>NaN</text:p>
              </table:table-cell>
              <table:table-cell office:value-type="float" office:value="0.4115">
                <text:p>0.411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1999999999997">
                <text:p>3.61999999999997</text:p>
              </table:table-cell>
              <table:table-cell office:value-type="float" office:value="0.402264403434606">
                <text:p>0.402264403434606</text:p>
              </table:table-cell>
              <table:table-cell office:value-type="float" office:value="NaN">
                <text:p>NaN</text:p>
              </table:table-cell>
              <table:table-cell office:value-type="float" office:value="0.3929">
                <text:p>0.392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2999999999997">
                <text:p>3.62999999999997</text:p>
              </table:table-cell>
              <table:table-cell office:value-type="float" office:value="0.383787572635464">
                <text:p>0.383787572635464</text:p>
              </table:table-cell>
              <table:table-cell office:value-type="float" office:value="NaN">
                <text:p>NaN</text:p>
              </table:table-cell>
              <table:table-cell office:value-type="float" office:value="0.3746">
                <text:p>0.374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3999999999997">
                <text:p>3.63999999999997</text:p>
              </table:table-cell>
              <table:table-cell office:value-type="float" office:value="0.365560256692656">
                <text:p>0.365560256692656</text:p>
              </table:table-cell>
              <table:table-cell office:value-type="float" office:value="NaN">
                <text:p>NaN</text:p>
              </table:table-cell>
              <table:table-cell office:value-type="float" office:value="0.3565">
                <text:p>0.356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64999999999997">
                <text:p>3.64999999999997</text:p>
              </table:table-cell>
              <table:table-cell office:value-type="float" office:value="0.347600443766407">
                <text:p>0.347600443766407</text:p>
              </table:table-cell>
              <table:table-cell office:value-type="float" office:value="NaN">
                <text:p>NaN</text:p>
              </table:table-cell>
              <table:table-cell office:value-type="float" office:value="0.3387">
                <text:p>0.338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65999999999997">
                <text:p>3.65999999999997</text:p>
              </table:table-cell>
              <table:table-cell office:value-type="float" office:value="0.329925858023762">
                <text:p>0.329925858023762</text:p>
              </table:table-cell>
              <table:table-cell office:value-type="float" office:value="NaN">
                <text:p>NaN</text:p>
              </table:table-cell>
              <table:table-cell office:value-type="float" office:value="0.3211">
                <text:p>0.321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66999999999997">
                <text:p>3.66999999999997</text:p>
              </table:table-cell>
              <table:table-cell office:value-type="float" office:value="0.312553942146968">
                <text:p>0.312553942146968</text:p>
              </table:table-cell>
              <table:table-cell office:value-type="float" office:value="NaN">
                <text:p>NaN</text:p>
              </table:table-cell>
              <table:table-cell office:value-type="float" office:value="0.3039">
                <text:p>0.303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67999999999997">
                <text:p>3.67999999999997</text:p>
              </table:table-cell>
              <table:table-cell office:value-type="float" office:value="0.29550184011966">
                <text:p>0.29550184011966</text:p>
              </table:table-cell>
              <table:table-cell office:value-type="float" office:value="NaN">
                <text:p>NaN</text:p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68999999999997">
                <text:p>3.68999999999997</text:p>
              </table:table-cell>
              <table:table-cell office:value-type="float" office:value="0.278786380307814">
                <text:p>0.278786380307814</text:p>
              </table:table-cell>
              <table:table-cell office:value-type="float" office:value="NaN">
                <text:p>NaN</text:p>
              </table:table-cell>
              <table:table-cell office:value-type="float" office:value="0.2705">
                <text:p>0.270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69999999999996">
                <text:p>3.69999999999996</text:p>
              </table:table-cell>
              <table:table-cell office:value-type="float" office:value="0.262424058852183">
                <text:p>0.262424058852183</text:p>
              </table:table-cell>
              <table:table-cell office:value-type="float" office:value="NaN">
                <text:p>NaN</text:p>
              </table:table-cell>
              <table:table-cell office:value-type="float" office:value="0.2543">
                <text:p>0.254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0999999999996">
                <text:p>3.70999999999996</text:p>
              </table:table-cell>
              <table:table-cell office:value-type="float" office:value="0.246431023388594">
                <text:p>0.246431023388594</text:p>
              </table:table-cell>
              <table:table-cell office:value-type="float" office:value="NaN">
                <text:p>NaN</text:p>
              </table:table-cell>
              <table:table-cell office:value-type="float" office:value="0.2385">
                <text:p>0.238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1999999999996">
                <text:p>3.71999999999996</text:p>
              </table:table-cell>
              <table:table-cell office:value-type="float" office:value="0.230823057112189">
                <text:p>0.230823057112189</text:p>
              </table:table-cell>
              <table:table-cell office:value-type="float" office:value="NaN">
                <text:p>NaN</text:p>
              </table:table-cell>
              <table:table-cell office:value-type="float" office:value="0.2231">
                <text:p>0.223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2999999999996">
                <text:p>3.72999999999996</text:p>
              </table:table-cell>
              <table:table-cell office:value-type="float" office:value="0.215615563201311">
                <text:p>0.215615563201311</text:p>
              </table:table-cell>
              <table:table-cell office:value-type="float" office:value="NaN">
                <text:p>NaN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73999999999996">
                <text:p>3.73999999999996</text:p>
              </table:table-cell>
              <table:table-cell office:value-type="float" office:value="0.200823549616425">
                <text:p>0.200823549616425</text:p>
              </table:table-cell>
              <table:table-cell office:value-type="float" office:value="NaN">
                <text:p>NaN</text:p>
              </table:table-cell>
              <table:table-cell office:value-type="float" office:value="0.1935">
                <text:p>0.193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74999999999996">
                <text:p>3.74999999999996</text:p>
              </table:table-cell>
              <table:table-cell office:value-type="float" office:value="0.186461614289079">
                <text:p>0.186461614289079</text:p>
              </table:table-cell>
              <table:table-cell office:value-type="float" office:value="NaN">
                <text:p>NaN</text:p>
              </table:table-cell>
              <table:table-cell office:value-type="float" office:value="0.1794">
                <text:p>0.179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75999999999996">
                <text:p>3.75999999999996</text:p>
              </table:table-cell>
              <table:table-cell office:value-type="float" office:value="0.172543930715504">
                <text:p>0.172543930715504</text:p>
              </table:table-cell>
              <table:table-cell office:value-type="float" office:value="NaN">
                <text:p>NaN</text:p>
              </table:table-cell>
              <table:table-cell office:value-type="float" office:value="0.1657">
                <text:p>0.165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76999999999996">
                <text:p>3.76999999999996</text:p>
              </table:table-cell>
              <table:table-cell office:value-type="float" office:value="0.159084233969084">
                <text:p>0.159084233969084</text:p>
              </table:table-cell>
              <table:table-cell office:value-type="float" office:value="NaN">
                <text:p>NaN</text:p>
              </table:table-cell>
              <table:table-cell office:value-type="float" office:value="0.1525">
                <text:p>0.15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77999999999996">
                <text:p>3.77999999999996</text:p>
              </table:table-cell>
              <table:table-cell office:value-type="float" office:value="0.146095807145498">
                <text:p>0.146095807145498</text:p>
              </table:table-cell>
              <table:table-cell office:value-type="float" office:value="NaN">
                <text:p>NaN</text:p>
              </table:table-cell>
              <table:table-cell office:value-type="float" office:value="0.1397">
                <text:p>0.139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78999999999996">
                <text:p>3.78999999999996</text:p>
              </table:table-cell>
              <table:table-cell office:value-type="float" office:value="0.133591468253911">
                <text:p>0.133591468253911</text:p>
              </table:table-cell>
              <table:table-cell office:value-type="float" office:value="NaN">
                <text:p>NaN</text:p>
              </table:table-cell>
              <table:table-cell office:value-type="float" office:value="0.1275">
                <text:p>0.127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79999999999996">
                <text:p>3.79999999999996</text:p>
              </table:table-cell>
              <table:table-cell office:value-type="float" office:value="0.121583557567141">
                <text:p>0.121583557567141</text:p>
              </table:table-cell>
              <table:table-cell office:value-type="float" office:value="NaN">
                <text:p>NaN</text:p>
              </table:table-cell>
              <table:table-cell office:value-type="float" office:value="0.1157">
                <text:p>0.115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80999999999996">
                <text:p>3.80999999999996</text:p>
              </table:table-cell>
              <table:table-cell office:value-type="float" office:value="0.110083925443304">
                <text:p>0.110083925443304</text:p>
              </table:table-cell>
              <table:table-cell office:value-type="float" office:value="NaN">
                <text:p>NaN</text:p>
              </table:table-cell>
              <table:table-cell office:value-type="float" office:value="0.1045">
                <text:p>0.104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1999999999996">
                <text:p>3.81999999999996</text:p>
              </table:table-cell>
              <table:table-cell office:value-type="float" office:value="0.0991039206309367">
                <text:p>0.0991039206309367</text:p>
              </table:table-cell>
              <table:table-cell office:value-type="float" office:value="NaN">
                <text:p>NaN</text:p>
              </table:table-cell>
              <table:table-cell office:value-type="float" office:value="0.09374">
                <text:p>0.0937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82999999999996">
                <text:p>3.82999999999996</text:p>
              </table:table-cell>
              <table:table-cell office:value-type="float" office:value="0.0886543790691585">
                <text:p>0.0886543790691585</text:p>
              </table:table-cell>
              <table:table-cell office:value-type="float" office:value="NaN">
                <text:p>NaN</text:p>
              </table:table-cell>
              <table:table-cell office:value-type="float" office:value="0.08356">
                <text:p>0.0835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83999999999996">
                <text:p>3.83999999999996</text:p>
              </table:table-cell>
              <table:table-cell office:value-type="float" office:value="0.0787456131939028">
                <text:p>0.0787456131939028</text:p>
              </table:table-cell>
              <table:table-cell office:value-type="float" office:value="NaN">
                <text:p>NaN</text:p>
              </table:table-cell>
              <table:table-cell office:value-type="float" office:value="0.07392">
                <text:p>0.0739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84999999999996">
                <text:p>3.84999999999996</text:p>
              </table:table-cell>
              <table:table-cell office:value-type="float" office:value="0.0693874017607876">
                <text:p>0.0693874017607876</text:p>
              </table:table-cell>
              <table:table-cell office:value-type="float" office:value="NaN">
                <text:p>NaN</text:p>
              </table:table-cell>
              <table:table-cell office:value-type="float" office:value="0.06484">
                <text:p>0.0648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85999999999996">
                <text:p>3.85999999999996</text:p>
              </table:table-cell>
              <table:table-cell office:value-type="float" office:value="0.0605889801946671">
                <text:p>0.0605889801946671</text:p>
              </table:table-cell>
              <table:table-cell office:value-type="float" office:value="NaN">
                <text:p>NaN</text:p>
              </table:table-cell>
              <table:table-cell office:value-type="float" office:value="0.05632">
                <text:p>0.0563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86999999999996">
                <text:p>3.86999999999996</text:p>
              </table:table-cell>
              <table:table-cell office:value-type="float" office:value="0.052359031475381">
                <text:p>0.052359031475381</text:p>
              </table:table-cell>
              <table:table-cell office:value-type="float" office:value="NaN">
                <text:p>NaN</text:p>
              </table:table-cell>
              <table:table-cell office:value-type="float" office:value="0.04838">
                <text:p>0.0483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87999999999996">
                <text:p>3.87999999999996</text:p>
              </table:table-cell>
              <table:table-cell office:value-type="float" office:value="0.0447056775687018">
                <text:p>0.0447056775687018</text:p>
              </table:table-cell>
              <table:table-cell office:value-type="float" office:value="NaN">
                <text:p>NaN</text:p>
              </table:table-cell>
              <table:table-cell office:value-type="float" office:value="0.04102">
                <text:p>0.0410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88999999999996">
                <text:p>3.88999999999996</text:p>
              </table:table-cell>
              <table:table-cell office:value-type="float" office:value="0.037636471410934">
                <text:p>0.037636471410934</text:p>
              </table:table-cell>
              <table:table-cell office:value-type="float" office:value="NaN">
                <text:p>NaN</text:p>
              </table:table-cell>
              <table:table-cell office:value-type="float" office:value="0.03425">
                <text:p>0.034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89999999999996">
                <text:p>3.89999999999996</text:p>
              </table:table-cell>
              <table:table-cell office:value-type="float" office:value="0.03115838945508">
                <text:p>0.03115838945508</text:p>
              </table:table-cell>
              <table:table-cell office:value-type="float" office:value="NaN">
                <text:p>NaN</text:p>
              </table:table-cell>
              <table:table-cell office:value-type="float" office:value="0.02807">
                <text:p>0.0280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90999999999996">
                <text:p>3.90999999999996</text:p>
              </table:table-cell>
              <table:table-cell office:value-type="float" office:value="0.0252778247859223">
                <text:p>0.0252778247859223</text:p>
              </table:table-cell>
              <table:table-cell office:value-type="float" office:value="NaN">
                <text:p>NaN</text:p>
              </table:table-cell>
              <table:table-cell office:value-type="float" office:value="0.02249">
                <text:p>0.0224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1999999999996">
                <text:p>3.91999999999996</text:p>
              </table:table-cell>
              <table:table-cell office:value-type="float" office:value="0.0200005808108197">
                <text:p>0.0200005808108197</text:p>
              </table:table-cell>
              <table:table-cell office:value-type="float" office:value="NaN">
                <text:p>NaN</text:p>
              </table:table-cell>
              <table:table-cell office:value-type="float" office:value="0.01752">
                <text:p>0.0175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92999999999996">
                <text:p>3.92999999999996</text:p>
              </table:table-cell>
              <table:table-cell office:value-type="float" office:value="0.0153318655324464">
                <text:p>0.0153318655324464</text:p>
              </table:table-cell>
              <table:table-cell office:value-type="float" office:value="NaN">
                <text:p>NaN</text:p>
              </table:table-cell>
              <table:table-cell office:value-type="float" office:value="0.01316">
                <text:p>0.0131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93999999999996">
                <text:p>3.93999999999996</text:p>
              </table:table-cell>
              <table:table-cell office:value-type="float" office:value="0.0112762864091213">
                <text:p>0.0112762864091213</text:p>
              </table:table-cell>
              <table:table-cell office:value-type="float" office:value="NaN">
                <text:p>NaN</text:p>
              </table:table-cell>
              <table:table-cell office:value-type="float" office:value="0.00941">
                <text:p>0.0094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94999999999996">
                <text:p>3.94999999999996</text:p>
              </table:table-cell>
              <table:table-cell office:value-type="float" office:value="0.00783784580780333">
                <text:p>0.00783784580780333</text:p>
              </table:table-cell>
              <table:table-cell office:value-type="float" office:value="NaN">
                <text:p>NaN</text:p>
              </table:table-cell>
              <table:table-cell office:value-type="float" office:value="0.00628">
                <text:p>0.0062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95999999999996">
                <text:p>3.95999999999996</text:p>
              </table:table-cell>
              <table:table-cell office:value-type="float" office:value="0.00501993705423776">
                <text:p>0.00501993705423776</text:p>
              </table:table-cell>
              <table:table-cell office:value-type="float" office:value="NaN">
                <text:p>NaN</text:p>
              </table:table-cell>
              <table:table-cell office:value-type="float" office:value="0.00377">
                <text:p>0.0037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96999999999996">
                <text:p>3.96999999999996</text:p>
              </table:table-cell>
              <table:table-cell office:value-type="float" office:value="0.00282534108415411">
                <text:p>0.00282534108415411</text:p>
              </table:table-cell>
              <table:table-cell office:value-type="float" office:value="NaN">
                <text:p>NaN</text:p>
              </table:table-cell>
              <table:table-cell office:value-type="float" office:value="0.00189">
                <text:p>0.0018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97999999999996">
                <text:p>3.97999999999996</text:p>
              </table:table-cell>
              <table:table-cell office:value-type="float" office:value="0.00125622369881828">
                <text:p>0.00125622369881828</text:p>
              </table:table-cell>
              <table:table-cell office:value-type="float" office:value="NaN">
                <text:p>NaN</text:p>
              </table:table-cell>
              <table:table-cell office:value-type="float" office:value="0.00063">
                <text:p>0.0006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98999999999996">
                <text:p>3.98999999999996</text:p>
              </table:table-cell>
              <table:table-cell office:value-type="float" office:value="0.000314133427647745">
                <text:p>0.000314133427647745</text:p>
              </table:table-cell>
              <table:table-cell office:value-type="float" office:value="NaN">
                <text:p>NaN</text:p>
              </table:table-cell>
              <table:table-cell office:value-type="float" office:value="6.661E-016">
                <text:p>6.661E-01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.99999999999996">
                <text:p>3.9999999999999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6.661E-016">
                <text:p>6.661E-0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00999999999996">
                <text:p>4.00999999999996</text:p>
              </table:table-cell>
              <table:table-cell office:value-type="float" office:value="0.000314133427642527">
                <text:p>0.000314133427642527</text:p>
              </table:table-cell>
              <table:table-cell office:value-type="float" office:value="NaN">
                <text:p>NaN</text:p>
              </table:table-cell>
              <table:table-cell office:value-type="float" office:value="0.00063">
                <text:p>0.0006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01999999999996">
                <text:p>4.01999999999996</text:p>
              </table:table-cell>
              <table:table-cell office:value-type="float" office:value="0.00125622369880796">
                <text:p>0.00125622369880796</text:p>
              </table:table-cell>
              <table:table-cell office:value-type="float" office:value="NaN">
                <text:p>NaN</text:p>
              </table:table-cell>
              <table:table-cell office:value-type="float" office:value="0.00189">
                <text:p>0.0018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02999999999996">
                <text:p>4.02999999999996</text:p>
              </table:table-cell>
              <table:table-cell office:value-type="float" office:value="0.00282534108413868">
                <text:p>0.00282534108413868</text:p>
              </table:table-cell>
              <table:table-cell office:value-type="float" office:value="NaN">
                <text:p>NaN</text:p>
              </table:table-cell>
              <table:table-cell office:value-type="float" office:value="0.00377">
                <text:p>0.0037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03999999999996">
                <text:p>4.03999999999996</text:p>
              </table:table-cell>
              <table:table-cell office:value-type="float" office:value="0.00501993705421711">
                <text:p>0.00501993705421711</text:p>
              </table:table-cell>
              <table:table-cell office:value-type="float" office:value="NaN">
                <text:p>NaN</text:p>
              </table:table-cell>
              <table:table-cell office:value-type="float" office:value="0.00628">
                <text:p>0.0062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04999999999996">
                <text:p>4.04999999999996</text:p>
              </table:table-cell>
              <table:table-cell office:value-type="float" office:value="0.00783784580777736">
                <text:p>0.00783784580777736</text:p>
              </table:table-cell>
              <table:table-cell office:value-type="float" office:value="NaN">
                <text:p>NaN</text:p>
              </table:table-cell>
              <table:table-cell office:value-type="float" office:value="0.00941">
                <text:p>0.0094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05999999999996">
                <text:p>4.05999999999996</text:p>
              </table:table-cell>
              <table:table-cell office:value-type="float" office:value="0.0112762864090904">
                <text:p>0.0112762864090904</text:p>
              </table:table-cell>
              <table:table-cell office:value-type="float" office:value="NaN">
                <text:p>NaN</text:p>
              </table:table-cell>
              <table:table-cell office:value-type="float" office:value="0.01316">
                <text:p>0.0131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06999999999996">
                <text:p>4.06999999999996</text:p>
              </table:table-cell>
              <table:table-cell office:value-type="float" office:value="0.0153318655324104">
                <text:p>0.0153318655324104</text:p>
              </table:table-cell>
              <table:table-cell office:value-type="float" office:value="NaN">
                <text:p>NaN</text:p>
              </table:table-cell>
              <table:table-cell office:value-type="float" office:value="0.01752">
                <text:p>0.0175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07999999999996">
                <text:p>4.07999999999996</text:p>
              </table:table-cell>
              <table:table-cell office:value-type="float" office:value="0.0200005808107787">
                <text:p>0.0200005808107787</text:p>
              </table:table-cell>
              <table:table-cell office:value-type="float" office:value="NaN">
                <text:p>NaN</text:p>
              </table:table-cell>
              <table:table-cell office:value-type="float" office:value="0.02249">
                <text:p>0.0224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08999999999996">
                <text:p>4.08999999999996</text:p>
              </table:table-cell>
              <table:table-cell office:value-type="float" office:value="0.0252778247858761">
                <text:p>0.0252778247858761</text:p>
              </table:table-cell>
              <table:table-cell office:value-type="float" office:value="NaN">
                <text:p>NaN</text:p>
              </table:table-cell>
              <table:table-cell office:value-type="float" office:value="0.02807">
                <text:p>0.0280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09999999999996">
                <text:p>4.09999999999996</text:p>
              </table:table-cell>
              <table:table-cell office:value-type="float" office:value="0.031158389455029">
                <text:p>0.031158389455029</text:p>
              </table:table-cell>
              <table:table-cell office:value-type="float" office:value="NaN">
                <text:p>NaN</text:p>
              </table:table-cell>
              <table:table-cell office:value-type="float" office:value="0.03425">
                <text:p>0.0342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10999999999996">
                <text:p>4.10999999999996</text:p>
              </table:table-cell>
              <table:table-cell office:value-type="float" office:value="0.0376364714108782">
                <text:p>0.0376364714108782</text:p>
              </table:table-cell>
              <table:table-cell office:value-type="float" office:value="NaN">
                <text:p>NaN</text:p>
              </table:table-cell>
              <table:table-cell office:value-type="float" office:value="0.04102">
                <text:p>0.0410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1999999999996">
                <text:p>4.11999999999996</text:p>
              </table:table-cell>
              <table:table-cell office:value-type="float" office:value="0.0447056775686407">
                <text:p>0.0447056775686407</text:p>
              </table:table-cell>
              <table:table-cell office:value-type="float" office:value="NaN">
                <text:p>NaN</text:p>
              </table:table-cell>
              <table:table-cell office:value-type="float" office:value="0.04838">
                <text:p>0.0483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12999999999996">
                <text:p>4.12999999999996</text:p>
              </table:table-cell>
              <table:table-cell office:value-type="float" office:value="0.0523590314753156">
                <text:p>0.0523590314753156</text:p>
              </table:table-cell>
              <table:table-cell office:value-type="float" office:value="NaN">
                <text:p>NaN</text:p>
              </table:table-cell>
              <table:table-cell office:value-type="float" office:value="0.05632">
                <text:p>0.0563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13999999999996">
                <text:p>4.13999999999996</text:p>
              </table:table-cell>
              <table:table-cell office:value-type="float" office:value="0.060588980194597">
                <text:p>0.060588980194597</text:p>
              </table:table-cell>
              <table:table-cell office:value-type="float" office:value="NaN">
                <text:p>NaN</text:p>
              </table:table-cell>
              <table:table-cell office:value-type="float" office:value="0.06484">
                <text:p>0.0648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14999999999996">
                <text:p>4.14999999999996</text:p>
              </table:table-cell>
              <table:table-cell office:value-type="float" office:value="0.0693874017607128">
                <text:p>0.0693874017607128</text:p>
              </table:table-cell>
              <table:table-cell office:value-type="float" office:value="NaN">
                <text:p>NaN</text:p>
              </table:table-cell>
              <table:table-cell office:value-type="float" office:value="0.07392">
                <text:p>0.0739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15999999999996">
                <text:p>4.15999999999996</text:p>
              </table:table-cell>
              <table:table-cell office:value-type="float" office:value="0.078745613193823">
                <text:p>0.078745613193823</text:p>
              </table:table-cell>
              <table:table-cell office:value-type="float" office:value="NaN">
                <text:p>NaN</text:p>
              </table:table-cell>
              <table:table-cell office:value-type="float" office:value="0.08356">
                <text:p>0.0835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16999999999996">
                <text:p>4.16999999999996</text:p>
              </table:table-cell>
              <table:table-cell office:value-type="float" office:value="0.0886543790690747">
                <text:p>0.0886543790690747</text:p>
              </table:table-cell>
              <table:table-cell office:value-type="float" office:value="NaN">
                <text:p>NaN</text:p>
              </table:table-cell>
              <table:table-cell office:value-type="float" office:value="0.09374">
                <text:p>0.0937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17999999999996">
                <text:p>4.17999999999996</text:p>
              </table:table-cell>
              <table:table-cell office:value-type="float" office:value="0.0991039206308484">
                <text:p>0.0991039206308484</text:p>
              </table:table-cell>
              <table:table-cell office:value-type="float" office:value="NaN">
                <text:p>NaN</text:p>
              </table:table-cell>
              <table:table-cell office:value-type="float" office:value="0.1045">
                <text:p>0.104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18999999999996">
                <text:p>4.18999999999996</text:p>
              </table:table-cell>
              <table:table-cell office:value-type="float" office:value="0.11008392544321">
                <text:p>0.11008392544321</text:p>
              </table:table-cell>
              <table:table-cell office:value-type="float" office:value="NaN">
                <text:p>NaN</text:p>
              </table:table-cell>
              <table:table-cell office:value-type="float" office:value="0.1157">
                <text:p>0.115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19999999999996">
                <text:p>4.19999999999996</text:p>
              </table:table-cell>
              <table:table-cell office:value-type="float" office:value="0.121583557567044">
                <text:p>0.121583557567044</text:p>
              </table:table-cell>
              <table:table-cell office:value-type="float" office:value="NaN">
                <text:p>NaN</text:p>
              </table:table-cell>
              <table:table-cell office:value-type="float" office:value="0.1275">
                <text:p>0.127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20999999999995">
                <text:p>4.20999999999995</text:p>
              </table:table-cell>
              <table:table-cell office:value-type="float" office:value="0.13359146825381">
                <text:p>0.13359146825381</text:p>
              </table:table-cell>
              <table:table-cell office:value-type="float" office:value="NaN">
                <text:p>NaN</text:p>
              </table:table-cell>
              <table:table-cell office:value-type="float" office:value="0.1397">
                <text:p>0.139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21999999999995">
                <text:p>4.21999999999995</text:p>
              </table:table-cell>
              <table:table-cell office:value-type="float" office:value="0.146095807145393">
                <text:p>0.146095807145393</text:p>
              </table:table-cell>
              <table:table-cell office:value-type="float" office:value="NaN">
                <text:p>NaN</text:p>
              </table:table-cell>
              <table:table-cell office:value-type="float" office:value="0.1525">
                <text:p>0.152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22999999999995">
                <text:p>4.22999999999995</text:p>
              </table:table-cell>
              <table:table-cell office:value-type="float" office:value="0.159084233968974">
                <text:p>0.159084233968974</text:p>
              </table:table-cell>
              <table:table-cell office:value-type="float" office:value="NaN">
                <text:p>NaN</text:p>
              </table:table-cell>
              <table:table-cell office:value-type="float" office:value="0.1657">
                <text:p>0.165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23999999999995">
                <text:p>4.23999999999995</text:p>
              </table:table-cell>
              <table:table-cell office:value-type="float" office:value="0.172543930715391">
                <text:p>0.172543930715391</text:p>
              </table:table-cell>
              <table:table-cell office:value-type="float" office:value="NaN">
                <text:p>NaN</text:p>
              </table:table-cell>
              <table:table-cell office:value-type="float" office:value="0.1794">
                <text:p>0.179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24999999999995">
                <text:p>4.24999999999995</text:p>
              </table:table-cell>
              <table:table-cell office:value-type="float" office:value="0.186461614288963">
                <text:p>0.186461614288963</text:p>
              </table:table-cell>
              <table:table-cell office:value-type="float" office:value="NaN">
                <text:p>NaN</text:p>
              </table:table-cell>
              <table:table-cell office:value-type="float" office:value="0.1935">
                <text:p>0.193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25999999999995">
                <text:p>4.25999999999995</text:p>
              </table:table-cell>
              <table:table-cell office:value-type="float" office:value="0.200823549616305">
                <text:p>0.200823549616305</text:p>
              </table:table-cell>
              <table:table-cell office:value-type="float" office:value="NaN">
                <text:p>NaN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26999999999995">
                <text:p>4.26999999999995</text:p>
              </table:table-cell>
              <table:table-cell office:value-type="float" office:value="0.215615563201187">
                <text:p>0.215615563201187</text:p>
              </table:table-cell>
              <table:table-cell office:value-type="float" office:value="NaN">
                <text:p>NaN</text:p>
              </table:table-cell>
              <table:table-cell office:value-type="float" office:value="0.2231">
                <text:p>0.223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27999999999995">
                <text:p>4.27999999999995</text:p>
              </table:table-cell>
              <table:table-cell office:value-type="float" office:value="0.230823057112063">
                <text:p>0.230823057112063</text:p>
              </table:table-cell>
              <table:table-cell office:value-type="float" office:value="NaN">
                <text:p>NaN</text:p>
              </table:table-cell>
              <table:table-cell office:value-type="float" office:value="0.2385">
                <text:p>0.238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28999999999995">
                <text:p>4.28999999999995</text:p>
              </table:table-cell>
              <table:table-cell office:value-type="float" office:value="0.246431023388464">
                <text:p>0.246431023388464</text:p>
              </table:table-cell>
              <table:table-cell office:value-type="float" office:value="NaN">
                <text:p>NaN</text:p>
              </table:table-cell>
              <table:table-cell office:value-type="float" office:value="0.2543">
                <text:p>0.254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29999999999995">
                <text:p>4.29999999999995</text:p>
              </table:table-cell>
              <table:table-cell office:value-type="float" office:value="0.262424058852049">
                <text:p>0.262424058852049</text:p>
              </table:table-cell>
              <table:table-cell office:value-type="float" office:value="NaN">
                <text:p>NaN</text:p>
              </table:table-cell>
              <table:table-cell office:value-type="float" office:value="0.2705">
                <text:p>0.270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30999999999995">
                <text:p>4.30999999999995</text:p>
              </table:table-cell>
              <table:table-cell office:value-type="float" office:value="0.278786380307678">
                <text:p>0.278786380307678</text:p>
              </table:table-cell>
              <table:table-cell office:value-type="float" office:value="NaN">
                <text:p>NaN</text:p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31999999999995">
                <text:p>4.31999999999995</text:p>
              </table:table-cell>
              <table:table-cell office:value-type="float" office:value="0.295501840119521">
                <text:p>0.295501840119521</text:p>
              </table:table-cell>
              <table:table-cell office:value-type="float" office:value="NaN">
                <text:p>NaN</text:p>
              </table:table-cell>
              <table:table-cell office:value-type="float" office:value="0.3039">
                <text:p>0.303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32999999999995">
                <text:p>4.32999999999995</text:p>
              </table:table-cell>
              <table:table-cell office:value-type="float" office:value="0.312553942146826">
                <text:p>0.312553942146826</text:p>
              </table:table-cell>
              <table:table-cell office:value-type="float" office:value="NaN">
                <text:p>NaN</text:p>
              </table:table-cell>
              <table:table-cell office:value-type="float" office:value="0.3211">
                <text:p>0.321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33999999999995">
                <text:p>4.33999999999995</text:p>
              </table:table-cell>
              <table:table-cell office:value-type="float" office:value="0.329925858023616">
                <text:p>0.329925858023616</text:p>
              </table:table-cell>
              <table:table-cell office:value-type="float" office:value="NaN">
                <text:p>NaN</text:p>
              </table:table-cell>
              <table:table-cell office:value-type="float" office:value="0.3387">
                <text:p>0.338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34999999999995">
                <text:p>4.34999999999995</text:p>
              </table:table-cell>
              <table:table-cell office:value-type="float" office:value="0.34760044376626">
                <text:p>0.34760044376626</text:p>
              </table:table-cell>
              <table:table-cell office:value-type="float" office:value="NaN">
                <text:p>NaN</text:p>
              </table:table-cell>
              <table:table-cell office:value-type="float" office:value="0.3565">
                <text:p>0.356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35999999999995">
                <text:p>4.35999999999995</text:p>
              </table:table-cell>
              <table:table-cell office:value-type="float" office:value="0.365560256692507">
                <text:p>0.365560256692507</text:p>
              </table:table-cell>
              <table:table-cell office:value-type="float" office:value="NaN">
                <text:p>NaN</text:p>
              </table:table-cell>
              <table:table-cell office:value-type="float" office:value="0.3746">
                <text:p>0.374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36999999999995">
                <text:p>4.36999999999995</text:p>
              </table:table-cell>
              <table:table-cell office:value-type="float" office:value="0.383787572635312">
                <text:p>0.383787572635312</text:p>
              </table:table-cell>
              <table:table-cell office:value-type="float" office:value="NaN">
                <text:p>NaN</text:p>
              </table:table-cell>
              <table:table-cell office:value-type="float" office:value="0.393">
                <text:p>0.39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37999999999995">
                <text:p>4.37999999999995</text:p>
              </table:table-cell>
              <table:table-cell office:value-type="float" office:value="0.402264403434452">
                <text:p>0.402264403434452</text:p>
              </table:table-cell>
              <table:table-cell office:value-type="float" office:value="NaN">
                <text:p>NaN</text:p>
              </table:table-cell>
              <table:table-cell office:value-type="float" office:value="0.4116">
                <text:p>0.411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38999999999995">
                <text:p>4.38999999999995</text:p>
              </table:table-cell>
              <table:table-cell office:value-type="float" office:value="0.420972514688663">
                <text:p>0.420972514688663</text:p>
              </table:table-cell>
              <table:table-cell office:value-type="float" office:value="NaN">
                <text:p>NaN</text:p>
              </table:table-cell>
              <table:table-cell office:value-type="float" office:value="0.4304">
                <text:p>0.430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39999999999995">
                <text:p>4.39999999999995</text:p>
              </table:table-cell>
              <table:table-cell office:value-type="float" office:value="0.439893443750794">
                <text:p>0.439893443750794</text:p>
              </table:table-cell>
              <table:table-cell office:value-type="float" office:value="NaN">
                <text:p>NaN</text:p>
              </table:table-cell>
              <table:table-cell office:value-type="float" office:value="0.4494">
                <text:p>0.449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40999999999995">
                <text:p>4.40999999999995</text:p>
              </table:table-cell>
              <table:table-cell office:value-type="float" office:value="0.459008517948212">
                <text:p>0.459008517948212</text:p>
              </table:table-cell>
              <table:table-cell office:value-type="float" office:value="NaN">
                <text:p>NaN</text:p>
              </table:table-cell>
              <table:table-cell office:value-type="float" office:value="0.4686">
                <text:p>0.468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41999999999995">
                <text:p>4.41999999999995</text:p>
              </table:table-cell>
              <table:table-cell office:value-type="float" office:value="0.478298873010475">
                <text:p>0.478298873010475</text:p>
              </table:table-cell>
              <table:table-cell office:value-type="float" office:value="NaN">
                <text:p>NaN</text:p>
              </table:table-cell>
              <table:table-cell office:value-type="float" office:value="0.488">
                <text:p>0.48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42999999999995">
                <text:p>4.42999999999995</text:p>
              </table:table-cell>
              <table:table-cell office:value-type="float" office:value="0.49774547168609">
                <text:p>0.49774547168609</text:p>
              </table:table-cell>
              <table:table-cell office:value-type="float" office:value="NaN">
                <text:p>NaN</text:p>
              </table:table-cell>
              <table:table-cell office:value-type="float" office:value="0.5075">
                <text:p>0.507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43999999999995">
                <text:p>4.43999999999995</text:p>
              </table:table-cell>
              <table:table-cell office:value-type="float" office:value="0.517329122529981">
                <text:p>0.517329122529981</text:p>
              </table:table-cell>
              <table:table-cell office:value-type="float" office:value="NaN">
                <text:p>NaN</text:p>
              </table:table-cell>
              <table:table-cell office:value-type="float" office:value="0.5271">
                <text:p>0.527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44999999999995">
                <text:p>4.44999999999995</text:p>
              </table:table-cell>
              <table:table-cell office:value-type="float" office:value="0.537030498843125">
                <text:p>0.537030498843125</text:p>
              </table:table-cell>
              <table:table-cell office:value-type="float" office:value="NaN">
                <text:p>NaN</text:p>
              </table:table-cell>
              <table:table-cell office:value-type="float" office:value="0.5469">
                <text:p>0.546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45999999999995">
                <text:p>4.45999999999995</text:p>
              </table:table-cell>
              <table:table-cell office:value-type="float" office:value="0.55683015774568">
                <text:p>0.55683015774568</text:p>
              </table:table-cell>
              <table:table-cell office:value-type="float" office:value="NaN">
                <text:p>NaN</text:p>
              </table:table-cell>
              <table:table-cell office:value-type="float" office:value="0.5667">
                <text:p>0.566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46999999999995">
                <text:p>4.46999999999995</text:p>
              </table:table-cell>
              <table:table-cell office:value-type="float" office:value="0.57670855936475">
                <text:p>0.57670855936475</text:p>
              </table:table-cell>
              <table:table-cell office:value-type="float" office:value="NaN">
                <text:p>NaN</text:p>
              </table:table-cell>
              <table:table-cell office:value-type="float" office:value="0.5866">
                <text:p>0.586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47999999999995">
                <text:p>4.47999999999995</text:p>
              </table:table-cell>
              <table:table-cell office:value-type="float" office:value="0.596646086117885">
                <text:p>0.596646086117885</text:p>
              </table:table-cell>
              <table:table-cell office:value-type="float" office:value="NaN">
                <text:p>NaN</text:p>
              </table:table-cell>
              <table:table-cell office:value-type="float" office:value="0.6066">
                <text:p>0.606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48999999999995">
                <text:p>4.48999999999995</text:p>
              </table:table-cell>
              <table:table-cell office:value-type="float" office:value="0.616623062073267">
                <text:p>0.616623062073267</text:p>
              </table:table-cell>
              <table:table-cell office:value-type="float" office:value="NaN">
                <text:p>NaN</text:p>
              </table:table-cell>
              <table:table-cell office:value-type="float" office:value="0.6266">
                <text:p>0.626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49999999999995">
                <text:p>4.49999999999995</text:p>
              </table:table-cell>
              <table:table-cell office:value-type="float" office:value="0.636619772367478">
                <text:p>0.636619772367478</text:p>
              </table:table-cell>
              <table:table-cell office:value-type="float" office:value="NaN">
                <text:p>NaN</text:p>
              </table:table-cell>
              <table:table-cell office:value-type="float" office:value="0.6466">
                <text:p>0.646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50999999999995">
                <text:p>4.50999999999995</text:p>
              </table:table-cell>
              <table:table-cell office:value-type="float" office:value="0.656616482661689">
                <text:p>0.656616482661689</text:p>
              </table:table-cell>
              <table:table-cell office:value-type="float" office:value="NaN">
                <text:p>NaN</text:p>
              </table:table-cell>
              <table:table-cell office:value-type="float" office:value="0.6666">
                <text:p>0.666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51999999999995">
                <text:p>4.51999999999995</text:p>
              </table:table-cell>
              <table:table-cell office:value-type="float" office:value="0.676593458617071">
                <text:p>0.676593458617071</text:p>
              </table:table-cell>
              <table:table-cell office:value-type="float" office:value="NaN">
                <text:p>NaN</text:p>
              </table:table-cell>
              <table:table-cell office:value-type="float" office:value="0.6865">
                <text:p>0.686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52999999999995">
                <text:p>4.52999999999995</text:p>
              </table:table-cell>
              <table:table-cell office:value-type="float" office:value="0.696530985370207">
                <text:p>0.696530985370207</text:p>
              </table:table-cell>
              <table:table-cell office:value-type="float" office:value="NaN">
                <text:p>NaN</text:p>
              </table:table-cell>
              <table:table-cell office:value-type="float" office:value="0.7064">
                <text:p>0.706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53999999999995">
                <text:p>4.53999999999995</text:p>
              </table:table-cell>
              <table:table-cell office:value-type="float" office:value="0.716409386989278">
                <text:p>0.716409386989278</text:p>
              </table:table-cell>
              <table:table-cell office:value-type="float" office:value="NaN">
                <text:p>NaN</text:p>
              </table:table-cell>
              <table:table-cell office:value-type="float" office:value="0.7263">
                <text:p>0.726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54999999999995">
                <text:p>4.54999999999995</text:p>
              </table:table-cell>
              <table:table-cell office:value-type="float" office:value="0.736209045891834">
                <text:p>0.736209045891834</text:p>
              </table:table-cell>
              <table:table-cell office:value-type="float" office:value="NaN">
                <text:p>NaN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55999999999995">
                <text:p>4.55999999999995</text:p>
              </table:table-cell>
              <table:table-cell office:value-type="float" office:value="0.755910422204979">
                <text:p>0.755910422204979</text:p>
              </table:table-cell>
              <table:table-cell office:value-type="float" office:value="NaN">
                <text:p>NaN</text:p>
              </table:table-cell>
              <table:table-cell office:value-type="float" office:value="0.7657">
                <text:p>0.765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56999999999995">
                <text:p>4.56999999999995</text:p>
              </table:table-cell>
              <table:table-cell office:value-type="float" office:value="0.775494073048871">
                <text:p>0.775494073048871</text:p>
              </table:table-cell>
              <table:table-cell office:value-type="float" office:value="NaN">
                <text:p>NaN</text:p>
              </table:table-cell>
              <table:table-cell office:value-type="float" office:value="0.7852">
                <text:p>0.785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57999999999995">
                <text:p>4.57999999999995</text:p>
              </table:table-cell>
              <table:table-cell office:value-type="float" office:value="0.794940671724488">
                <text:p>0.794940671724488</text:p>
              </table:table-cell>
              <table:table-cell office:value-type="float" office:value="NaN">
                <text:p>NaN</text:p>
              </table:table-cell>
              <table:table-cell office:value-type="float" office:value="0.8046">
                <text:p>0.804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58999999999995">
                <text:p>4.58999999999995</text:p>
              </table:table-cell>
              <table:table-cell office:value-type="float" office:value="0.814231026786752">
                <text:p>0.814231026786752</text:p>
              </table:table-cell>
              <table:table-cell office:value-type="float" office:value="NaN">
                <text:p>NaN</text:p>
              </table:table-cell>
              <table:table-cell office:value-type="float" office:value="0.8238">
                <text:p>0.823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59999999999995">
                <text:p>4.59999999999995</text:p>
              </table:table-cell>
              <table:table-cell office:value-type="float" office:value="0.833346100984172">
                <text:p>0.833346100984172</text:p>
              </table:table-cell>
              <table:table-cell office:value-type="float" office:value="NaN">
                <text:p>NaN</text:p>
              </table:table-cell>
              <table:table-cell office:value-type="float" office:value="0.8428">
                <text:p>0.842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60999999999995">
                <text:p>4.60999999999995</text:p>
              </table:table-cell>
              <table:table-cell office:value-type="float" office:value="0.852267030046305">
                <text:p>0.852267030046305</text:p>
              </table:table-cell>
              <table:table-cell office:value-type="float" office:value="NaN">
                <text:p>NaN</text:p>
              </table:table-cell>
              <table:table-cell office:value-type="float" office:value="0.8616">
                <text:p>0.861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61999999999995">
                <text:p>4.61999999999995</text:p>
              </table:table-cell>
              <table:table-cell office:value-type="float" office:value="0.870975141300518">
                <text:p>0.870975141300518</text:p>
              </table:table-cell>
              <table:table-cell office:value-type="float" office:value="NaN">
                <text:p>NaN</text:p>
              </table:table-cell>
              <table:table-cell office:value-type="float" office:value="0.8802">
                <text:p>0.880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62999999999995">
                <text:p>4.62999999999995</text:p>
              </table:table-cell>
              <table:table-cell office:value-type="float" office:value="0.88945197209966">
                <text:p>0.88945197209966</text:p>
              </table:table-cell>
              <table:table-cell office:value-type="float" office:value="NaN">
                <text:p>NaN</text:p>
              </table:table-cell>
              <table:table-cell office:value-type="float" office:value="0.8986">
                <text:p>0.898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63999999999995">
                <text:p>4.63999999999995</text:p>
              </table:table-cell>
              <table:table-cell office:value-type="float" office:value="0.907679288042469">
                <text:p>0.907679288042469</text:p>
              </table:table-cell>
              <table:table-cell office:value-type="float" office:value="NaN">
                <text:p>NaN</text:p>
              </table:table-cell>
              <table:table-cell office:value-type="float" office:value="0.9167">
                <text:p>0.916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64999999999995">
                <text:p>4.64999999999995</text:p>
              </table:table-cell>
              <table:table-cell office:value-type="float" office:value="0.925639100968719">
                <text:p>0.925639100968719</text:p>
              </table:table-cell>
              <table:table-cell office:value-type="float" office:value="NaN">
                <text:p>NaN</text:p>
              </table:table-cell>
              <table:table-cell office:value-type="float" office:value="0.9345">
                <text:p>0.934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65999999999995">
                <text:p>4.65999999999995</text:p>
              </table:table-cell>
              <table:table-cell office:value-type="float" office:value="0.943313686711364">
                <text:p>0.943313686711364</text:p>
              </table:table-cell>
              <table:table-cell office:value-type="float" office:value="NaN">
                <text:p>NaN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66999999999995">
                <text:p>4.66999999999995</text:p>
              </table:table-cell>
              <table:table-cell office:value-type="float" office:value="0.960685602588159">
                <text:p>0.960685602588159</text:p>
              </table:table-cell>
              <table:table-cell office:value-type="float" office:value="NaN">
                <text:p>NaN</text:p>
              </table:table-cell>
              <table:table-cell office:value-type="float" office:value="0.9692">
                <text:p>0.969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67999999999994">
                <text:p>4.67999999999994</text:p>
              </table:table-cell>
              <table:table-cell office:value-type="float" office:value="0.977737704615467">
                <text:p>0.977737704615467</text:p>
              </table:table-cell>
              <table:table-cell office:value-type="float" office:value="NaN">
                <text:p>NaN</text:p>
              </table:table-cell>
              <table:table-cell office:value-type="float" office:value="0.9861">
                <text:p>0.986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68999999999994">
                <text:p>4.68999999999994</text:p>
              </table:table-cell>
              <table:table-cell office:value-type="float" office:value="0.994453164427314">
                <text:p>0.994453164427314</text:p>
              </table:table-cell>
              <table:table-cell office:value-type="float" office:value="NaN">
                <text:p>NaN</text:p>
              </table:table-cell>
              <table:table-cell office:value-type="float" office:value="1.003">
                <text:p>1.00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69999999999994">
                <text:p>4.69999999999994</text:p>
              </table:table-cell>
              <table:table-cell office:value-type="float" office:value="1.01081548588295">
                <text:p>1.01081548588295</text:p>
              </table:table-cell>
              <table:table-cell office:value-type="float" office:value="NaN">
                <text:p>NaN</text:p>
              </table:table-cell>
              <table:table-cell office:value-type="float" office:value="1.019">
                <text:p>1.01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70999999999994">
                <text:p>4.70999999999994</text:p>
              </table:table-cell>
              <table:table-cell office:value-type="float" office:value="1.02680852134654">
                <text:p>1.02680852134654</text:p>
              </table:table-cell>
              <table:table-cell office:value-type="float" office:value="NaN">
                <text:p>NaN</text:p>
              </table:table-cell>
              <table:table-cell office:value-type="float" office:value="1.035">
                <text:p>1.03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71999999999994">
                <text:p>4.71999999999994</text:p>
              </table:table-cell>
              <table:table-cell office:value-type="float" office:value="1.04241648762294">
                <text:p>1.04241648762294</text:p>
              </table:table-cell>
              <table:table-cell office:value-type="float" office:value="NaN">
                <text:p>NaN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72999999999994">
                <text:p>4.72999999999994</text:p>
              </table:table-cell>
              <table:table-cell office:value-type="float" office:value="1.05762398153382">
                <text:p>1.05762398153382</text:p>
              </table:table-cell>
              <table:table-cell office:value-type="float" office:value="NaN">
                <text:p>NaN</text:p>
              </table:table-cell>
              <table:table-cell office:value-type="float" office:value="1.065">
                <text:p>1.06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73999999999994">
                <text:p>4.73999999999994</text:p>
              </table:table-cell>
              <table:table-cell office:value-type="float" office:value="1.07241599511871">
                <text:p>1.07241599511871</text:p>
              </table:table-cell>
              <table:table-cell office:value-type="float" office:value="NaN">
                <text:p>NaN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74999999999994">
                <text:p>4.74999999999994</text:p>
              </table:table-cell>
              <table:table-cell office:value-type="float" office:value="1.08677793044605">
                <text:p>1.08677793044605</text:p>
              </table:table-cell>
              <table:table-cell office:value-type="float" office:value="NaN">
                <text:p>NaN</text:p>
              </table:table-cell>
              <table:table-cell office:value-type="float" office:value="1.094">
                <text:p>1.09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75999999999994">
                <text:p>4.75999999999994</text:p>
              </table:table-cell>
              <table:table-cell office:value-type="float" office:value="1.10069561401963">
                <text:p>1.10069561401963</text:p>
              </table:table-cell>
              <table:table-cell office:value-type="float" office:value="NaN">
                <text:p>NaN</text:p>
              </table:table-cell>
              <table:table-cell office:value-type="float" office:value="1.107">
                <text:p>1.10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76999999999994">
                <text:p>4.76999999999994</text:p>
              </table:table-cell>
              <table:table-cell office:value-type="float" office:value="1.11415531076605">
                <text:p>1.11415531076605</text:p>
              </table:table-cell>
              <table:table-cell office:value-type="float" office:value="NaN">
                <text:p>NaN</text:p>
              </table:table-cell>
              <table:table-cell office:value-type="float" office:value="1.121">
                <text:p>1.12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77999999999994">
                <text:p>4.77999999999994</text:p>
              </table:table-cell>
              <table:table-cell office:value-type="float" office:value="1.12714373758964">
                <text:p>1.12714373758964</text:p>
              </table:table-cell>
              <table:table-cell office:value-type="float" office:value="NaN">
                <text:p>NaN</text:p>
              </table:table-cell>
              <table:table-cell office:value-type="float" office:value="1.133">
                <text:p>1.13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78999999999994">
                <text:p>4.78999999999994</text:p>
              </table:table-cell>
              <table:table-cell office:value-type="float" office:value="1.13964807648123">
                <text:p>1.13964807648123</text:p>
              </table:table-cell>
              <table:table-cell office:value-type="float" office:value="NaN">
                <text:p>NaN</text:p>
              </table:table-cell>
              <table:table-cell office:value-type="float" office:value="1.146">
                <text:p>1.14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79999999999994">
                <text:p>4.79999999999994</text:p>
              </table:table-cell>
              <table:table-cell office:value-type="float" office:value="1.151655987168">
                <text:p>1.151655987168</text:p>
              </table:table-cell>
              <table:table-cell office:value-type="float" office:value="NaN">
                <text:p>NaN</text:p>
              </table:table-cell>
              <table:table-cell office:value-type="float" office:value="1.157">
                <text:p>1.15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80999999999994">
                <text:p>4.80999999999994</text:p>
              </table:table-cell>
              <table:table-cell office:value-type="float" office:value="1.16315561929184">
                <text:p>1.16315561929184</text:p>
              </table:table-cell>
              <table:table-cell office:value-type="float" office:value="NaN">
                <text:p>NaN</text:p>
              </table:table-cell>
              <table:table-cell office:value-type="float" office:value="1.169">
                <text:p>1.16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81999999999994">
                <text:p>4.81999999999994</text:p>
              </table:table-cell>
              <table:table-cell office:value-type="float" office:value="1.1741356241042">
                <text:p>1.1741356241042</text:p>
              </table:table-cell>
              <table:table-cell office:value-type="float" office:value="NaN">
                <text:p>NaN</text:p>
              </table:table-cell>
              <table:table-cell office:value-type="float" office:value="1.179">
                <text:p>1.17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82999999999994">
                <text:p>4.82999999999994</text:p>
              </table:table-cell>
              <table:table-cell office:value-type="float" office:value="1.18458516566598">
                <text:p>1.18458516566598</text:p>
              </table:table-cell>
              <table:table-cell office:value-type="float" office:value="NaN">
                <text:p>NaN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83999999999994">
                <text:p>4.83999999999994</text:p>
              </table:table-cell>
              <table:table-cell office:value-type="float" office:value="1.19449393154124">
                <text:p>1.19449393154124</text:p>
              </table:table-cell>
              <table:table-cell office:value-type="float" office:value="NaN">
                <text:p>NaN</text:p>
              </table:table-cell>
              <table:table-cell office:value-type="float" office:value="1.199">
                <text:p>1.19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84999999999994">
                <text:p>4.84999999999994</text:p>
              </table:table-cell>
              <table:table-cell office:value-type="float" office:value="1.20385214297436">
                <text:p>1.20385214297436</text:p>
              </table:table-cell>
              <table:table-cell office:value-type="float" office:value="NaN">
                <text:p>NaN</text:p>
              </table:table-cell>
              <table:table-cell office:value-type="float" office:value="1.208">
                <text:p>1.20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85999999999994">
                <text:p>4.85999999999994</text:p>
              </table:table-cell>
              <table:table-cell office:value-type="float" office:value="1.21265056454048">
                <text:p>1.21265056454048</text:p>
              </table:table-cell>
              <table:table-cell office:value-type="float" office:value="NaN">
                <text:p>NaN</text:p>
              </table:table-cell>
              <table:table-cell office:value-type="float" office:value="1.217">
                <text:p>1.21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86999999999994">
                <text:p>4.86999999999994</text:p>
              </table:table-cell>
              <table:table-cell office:value-type="float" office:value="1.22088051325977">
                <text:p>1.22088051325977</text:p>
              </table:table-cell>
              <table:table-cell office:value-type="float" office:value="NaN">
                <text:p>NaN</text:p>
              </table:table-cell>
              <table:table-cell office:value-type="float" office:value="1.225">
                <text:p>1.22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87999999999994">
                <text:p>4.87999999999994</text:p>
              </table:table-cell>
              <table:table-cell office:value-type="float" office:value="1.22853386716645">
                <text:p>1.22853386716645</text:p>
              </table:table-cell>
              <table:table-cell office:value-type="float" office:value="NaN">
                <text:p>NaN</text:p>
              </table:table-cell>
              <table:table-cell office:value-type="float" office:value="1.232">
                <text:p>1.23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88999999999994">
                <text:p>4.88999999999994</text:p>
              </table:table-cell>
              <table:table-cell office:value-type="float" office:value="1.23560307332421">
                <text:p>1.23560307332421</text:p>
              </table:table-cell>
              <table:table-cell office:value-type="float" office:value="NaN">
                <text:p>NaN</text:p>
              </table:table-cell>
              <table:table-cell office:value-type="float" office:value="1.239">
                <text:p>1.23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89999999999994">
                <text:p>4.89999999999994</text:p>
              </table:table-cell>
              <table:table-cell office:value-type="float" office:value="1.24208115528007">
                <text:p>1.24208115528007</text:p>
              </table:table-cell>
              <table:table-cell office:value-type="float" office:value="NaN">
                <text:p>NaN</text:p>
              </table:table-cell>
              <table:table-cell office:value-type="float" office:value="1.245">
                <text:p>1.24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90999999999994">
                <text:p>4.90999999999994</text:p>
              </table:table-cell>
              <table:table-cell office:value-type="float" office:value="1.24796171994923">
                <text:p>1.24796171994923</text:p>
              </table:table-cell>
              <table:table-cell office:value-type="float" office:value="NaN">
                <text:p>NaN</text:p>
              </table:table-cell>
              <table:table-cell office:value-type="float" office:value="1.251">
                <text:p>1.25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91999999999994">
                <text:p>4.91999999999994</text:p>
              </table:table-cell>
              <table:table-cell office:value-type="float" office:value="1.25323896392433">
                <text:p>1.25323896392433</text:p>
              </table:table-cell>
              <table:table-cell office:value-type="float" office:value="NaN">
                <text:p>NaN</text:p>
              </table:table-cell>
              <table:table-cell office:value-type="float" office:value="1.256">
                <text:p>1.25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92999999999994">
                <text:p>4.92999999999994</text:p>
              </table:table-cell>
              <table:table-cell office:value-type="float" office:value="1.25790767920271">
                <text:p>1.25790767920271</text:p>
              </table:table-cell>
              <table:table-cell office:value-type="float" office:value="NaN">
                <text:p>NaN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93999999999994">
                <text:p>4.93999999999994</text:p>
              </table:table-cell>
              <table:table-cell office:value-type="float" office:value="1.26196325832603">
                <text:p>1.26196325832603</text:p>
              </table:table-cell>
              <table:table-cell office:value-type="float" office:value="NaN">
                <text:p>NaN</text:p>
              </table:table-cell>
              <table:table-cell office:value-type="float" office:value="1.264">
                <text:p>1.26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94999999999994">
                <text:p>4.94999999999994</text:p>
              </table:table-cell>
              <table:table-cell office:value-type="float" office:value="1.26540169892735">
                <text:p>1.26540169892735</text:p>
              </table:table-cell>
              <table:table-cell office:value-type="float" office:value="NaN">
                <text:p>NaN</text:p>
              </table:table-cell>
              <table:table-cell office:value-type="float" office:value="1.267">
                <text:p>1.26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95999999999994">
                <text:p>4.95999999999994</text:p>
              </table:table-cell>
              <table:table-cell office:value-type="float" office:value="1.26821960768092">
                <text:p>1.26821960768092</text:p>
              </table:table-cell>
              <table:table-cell office:value-type="float" office:value="NaN">
                <text:p>NaN</text:p>
              </table:table-cell>
              <table:table-cell office:value-type="float" office:value="1.269">
                <text:p>1.26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96999999999994">
                <text:p>4.96999999999994</text:p>
              </table:table-cell>
              <table:table-cell office:value-type="float" office:value="1.270414203651">
                <text:p>1.270414203651</text:p>
              </table:table-cell>
              <table:table-cell office:value-type="float" office:value="NaN">
                <text:p>NaN</text:p>
              </table:table-cell>
              <table:table-cell office:value-type="float" office:value="1.271">
                <text:p>1.27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97999999999994">
                <text:p>4.97999999999994</text:p>
              </table:table-cell>
              <table:table-cell office:value-type="float" office:value="1.27198332103634">
                <text:p>1.27198332103634</text:p>
              </table:table-cell>
              <table:table-cell office:value-type="float" office:value="NaN">
                <text:p>NaN</text:p>
              </table:table-cell>
              <table:table-cell office:value-type="float" office:value="1.273">
                <text:p>1.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